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ymbol" svg:font-family="Symbol"/>
    <style:font-face style:name="Noto Sans Devanagari1" svg:font-family="'Noto Sans Devanagari'" style:font-family-generic="swiss"/>
    <style:font-face style:name="Ubuntu" svg:font-family="Ubuntu" style:font-family-generic="swiss"/>
    <style:font-face style:name="monospace" svg:font-family="monospace, monospace"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inherit" svg:font-family="inherit"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Sans Pro" svg:font-family="'Source Sans Pro', 'Helvetica Neue', Helvetica, Arial, sans-serif" style:font-family-generic="system" style:font-pitch="variable"/>
    <style:font-face style:name="Symbol1" svg:font-family="Symbol" style:font-family-generic="system" style:font-pitch="variable"/>
    <style:font-face style:name="inherit1" svg:font-family="inherit" style:font-family-generic="system" style:font-pitch="variable"/>
  </office:font-face-decls>
  <office:automatic-styles>
    <style:style style:name="Table1" style:family="table">
      <style:table-properties style:width="11.6493in" fo:margin-left="-0.0194in" fo:margin-top="0in" fo:margin-bottom="0in" table:align="left" style:writing-mode="lr-tb"/>
    </style:style>
    <style:style style:name="Table1.A" style:family="table-column">
      <style:table-column-properties style:column-width="1.1236in"/>
    </style:style>
    <style:style style:name="Table1.B" style:family="table-column">
      <style:table-column-properties style:column-width="2.3347in"/>
    </style:style>
    <style:style style:name="Table1.C" style:family="table-column">
      <style:table-column-properties style:column-width="1.4889in"/>
    </style:style>
    <style:style style:name="Table1.D" style:family="table-column">
      <style:table-column-properties style:column-width="1.7715in"/>
    </style:style>
    <style:style style:name="Table1.E" style:family="table-column">
      <style:table-column-properties style:column-width="4.9306in"/>
    </style:style>
    <style:style style:name="Table1.1" style:family="table-row">
      <style:table-row-properties style:keep-together="true" fo:keep-together="auto"/>
    </style:style>
    <style:style style:name="Table1.A1" style:family="table-cell">
      <style:table-cell-properties style:vertical-align="middle" fo:padding="0.0194in" fo:border="none"/>
    </style:style>
    <style:style style:name="P1" style:family="paragraph" style:parent-style-name="Sender">
      <style:paragraph-properties fo:margin-top="0in" fo:margin-bottom="0.1965in" fo:text-align="start" style:justify-single-word="false"/>
    </style:style>
    <style:style style:name="P2" style:family="paragraph" style:parent-style-name="Text_20_body">
      <style:paragraph-properties fo:margin-top="0in" fo:margin-bottom="0.1043in" fo:line-height="115%" fo:text-align="start" style:justify-single-word="false"/>
    </style:style>
    <style:style style:name="P3" style:family="paragraph" style:parent-style-name="Sender">
      <style:paragraph-properties fo:margin-left="0.4925in" fo:margin-right="0in" fo:text-align="start" style:justify-single-word="false" fo:text-indent="-0.1965in" style:auto-text-indent="false">
        <style:tab-stops>
          <style:tab-stop style:position="0.4925in"/>
        </style:tab-stops>
      </style:paragraph-properties>
    </style:style>
    <style:style style:name="P4" style:family="paragraph" style:parent-style-name="Sender">
      <style:paragraph-properties fo:margin-left="0.4925in" fo:margin-right="0in" fo:margin-top="0in" fo:margin-bottom="0.1965in" fo:text-align="start" style:justify-single-word="false" fo:text-indent="-0.1965in" style:auto-text-indent="false">
        <style:tab-stops>
          <style:tab-stop style:position="0.4925in"/>
        </style:tab-stops>
      </style:paragraph-properties>
    </style:style>
    <style:style style:name="P5" style:family="paragraph" style:parent-style-name="Text_20_body">
      <style:paragraph-properties fo:text-align="start" style:justify-single-word="false"/>
    </style:style>
    <style:style style:name="P6" style:family="paragraph" style:parent-style-name="Sender">
      <style:paragraph-properties fo:text-align="start" style:justify-single-word="false"/>
    </style:style>
    <style:style style:name="P7" style:family="paragraph" style:parent-style-name="Sender">
      <style:paragraph-properties fo:text-align="start" style:justify-single-word="false" text:number-lines="false" text:line-number="0"/>
    </style:style>
    <style:style style:name="P8" style:family="paragraph" style:parent-style-name="Sender">
      <style:paragraph-properties fo:text-align="start" style:justify-single-word="false"/>
    </style:style>
    <style:style style:name="P9" style:family="paragraph" style:parent-style-name="Sender">
      <style:paragraph-properties fo:text-align="start" style:justify-single-word="false"/>
      <style:text-properties fo:language="en" fo:country="GB"/>
    </style:style>
    <style:style style:name="P10" style:family="paragraph" style:parent-style-name="Sender">
      <style:paragraph-properties fo:text-align="start" style:justify-single-word="false" text:number-lines="false" text:line-number="0"/>
    </style:style>
    <style:style style:name="P11" style:family="paragraph" style:parent-style-name="Sender">
      <style:paragraph-properties fo:margin-top="0in" fo:margin-bottom="0.1965in" fo:text-align="start" style:justify-single-word="false"/>
    </style:style>
    <style:style style:name="P12" style:family="paragraph" style:parent-style-name="Sender">
      <style:paragraph-properties fo:margin-left="0.4925in" fo:margin-right="0in" fo:text-align="start" style:justify-single-word="false" fo:text-indent="-0.1965in" style:auto-text-indent="false">
        <style:tab-stops>
          <style:tab-stop style:position="0.4925in"/>
        </style:tab-stops>
      </style:paragraph-properties>
    </style:style>
    <style:style style:name="P13" style:family="paragraph" style:parent-style-name="Sender" style:list-style-name="WWNum2">
      <style:paragraph-properties fo:margin-left="0.4925in" fo:margin-right="0in" fo:text-align="start" style:justify-single-word="false" fo:text-indent="-0.1965in" style:auto-text-indent="false">
        <style:tab-stops>
          <style:tab-stop style:position="0.4925in"/>
        </style:tab-stops>
      </style:paragraph-properties>
    </style:style>
    <style:style style:name="P14" style:family="paragraph" style:parent-style-name="Sender" style:list-style-name="WWNum3">
      <style:paragraph-properties fo:margin-left="0.4925in" fo:margin-right="0in" fo:text-align="start" style:justify-single-word="false" fo:text-indent="-0.1965in" style:auto-text-indent="false">
        <style:tab-stops>
          <style:tab-stop style:position="0.4925in"/>
        </style:tab-stops>
      </style:paragraph-properties>
    </style:style>
    <style:style style:name="P15" style:family="paragraph" style:parent-style-name="Sender">
      <style:paragraph-properties fo:margin-left="0.4925in" fo:margin-right="0in" fo:margin-top="0in" fo:margin-bottom="0.1965in" fo:text-align="start" style:justify-single-word="false" fo:text-indent="-0.1965in" style:auto-text-indent="false">
        <style:tab-stops>
          <style:tab-stop style:position="0.4925in"/>
        </style:tab-stops>
      </style:paragraph-properties>
    </style:style>
    <style:style style:name="P16" style:family="paragraph" style:parent-style-name="Sender" style:list-style-name="WWNum2">
      <style:paragraph-properties fo:margin-left="0.4925in" fo:margin-right="0in" fo:margin-top="0in" fo:margin-bottom="0.1965in" fo:text-align="start" style:justify-single-word="false" fo:text-indent="-0.1965in" style:auto-text-indent="false">
        <style:tab-stops>
          <style:tab-stop style:position="0.4925in"/>
        </style:tab-stops>
      </style:paragraph-properties>
    </style:style>
    <style:style style:name="P17" style:family="paragraph" style:parent-style-name="Sender" style:list-style-name="WWNum3">
      <style:paragraph-properties fo:margin-left="0.4925in" fo:margin-right="0in" fo:margin-top="0in" fo:margin-bottom="0.1965in" fo:text-align="start" style:justify-single-word="false" fo:text-indent="-0.1965in" style:auto-text-indent="false">
        <style:tab-stops>
          <style:tab-stop style:position="0.4925in"/>
        </style:tab-stops>
      </style:paragraph-properties>
    </style:style>
    <style:style style:name="P18" style:family="paragraph" style:parent-style-name="Table_20_Contents">
      <style:paragraph-properties fo:text-align="start" style:justify-single-word="false" fo:orphans="0" fo:widows="0"/>
    </style:style>
    <style:style style:name="P19" style:family="paragraph" style:parent-style-name="Table_20_Contents">
      <style:paragraph-properties fo:text-align="start" style:justify-single-word="false" fo:orphans="0" fo:widows="0"/>
      <style:text-properties fo:font-size="2pt" fo:language="en" fo:country="GB" style:font-size-asian="2pt" style:font-size-complex="2pt"/>
    </style:style>
    <style:style style:name="P20" style:family="paragraph" style:parent-style-name="Table_20_Heading">
      <style:paragraph-properties fo:text-align="start" style:justify-single-word="false" fo:orphans="0" fo:widows="0"/>
    </style:style>
    <style:style style:name="P21" style:family="paragraph" style:parent-style-name="Heading_20_1" style:master-page-name="Standard">
      <style:paragraph-properties fo:margin-left="0in" fo:margin-right="0in" fo:margin-top="0.1665in" fo:margin-bottom="0.0835in" fo:text-align="start" style:justify-single-word="false" fo:text-indent="0in" style:auto-text-indent="false" style:page-number="auto"/>
    </style:style>
    <style:style style:name="P22" style:family="paragraph" style:parent-style-name="Heading_20_2">
      <style:paragraph-properties fo:margin-left="0in" fo:margin-right="0in" fo:text-align="start" style:justify-single-word="false" fo:text-indent="0in" style:auto-text-indent="false"/>
    </style:style>
    <style:style style:name="P23" style:family="paragraph" style:parent-style-name="Heading_20_3">
      <style:paragraph-properties fo:margin-left="0in" fo:margin-right="0in" fo:text-align="start" style:justify-single-word="false" fo:text-indent="0in" style:auto-text-indent="false"/>
    </style:style>
    <style:style style:name="P24" style:family="paragraph" style:parent-style-name="Heading_20_4" style:list-style-name="">
      <style:paragraph-properties fo:margin-left="0in" fo:margin-right="0in" fo:margin-top="0.0835in" fo:margin-bottom="0.0835in" fo:text-align="start" style:justify-single-word="false" fo:text-indent="0in" style:auto-text-indent="false"/>
    </style:style>
    <style:style style:name="P25" style:family="paragraph" style:parent-style-name="Text_20_body">
      <style:paragraph-properties fo:text-align="start" style:justify-single-word="false"/>
    </style:style>
    <style:style style:name="P26" style:family="paragraph" style:parent-style-name="Text_20_body">
      <style:paragraph-properties fo:margin-top="0in" fo:margin-bottom="0.1043in" fo:line-height="115%" fo:text-align="start" style:justify-single-word="false"/>
    </style:style>
    <style:style style:name="T1" style:family="text">
      <style:text-properties fo:language="en" fo:country="GB"/>
    </style:style>
    <style:style style:name="T2" style:family="text">
      <style:text-properties fo:language="en" fo:country="GB"/>
    </style:style>
    <style:style style:name="T3" style:family="text">
      <style:text-properties fo:language="en" fo:country="GB" fo:font-style="italic" style:font-style-asian="italic" style:font-style-complex="italic"/>
    </style:style>
    <style:style style:name="T4" style:family="text">
      <style:text-properties style:text-position="58% 100%" fo:font-size="11pt" fo:language="en" fo:country="GB" style:font-size-asian="11pt"/>
    </style:style>
    <style:style style:name="T5" style:family="text">
      <style:text-properties style:text-position="58% 100%" fo:font-size="9.5pt" fo:language="en" fo:country="GB" style:font-size-asian="9.5pt"/>
    </style:style>
    <style:style style:name="T6" style:family="text">
      <style:text-properties fo:color="#000000" fo:font-size="12pt" fo:language="en" fo:country="GB" style:font-name-asian="Source Sans Pro" style:font-size-asian="12pt" style:font-name-complex="Source Sans Pro" style:font-size-complex="10.5pt"/>
    </style:style>
    <style:style style:name="T7" style:family="text">
      <style:text-properties fo:color="#000000" fo:font-size="12pt" fo:language="en" fo:country="GB" fo:font-style="normal" style:font-name-asian="Source Sans Pro" style:font-size-asian="12pt" style:font-style-asian="normal" style:font-name-complex="Source Sans Pro" style:font-size-complex="10.5pt" style:font-style-complex="italic"/>
    </style:style>
    <style:style style:name="T8" style:family="text">
      <style:text-properties fo:color="#000000" fo:font-size="12pt" fo:language="en" fo:country="GB" fo:font-style="normal" style:letter-kerning="true" style:font-name-asian="Source Sans Pro" style:font-size-asian="12pt" style:language-asian="zh" style:country-asian="CN" style:font-style-asian="normal" style:font-name-complex="Source Sans Pro" style:font-size-complex="10.5pt" style:language-complex="hi" style:country-complex="IN" style:font-style-complex="italic"/>
    </style:style>
    <style:style style:name="T9" style:family="text">
      <style:text-properties style:text-position="-58% 100%" fo:font-size="9.5pt" fo:language="en" fo:country="GB" style:font-size-asian="9.5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40599986848520" text:id="ct140599986848520">
          <text:insertion>
            <office:change-info>
              <dc:creator>Martin Gühmann</dc:creator>
              <dc:date>2023-06-28T21:30:48</dc:date>
            </office:change-info>
          </text:insertion>
        </text:changed-region>
        <text:changed-region xml:id="ct140599986849672" text:id="ct140599986849672">
          <text:deletion>
            <office:change-info>
              <dc:creator>Martin Gühmann</dc:creator>
              <dc:date>2023-06-28T21:30:53</dc:date>
            </office:change-info>
            <text:p text:style-name="P1"><text:span text:style-name="T1"><text:s/>orchestrate</text:span></text:p>
          </text:deletion>
        </text:changed-region>
        <text:changed-region xml:id="ct140599986851400" text:id="ct140599986851400">
          <text:insertion>
            <office:change-info>
              <dc:creator>Martin Gühmann</dc:creator>
              <dc:date>2023-06-28T23:54:56</dc:date>
            </office:change-info>
          </text:insertion>
        </text:changed-region>
        <text:changed-region xml:id="ct140599986381008" text:id="ct140599986381008">
          <text:deletion>
            <office:change-info>
              <dc:creator>Martin Gühmann</dc:creator>
              <dc:date>2023-06-28T23:55:08</dc:date>
            </office:change-info>
            <text:p text:style-name="P1"><text:span text:style-name="T1"><text:s/>of NO</text:span></text:p>
          </text:deletion>
        </text:changed-region>
        <text:changed-region xml:id="ct140599986380816" text:id="ct140599986380816">
          <text:insertion>
            <office:change-info>
              <dc:creator>Martin Gühmann</dc:creator>
              <dc:date>2023-06-28T23:59:04</dc:date>
            </office:change-info>
          </text:insertion>
        </text:changed-region>
        <text:changed-region xml:id="ct140599986381200" text:id="ct140599986381200">
          <text:deletion>
            <office:change-info>
              <dc:creator>Martin Gühmann</dc:creator>
              <dc:date>2023-06-28T23:59:30</dc:date>
            </office:change-info>
            <text:p text:style-name="P1"><text:span text:style-name="T1">enables the combination of </text:span></text:p>
          </text:deletion>
        </text:changed-region>
        <text:changed-region xml:id="ct140599986381392" text:id="ct140599986381392">
          <text:insertion>
            <office:change-info>
              <dc:creator>Martin Gühmann</dc:creator>
              <dc:date>2023-06-29T00:00:10</dc:date>
            </office:change-info>
          </text:insertion>
        </text:changed-region>
        <text:changed-region xml:id="ct140599986381584" text:id="ct140599986381584">
          <text:deletion>
            <office:change-info>
              <dc:creator>Martin Gühmann</dc:creator>
              <dc:date>2023-06-29T00:00:06</dc:date>
            </office:change-info>
            <text:p text:style-name="P1"><text:span text:style-name="T1">uncovered </text:span></text:p>
          </text:deletion>
        </text:changed-region>
        <text:changed-region xml:id="ct140599986381776" text:id="ct140599986381776">
          <text:deletion>
            <office:change-info>
              <dc:creator>Martin Gühmann</dc:creator>
              <dc:date>2023-06-29T00:00:53</dc:date>
            </office:change-info>
            <text:p text:style-name="P1"><text:span text:style-name="T1">brain </text:span></text:p>
          </text:deletion>
        </text:changed-region>
        <text:changed-region xml:id="ct140599986847944" text:id="ct140599986847944">
          <text:insertion>
            <office:change-info>
              <dc:creator>Martin Gühmann</dc:creator>
              <dc:date>2023-06-29T00:00:42</dc:date>
            </office:change-info>
          </text:insertion>
        </text:changed-region>
        <text:changed-region xml:id="ct140599986381968" text:id="ct140599986381968">
          <text:insertion>
            <office:change-info>
              <dc:creator>Martin Gühmann</dc:creator>
              <dc:date>2023-06-29T00:00:56</dc:date>
            </office:change-info>
          </text:insertion>
        </text:changed-region>
        <text:changed-region xml:id="ct140599986382352" text:id="ct140599986382352">
          <text:insertion>
            <office:change-info>
              <dc:creator>Martin Gühmann</dc:creator>
              <dc:date>2023-06-28T23:01:32</dc:date>
            </office:change-info>
          </text:insertion>
        </text:changed-region>
        <text:changed-region xml:id="ct140599986382544" text:id="ct140599986382544">
          <text:deletion>
            <office:change-info>
              <dc:creator>Martin Gühmann</dc:creator>
              <dc:date>2023-06-28T23:01:37</dc:date>
            </office:change-info>
            <text:p text:style-name="P1"><text:span text:style-name="T1"><text:s/>identified</text:span></text:p>
          </text:deletion>
        </text:changed-region>
        <text:changed-region xml:id="ct140599986382736" text:id="ct140599986382736">
          <text:insertion>
            <office:change-info>
              <dc:creator>Martin Gühmann</dc:creator>
              <dc:date>2023-06-28T23:03:02</dc:date>
            </office:change-info>
          </text:insertion>
        </text:changed-region>
        <text:changed-region xml:id="ct140599986383120" text:id="ct140599986383120">
          <text:deletion>
            <office:change-info>
              <dc:creator>Martin Gühmann</dc:creator>
              <dc:date>2023-06-28T23:03:10</dc:date>
            </office:change-info>
            <text:p text:style-name="P1"><text:span text:style-name="T1">P</text:span></text:p>
          </text:deletion>
        </text:changed-region>
        <text:changed-region xml:id="ct140599986383312" text:id="ct140599986383312">
          <text:insertion>
            <office:change-info>
              <dc:creator>Martin Gühmann</dc:creator>
              <dc:date>2023-06-28T23:03:21</dc:date>
            </office:change-info>
          </text:insertion>
        </text:changed-region>
        <text:changed-region xml:id="ct140599986383504" text:id="ct140599986383504">
          <text:deletion>
            <office:change-info>
              <dc:creator>Martin Gühmann</dc:creator>
              <dc:date>2023-06-28T23:03:41</dc:date>
            </office:change-info>
            <text:p text:style-name="P1"><text:span text:style-name="T1"><text:s/>of NOS proteins indicate that </text:span><text:span text:style-name="Emphasis"><text:span text:style-name="T1">Platynereis</text:span></text:span><text:span text:style-name="T1"> NOS belongs to</text:span></text:p>
          </text:deletion>
        </text:changed-region>
        <text:changed-region xml:id="ct140599986383696" text:id="ct140599986383696">
          <text:insertion>
            <office:change-info>
              <dc:creator>Martin Gühmann</dc:creator>
              <dc:date>2023-06-29T23:33:05</dc:date>
            </office:change-info>
          </text:insertion>
        </text:changed-region>
        <text:changed-region xml:id="ct140599986384080" text:id="ct140599986384080">
          <text:insertion>
            <office:change-info>
              <dc:creator>Martin Gühmann</dc:creator>
              <dc:date>2023-06-29T23:34:02</dc:date>
            </office:change-info>
          </text:insertion>
        </text:changed-region>
        <text:changed-region xml:id="ct140599986849864" text:id="ct140599986849864">
          <text:deletion>
            <office:change-info>
              <dc:creator>Martin Gühmann</dc:creator>
              <dc:date>2023-06-29T23:34:05</dc:date>
            </office:change-info>
            <text:p text:style-name="P2"><text:span text:style-name="T1">H</text:span></text:p>
          </text:deletion>
        </text:changed-region>
        <text:changed-region xml:id="ct140599986384272" text:id="ct140599986384272">
          <text:insertion>
            <office:change-info>
              <dc:creator>Martin Gühmann</dc:creator>
              <dc:date>2023-06-29T23:34:05</dc:date>
            </office:change-info>
          </text:insertion>
        </text:changed-region>
        <text:changed-region xml:id="ct140599986384464" text:id="ct140599986384464">
          <text:insertion>
            <office:change-info>
              <dc:creator>Martin Gühmann</dc:creator>
              <dc:date>2023-06-29T23:34:13</dc:date>
            </office:change-info>
          </text:insertion>
        </text:changed-region>
        <text:changed-region xml:id="ct140599986384656" text:id="ct140599986384656">
          <text:deletion>
            <office:change-info>
              <dc:creator>Martin Gühmann</dc:creator>
              <dc:date>2023-06-29T23:34:15</dc:date>
            </office:change-info>
            <text:p text:style-name="P2"><text:span text:style-name="T1">A</text:span></text:p>
          </text:deletion>
        </text:changed-region>
        <text:changed-region xml:id="ct140599985766424" text:id="ct140599985766424">
          <text:insertion>
            <office:change-info>
              <dc:creator>Martin Gühmann</dc:creator>
              <dc:date>2023-06-29T23:34:15</dc:date>
            </office:change-info>
          </text:insertion>
        </text:changed-region>
        <text:changed-region xml:id="ct140599985766616" text:id="ct140599985766616">
          <text:insertion>
            <office:change-info>
              <dc:creator>Martin Gühmann</dc:creator>
              <dc:date>2023-06-29T23:34:28</dc:date>
            </office:change-info>
          </text:insertion>
        </text:changed-region>
        <text:changed-region xml:id="ct140599985766808" text:id="ct140599985766808">
          <text:deletion>
            <office:change-info>
              <dc:creator>Martin Gühmann</dc:creator>
              <dc:date>2023-06-29T23:34:29</dc:date>
            </office:change-info>
            <text:p text:style-name="P2"><text:span text:style-name="T1">A</text:span></text:p>
          </text:deletion>
        </text:changed-region>
        <text:changed-region xml:id="ct140599985767000" text:id="ct140599985767000">
          <text:insertion>
            <office:change-info>
              <dc:creator>Martin Gühmann</dc:creator>
              <dc:date>2023-06-29T23:34:29</dc:date>
            </office:change-info>
          </text:insertion>
        </text:changed-region>
        <text:changed-region xml:id="ct140599985767192" text:id="ct140599985767192">
          <text:deletion>
            <office:change-info>
              <dc:creator>Martin Gühmann</dc:creator>
              <dc:date>2023-06-28T23:06:27</dc:date>
            </office:change-info>
            <text:p text:style-name="P2"><text:span text:style-name="T1"><text:s/></text:span></text:p>
          </text:deletion>
        </text:changed-region>
        <text:changed-region xml:id="ct140599985767384" text:id="ct140599985767384">
          <text:insertion>
            <office:change-info>
              <dc:creator>Martin Gühmann</dc:creator>
              <dc:date>2023-06-26T19:26:56</dc:date>
            </office:change-info>
          </text:insertion>
        </text:changed-region>
        <text:changed-region xml:id="ct140599985767576" text:id="ct140599985767576">
          <text:insertion>
            <office:change-info>
              <dc:creator>Martin Gühmann</dc:creator>
              <dc:date>2023-06-29T23:35:13</dc:date>
            </office:change-info>
          </text:insertion>
        </text:changed-region>
        <text:changed-region xml:id="ct140599985767960" text:id="ct140599985767960">
          <text:deletion>
            <office:change-info>
              <dc:creator>Martin Gühmann</dc:creator>
              <dc:date>2023-06-29T23:35:15</dc:date>
            </office:change-info>
            <text:p text:style-name="P2"><text:span text:style-name="T1">C</text:span></text:p>
          </text:deletion>
        </text:changed-region>
        <text:changed-region xml:id="ct140599985767768" text:id="ct140599985767768">
          <text:insertion>
            <office:change-info>
              <dc:creator>Martin Gühmann</dc:creator>
              <dc:date>2023-06-29T23:35:15</dc:date>
            </office:change-info>
          </text:insertion>
        </text:changed-region>
        <text:changed-region xml:id="ct140599985768536" text:id="ct140599985768536">
          <text:insertion>
            <office:change-info>
              <dc:creator>Martin Gühmann</dc:creator>
              <dc:date>2023-06-29T23:35:43</dc:date>
            </office:change-info>
          </text:insertion>
        </text:changed-region>
        <text:changed-region xml:id="ct140599986383888" text:id="ct140599986383888">
          <text:insertion>
            <office:change-info>
              <dc:creator>Martin Gühmann</dc:creator>
              <dc:date>2023-06-29T23:37:30</dc:date>
            </office:change-info>
          </text:insertion>
        </text:changed-region>
        <text:changed-region xml:id="ct140599985769112" text:id="ct140599985769112">
          <text:deletion>
            <office:change-info>
              <dc:creator>Martin Gühmann</dc:creator>
              <dc:date>2023-06-26T20:00:15</dc:date>
            </office:change-info>
            <text:p text:style-name="P2"><text:span text:style-name="T1"><text:s/></text:span></text:p>
          </text:deletion>
        </text:changed-region>
        <text:changed-region xml:id="ct140599985768728" text:id="ct140599985768728">
          <text:insertion>
            <office:change-info>
              <dc:creator>Martin Gühmann</dc:creator>
              <dc:date>2023-06-29T23:41:36</dc:date>
            </office:change-info>
          </text:insertion>
        </text:changed-region>
        <text:changed-region xml:id="ct140599985769496" text:id="ct140599985769496">
          <text:deletion>
            <office:change-info>
              <dc:creator>Martin Gühmann</dc:creator>
              <dc:date>2023-06-29T23:42:19</dc:date>
            </office:change-info>
            <text:p text:style-name="P2"><text:span text:style-name="T1"><text:s/>trajectories</text:span></text:p>
          </text:deletion>
        </text:changed-region>
        <text:changed-region xml:id="ct140599985769304" text:id="ct140599985769304">
          <text:insertion>
            <office:change-info>
              <dc:creator>Martin Gühmann</dc:creator>
              <dc:date>2023-06-29T23:43:11</dc:date>
            </office:change-info>
          </text:insertion>
        </text:changed-region>
        <text:changed-region xml:id="ct140599985768920" text:id="ct140599985768920">
          <text:deletion>
            <office:change-info>
              <dc:creator>Martin Gühmann</dc:creator>
              <dc:date>2023-06-29T23:43:20</dc:date>
            </office:change-info>
            <text:p text:style-name="P2"><text:span text:style-name="T1">trajectories </text:span></text:p>
          </text:deletion>
        </text:changed-region>
        <text:changed-region xml:id="ct140599985768344" text:id="ct140599985768344">
          <text:insertion>
            <office:change-info>
              <dc:creator>Martin Gühmann</dc:creator>
              <dc:date>2023-06-29T23:43:54</dc:date>
            </office:change-info>
          </text:insertion>
        </text:changed-region>
        <text:changed-region xml:id="ct140599985769688" text:id="ct140599985769688">
          <text:deletion>
            <office:change-info>
              <dc:creator>Martin Gühmann</dc:creator>
              <dc:date>2023-06-29T23:43:59</dc:date>
            </office:change-info>
            <text:p text:style-name="P2"><text:span text:style-name="T1">larval trajectory </text:span></text:p>
          </text:deletion>
        </text:changed-region>
        <text:changed-region xml:id="ct140599985769880" text:id="ct140599985769880">
          <text:insertion>
            <office:change-info>
              <dc:creator>Martin Gühmann</dc:creator>
              <dc:date>2023-06-29T23:44:23</dc:date>
            </office:change-info>
          </text:insertion>
        </text:changed-region>
        <text:changed-region xml:id="ct140599985770072" text:id="ct140599985770072">
          <text:deletion>
            <office:change-info>
              <dc:creator>Martin Gühmann</dc:creator>
              <dc:date>2023-06-29T23:44:29</dc:date>
            </office:change-info>
            <text:p text:style-name="P2"><text:span text:style-name="T1"><text:s/>larval trajectory</text:span></text:p>
          </text:deletion>
        </text:changed-region>
        <text:changed-region xml:id="ct140599985770264" text:id="ct140599985770264">
          <text:deletion>
            <office:change-info>
              <dc:creator>Martin Gühmann</dc:creator>
              <dc:date>2023-06-29T23:45:03</dc:date>
            </office:change-info>
            <text:p text:style-name="P2"><text:span text:style-name="T1"><text:s/></text:span></text:p>
          </text:deletion>
        </text:changed-region>
        <text:changed-region xml:id="ct140599985668104" text:id="ct140599985668104">
          <text:insertion>
            <office:change-info>
              <dc:creator>Martin Gühmann</dc:creator>
              <dc:date>2023-06-27T20:17:29</dc:date>
            </office:change-info>
          </text:insertion>
        </text:changed-region>
        <text:changed-region xml:id="ct140599985668680" text:id="ct140599985668680">
          <text:deletion>
            <office:change-info>
              <dc:creator>Martin Gühmann</dc:creator>
              <dc:date>2023-06-27T20:17:34</dc:date>
            </office:change-info>
            <text:p text:style-name="P1"><text:span text:style-name="T1">carried out </text:span></text:p>
          </text:deletion>
        </text:changed-region>
        <text:changed-region xml:id="ct140599985668296" text:id="ct140599985668296">
          <text:deletion>
            <office:change-info>
              <dc:creator>Martin Gühmann</dc:creator>
              <dc:date>2023-06-27T20:17:40</dc:date>
            </office:change-info>
            <text:p text:style-name="P1"><text:span text:style-name="T1"><text:s/>experiments</text:span></text:p>
          </text:deletion>
        </text:changed-region>
        <text:changed-region xml:id="ct140599985668872" text:id="ct140599985668872">
          <text:insertion>
            <office:change-info>
              <dc:creator>Martin Gühmann</dc:creator>
              <dc:date>2023-06-27T20:43:10</dc:date>
            </office:change-info>
          </text:insertion>
        </text:changed-region>
        <text:changed-region xml:id="ct140599985768152" text:id="ct140599985768152">
          <text:deletion>
            <office:change-info>
              <dc:creator>Martin Gühmann</dc:creator>
              <dc:date>2023-06-27T20:43:10</dc:date>
            </office:change-info>
            <text:p text:style-name="P1"><text:span text:style-name="T1">.</text:span></text:p>
          </text:deletion>
        </text:changed-region>
        <text:changed-region xml:id="ct140599985669064" text:id="ct140599985669064">
          <text:deletion>
            <office:change-info>
              <dc:creator>Martin Gühmann</dc:creator>
              <dc:date>2023-06-27T20:43:06</dc:date>
            </office:change-info>
            <text:p text:style-name="P1"><text:span text:style-name="T1">As we have shown previously, </text:span></text:p>
          </text:deletion>
        </text:changed-region>
        <text:changed-region xml:id="ct140599985669256" text:id="ct140599985669256">
          <text:deletion>
            <office:change-info>
              <dc:creator>Martin Gühmann</dc:creator>
              <dc:date>2023-06-27T20:42:59</dc:date>
            </office:change-info>
            <text:p text:style-name="P1"><text:span text:style-name="T1">a</text:span></text:p>
          </text:deletion>
        </text:changed-region>
        <text:changed-region xml:id="ct140599985669448" text:id="ct140599985669448">
          <text:insertion>
            <office:change-info>
              <dc:creator>Martin Gühmann</dc:creator>
              <dc:date>2023-06-27T20:42:59</dc:date>
            </office:change-info>
          </text:insertion>
        </text:changed-region>
        <text:changed-region xml:id="ct140599985669640" text:id="ct140599985669640">
          <text:insertion>
            <office:change-info>
              <dc:creator>Martin Gühmann</dc:creator>
              <dc:date>2023-06-27T20:42:29</dc:date>
            </office:change-info>
          </text:insertion>
        </text:changed-region>
        <text:changed-region xml:id="ct140599985669832" text:id="ct140599985669832">
          <text:deletion>
            <office:change-info>
              <dc:creator>Martin Gühmann</dc:creator>
              <dc:date>2023-06-27T20:53:37</dc:date>
            </office:change-info>
            <text:p text:style-name="P1"><text:span text:style-name="T1">fter</text:span></text:p>
          </text:deletion>
        </text:changed-region>
        <text:changed-region xml:id="ct140599985670216" text:id="ct140599985670216">
          <text:insertion>
            <office:change-info>
              <dc:creator>Martin Gühmann</dc:creator>
              <dc:date>2023-06-27T20:53:37</dc:date>
            </office:change-info>
          </text:insertion>
        </text:changed-region>
        <text:changed-region xml:id="ct140599985668488" text:id="ct140599985668488">
          <text:deletion>
            <office:change-info>
              <dc:creator>Martin Gühmann</dc:creator>
              <dc:date>2023-06-27T20:53:39</dc:date>
            </office:change-info>
            <text:p text:style-name="P1"><text:span text:style-name="T1">~</text:span></text:p>
          </text:deletion>
        </text:changed-region>
        <text:changed-region xml:id="ct140599985670408" text:id="ct140599985670408">
          <text:insertion>
            <office:change-info>
              <dc:creator>Martin Gühmann</dc:creator>
              <dc:date>2023-06-27T20:51:25</dc:date>
            </office:change-info>
          </text:insertion>
        </text:changed-region>
        <text:changed-region xml:id="ct140599985670792" text:id="ct140599985670792">
          <text:insertion>
            <office:change-info>
              <dc:creator>Martin Gühmann</dc:creator>
              <dc:date>2023-06-27T20:46:00</dc:date>
            </office:change-info>
          </text:insertion>
        </text:changed-region>
        <text:changed-region xml:id="ct140599985670984" text:id="ct140599985670984">
          <text:insertion>
            <office:change-info>
              <dc:creator>Martin Gühmann</dc:creator>
              <dc:date>2023-06-27T20:54:27</dc:date>
            </office:change-info>
          </text:insertion>
        </text:changed-region>
        <text:changed-region xml:id="ct140599985671176" text:id="ct140599985671176">
          <text:insertion>
            <office:change-info>
              <dc:creator>Martin Gühmann</dc:creator>
              <dc:date>2023-06-27T20:56:03</dc:date>
            </office:change-info>
          </text:insertion>
        </text:changed-region>
        <text:changed-region xml:id="ct140599985670024" text:id="ct140599985670024">
          <text:deletion>
            <office:change-info>
              <dc:creator>Martin Gühmann</dc:creator>
              <dc:date>2023-06-27T20:56:07</dc:date>
            </office:change-info>
            <text:p text:style-name="P1"><text:span text:style-name="T1">While we detected </text:span></text:p>
          </text:deletion>
        </text:changed-region>
        <text:changed-region xml:id="ct140599985671368" text:id="ct140599985671368">
          <text:deletion>
            <office:change-info>
              <dc:creator>Martin Gühmann</dc:creator>
              <dc:date>2023-06-27T20:57:00</dc:date>
            </office:change-info>
            <text:p text:style-name="P1"><text:span text:style-name="T1"><text:s/>in homozygous </text:span><text:span text:style-name="Emphasis"><text:span text:style-name="T1">NOS</text:span></text:span><text:span text:style-name="T1">-mutants for both CRISPR alleles this was not followed by</text:span></text:p>
          </text:deletion>
        </text:changed-region>
        <text:changed-region xml:id="ct140599985671560" text:id="ct140599985671560">
          <text:insertion>
            <office:change-info>
              <dc:creator>Martin Gühmann</dc:creator>
              <dc:date>2023-06-27T20:56:38</dc:date>
            </office:change-info>
          </text:insertion>
        </text:changed-region>
        <text:changed-region xml:id="ct140599985671752" text:id="ct140599985671752">
          <text:insertion>
            <office:change-info>
              <dc:creator>Martin Gühmann</dc:creator>
              <dc:date>2023-06-27T20:56:44</dc:date>
            </office:change-info>
          </text:insertion>
        </text:changed-region>
        <text:changed-region xml:id="ct140599985671944" text:id="ct140599985671944">
          <text:insertion>
            <office:change-info>
              <dc:creator>Martin Gühmann</dc:creator>
              <dc:date>2023-06-27T20:57:15</dc:date>
            </office:change-info>
          </text:insertion>
        </text:changed-region>
        <text:changed-region xml:id="ct140599985684496" text:id="ct140599985684496">
          <text:deletion>
            <office:change-info>
              <dc:creator>Martin Gühmann</dc:creator>
              <dc:date>2023-06-27T20:57:48</dc:date>
            </office:change-info>
            <text:p text:style-name="P1"><text:span text:style-name="T1">We thus identified a requirement for NO signalling in </text:span></text:p>
          </text:deletion>
        </text:changed-region>
        <text:changed-region xml:id="ct140599985684688" text:id="ct140599985684688">
          <text:insertion>
            <office:change-info>
              <dc:creator>Martin Gühmann</dc:creator>
              <dc:date>2023-06-27T20:57:25</dc:date>
            </office:change-info>
          </text:insertion>
        </text:changed-region>
        <text:changed-region xml:id="ct140599985684880" text:id="ct140599985684880">
          <text:insertion>
            <office:change-info>
              <dc:creator>Martin Gühmann</dc:creator>
              <dc:date>2023-06-28T21:45:19</dc:date>
            </office:change-info>
          </text:insertion>
        </text:changed-region>
        <text:changed-region xml:id="ct140599985685072" text:id="ct140599985685072">
          <text:insertion>
            <office:change-info>
              <dc:creator>Martin Gühmann</dc:creator>
              <dc:date>2023-06-28T21:45:19</dc:date>
            </office:change-info>
          </text:insertion>
        </text:changed-region>
        <text:changed-region xml:id="ct140599985685456" text:id="ct140599985685456">
          <text:deletion>
            <office:change-info>
              <dc:creator>Martin Gühmann</dc:creator>
              <dc:date>2023-06-28T21:45:52</dc:date>
            </office:change-info>
            <text:p text:style-name="P1"><text:span text:style-name="T1">We aimed next </text:span></text:p>
          </text:deletion>
        </text:changed-region>
        <text:changed-region xml:id="ct140599985670600" text:id="ct140599985670600">
          <text:deletion>
            <office:change-info>
              <dc:creator>Martin Gühmann</dc:creator>
              <dc:date>2023-06-28T21:46:53</dc:date>
            </office:change-info>
            <text:p text:style-name="P1"><text:span text:style-name="T1">leads to </text:span></text:p>
          </text:deletion>
        </text:changed-region>
        <text:changed-region xml:id="ct140599985685648" text:id="ct140599985685648">
          <text:deletion>
            <office:change-info>
              <dc:creator>Martin Gühmann</dc:creator>
              <dc:date>2023-06-28T21:46:57</dc:date>
            </office:change-info>
            <text:p text:style-name="P1"><text:span text:style-name="T1">d</text:span></text:p>
          </text:deletion>
        </text:changed-region>
        <text:changed-region xml:id="ct140599985685840" text:id="ct140599985685840">
          <text:insertion>
            <office:change-info>
              <dc:creator>Martin Gühmann</dc:creator>
              <dc:date>2023-06-28T21:46:57</dc:date>
            </office:change-info>
          </text:insertion>
        </text:changed-region>
        <text:changed-region xml:id="ct140599985686032" text:id="ct140599985686032">
          <text:insertion>
            <office:change-info>
              <dc:creator>Martin Gühmann</dc:creator>
              <dc:date>2023-06-28T21:48:08</dc:date>
            </office:change-info>
          </text:insertion>
        </text:changed-region>
        <text:changed-region xml:id="ct140599985686224" text:id="ct140599985686224">
          <text:deletion>
            <office:change-info>
              <dc:creator>Martin Gühmann</dc:creator>
              <dc:date>2023-06-28T21:48:24</dc:date>
            </office:change-info>
            <text:p text:style-name="P1"><text:span text:style-name="T1">Analysis of </text:span></text:p>
          </text:deletion>
        </text:changed-region>
        <text:changed-region xml:id="ct140599985686416" text:id="ct140599985686416">
          <text:deletion>
            <office:change-info>
              <dc:creator>Martin Gühmann</dc:creator>
              <dc:date>2023-06-28T21:49:25</dc:date>
            </office:change-info>
            <text:p text:style-name="P1"><text:span text:style-name="T1">indicated that these genes </text:span></text:p>
          </text:deletion>
        </text:changed-region>
        <text:changed-region xml:id="ct140599985686608" text:id="ct140599985686608">
          <text:insertion>
            <office:change-info>
              <dc:creator>Martin Gühmann</dc:creator>
              <dc:date>2023-06-28T21:50:54</dc:date>
            </office:change-info>
          </text:insertion>
        </text:changed-region>
        <text:changed-region xml:id="ct140599985686992" text:id="ct140599985686992">
          <text:insertion>
            <office:change-info>
              <dc:creator>Martin Gühmann</dc:creator>
              <dc:date>2023-06-28T21:51:23</dc:date>
            </office:change-info>
          </text:insertion>
        </text:changed-region>
        <text:changed-region xml:id="ct140599985685264" text:id="ct140599985685264">
          <text:deletion>
            <office:change-info>
              <dc:creator>Martin Gühmann</dc:creator>
              <dc:date>2023-06-28T21:51:42</dc:date>
            </office:change-info>
            <text:p text:style-name="P1"><text:span text:style-name="T1">identify </text:span></text:p>
          </text:deletion>
        </text:changed-region>
        <text:changed-region xml:id="ct140599985687376" text:id="ct140599985687376">
          <text:deletion>
            <office:change-info>
              <dc:creator>Martin Gühmann</dc:creator>
              <dc:date>2023-06-28T21:52:57</dc:date>
            </office:change-info>
            <text:p text:style-name="P1"><text:span text:style-name="T1"><text:s/>in </text:span><text:span text:style-name="Emphasis"><text:span text:style-name="T1">Platynereis</text:span></text:span></text:p>
          </text:deletion>
        </text:changed-region>
        <text:changed-region xml:id="ct140599985687184" text:id="ct140599985687184">
          <text:insertion>
            <office:change-info>
              <dc:creator>Martin Gühmann</dc:creator>
              <dc:date>2023-06-28T21:52:45</dc:date>
            </office:change-info>
          </text:insertion>
        </text:changed-region>
        <text:changed-region xml:id="ct140599985687568" text:id="ct140599985687568">
          <text:insertion>
            <office:change-info>
              <dc:creator>Martin Gühmann</dc:creator>
              <dc:date>2023-06-28T21:54:55</dc:date>
            </office:change-info>
          </text:insertion>
        </text:changed-region>
        <text:changed-region xml:id="ct140599985687760" text:id="ct140599985687760">
          <text:deletion>
            <office:change-info>
              <dc:creator>Martin Gühmann</dc:creator>
              <dc:date>2023-06-28T21:53:06</dc:date>
            </office:change-info>
            <text:p text:style-name="P1"><text:span text:style-name="T1">resources</text:span></text:p>
          </text:deletion>
        </text:changed-region>
        <text:changed-region xml:id="ct140599985687952" text:id="ct140599985687952">
          <text:insertion>
            <office:change-info>
              <dc:creator>Martin Gühmann</dc:creator>
              <dc:date>2023-06-28T21:53:06</dc:date>
            </office:change-info>
          </text:insertion>
        </text:changed-region>
        <text:changed-region xml:id="ct140599985688144" text:id="ct140599985688144">
          <text:deletion>
            <office:change-info>
              <dc:creator>Martin Gühmann</dc:creator>
              <dc:date>2023-06-28T21:53:33</dc:date>
            </office:change-info>
            <text:p text:style-name="P1"><text:span text:style-name="T1">the </text:span></text:p>
          </text:deletion>
        </text:changed-region>
        <text:changed-region xml:id="ct140599985688336" text:id="ct140599985688336">
          <text:insertion>
            <office:change-info>
              <dc:creator>Martin Gühmann</dc:creator>
              <dc:date>2023-06-28T21:53:38</dc:date>
            </office:change-info>
          </text:insertion>
        </text:changed-region>
        <text:changed-region xml:id="ct140599985704984" text:id="ct140599985704984">
          <text:insertion>
            <office:change-info>
              <dc:creator>Martin Gühmann</dc:creator>
              <dc:date>2023-06-28T21:53:45</dc:date>
            </office:change-info>
          </text:insertion>
        </text:changed-region>
        <text:changed-region xml:id="ct140599985705176" text:id="ct140599985705176">
          <text:deletion>
            <office:change-info>
              <dc:creator>Martin Gühmann</dc:creator>
              <dc:date>2023-06-28T21:53:48</dc:date>
            </office:change-info>
            <text:p text:style-name="P1"><text:span text:style-name="T1"><text:s/>databases</text:span></text:p>
          </text:deletion>
        </text:changed-region>
        <text:changed-region xml:id="ct140599985705368" text:id="ct140599985705368">
          <text:deletion>
            <office:change-info>
              <dc:creator>Martin Gühmann</dc:creator>
              <dc:date>2023-06-28T22:02:52</dc:date>
            </office:change-info>
            <text:p text:style-name="P1"><text:span text:style-name="T1">In agreement with </text:span></text:p>
          </text:deletion>
        </text:changed-region>
        <text:changed-region xml:id="ct140599985705560" text:id="ct140599985705560">
          <text:insertion>
            <office:change-info>
              <dc:creator>Martin Gühmann</dc:creator>
              <dc:date>2023-06-28T22:02:41</dc:date>
            </office:change-info>
          </text:insertion>
        </text:changed-region>
        <text:changed-region xml:id="ct140599985705752" text:id="ct140599985705752">
          <text:deletion>
            <office:change-info>
              <dc:creator>Martin Gühmann</dc:creator>
              <dc:date>2023-06-28T22:05:43</dc:date>
            </office:change-info>
            <text:p text:style-name="P1"><text:span text:style-name="T1"><text:s/>previously described</text:span></text:p>
          </text:deletion>
        </text:changed-region>
        <text:changed-region xml:id="ct140599985705944" text:id="ct140599985705944">
          <text:insertion>
            <office:change-info>
              <dc:creator>Martin Gühmann</dc:creator>
              <dc:date>2023-06-28T22:05:35</dc:date>
            </office:change-info>
          </text:insertion>
        </text:changed-region>
        <text:changed-region xml:id="ct140599985706136" text:id="ct140599985706136">
          <text:insertion>
            <office:change-info>
              <dc:creator>Martin Gühmann</dc:creator>
              <dc:date>2023-06-28T22:07:18</dc:date>
            </office:change-info>
          </text:insertion>
        </text:changed-region>
        <text:changed-region xml:id="ct140599985706328" text:id="ct140599985706328">
          <text:deletion>
            <office:change-info>
              <dc:creator>Martin Gühmann</dc:creator>
              <dc:date>2023-06-28T22:07:20</dc:date>
            </office:change-info>
            <text:p text:style-name="P1"><text:span text:style-name="T1">ion</text:span></text:p>
          </text:deletion>
        </text:changed-region>
        <text:changed-region xml:id="ct140599985706520" text:id="ct140599985706520">
          <text:insertion>
            <office:change-info>
              <dc:creator>Martin Gühmann</dc:creator>
              <dc:date>2023-06-28T22:08:08</dc:date>
            </office:change-info>
          </text:insertion>
        </text:changed-region>
        <text:changed-region xml:id="ct140599985706712" text:id="ct140599985706712">
          <text:insertion>
            <office:change-info>
              <dc:creator>Martin Gühmann</dc:creator>
              <dc:date>2023-06-28T22:13:47</dc:date>
            </office:change-info>
          </text:insertion>
        </text:changed-region>
        <text:changed-region xml:id="ct140599985706904" text:id="ct140599985706904">
          <text:deletion>
            <office:change-info>
              <dc:creator>Martin Gühmann</dc:creator>
              <dc:date>2023-06-28T22:14:04</dc:date>
            </office:change-info>
            <text:p text:style-name="P1"><text:span text:style-name="T1">a cell line with </text:span></text:p>
          </text:deletion>
        </text:changed-region>
        <text:changed-region xml:id="ct140599985707096" text:id="ct140599985707096">
          <text:deletion>
            <office:change-info>
              <dc:creator>Martin Gühmann</dc:creator>
              <dc:date>2023-06-28T22:16:08</dc:date>
            </office:change-info>
            <text:p text:style-name="P1"><text:span text:style-name="T1">For balanced expression, w</text:span></text:p>
          </text:deletion>
        </text:changed-region>
        <text:changed-region xml:id="ct140599985707288" text:id="ct140599985707288">
          <text:insertion>
            <office:change-info>
              <dc:creator>Martin Gühmann</dc:creator>
              <dc:date>2023-06-28T22:16:04</dc:date>
            </office:change-info>
          </text:insertion>
        </text:changed-region>
        <text:changed-region xml:id="ct140599985707480" text:id="ct140599985707480">
          <text:insertion>
            <office:change-info>
              <dc:creator>Martin Gühmann</dc:creator>
              <dc:date>2023-06-28T22:16:12</dc:date>
            </office:change-info>
          </text:insertion>
        </text:changed-region>
        <text:changed-region xml:id="ct140599985707672" text:id="ct140599985707672">
          <text:insertion>
            <office:change-info>
              <dc:creator>Martin Gühmann</dc:creator>
              <dc:date>2023-06-28T22:16:44</dc:date>
            </office:change-info>
          </text:insertion>
        </text:changed-region>
        <text:changed-region xml:id="ct140599985707864" text:id="ct140599985707864">
          <text:deletion>
            <office:change-info>
              <dc:creator>Martin Gühmann</dc:creator>
              <dc:date>2023-06-28T22:16:57</dc:date>
            </office:change-info>
            <text:p text:style-name="P1"><text:span text:style-name="T1">Application of </text:span></text:p>
          </text:deletion>
        </text:changed-region>
        <text:changed-region xml:id="ct140599985708056" text:id="ct140599985708056">
          <text:insertion>
            <office:change-info>
              <dc:creator>Martin Gühmann</dc:creator>
              <dc:date>2023-06-28T22:17:05</dc:date>
            </office:change-info>
          </text:insertion>
        </text:changed-region>
        <text:changed-region xml:id="ct140599985708248" text:id="ct140599985708248">
          <text:deletion>
            <office:change-info>
              <dc:creator>Martin Gühmann</dc:creator>
              <dc:date>2023-06-28T22:17:31</dc:date>
            </office:change-info>
            <text:p text:style-name="P1"><text:span text:style-name="T1">lead to increased G</text:span></text:p>
          </text:deletion>
        </text:changed-region>
        <text:changed-region xml:id="ct140599985708440" text:id="ct140599985708440">
          <text:insertion>
            <office:change-info>
              <dc:creator>Martin Gühmann</dc:creator>
              <dc:date>2023-06-28T22:17:28</dc:date>
            </office:change-info>
          </text:insertion>
        </text:changed-region>
        <text:changed-region xml:id="ct140599985708632" text:id="ct140599985708632">
          <text:insertion>
            <office:change-info>
              <dc:creator>Martin Gühmann</dc:creator>
              <dc:date>2023-06-28T22:17:35</dc:date>
            </office:change-info>
          </text:insertion>
        </text:changed-region>
        <text:changed-region xml:id="ct140599985708824" text:id="ct140599985708824">
          <text:insertion>
            <office:change-info>
              <dc:creator>Martin Gühmann</dc:creator>
              <dc:date>2023-06-28T22:17:50</dc:date>
            </office:change-info>
          </text:insertion>
        </text:changed-region>
        <text:changed-region xml:id="ct140599985713160" text:id="ct140599985713160">
          <text:insertion>
            <office:change-info>
              <dc:creator>Martin Gühmann</dc:creator>
              <dc:date>2023-06-28T22:18:10</dc:date>
            </office:change-info>
          </text:insertion>
        </text:changed-region>
        <text:changed-region xml:id="ct140599985713352" text:id="ct140599985713352">
          <text:deletion>
            <office:change-info>
              <dc:creator>Martin Gühmann</dc:creator>
              <dc:date>2023-06-28T22:18:45</dc:date>
            </office:change-info>
            <text:p text:style-name="P1"><text:span text:style-name="T1">an effect we did not observe when cells </text:span></text:p>
          </text:deletion>
        </text:changed-region>
        <text:changed-region xml:id="ct140599985713544" text:id="ct140599985713544">
          <text:insertion>
            <office:change-info>
              <dc:creator>Martin Gühmann</dc:creator>
              <dc:date>2023-06-28T22:18:46</dc:date>
            </office:change-info>
          </text:insertion>
        </text:changed-region>
        <text:changed-region xml:id="ct140599985713736" text:id="ct140599985713736">
          <text:deletion>
            <office:change-info>
              <dc:creator>Martin Gühmann</dc:creator>
              <dc:date>2023-06-28T22:19:08</dc:date>
            </office:change-info>
            <text:p text:style-name="P1"><text:span text:style-name="T1"><text:s/>when</text:span></text:p>
          </text:deletion>
        </text:changed-region>
        <text:changed-region xml:id="ct140599985713928" text:id="ct140599985713928">
          <text:insertion>
            <office:change-info>
              <dc:creator>Martin Gühmann</dc:creator>
              <dc:date>2023-06-28T22:19:10</dc:date>
            </office:change-info>
          </text:insertion>
        </text:changed-region>
        <text:changed-region xml:id="ct140599985714120" text:id="ct140599985714120">
          <text:deletion>
            <office:change-info>
              <dc:creator>Martin Gühmann</dc:creator>
              <dc:date>2023-06-28T22:19:17</dc:date>
            </office:change-info>
            <text:p text:style-name="P1"><text:span text:style-name="T1"><text:s/>was expressed</text:span></text:p>
          </text:deletion>
        </text:changed-region>
        <text:changed-region xml:id="ct140599985714312" text:id="ct140599985714312">
          <text:insertion>
            <office:change-info>
              <dc:creator>Martin Gühmann</dc:creator>
              <dc:date>2023-06-28T22:19:31</dc:date>
            </office:change-info>
          </text:insertion>
        </text:changed-region>
        <text:changed-region xml:id="ct140599985714504" text:id="ct140599985714504">
          <text:deletion>
            <office:change-info>
              <dc:creator>Martin Gühmann</dc:creator>
              <dc:date>2023-06-28T22:19:38</dc:date>
            </office:change-info>
            <text:p text:style-name="P1"><text:span text:style-name="T1">is dependent </text:span></text:p>
          </text:deletion>
        </text:changed-region>
        <text:changed-region xml:id="ct140599985714696" text:id="ct140599985714696">
          <text:insertion>
            <office:change-info>
              <dc:creator>Martin Gühmann</dc:creator>
              <dc:date>2023-06-28T22:21:16</dc:date>
            </office:change-info>
          </text:insertion>
        </text:changed-region>
        <text:changed-region xml:id="ct140599985714888" text:id="ct140599985714888">
          <text:deletion>
            <office:change-info>
              <dc:creator>Martin Gühmann</dc:creator>
              <dc:date>2023-06-28T22:21:45</dc:date>
            </office:change-info>
            <text:p text:style-name="P1"><text:span text:style-name="T1"><text:s/>show an increased fluorescence of the cGMP reporter</text:span></text:p>
          </text:deletion>
        </text:changed-region>
        <text:changed-region xml:id="ct140599985715080" text:id="ct140599985715080">
          <text:deletion>
            <office:change-info>
              <dc:creator>Martin Gühmann</dc:creator>
              <dc:date>2023-06-28T22:23:01</dc:date>
            </office:change-info>
            <text:p text:style-name="P1"><text:span text:style-name="T1">is able to catalyse </text:span></text:p>
          </text:deletion>
        </text:changed-region>
        <text:changed-region xml:id="ct140599985715464" text:id="ct140599985715464">
          <text:insertion>
            <office:change-info>
              <dc:creator>Martin Gühmann</dc:creator>
              <dc:date>2023-06-28T22:22:52</dc:date>
            </office:change-info>
          </text:insertion>
        </text:changed-region>
        <text:changed-region xml:id="ct140599985715656" text:id="ct140599985715656">
          <text:deletion>
            <office:change-info>
              <dc:creator>Martin Gühmann</dc:creator>
              <dc:date>2023-06-28T22:24:12</dc:date>
            </office:change-info>
            <text:p text:style-name="P1"><text:span text:style-name="T1">in an </text:span></text:p>
          </text:deletion>
        </text:changed-region>
        <text:changed-region xml:id="ct140599985716232" text:id="ct140599985716232">
          <text:insertion>
            <office:change-info>
              <dc:creator>Martin Gühmann</dc:creator>
              <dc:date>2023-06-28T22:24:15</dc:date>
            </office:change-info>
          </text:insertion>
        </text:changed-region>
        <text:changed-region xml:id="ct140599985715848" text:id="ct140599985715848">
          <text:deletion>
            <office:change-info>
              <dc:creator>Martin Gühmann</dc:creator>
              <dc:date>2023-06-28T22:24:20</dc:date>
            </office:change-info>
            <text:p text:style-name="P1"><text:span text:style-name="T1"><text:s/>manner</text:span></text:p>
          </text:deletion>
        </text:changed-region>
        <text:changed-region xml:id="ct140599985686800" text:id="ct140599985686800">
          <text:deletion>
            <office:change-info>
              <dc:creator>Martin Gühmann</dc:creator>
              <dc:date>2023-06-28T22:24:25</dc:date>
            </office:change-info>
            <text:p text:style-name="P1"><text:span text:style-name="T1">function </text:span></text:p>
          </text:deletion>
        </text:changed-region>
        <text:changed-region xml:id="ct140599985716040" text:id="ct140599985716040">
          <text:deletion>
            <office:change-info>
              <dc:creator>Martin Gühmann</dc:creator>
              <dc:date>2023-06-28T22:27:49</dc:date>
            </office:change-info>
            <text:p text:style-name="P1"><text:span text:style-name="T1"><text:s/>animals</text:span></text:p>
          </text:deletion>
        </text:changed-region>
        <text:changed-region xml:id="ct140599985717000" text:id="ct140599985717000">
          <text:insertion>
            <office:change-info>
              <dc:creator>Martin Gühmann</dc:creator>
              <dc:date>2023-06-28T22:27:32</dc:date>
            </office:change-info>
          </text:insertion>
        </text:changed-region>
        <text:changed-region xml:id="ct140599985715272" text:id="ct140599985715272">
          <text:deletion>
            <office:change-info>
              <dc:creator>Martin Gühmann</dc:creator>
              <dc:date>2023-06-28T22:29:29</dc:date>
            </office:change-info>
            <text:p text:style-name="P1"><text:span text:style-name="T1"><text:s/>led to a strong reduction in the respective antibody signal</text:span></text:p>
          </text:deletion>
        </text:changed-region>
        <text:changed-region xml:id="ct140599985721552" text:id="ct140599985721552">
          <text:insertion>
            <office:change-info>
              <dc:creator>Martin Gühmann</dc:creator>
              <dc:date>2023-06-28T22:29:01</dc:date>
            </office:change-info>
          </text:insertion>
        </text:changed-region>
        <text:changed-region xml:id="ct140599985722128" text:id="ct140599985722128">
          <text:insertion>
            <office:change-info>
              <dc:creator>Martin Gühmann</dc:creator>
              <dc:date>2023-06-29T23:47:37</dc:date>
            </office:change-info>
          </text:insertion>
        </text:changed-region>
        <text:changed-region xml:id="ct140599985716808" text:id="ct140599985716808">
          <text:deletion>
            <office:change-info>
              <dc:creator>Martin Gühmann</dc:creator>
              <dc:date>2023-06-29T23:47:39</dc:date>
            </office:change-info>
            <text:p text:style-name="P2"><text:span text:style-name="T1">L</text:span></text:p>
          </text:deletion>
        </text:changed-region>
        <text:changed-region xml:id="ct140599985721936" text:id="ct140599985721936">
          <text:insertion>
            <office:change-info>
              <dc:creator>Martin Gühmann</dc:creator>
              <dc:date>2023-06-29T23:47:39</dc:date>
            </office:change-info>
          </text:insertion>
        </text:changed-region>
        <text:changed-region xml:id="ct140599985722320" text:id="ct140599985722320">
          <text:insertion>
            <office:change-info>
              <dc:creator>Martin Gühmann</dc:creator>
              <dc:date>2023-06-30T00:20:01</dc:date>
            </office:change-info>
          </text:insertion>
        </text:changed-region>
        <text:changed-region xml:id="ct140599985721744" text:id="ct140599985721744">
          <text:insertion>
            <office:change-info>
              <dc:creator>Martin Gühmann</dc:creator>
              <dc:date>2023-06-30T00:20:10</dc:date>
            </office:change-info>
          </text:insertion>
        </text:changed-region>
        <text:changed-region xml:id="ct140599985722704" text:id="ct140599985722704">
          <text:deletion>
            <office:change-info>
              <dc:creator>Martin Gühmann</dc:creator>
              <dc:date>2023-06-30T00:26:14</dc:date>
            </office:change-info>
            <text:p text:style-name="P2"><text:span text:style-name="T1">the truncated </text:span></text:p>
          </text:deletion>
        </text:changed-region>
        <text:changed-region xml:id="ct140599985721360" text:id="ct140599985721360">
          <text:insertion>
            <office:change-info>
              <dc:creator>Martin Gühmann</dc:creator>
              <dc:date>2023-06-30T00:26:18</dc:date>
            </office:change-info>
          </text:insertion>
        </text:changed-region>
        <text:changed-region xml:id="ct140599985722896" text:id="ct140599985722896">
          <text:deletion>
            <office:change-info>
              <dc:creator>Martin Gühmann</dc:creator>
              <dc:date>2023-06-30T00:26:28</dc:date>
            </office:change-info>
            <text:p text:style-name="P2"><text:span text:style-name="T1">protein lacking </text:span></text:p>
          </text:deletion>
        </text:changed-region>
        <text:changed-region xml:id="ct140599985723088" text:id="ct140599985723088">
          <text:insertion>
            <office:change-info>
              <dc:creator>Martin Gühmann</dc:creator>
              <dc:date>2023-06-30T00:26:30</dc:date>
            </office:change-info>
          </text:insertion>
        </text:changed-region>
        <text:changed-region xml:id="ct140599985723472" text:id="ct140599985723472">
          <text:deletion>
            <office:change-info>
              <dc:creator>Martin Gühmann</dc:creator>
              <dc:date>2023-06-28T21:42:04</dc:date>
            </office:change-info>
            <text:p text:style-name="P2"><text:span text:style-name="T1"><text:s/></text:span></text:p>
          </text:deletion>
        </text:changed-region>
        <text:changed-region xml:id="ct140599985723664" text:id="ct140599985723664">
          <text:insertion>
            <office:change-info>
              <dc:creator>Martin Gühmann</dc:creator>
              <dc:date>2023-06-28T22:50:10</dc:date>
            </office:change-info>
          </text:insertion>
        </text:changed-region>
        <text:changed-region xml:id="ct140599985722512" text:id="ct140599985722512">
          <text:deletion>
            <office:change-info>
              <dc:creator>Martin Gühmann</dc:creator>
              <dc:date>2023-06-27T22:04:57</dc:date>
            </office:change-info>
            <text:p text:style-name="P1"><text:span text:style-name="T1">were able to </text:span></text:p>
          </text:deletion>
        </text:changed-region>
        <text:changed-region xml:id="ct140599985723856" text:id="ct140599985723856">
          <text:deletion>
            <office:change-info>
              <dc:creator>Martin Gühmann</dc:creator>
              <dc:date>2023-06-27T22:05:44</dc:date>
            </office:change-info>
            <text:p text:style-name="P1"><text:span text:style-name="T1">following</text:span></text:p>
          </text:deletion>
        </text:changed-region>
        <text:changed-region xml:id="ct140599985724048" text:id="ct140599985724048">
          <text:insertion>
            <office:change-info>
              <dc:creator>Martin Gühmann</dc:creator>
              <dc:date>2023-06-27T22:05:44</dc:date>
            </office:change-info>
          </text:insertion>
        </text:changed-region>
        <text:changed-region xml:id="ct140599985724240" text:id="ct140599985724240">
          <text:insertion>
            <office:change-info>
              <dc:creator>Martin Gühmann</dc:creator>
              <dc:date>2023-06-27T22:06:33</dc:date>
            </office:change-info>
          </text:insertion>
        </text:changed-region>
        <text:changed-region xml:id="ct140599985724432" text:id="ct140599985724432">
          <text:insertion>
            <office:change-info>
              <dc:creator>Martin Gühmann</dc:creator>
              <dc:date>2023-06-27T22:06:57</dc:date>
            </office:change-info>
          </text:insertion>
        </text:changed-region>
        <text:changed-region xml:id="ct140599985724816" text:id="ct140599985724816">
          <text:insertion>
            <office:change-info>
              <dc:creator>Martin Gühmann</dc:creator>
              <dc:date>2023-06-27T22:07:25</dc:date>
            </office:change-info>
          </text:insertion>
        </text:changed-region>
        <text:changed-region xml:id="ct140599985725008" text:id="ct140599985725008">
          <text:insertion>
            <office:change-info>
              <dc:creator>Martin Gühmann</dc:creator>
              <dc:date>2023-06-27T22:08:21</dc:date>
            </office:change-info>
          </text:insertion>
        </text:changed-region>
        <text:changed-region xml:id="ct140599985664024" text:id="ct140599985664024">
          <text:insertion>
            <office:change-info>
              <dc:creator>Martin Gühmann</dc:creator>
              <dc:date>2023-06-27T22:08:34</dc:date>
            </office:change-info>
          </text:insertion>
        </text:changed-region>
        <text:changed-region xml:id="ct140599985725200" text:id="ct140599985725200">
          <text:deletion>
            <office:change-info>
              <dc:creator>Martin Gühmann</dc:creator>
              <dc:date>2023-06-28T22:52:57</dc:date>
            </office:change-info>
            <text:p text:style-name="P1"><text:span text:style-name="T1">s</text:span></text:p>
          </text:deletion>
        </text:changed-region>
        <text:changed-region xml:id="ct140599985664216" text:id="ct140599985664216">
          <text:insertion>
            <office:change-info>
              <dc:creator>Martin Gühmann</dc:creator>
              <dc:date>2023-06-27T22:09:05</dc:date>
            </office:change-info>
          </text:insertion>
        </text:changed-region>
        <text:changed-region xml:id="ct140599985664792" text:id="ct140599985664792">
          <text:deletion>
            <office:change-info>
              <dc:creator>Martin Gühmann</dc:creator>
              <dc:date>2023-06-28T22:53:00</dc:date>
            </office:change-info>
            <text:p text:style-name="P1"><text:span text:style-name="T1">s</text:span></text:p>
          </text:deletion>
        </text:changed-region>
        <text:changed-region xml:id="ct140599985664408" text:id="ct140599985664408">
          <text:insertion>
            <office:change-info>
              <dc:creator>Martin Gühmann</dc:creator>
              <dc:date>2023-06-28T22:53:02</dc:date>
            </office:change-info>
          </text:insertion>
        </text:changed-region>
        <text:changed-region xml:id="ct140599985724624" text:id="ct140599985724624">
          <text:deletion>
            <office:change-info>
              <dc:creator>Martin Gühmann</dc:creator>
              <dc:date>2023-06-28T22:53:05</dc:date>
            </office:change-info>
            <text:p text:style-name="P1"><text:span text:style-name="T1"><text:s/>are</text:span></text:p>
          </text:deletion>
        </text:changed-region>
        <text:changed-region xml:id="ct140599985664600" text:id="ct140599985664600">
          <text:insertion>
            <office:change-info>
              <dc:creator>Martin Gühmann</dc:creator>
              <dc:date>2023-06-30T00:38:46</dc:date>
            </office:change-info>
          </text:insertion>
        </text:changed-region>
        <text:changed-region xml:id="ct140599985664984" text:id="ct140599985664984">
          <text:deletion>
            <office:change-info>
              <dc:creator>Martin Gühmann</dc:creator>
              <dc:date>2023-06-30T00:38:47</dc:date>
            </office:change-info>
            <text:p text:style-name="P2"><text:span text:style-name="T1">A</text:span></text:p>
          </text:deletion>
        </text:changed-region>
        <text:changed-region xml:id="ct140599985665176" text:id="ct140599985665176">
          <text:insertion>
            <office:change-info>
              <dc:creator>Martin Gühmann</dc:creator>
              <dc:date>2023-06-30T00:38:47</dc:date>
            </office:change-info>
          </text:insertion>
        </text:changed-region>
        <text:changed-region xml:id="ct140599985665368" text:id="ct140599985665368">
          <text:insertion>
            <office:change-info>
              <dc:creator>Martin Gühmann</dc:creator>
              <dc:date>2023-06-30T00:38:53</dc:date>
            </office:change-info>
          </text:insertion>
        </text:changed-region>
        <text:changed-region xml:id="ct140599985665560" text:id="ct140599985665560">
          <text:deletion>
            <office:change-info>
              <dc:creator>Martin Gühmann</dc:creator>
              <dc:date>2023-06-30T00:38:55</dc:date>
            </office:change-info>
            <text:p text:style-name="P2"><text:span text:style-name="T1">N</text:span></text:p>
          </text:deletion>
        </text:changed-region>
        <text:changed-region xml:id="ct140599985665752" text:id="ct140599985665752">
          <text:insertion>
            <office:change-info>
              <dc:creator>Martin Gühmann</dc:creator>
              <dc:date>2023-06-30T00:38:55</dc:date>
            </office:change-info>
          </text:insertion>
        </text:changed-region>
        <text:changed-region xml:id="ct140599985665944" text:id="ct140599985665944">
          <text:deletion>
            <office:change-info>
              <dc:creator>Martin Gühmann</dc:creator>
              <dc:date>2023-06-30T00:39:48</dc:date>
            </office:change-info>
            <text:p text:style-name="P2"><text:span text:style-name="T1"><text:s/></text:span></text:p>
          </text:deletion>
        </text:changed-region>
        <text:changed-region xml:id="ct140599985666136" text:id="ct140599985666136">
          <text:insertion>
            <office:change-info>
              <dc:creator>Martin Gühmann</dc:creator>
              <dc:date>2023-06-27T22:19:05</dc:date>
            </office:change-info>
          </text:insertion>
        </text:changed-region>
        <text:changed-region xml:id="ct140599985666904" text:id="ct140599985666904">
          <text:deletion>
            <office:change-info>
              <dc:creator>Martin Gühmann</dc:creator>
              <dc:date>2023-06-30T00:40:20</dc:date>
            </office:change-info>
            <text:p text:style-name="P2"><text:span text:style-name="T1"><text:s/>componenets</text:span></text:p>
          </text:deletion>
        </text:changed-region>
        <text:changed-region xml:id="ct140599985666712" text:id="ct140599985666712">
          <text:insertion>
            <office:change-info>
              <dc:creator>Martin Gühmann</dc:creator>
              <dc:date>2023-06-30T00:41:11</dc:date>
            </office:change-info>
          </text:insertion>
        </text:changed-region>
        <text:changed-region xml:id="ct140599985666328" text:id="ct140599985666328">
          <text:insertion>
            <office:change-info>
              <dc:creator>Martin Gühmann</dc:creator>
              <dc:date>2023-06-30T00:40:17</dc:date>
            </office:change-info>
          </text:insertion>
        </text:changed-region>
        <text:changed-region xml:id="ct140599985666520" text:id="ct140599985666520">
          <text:insertion>
            <office:change-info>
              <dc:creator>Martin Gühmann</dc:creator>
              <dc:date>2023-06-30T00:41:26</dc:date>
            </office:change-info>
          </text:insertion>
        </text:changed-region>
        <text:changed-region xml:id="ct140599985667096" text:id="ct140599985667096">
          <text:insertion>
            <office:change-info>
              <dc:creator>Martin Gühmann</dc:creator>
              <dc:date>2023-06-30T00:41:19</dc:date>
            </office:change-info>
          </text:insertion>
        </text:changed-region>
        <text:changed-region xml:id="ct140599985667288" text:id="ct140599985667288">
          <text:insertion>
            <office:change-info>
              <dc:creator>Martin Gühmann</dc:creator>
              <dc:date>2023-06-30T00:42:50</dc:date>
            </office:change-info>
          </text:insertion>
        </text:changed-region>
        <text:changed-region xml:id="ct140599985667480" text:id="ct140599985667480">
          <text:deletion>
            <office:change-info>
              <dc:creator>Martin Gühmann</dc:creator>
              <dc:date>2023-06-30T00:43:01</dc:date>
            </office:change-info>
            <text:p text:style-name="P2"><text:span text:style-name="T1">using </text:span></text:p>
          </text:deletion>
        </text:changed-region>
        <text:changed-region xml:id="ct140599985667864" text:id="ct140599985667864">
          <text:insertion>
            <office:change-info>
              <dc:creator>Martin Gühmann</dc:creator>
              <dc:date>2023-06-30T00:43:07</dc:date>
            </office:change-info>
          </text:insertion>
        </text:changed-region>
        <text:changed-region xml:id="ct140599985500168" text:id="ct140599985500168">
          <text:deletion>
            <office:change-info>
              <dc:creator>Martin Gühmann</dc:creator>
              <dc:date>2023-06-30T00:43:14</dc:date>
            </office:change-info>
            <text:p text:style-name="P2"><text:span text:style-name="T1">RNA-Seq</text:span></text:p>
          </text:deletion>
        </text:changed-region>
        <text:changed-region xml:id="ct140599985500744" text:id="ct140599985500744">
          <text:deletion>
            <office:change-info>
              <dc:creator>Martin Gühmann</dc:creator>
              <dc:date>2023-06-30T00:44:38</dc:date>
            </office:change-info>
            <text:p text:style-name="P2"><text:span text:style-name="T1"><text:s/></text:span></text:p>
          </text:deletion>
        </text:changed-region>
        <text:changed-region xml:id="ct140599985723280" text:id="ct140599985723280">
          <text:insertion>
            <office:change-info>
              <dc:creator>Martin Gühmann</dc:creator>
              <dc:date>2023-06-27T22:20:37</dc:date>
            </office:change-info>
          </text:insertion>
        </text:changed-region>
        <text:changed-region xml:id="ct140599985501320" text:id="ct140599985501320">
          <text:insertion>
            <office:change-info>
              <dc:creator>Martin Gühmann</dc:creator>
              <dc:date>2023-06-27T22:22:52</dc:date>
            </office:change-info>
          </text:insertion>
        </text:changed-region>
        <text:changed-region xml:id="ct140599985667672" text:id="ct140599985667672">
          <text:insertion>
            <office:change-info>
              <dc:creator>Martin Gühmann</dc:creator>
              <dc:date>2023-06-27T22:24:26</dc:date>
            </office:change-info>
          </text:insertion>
        </text:changed-region>
        <text:changed-region xml:id="ct140599985502088" text:id="ct140599985502088">
          <text:deletion>
            <office:change-info>
              <dc:creator>Martin Gühmann</dc:creator>
              <dc:date>2023-06-27T22:56:28</dc:date>
            </office:change-info>
            <text:p text:style-name="P1"><text:span text:style-name="T1">at close proximity</text:span></text:p>
          </text:deletion>
        </text:changed-region>
        <text:changed-region xml:id="ct140599985502664" text:id="ct140599985502664">
          <text:insertion>
            <office:change-info>
              <dc:creator>Martin Gühmann</dc:creator>
              <dc:date>2023-06-27T22:56:28</dc:date>
            </office:change-info>
          </text:insertion>
        </text:changed-region>
        <text:changed-region xml:id="ct140599985502280" text:id="ct140599985502280">
          <text:deletion>
            <office:change-info>
              <dc:creator>Martin Gühmann</dc:creator>
              <dc:date>2023-06-27T22:55:49</dc:date>
            </office:change-info>
            <text:p text:style-name="P1"><text:span text:style-name="T1">s</text:span></text:p>
          </text:deletion>
        </text:changed-region>
        <text:changed-region xml:id="ct140599985501704" text:id="ct140599985501704">
          <text:insertion>
            <office:change-info>
              <dc:creator>Martin Gühmann</dc:creator>
              <dc:date>2023-06-27T22:55:49</dc:date>
            </office:change-info>
          </text:insertion>
        </text:changed-region>
        <text:changed-region xml:id="ct140599985503048" text:id="ct140599985503048">
          <text:deletion>
            <office:change-info>
              <dc:creator>Martin Gühmann</dc:creator>
              <dc:date>2023-06-27T22:55:54</dc:date>
            </office:change-info>
            <text:p text:style-name="P1"><text:span text:style-name="T1">s</text:span></text:p>
          </text:deletion>
        </text:changed-region>
        <text:changed-region xml:id="ct140599985503240" text:id="ct140599985503240">
          <text:insertion>
            <office:change-info>
              <dc:creator>Martin Gühmann</dc:creator>
              <dc:date>2023-06-27T22:55:54</dc:date>
            </office:change-info>
          </text:insertion>
        </text:changed-region>
        <text:changed-region xml:id="ct140599985503432" text:id="ct140599985503432">
          <text:insertion>
            <office:change-info>
              <dc:creator>Martin Gühmann</dc:creator>
              <dc:date>2023-06-27T22:56:58</dc:date>
            </office:change-info>
          </text:insertion>
        </text:changed-region>
        <text:changed-region xml:id="ct140599985503624" text:id="ct140599985503624">
          <text:insertion>
            <office:change-info>
              <dc:creator>Martin Gühmann</dc:creator>
              <dc:date>2023-06-27T22:57:00</dc:date>
            </office:change-info>
          </text:insertion>
        </text:changed-region>
        <text:changed-region xml:id="ct140599985503816" text:id="ct140599985503816">
          <text:deletion>
            <office:change-info>
              <dc:creator>Martin Gühmann</dc:creator>
              <dc:date>2023-06-27T22:57:06</dc:date>
            </office:change-info>
            <text:p text:style-name="P1"><text:span text:style-name="T1">in close proximity </text:span></text:p>
          </text:deletion>
        </text:changed-region>
        <text:changed-region xml:id="ct140599985504008" text:id="ct140599985504008">
          <text:deletion>
            <office:change-info>
              <dc:creator>Martin Gühmann</dc:creator>
              <dc:date>2023-06-27T22:57:16</dc:date>
            </office:change-info>
            <text:p text:style-name="P1"><text:span text:style-name="T1">following</text:span></text:p>
          </text:deletion>
        </text:changed-region>
        <text:changed-region xml:id="ct140599985516560" text:id="ct140599985516560">
          <text:insertion>
            <office:change-info>
              <dc:creator>Martin Gühmann</dc:creator>
              <dc:date>2023-06-27T22:57:16</dc:date>
            </office:change-info>
          </text:insertion>
        </text:changed-region>
        <text:changed-region xml:id="ct140599985516752" text:id="ct140599985516752">
          <text:deletion>
            <office:change-info>
              <dc:creator>Martin Gühmann</dc:creator>
              <dc:date>2023-06-27T22:59:42</dc:date>
            </office:change-info>
            <text:p text:style-name="P1"><text:span text:style-name="T1">s</text:span></text:p>
          </text:deletion>
        </text:changed-region>
        <text:changed-region xml:id="ct140599985516944" text:id="ct140599985516944">
          <text:insertion>
            <office:change-info>
              <dc:creator>Martin Gühmann</dc:creator>
              <dc:date>2023-06-27T22:59:42</dc:date>
            </office:change-info>
          </text:insertion>
        </text:changed-region>
        <text:changed-region xml:id="ct140599985517136" text:id="ct140599985517136">
          <text:deletion>
            <office:change-info>
              <dc:creator>Martin Gühmann</dc:creator>
              <dc:date>2023-06-27T22:59:46</dc:date>
            </office:change-info>
            <text:p text:style-name="P1"><text:span text:style-name="T1">s</text:span></text:p>
          </text:deletion>
        </text:changed-region>
        <text:changed-region xml:id="ct140599985517328" text:id="ct140599985517328">
          <text:insertion>
            <office:change-info>
              <dc:creator>Martin Gühmann</dc:creator>
              <dc:date>2023-06-27T22:59:46</dc:date>
            </office:change-info>
          </text:insertion>
        </text:changed-region>
        <text:changed-region xml:id="ct140599985517520" text:id="ct140599985517520">
          <text:deletion>
            <office:change-info>
              <dc:creator>Martin Gühmann</dc:creator>
              <dc:date>2023-06-27T23:00:00</dc:date>
            </office:change-info>
            <text:p text:style-name="P1"><text:span text:style-name="T1">c</text:span></text:p>
          </text:deletion>
        </text:changed-region>
        <text:changed-region xml:id="ct140599985517712" text:id="ct140599985517712">
          <text:insertion>
            <office:change-info>
              <dc:creator>Martin Gühmann</dc:creator>
              <dc:date>2023-06-27T23:00:00</dc:date>
            </office:change-info>
          </text:insertion>
        </text:changed-region>
        <text:changed-region xml:id="ct140599985517904" text:id="ct140599985517904">
          <text:deletion>
            <office:change-info>
              <dc:creator>Martin Gühmann</dc:creator>
              <dc:date>2023-06-27T23:02:25</dc:date>
            </office:change-info>
            <text:p text:style-name="P1"><text:span text:style-name="T1">inhibiton</text:span></text:p>
          </text:deletion>
        </text:changed-region>
        <text:changed-region xml:id="ct140599985518288" text:id="ct140599985518288">
          <text:insertion>
            <office:change-info>
              <dc:creator>Martin Gühmann</dc:creator>
              <dc:date>2023-06-27T23:02:25</dc:date>
            </office:change-info>
          </text:insertion>
        </text:changed-region>
        <text:changed-region xml:id="ct140599985518480" text:id="ct140599985518480">
          <text:insertion>
            <office:change-info>
              <dc:creator>Martin Gühmann</dc:creator>
              <dc:date>2023-06-27T23:02:42</dc:date>
            </office:change-info>
          </text:insertion>
        </text:changed-region>
        <text:changed-region xml:id="ct140599985518672" text:id="ct140599985518672">
          <text:deletion>
            <office:change-info>
              <dc:creator>Martin Gühmann</dc:creator>
              <dc:date>2023-06-27T23:02:52</dc:date>
            </office:change-info>
            <text:p text:style-name="P1"><text:span text:style-name="T1">is </text:span></text:p>
          </text:deletion>
        </text:changed-region>
        <text:changed-region xml:id="ct140599985518864" text:id="ct140599985518864">
          <text:deletion>
            <office:change-info>
              <dc:creator>Martin Gühmann</dc:creator>
              <dc:date>2023-06-27T23:02:57</dc:date>
            </office:change-info>
            <text:p text:style-name="P1"><text:span text:style-name="T1">ent</text:span></text:p>
          </text:deletion>
        </text:changed-region>
        <text:changed-region xml:id="ct140599985519248" text:id="ct140599985519248">
          <text:insertion>
            <office:change-info>
              <dc:creator>Martin Gühmann</dc:creator>
              <dc:date>2023-06-27T23:03:37</dc:date>
            </office:change-info>
          </text:insertion>
        </text:changed-region>
        <text:changed-region xml:id="ct140599985519632" text:id="ct140599985519632">
          <text:insertion>
            <office:change-info>
              <dc:creator>Martin Gühmann</dc:creator>
              <dc:date>2023-06-27T23:06:35</dc:date>
            </office:change-info>
          </text:insertion>
        </text:changed-region>
        <text:changed-region xml:id="ct140599986851592" text:id="ct140599986851592">
          <text:deletion>
            <office:change-info>
              <dc:creator>Martin Gühmann</dc:creator>
              <dc:date>2023-06-27T23:06:43</dc:date>
            </office:change-info>
            <text:p text:style-name="P1"><text:span text:style-name="T1">animals </text:span></text:p>
          </text:deletion>
        </text:changed-region>
        <text:changed-region xml:id="ct140599985519824" text:id="ct140599985519824">
          <text:insertion>
            <office:change-info>
              <dc:creator>Martin Gühmann</dc:creator>
              <dc:date>2023-06-27T23:07:14</dc:date>
            </office:change-info>
          </text:insertion>
        </text:changed-region>
        <text:changed-region xml:id="ct140599985519056" text:id="ct140599985519056">
          <text:insertion>
            <office:change-info>
              <dc:creator>Martin Gühmann</dc:creator>
              <dc:date>2023-06-27T23:07:18</dc:date>
            </office:change-info>
          </text:insertion>
        </text:changed-region>
        <text:changed-region xml:id="ct140599985520208" text:id="ct140599985520208">
          <text:insertion>
            <office:change-info>
              <dc:creator>Martin Gühmann</dc:creator>
              <dc:date>2023-06-27T23:07:41</dc:date>
            </office:change-info>
          </text:insertion>
        </text:changed-region>
        <text:changed-region xml:id="ct140599985422360" text:id="ct140599985422360">
          <text:deletion>
            <office:change-info>
              <dc:creator>Martin Gühmann</dc:creator>
              <dc:date>2023-06-27T23:07:56</dc:date>
            </office:change-info>
            <text:p text:style-name="P1"><text:span text:style-name="T1">It follows that </text:span></text:p>
          </text:deletion>
        </text:changed-region>
        <text:changed-region xml:id="ct140599985520016" text:id="ct140599985520016">
          <text:insertion>
            <office:change-info>
              <dc:creator>Martin Gühmann</dc:creator>
              <dc:date>2023-06-27T23:07:58</dc:date>
            </office:change-info>
          </text:insertion>
        </text:changed-region>
        <text:changed-region xml:id="ct140599985520400" text:id="ct140599985520400">
          <text:insertion>
            <office:change-info>
              <dc:creator>Martin Gühmann</dc:creator>
              <dc:date>2023-06-27T23:08:00</dc:date>
            </office:change-info>
          </text:insertion>
        </text:changed-region>
        <text:changed-region xml:id="ct140599985422552" text:id="ct140599985422552">
          <text:insertion>
            <office:change-info>
              <dc:creator>Martin Gühmann</dc:creator>
              <dc:date>2023-06-27T23:08:04</dc:date>
            </office:change-info>
          </text:insertion>
        </text:changed-region>
        <text:changed-region xml:id="ct140599985422744" text:id="ct140599985422744">
          <text:deletion>
            <office:change-info>
              <dc:creator>Martin Gühmann</dc:creator>
              <dc:date>2023-06-27T23:08:13</dc:date>
            </office:change-info>
            <text:p text:style-name="P1"><text:span text:style-name="T1">ion must be determined</text:span></text:p>
          </text:deletion>
        </text:changed-region>
        <text:changed-region xml:id="ct140599985422936" text:id="ct140599985422936">
          <text:deletion>
            <office:change-info>
              <dc:creator>Martin Gühmann</dc:creator>
              <dc:date>2023-06-27T23:13:20</dc:date>
            </office:change-info>
            <text:p text:style-name="P1"><text:span text:style-name="T1">hypothesise</text:span></text:p>
          </text:deletion>
        </text:changed-region>
        <text:changed-region xml:id="ct140599985423128" text:id="ct140599985423128">
          <text:insertion>
            <office:change-info>
              <dc:creator>Martin Gühmann</dc:creator>
              <dc:date>2023-06-27T23:13:20</dc:date>
            </office:change-info>
          </text:insertion>
        </text:changed-region>
        <text:changed-region xml:id="ct140599985423512" text:id="ct140599985423512">
          <text:insertion>
            <office:change-info>
              <dc:creator>Martin Gühmann</dc:creator>
              <dc:date>2023-06-27T23:20:25</dc:date>
            </office:change-info>
          </text:insertion>
        </text:changed-region>
        <text:changed-region xml:id="ct140599985424088" text:id="ct140599985424088">
          <text:insertion>
            <office:change-info>
              <dc:creator>Martin Gühmann</dc:creator>
              <dc:date>2023-06-27T19:05:37</dc:date>
            </office:change-info>
          </text:insertion>
        </text:changed-region>
        <text:changed-region xml:id="ct140599985424664" text:id="ct140599985424664">
          <text:insertion>
            <office:change-info>
              <dc:creator>Martin Gühmann</dc:creator>
              <dc:date>2023-06-27T19:05:51</dc:date>
            </office:change-info>
          </text:insertion>
        </text:changed-region>
        <text:changed-region xml:id="ct140599985425048" text:id="ct140599985425048">
          <text:insertion>
            <office:change-info>
              <dc:creator>Martin Gühmann</dc:creator>
              <dc:date>2023-06-27T19:10:38</dc:date>
            </office:change-info>
          </text:insertion>
        </text:changed-region>
        <text:changed-region xml:id="ct140599985424280" text:id="ct140599985424280">
          <text:deletion>
            <office:change-info>
              <dc:creator>Martin Gühmann</dc:creator>
              <dc:date>2023-06-27T19:10:42</dc:date>
            </office:change-info>
            <text:p text:style-name="P1"><text:span text:style-name="T1">E</text:span></text:p>
          </text:deletion>
        </text:changed-region>
        <text:changed-region xml:id="ct140599985423320" text:id="ct140599985423320">
          <text:insertion>
            <office:change-info>
              <dc:creator>Martin Gühmann</dc:creator>
              <dc:date>2023-06-27T19:10:42</dc:date>
            </office:change-info>
          </text:insertion>
        </text:changed-region>
        <text:changed-region xml:id="ct140599985425624" text:id="ct140599985425624">
          <text:insertion>
            <office:change-info>
              <dc:creator>Martin Gühmann</dc:creator>
              <dc:date>2023-06-26T21:37:40</dc:date>
            </office:change-info>
          </text:insertion>
        </text:changed-region>
        <text:changed-region xml:id="ct140599985425240" text:id="ct140599985425240">
          <text:deletion>
            <office:change-info>
              <dc:creator>Martin Gühmann</dc:creator>
              <dc:date>2023-06-26T20:07:42</dc:date>
            </office:change-info>
            <text:p text:style-name="P1"><text:span text:style-name="T1">To</text:span></text:p>
          </text:deletion>
        </text:changed-region>
        <text:changed-region xml:id="ct140599985424856" text:id="ct140599985424856">
          <text:insertion>
            <office:change-info>
              <dc:creator>Martin Gühmann</dc:creator>
              <dc:date>2023-06-26T20:07:42</dc:date>
            </office:change-info>
          </text:insertion>
        </text:changed-region>
        <text:changed-region xml:id="ct140599985426008" text:id="ct140599985426008">
          <text:insertion>
            <office:change-info>
              <dc:creator>Martin Gühmann</dc:creator>
              <dc:date>2023-06-26T20:07:47</dc:date>
            </office:change-info>
          </text:insertion>
        </text:changed-region>
        <text:changed-region xml:id="ct140599983456456" text:id="ct140599983456456">
          <text:insertion>
            <office:change-info>
              <dc:creator>Martin Gühmann</dc:creator>
              <dc:date>2023-06-26T20:07:17</dc:date>
            </office:change-info>
          </text:insertion>
        </text:changed-region>
        <text:changed-region xml:id="ct140599983456648" text:id="ct140599983456648">
          <text:deletion>
            <office:change-info>
              <dc:creator>Martin Gühmann</dc:creator>
              <dc:date>2023-06-26T21:44:17</dc:date>
            </office:change-info>
            <text:p text:style-name="P1"><text:span text:style-name="T1"><text:s/>at 3 days</text:span></text:p>
          </text:deletion>
        </text:changed-region>
        <text:changed-region xml:id="ct140599985425432" text:id="ct140599985425432">
          <text:insertion>
            <office:change-info>
              <dc:creator>Martin Gühmann</dc:creator>
              <dc:date>2023-06-26T20:10:28</dc:date>
            </office:change-info>
          </text:insertion>
        </text:changed-region>
        <text:changed-region xml:id="ct140599983456840" text:id="ct140599983456840">
          <text:insertion>
            <office:change-info>
              <dc:creator>Martin Gühmann</dc:creator>
              <dc:date>2023-06-26T21:24:10</dc:date>
            </office:change-info>
          </text:insertion>
        </text:changed-region>
        <text:changed-region xml:id="ct140599983457032" text:id="ct140599983457032">
          <text:insertion>
            <office:change-info>
              <dc:creator>Martin Gühmann</dc:creator>
              <dc:date>2023-06-26T21:28:18</dc:date>
            </office:change-info>
          </text:insertion>
        </text:changed-region>
        <text:changed-region xml:id="ct140599983457224" text:id="ct140599983457224">
          <text:insertion>
            <office:change-info>
              <dc:creator>Martin Gühmann</dc:creator>
              <dc:date>2023-06-26T21:28:18</dc:date>
            </office:change-info>
          </text:insertion>
        </text:changed-region>
        <text:changed-region xml:id="ct140599983457608" text:id="ct140599983457608">
          <text:insertion>
            <office:change-info>
              <dc:creator>Martin Gühmann</dc:creator>
              <dc:date>2023-06-26T21:59:59</dc:date>
            </office:change-info>
          </text:insertion>
        </text:changed-region>
        <text:changed-region xml:id="ct140599985425816" text:id="ct140599985425816">
          <text:insertion>
            <office:change-info>
              <dc:creator>Martin Gühmann</dc:creator>
              <dc:date>2023-06-26T22:00:00</dc:date>
            </office:change-info>
          </text:insertion>
        </text:changed-region>
        <text:changed-region xml:id="ct140599983457800" text:id="ct140599983457800">
          <text:insertion>
            <office:change-info>
              <dc:creator>Martin Gühmann</dc:creator>
              <dc:date>2023-06-26T21:58:12</dc:date>
            </office:change-info>
          </text:insertion>
        </text:changed-region>
        <text:changed-region xml:id="ct140599983457992" text:id="ct140599983457992">
          <text:deletion>
            <office:change-info>
              <dc:creator>Martin Gühmann</dc:creator>
              <dc:date>2023-06-26T21:40:33</dc:date>
            </office:change-info>
            <text:p text:style-name="P1"><text:span text:style-name="T1">The larvae were treated with NOS inhibitors for pharmacology. The NOS inhibitors were L-NAME. The larvae were treated with different concentrations in adjacent columns. The concentrations for the NOS inhibitors were control, 1 mM, 0.1 mM. </text:span></text:p>
          </text:deletion>
        </text:changed-region>
        <text:changed-region xml:id="ct140599983458376" text:id="ct140599983458376">
          <text:insertion>
            <office:change-info>
              <dc:creator>Martin Gühmann</dc:creator>
              <dc:date>2023-06-26T22:01:00</dc:date>
            </office:change-info>
          </text:insertion>
        </text:changed-region>
        <text:changed-region xml:id="ct140599983458760" text:id="ct140599983458760">
          <text:insertion>
            <office:change-info>
              <dc:creator>Martin Gühmann</dc:creator>
              <dc:date>2023-06-26T22:02:41</dc:date>
            </office:change-info>
          </text:insertion>
        </text:changed-region>
        <text:changed-region xml:id="ct140599983458952" text:id="ct140599983458952">
          <text:insertion>
            <office:change-info>
              <dc:creator>Martin Gühmann</dc:creator>
              <dc:date>2023-06-26T22:03:00</dc:date>
            </office:change-info>
          </text:insertion>
        </text:changed-region>
        <text:changed-region xml:id="ct140599983457416" text:id="ct140599983457416">
          <text:insertion>
            <office:change-info>
              <dc:creator>Martin Gühmann</dc:creator>
              <dc:date>2023-06-26T22:03:00</dc:date>
            </office:change-info>
          </text:insertion>
        </text:changed-region>
        <text:changed-region xml:id="ct140599983459336" text:id="ct140599983459336">
          <text:deletion>
            <office:change-info>
              <dc:creator>Martin Gühmann</dc:creator>
              <dc:date>2023-06-26T22:05:23</dc:date>
            </office:change-info>
            <text:p text:style-name="P1"><text:span text:style-name="T1">Stimulus light was provided by the monochromator (Polychrome II, Till Photonics).</text:span></text:p>
          </text:deletion>
        </text:changed-region>
        <text:changed-region xml:id="ct140599983459144" text:id="ct140599983459144">
          <text:deletion>
            <office:change-info>
              <dc:creator>Martin Gühmann</dc:creator>
              <dc:date>2023-06-26T22:05:23</dc:date>
            </office:change-info>
            <text:p text:style-name="P1"><text:span text:style-name="T1"><text:s/></text:span></text:p>
          </text:deletion>
        </text:changed-region>
        <text:changed-region xml:id="ct140599983458568" text:id="ct140599983458568">
          <text:deletion>
            <office:change-info>
              <dc:creator>Martin Gühmann</dc:creator>
              <dc:date>2023-06-26T22:06:42</dc:date>
            </office:change-info>
            <text:p text:style-name="P1"><text:span text:style-name="T1">produced</text:span></text:p>
          </text:deletion>
        </text:changed-region>
        <text:changed-region xml:id="ct140599983459720" text:id="ct140599983459720">
          <text:insertion>
            <office:change-info>
              <dc:creator>Martin Gühmann</dc:creator>
              <dc:date>2023-06-26T22:06:42</dc:date>
            </office:change-info>
          </text:insertion>
        </text:changed-region>
        <text:changed-region xml:id="ct140599983458184" text:id="ct140599983458184">
          <text:deletion>
            <office:change-info>
              <dc:creator>Martin Gühmann</dc:creator>
              <dc:date>2023-06-26T22:09:03</dc:date>
            </office:change-info>
            <text:p text:style-name="P1"><text:span text:style-name="T1">and used </text:span></text:p>
          </text:deletion>
        </text:changed-region>
        <text:changed-region xml:id="ct140599983459912" text:id="ct140599983459912">
          <text:deletion>
            <office:change-info>
              <dc:creator>Martin Gühmann</dc:creator>
              <dc:date>2023-06-26T22:07:02</dc:date>
            </office:change-info>
            <text:p text:style-name="P1"><text:span text:style-name="T1">this</text:span></text:p>
          </text:deletion>
        </text:changed-region>
        <text:changed-region xml:id="ct140599983460104" text:id="ct140599983460104">
          <text:deletion>
            <office:change-info>
              <dc:creator>Martin Gühmann</dc:creator>
              <dc:date>2023-06-26T22:07:15</dc:date>
            </office:change-info>
            <text:p text:style-name="P1"><text:span text:style-name="T1">the </text:span></text:p>
          </text:deletion>
        </text:changed-region>
        <text:changed-region xml:id="ct140599983386640" text:id="ct140599983386640">
          <text:deletion>
            <office:change-info>
              <dc:creator>Martin Gühmann</dc:creator>
              <dc:date>2023-06-26T22:09:20</dc:date>
            </office:change-info>
            <text:p text:style-name="P1"><text:span text:style-name="T1">species investigated</text:span></text:p>
          </text:deletion>
        </text:changed-region>
        <text:changed-region xml:id="ct140599983387216" text:id="ct140599983387216">
          <text:insertion>
            <office:change-info>
              <dc:creator>Martin Gühmann</dc:creator>
              <dc:date>2023-06-26T22:09:20</dc:date>
            </office:change-info>
          </text:insertion>
        </text:changed-region>
        <text:changed-region xml:id="ct140599983387408" text:id="ct140599983387408">
          <text:insertion>
            <office:change-info>
              <dc:creator>Martin Gühmann</dc:creator>
              <dc:date>2023-06-26T22:10:57</dc:date>
            </office:change-info>
          </text:insertion>
        </text:changed-region>
        <text:changed-region xml:id="ct140599983387600" text:id="ct140599983387600">
          <text:insertion>
            <office:change-info>
              <dc:creator>Martin Gühmann</dc:creator>
              <dc:date>2023-06-26T22:11:00</dc:date>
            </office:change-info>
          </text:insertion>
        </text:changed-region>
        <text:changed-region xml:id="ct140599983387984" text:id="ct140599983387984">
          <text:deletion>
            <office:change-info>
              <dc:creator>Martin Gühmann</dc:creator>
              <dc:date>2023-06-26T22:11:04</dc:date>
            </office:change-info>
            <text:p text:style-name="P1"><text:span text:style-name="T1">s</text:span></text:p>
          </text:deletion>
        </text:changed-region>
        <text:changed-region xml:id="ct140599983459528" text:id="ct140599983459528">
          <text:deletion>
            <office:change-info>
              <dc:creator>Martin Gühmann</dc:creator>
              <dc:date>2023-06-26T22:11:06</dc:date>
            </office:change-info>
            <text:p text:style-name="P1"><text:span text:style-name="T1">ere</text:span></text:p>
          </text:deletion>
        </text:changed-region>
        <text:changed-region xml:id="ct140599983387792" text:id="ct140599983387792">
          <text:insertion>
            <office:change-info>
              <dc:creator>Martin Gühmann</dc:creator>
              <dc:date>2023-06-26T22:11:06</dc:date>
            </office:change-info>
          </text:insertion>
        </text:changed-region>
        <text:changed-region xml:id="ct140599983388944" text:id="ct140599983388944">
          <text:insertion>
            <office:change-info>
              <dc:creator>Martin Gühmann</dc:creator>
              <dc:date>2023-06-26T22:12:48</dc:date>
            </office:change-info>
          </text:insertion>
        </text:changed-region>
        <text:changed-region xml:id="ct140599983388752" text:id="ct140599983388752">
          <text:deletion>
            <office:change-info>
              <dc:creator>Martin Gühmann</dc:creator>
              <dc:date>2023-06-26T22:13:19</dc:date>
            </office:change-info>
            <text:p text:style-name="P1"><text:span text:style-name="T1">A</text:span></text:p>
          </text:deletion>
        </text:changed-region>
        <text:changed-region xml:id="ct140599983387024" text:id="ct140599983387024">
          <text:insertion>
            <office:change-info>
              <dc:creator>Martin Gühmann</dc:creator>
              <dc:date>2023-06-26T22:13:19</dc:date>
            </office:change-info>
          </text:insertion>
        </text:changed-region>
        <text:changed-region xml:id="ct140599983389136" text:id="ct140599983389136">
          <text:deletion>
            <office:change-info>
              <dc:creator>Martin Gühmann</dc:creator>
              <dc:date>2023-06-26T22:12:50</dc:date>
            </office:change-info>
            <text:p text:style-name="P1"><text:span text:style-name="T1">s</text:span></text:p>
          </text:deletion>
        </text:changed-region>
        <text:changed-region xml:id="ct140599983389328" text:id="ct140599983389328">
          <text:deletion>
            <office:change-info>
              <dc:creator>Martin Gühmann</dc:creator>
              <dc:date>2023-06-26T22:12:52</dc:date>
            </office:change-info>
            <text:p text:style-name="P1"><text:span text:style-name="T1">ere</text:span></text:p>
          </text:deletion>
        </text:changed-region>
        <text:changed-region xml:id="ct140599983389520" text:id="ct140599983389520">
          <text:insertion>
            <office:change-info>
              <dc:creator>Martin Gühmann</dc:creator>
              <dc:date>2023-06-26T22:12:52</dc:date>
            </office:change-info>
          </text:insertion>
        </text:changed-region>
        <text:changed-region xml:id="ct140599983389904" text:id="ct140599983389904">
          <text:insertion>
            <office:change-info>
              <dc:creator>Martin Gühmann</dc:creator>
              <dc:date>2023-06-26T22:43:47</dc:date>
            </office:change-info>
          </text:insertion>
        </text:changed-region>
        <text:changed-region xml:id="ct140599983390096" text:id="ct140599983390096">
          <text:deletion>
            <office:change-info>
              <dc:creator>Martin Gühmann</dc:creator>
              <dc:date>2023-06-26T22:32:48</dc:date>
            </office:change-info>
            <text:p text:style-name="P1"><text:span text:style-name="T1">s</text:span></text:p>
          </text:deletion>
        </text:changed-region>
        <text:changed-region xml:id="ct140599983389712" text:id="ct140599983389712">
          <text:deletion>
            <office:change-info>
              <dc:creator>Martin Gühmann</dc:creator>
              <dc:date>2023-06-26T22:15:07</dc:date>
            </office:change-info>
            <text:p text:style-name="P1"><text:span text:style-name="T1">analysis</text:span></text:p>
          </text:deletion>
        </text:changed-region>
        <text:changed-region xml:id="ct140599983388560" text:id="ct140599983388560">
          <text:insertion>
            <office:change-info>
              <dc:creator>Martin Gühmann</dc:creator>
              <dc:date>2023-06-26T22:15:07</dc:date>
            </office:change-info>
          </text:insertion>
        </text:changed-region>
        <text:changed-region xml:id="ct140599983390288" text:id="ct140599983390288">
          <text:deletion>
            <office:change-info>
              <dc:creator>Martin Gühmann</dc:creator>
              <dc:date>2023-06-26T22:40:40</dc:date>
            </office:change-info>
            <text:p text:style-name="P1"><text:span text:style-name="T1">produced</text:span></text:p>
          </text:deletion>
        </text:changed-region>
        <text:changed-region xml:id="ct140599983423704" text:id="ct140599983423704">
          <text:insertion>
            <office:change-info>
              <dc:creator>Martin Gühmann</dc:creator>
              <dc:date>2023-06-26T22:40:40</dc:date>
            </office:change-info>
          </text:insertion>
        </text:changed-region>
        <text:changed-region xml:id="ct140599983390480" text:id="ct140599983390480">
          <text:deletion>
            <office:change-info>
              <dc:creator>Martin Gühmann</dc:creator>
              <dc:date>2023-06-26T22:40:59</dc:date>
            </office:change-info>
            <text:p text:style-name="P1"><text:span text:style-name="T1">and used this</text:span></text:p>
          </text:deletion>
        </text:changed-region>
        <text:changed-region xml:id="ct140599983424088" text:id="ct140599983424088">
          <text:deletion>
            <office:change-info>
              <dc:creator>Martin Gühmann</dc:creator>
              <dc:date>2023-06-26T22:41:00</dc:date>
            </office:change-info>
            <text:p text:style-name="P1"><text:span text:style-name="T1"><text:s/></text:span></text:p>
          </text:deletion>
        </text:changed-region>
        <text:changed-region xml:id="ct140599983424472" text:id="ct140599983424472">
          <text:insertion>
            <office:change-info>
              <dc:creator>Martin Gühmann</dc:creator>
              <dc:date>2023-06-26T22:41:17</dc:date>
            </office:change-info>
          </text:insertion>
        </text:changed-region>
        <text:changed-region xml:id="ct140599983424664" text:id="ct140599983424664">
          <text:deletion>
            <office:change-info>
              <dc:creator>Martin Gühmann</dc:creator>
              <dc:date>2023-06-26T22:41:17</dc:date>
            </office:change-info>
            <text:p text:style-name="P1"><text:span text:style-name="T1">species investigated</text:span></text:p>
          </text:deletion>
        </text:changed-region>
        <text:changed-region xml:id="ct140599983424856" text:id="ct140599983424856">
          <text:insertion>
            <office:change-info>
              <dc:creator>Martin Gühmann</dc:creator>
              <dc:date>2023-06-26T22:42:25</dc:date>
            </office:change-info>
          </text:insertion>
        </text:changed-region>
        <text:changed-region xml:id="ct140599983423512" text:id="ct140599983423512">
          <text:deletion>
            <office:change-info>
              <dc:creator>Martin Gühmann</dc:creator>
              <dc:date>2023-06-26T22:42:28</dc:date>
            </office:change-info>
            <text:p text:style-name="P1"><text:span text:style-name="T1">s</text:span></text:p>
          </text:deletion>
        </text:changed-region>
        <text:changed-region xml:id="ct140599983425048" text:id="ct140599983425048">
          <text:deletion>
            <office:change-info>
              <dc:creator>Martin Gühmann</dc:creator>
              <dc:date>2023-06-26T22:42:30</dc:date>
            </office:change-info>
            <text:p text:style-name="P1"><text:span text:style-name="T1">ere</text:span></text:p>
          </text:deletion>
        </text:changed-region>
        <text:changed-region xml:id="ct140599983425240" text:id="ct140599983425240">
          <text:insertion>
            <office:change-info>
              <dc:creator>Martin Gühmann</dc:creator>
              <dc:date>2023-06-26T22:42:30</dc:date>
            </office:change-info>
          </text:insertion>
        </text:changed-region>
        <text:changed-region xml:id="ct140599983425432" text:id="ct140599983425432">
          <text:deletion>
            <office:change-info>
              <dc:creator>Martin Gühmann</dc:creator>
              <dc:date>2023-06-26T22:42:15</dc:date>
            </office:change-info>
            <text:p text:style-name="P1"><text:span text:style-name="T1">z</text:span></text:p>
          </text:deletion>
        </text:changed-region>
        <text:changed-region xml:id="ct140599983425624" text:id="ct140599983425624">
          <text:insertion>
            <office:change-info>
              <dc:creator>Martin Gühmann</dc:creator>
              <dc:date>2023-06-26T22:42:15</dc:date>
            </office:change-info>
          </text:insertion>
        </text:changed-region>
        <text:changed-region xml:id="ct140599983425816" text:id="ct140599983425816">
          <text:deletion>
            <office:change-info>
              <dc:creator>Martin Gühmann</dc:creator>
              <dc:date>2023-06-26T22:43:02</dc:date>
            </office:change-info>
            <text:p text:style-name="P1"><text:span text:style-name="T1">tree </text:span></text:p>
          </text:deletion>
        </text:changed-region>
        <text:changed-region xml:id="ct140599983426008" text:id="ct140599983426008">
          <text:insertion>
            <office:change-info>
              <dc:creator>Martin Gühmann</dc:creator>
              <dc:date>2023-06-26T22:43:03</dc:date>
            </office:change-info>
          </text:insertion>
        </text:changed-region>
        <text:changed-region xml:id="ct140599983426200" text:id="ct140599983426200">
          <text:insertion>
            <office:change-info>
              <dc:creator>Martin Gühmann</dc:creator>
              <dc:date>2023-06-26T22:32:26</dc:date>
            </office:change-info>
          </text:insertion>
        </text:changed-region>
        <text:changed-region xml:id="ct140599983426392" text:id="ct140599983426392">
          <text:deletion>
            <office:change-info>
              <dc:creator>Martin Gühmann</dc:creator>
              <dc:date>2023-06-26T22:43:21</dc:date>
            </office:change-info>
            <text:p text:style-name="P1"><text:span text:style-name="T1">A</text:span></text:p>
          </text:deletion>
        </text:changed-region>
        <text:changed-region xml:id="ct140599983426584" text:id="ct140599983426584">
          <text:insertion>
            <office:change-info>
              <dc:creator>Martin Gühmann</dc:creator>
              <dc:date>2023-06-26T22:43:21</dc:date>
            </office:change-info>
          </text:insertion>
        </text:changed-region>
        <text:changed-region xml:id="ct140599983426776" text:id="ct140599983426776">
          <text:deletion>
            <office:change-info>
              <dc:creator>Martin Gühmann</dc:creator>
              <dc:date>2023-06-26T22:32:29</dc:date>
            </office:change-info>
            <text:p text:style-name="P1"><text:span text:style-name="T1">s</text:span></text:p>
          </text:deletion>
        </text:changed-region>
        <text:changed-region xml:id="ct140599983426968" text:id="ct140599983426968">
          <text:deletion>
            <office:change-info>
              <dc:creator>Martin Gühmann</dc:creator>
              <dc:date>2023-06-26T22:32:32</dc:date>
            </office:change-info>
            <text:p text:style-name="P1"><text:span text:style-name="T1">ere</text:span></text:p>
          </text:deletion>
        </text:changed-region>
        <text:changed-region xml:id="ct140599983427160" text:id="ct140599983427160">
          <text:insertion>
            <office:change-info>
              <dc:creator>Martin Gühmann</dc:creator>
              <dc:date>2023-06-26T22:32:32</dc:date>
            </office:change-info>
          </text:insertion>
        </text:changed-region>
        <text:changed-region xml:id="ct140599983427352" text:id="ct140599983427352">
          <text:insertion>
            <office:change-info>
              <dc:creator>Martin Gühmann</dc:creator>
              <dc:date>2023-06-26T22:43:33</dc:date>
            </office:change-info>
          </text:insertion>
        </text:changed-region>
        <text:changed-region xml:id="ct140599983411208" text:id="ct140599983411208">
          <text:deletion>
            <office:change-info>
              <dc:creator>Martin Gühmann</dc:creator>
              <dc:date>2023-06-26T22:32:41</dc:date>
            </office:change-info>
            <text:p text:style-name="P1"><text:span text:style-name="T1">s</text:span></text:p>
          </text:deletion>
        </text:changed-region>
        <text:changed-region xml:id="ct140599983411400" text:id="ct140599983411400">
          <text:insertion>
            <office:change-info>
              <dc:creator>Martin Gühmann</dc:creator>
              <dc:date>2023-06-27T19:13:32</dc:date>
            </office:change-info>
          </text:insertion>
        </text:changed-region>
        <text:changed-region xml:id="ct140599983424280" text:id="ct140599983424280">
          <text:insertion>
            <office:change-info>
              <dc:creator>Martin Gühmann</dc:creator>
              <dc:date>2023-06-26T22:45:44</dc:date>
            </office:change-info>
          </text:insertion>
        </text:changed-region>
        <text:changed-region xml:id="ct140599983412360" text:id="ct140599983412360">
          <text:insertion>
            <office:change-info>
              <dc:creator>Martin Gühmann</dc:creator>
              <dc:date>2023-06-26T22:46:01</dc:date>
            </office:change-info>
          </text:insertion>
        </text:changed-region>
        <text:changed-region xml:id="ct140599983411784" text:id="ct140599983411784">
          <text:deletion>
            <office:change-info>
              <dc:creator>Martin Gühmann</dc:creator>
              <dc:date>2023-06-26T22:46:05</dc:date>
            </office:change-info>
            <text:p text:style-name="P1"><text:span text:style-name="T1">I</text:span></text:p>
          </text:deletion>
        </text:changed-region>
        <text:changed-region xml:id="ct140599983411592" text:id="ct140599983411592">
          <text:insertion>
            <office:change-info>
              <dc:creator>Martin Gühmann</dc:creator>
              <dc:date>2023-06-26T22:46:05</dc:date>
            </office:change-info>
          </text:insertion>
        </text:changed-region>
        <text:changed-region xml:id="ct140599983412168" text:id="ct140599983412168">
          <text:insertion>
            <office:change-info>
              <dc:creator>Martin Gühmann</dc:creator>
              <dc:date>2023-06-28T23:11:05</dc:date>
            </office:change-info>
          </text:insertion>
        </text:changed-region>
        <text:changed-region xml:id="ct140599983412744" text:id="ct140599983412744">
          <text:deletion>
            <office:change-info>
              <dc:creator>Martin Gühmann</dc:creator>
              <dc:date>2023-06-28T23:11:15</dc:date>
            </office:change-info>
            <text:p text:style-name="P1"><text:span text:style-name="T1"><text:s/>conventional</text:span></text:p>
          </text:deletion>
        </text:changed-region>
        <text:changed-region xml:id="ct140599983412936" text:id="ct140599983412936">
          <text:insertion>
            <office:change-info>
              <dc:creator>Martin Gühmann</dc:creator>
              <dc:date>2023-06-28T23:16:54</dc:date>
            </office:change-info>
          </text:insertion>
        </text:changed-region>
        <text:changed-region xml:id="ct140599983413128" text:id="ct140599983413128">
          <text:deletion>
            <office:change-info>
              <dc:creator>Martin Gühmann</dc:creator>
              <dc:date>2023-06-28T23:17:02</dc:date>
            </office:change-info>
            <text:p text:style-name="P1"><text:span text:style-name="T1"><text:s/>purchased</text:span></text:p>
          </text:deletion>
        </text:changed-region>
        <text:changed-region xml:id="ct140599983411976" text:id="ct140599983411976">
          <text:insertion>
            <office:change-info>
              <dc:creator>Martin Gühmann</dc:creator>
              <dc:date>2023-06-28T23:14:33</dc:date>
            </office:change-info>
          </text:insertion>
        </text:changed-region>
        <text:changed-region xml:id="ct140599983413320" text:id="ct140599983413320">
          <text:deletion>
            <office:change-info>
              <dc:creator>Martin Gühmann</dc:creator>
              <dc:date>2023-06-28T23:14:35</dc:date>
            </office:change-info>
            <text:p text:style-name="P1"><text:span text:style-name="T1">H</text:span></text:p>
          </text:deletion>
        </text:changed-region>
        <text:changed-region xml:id="ct140599983413512" text:id="ct140599983413512">
          <text:insertion>
            <office:change-info>
              <dc:creator>Martin Gühmann</dc:creator>
              <dc:date>2023-06-28T23:14:35</dc:date>
            </office:change-info>
          </text:insertion>
        </text:changed-region>
        <text:changed-region xml:id="ct140599983414472" text:id="ct140599983414472">
          <text:insertion>
            <office:change-info>
              <dc:creator>Martin Gühmann</dc:creator>
              <dc:date>2023-06-28T23:12:55</dc:date>
            </office:change-info>
          </text:insertion>
        </text:changed-region>
        <text:changed-region xml:id="ct140599983414088" text:id="ct140599983414088">
          <text:insertion>
            <office:change-info>
              <dc:creator>Martin Gühmann</dc:creator>
              <dc:date>2023-06-28T23:13:10</dc:date>
            </office:change-info>
          </text:insertion>
        </text:changed-region>
        <text:changed-region xml:id="ct140599983415048" text:id="ct140599983415048">
          <text:insertion>
            <office:change-info>
              <dc:creator>Martin Gühmann</dc:creator>
              <dc:date>2023-06-28T23:13:19</dc:date>
            </office:change-info>
          </text:insertion>
        </text:changed-region>
        <text:changed-region xml:id="ct140599983412552" text:id="ct140599983412552">
          <text:deletion>
            <office:change-info>
              <dc:creator>Martin Gühmann</dc:creator>
              <dc:date>2023-07-02T12:39:44</dc:date>
            </office:change-info>
            <text:p text:style-name="P1"><text:span text:style-name="T1">labeled</text:span></text:p>
          </text:deletion>
        </text:changed-region>
        <text:changed-region xml:id="ct140599983413704" text:id="ct140599983413704">
          <text:insertion>
            <office:change-info>
              <dc:creator>Martin Gühmann</dc:creator>
              <dc:date>2023-07-02T12:39:44</dc:date>
            </office:change-info>
          </text:insertion>
        </text:changed-region>
        <text:changed-region xml:id="ct140599983341776" text:id="ct140599983341776">
          <text:insertion>
            <office:change-info>
              <dc:creator>Martin Gühmann</dc:creator>
              <dc:date>2023-06-28T23:20:53</dc:date>
            </office:change-info>
          </text:insertion>
        </text:changed-region>
        <text:changed-region xml:id="ct140599983341968" text:id="ct140599983341968">
          <text:insertion>
            <office:change-info>
              <dc:creator>Martin Gühmann</dc:creator>
              <dc:date>2023-06-28T23:21:08</dc:date>
            </office:change-info>
          </text:insertion>
        </text:changed-region>
        <text:changed-region xml:id="ct140599983342352" text:id="ct140599983342352">
          <text:insertion>
            <office:change-info>
              <dc:creator>Martin Gühmann</dc:creator>
              <dc:date>2023-06-28T23:22:23</dc:date>
            </office:change-info>
          </text:insertion>
        </text:changed-region>
        <text:changed-region xml:id="ct140599983342544" text:id="ct140599983342544">
          <text:insertion>
            <office:change-info>
              <dc:creator>Martin Gühmann</dc:creator>
              <dc:date>2023-06-26T22:47:33</dc:date>
            </office:change-info>
          </text:insertion>
        </text:changed-region>
        <text:changed-region xml:id="ct140599983343120" text:id="ct140599983343120">
          <text:deletion>
            <office:change-info>
              <dc:creator>Martin Gühmann</dc:creator>
              <dc:date>2023-06-26T22:47:37</dc:date>
            </office:change-info>
            <text:p text:style-name="P1"><text:span text:style-name="T1"><text:s/>same Cys-containing synthetic</text:span></text:p>
          </text:deletion>
        </text:changed-region>
        <text:changed-region xml:id="ct140599983342736" text:id="ct140599983342736">
          <text:deletion>
            <office:change-info>
              <dc:creator>Martin Gühmann</dc:creator>
              <dc:date>2023-06-26T22:48:24</dc:date>
            </office:change-info>
            <text:p text:style-name="P1"><text:span text:style-name="T1">for</text:span></text:p>
          </text:deletion>
        </text:changed-region>
        <text:changed-region xml:id="ct140599983413896" text:id="ct140599983413896">
          <text:insertion>
            <office:change-info>
              <dc:creator>Martin Gühmann</dc:creator>
              <dc:date>2023-06-26T22:48:24</dc:date>
            </office:change-info>
          </text:insertion>
        </text:changed-region>
        <text:changed-region xml:id="ct140599983342928" text:id="ct140599983342928">
          <text:deletion>
            <office:change-info>
              <dc:creator>Martin Gühmann</dc:creator>
              <dc:date>2023-06-26T22:48:30</dc:date>
            </office:change-info>
            <text:p text:style-name="P1"><text:span text:style-name="T1">ication</text:span></text:p>
          </text:deletion>
        </text:changed-region>
        <text:changed-region xml:id="ct140599983343504" text:id="ct140599983343504">
          <text:insertion>
            <office:change-info>
              <dc:creator>Martin Gühmann</dc:creator>
              <dc:date>2023-06-26T22:48:30</dc:date>
            </office:change-info>
          </text:insertion>
        </text:changed-region>
        <text:changed-region xml:id="ct140599983343696" text:id="ct140599983343696">
          <text:deletion>
            <office:change-info>
              <dc:creator>Martin Gühmann</dc:creator>
              <dc:date>2023-06-26T22:48:35</dc:date>
            </office:change-info>
            <text:p text:style-name="P1"><text:span text:style-name="T1">.</text:span></text:p>
          </text:deletion>
        </text:changed-region>
        <text:changed-region xml:id="ct140599983343888" text:id="ct140599983343888">
          <text:deletion>
            <office:change-info>
              <dc:creator>Martin Gühmann</dc:creator>
              <dc:date>2023-06-26T22:48:36</dc:date>
            </office:change-info>
            <text:p text:style-name="P1"><text:span text:style-name="T1">A</text:span></text:p>
          </text:deletion>
        </text:changed-region>
        <text:changed-region xml:id="ct140599983344080" text:id="ct140599983344080">
          <text:insertion>
            <office:change-info>
              <dc:creator>Martin Gühmann</dc:creator>
              <dc:date>2023-06-26T22:48:36</dc:date>
            </office:change-info>
          </text:insertion>
        </text:changed-region>
        <text:changed-region xml:id="ct140599983344272" text:id="ct140599983344272">
          <text:deletion>
            <office:change-info>
              <dc:creator>Martin Gühmann</dc:creator>
              <dc:date>2023-06-26T22:48:43</dc:date>
            </office:change-info>
            <text:p text:style-name="P1"><text:span text:style-name="T1"><text:s/>were affinity purified</text:span></text:p>
          </text:deletion>
        </text:changed-region>
        <text:changed-region xml:id="ct140599983344656" text:id="ct140599983344656">
          <text:insertion>
            <office:change-info>
              <dc:creator>Martin Gühmann</dc:creator>
              <dc:date>2023-06-28T23:25:04</dc:date>
            </office:change-info>
          </text:insertion>
        </text:changed-region>
        <text:changed-region xml:id="ct140599983344464" text:id="ct140599983344464">
          <text:insertion>
            <office:change-info>
              <dc:creator>Martin Gühmann</dc:creator>
              <dc:date>2023-06-28T23:26:05</dc:date>
            </office:change-info>
          </text:insertion>
        </text:changed-region>
        <text:changed-region xml:id="ct140599983344848" text:id="ct140599983344848">
          <text:insertion>
            <office:change-info>
              <dc:creator>Martin Gühmann</dc:creator>
              <dc:date>2023-06-28T23:27:14</dc:date>
            </office:change-info>
          </text:insertion>
        </text:changed-region>
        <text:changed-region xml:id="ct140599983345424" text:id="ct140599983345424">
          <text:deletion>
            <office:change-info>
              <dc:creator>Martin Gühmann</dc:creator>
              <dc:date>2023-06-28T23:26:59</dc:date>
            </office:change-info>
            <text:p text:style-name="P1"><text:span text:style-name="T1">Larvae injected with the promoter construct (ca. 250 ng/ml) were analysed</text:span></text:p>
          </text:deletion>
        </text:changed-region>
        <text:changed-region xml:id="ct140599983345040" text:id="ct140599983345040">
          <text:deletion>
            <office:change-info>
              <dc:creator>Martin Gühmann</dc:creator>
              <dc:date>2023-06-28T23:27:18</dc:date>
            </office:change-info>
            <text:p text:style-name="P1"><text:span text:style-name="T1"><text:s/></text:span></text:p>
          </text:deletion>
        </text:changed-region>
        <text:changed-region xml:id="ct140599983345232" text:id="ct140599983345232">
          <text:insertion>
            <office:change-info>
              <dc:creator>Martin Gühmann</dc:creator>
              <dc:date>2023-06-28T23:27:38</dc:date>
            </office:change-info>
          </text:insertion>
        </text:changed-region>
        <text:changed-region xml:id="ct140599983370264" text:id="ct140599983370264">
          <text:deletion>
            <office:change-info>
              <dc:creator>Martin Gühmann</dc:creator>
              <dc:date>2023-06-28T23:27:56</dc:date>
            </office:change-info>
            <text:p text:style-name="P1"><text:span text:style-name="T1"><text:s/>at three days post fertilization</text:span></text:p>
          </text:deletion>
        </text:changed-region>
        <text:changed-region xml:id="ct140599983370456" text:id="ct140599983370456">
          <text:insertion>
            <office:change-info>
              <dc:creator>Martin Gühmann</dc:creator>
              <dc:date>2023-06-28T23:28:18</dc:date>
            </office:change-info>
          </text:insertion>
        </text:changed-region>
        <text:changed-region xml:id="ct140599983370840" text:id="ct140599983370840">
          <text:insertion>
            <office:change-info>
              <dc:creator>Martin Gühmann</dc:creator>
              <dc:date>2023-06-28T23:34:21</dc:date>
            </office:change-info>
          </text:insertion>
        </text:changed-region>
        <text:changed-region xml:id="ct140599983342160" text:id="ct140599983342160">
          <text:insertion>
            <office:change-info>
              <dc:creator>Martin Gühmann</dc:creator>
              <dc:date>2023-06-28T23:34:21</dc:date>
            </office:change-info>
          </text:insertion>
        </text:changed-region>
        <text:changed-region xml:id="ct140599983371032" text:id="ct140599983371032">
          <text:insertion>
            <office:change-info>
              <dc:creator>Martin Gühmann</dc:creator>
              <dc:date>2023-06-28T23:35:08</dc:date>
            </office:change-info>
          </text:insertion>
        </text:changed-region>
        <text:changed-region xml:id="ct140599983371224" text:id="ct140599983371224">
          <text:insertion>
            <office:change-info>
              <dc:creator>Martin Gühmann</dc:creator>
              <dc:date>2023-06-28T23:37:26</dc:date>
            </office:change-info>
          </text:insertion>
        </text:changed-region>
        <text:changed-region xml:id="ct140599983371416" text:id="ct140599983371416">
          <text:deletion>
            <office:change-info>
              <dc:creator>Martin Gühmann</dc:creator>
              <dc:date>2023-06-28T23:35:25</dc:date>
            </office:change-info>
            <text:p text:style-name="P1"><text:span text:style-name="T1"><text:s/>larvae were used. </text:span></text:p>
          </text:deletion>
        </text:changed-region>
        <text:changed-region xml:id="ct140599983371608" text:id="ct140599983371608">
          <text:deletion>
            <office:change-info>
              <dc:creator>Martin Gühmann</dc:creator>
              <dc:date>2023-06-28T23:30:57</dc:date>
            </office:change-info>
            <text:p text:style-name="P1"><text:span text:style-name="T1">Experiments were carried out </text:span></text:p>
          </text:deletion>
        </text:changed-region>
        <text:changed-region xml:id="ct140599983371800" text:id="ct140599983371800">
          <text:deletion>
            <office:change-info>
              <dc:creator>Martin Gühmann</dc:creator>
              <dc:date>2023-06-28T23:32:23</dc:date>
            </office:change-info>
            <text:p text:style-name="P1"><text:span text:style-name="T1">at room temperature and larvae </text:span></text:p>
          </text:deletion>
        </text:changed-region>
        <text:changed-region xml:id="ct140599983371992" text:id="ct140599983371992">
          <text:insertion>
            <office:change-info>
              <dc:creator>Martin Gühmann</dc:creator>
              <dc:date>2023-06-28T23:37:35</dc:date>
            </office:change-info>
          </text:insertion>
        </text:changed-region>
        <text:changed-region xml:id="ct140599983372184" text:id="ct140599983372184">
          <text:deletion>
            <office:change-info>
              <dc:creator>Martin Gühmann</dc:creator>
              <dc:date>2023-06-28T23:34:16</dc:date>
            </office:change-info>
            <text:p text:style-name="P1"><text:span text:style-name="T1"><text:s/>GCaMP6s mRNA (1 mg/ml) was injected into zygotes as described previously (Randel et al., 2014).</text:span></text:p>
          </text:deletion>
        </text:changed-region>
        <text:changed-region xml:id="ct140599983372376" text:id="ct140599983372376">
          <text:insertion>
            <office:change-info>
              <dc:creator>Martin Gühmann</dc:creator>
              <dc:date>2023-06-28T23:30:13</dc:date>
            </office:change-info>
          </text:insertion>
        </text:changed-region>
        <text:changed-region xml:id="ct140599983372568" text:id="ct140599983372568">
          <text:insertion>
            <office:change-info>
              <dc:creator>Martin Gühmann</dc:creator>
              <dc:date>2023-06-28T23:31:55</dc:date>
            </office:change-info>
          </text:insertion>
        </text:changed-region>
        <text:changed-region xml:id="ct140599983372760" text:id="ct140599983372760">
          <text:insertion>
            <office:change-info>
              <dc:creator>Martin Gühmann</dc:creator>
              <dc:date>2023-06-28T23:32:00</dc:date>
            </office:change-info>
          </text:insertion>
        </text:changed-region>
        <text:changed-region xml:id="ct140599983372952" text:id="ct140599983372952">
          <text:deletion>
            <office:change-info>
              <dc:creator>Martin Gühmann</dc:creator>
              <dc:date>2023-06-28T23:29:38</dc:date>
            </office:change-info>
            <text:p text:style-name="P1"><text:span text:style-name="T1">B</text:span></text:p>
          </text:deletion>
        </text:changed-region>
        <text:changed-region xml:id="ct140599983373336" text:id="ct140599983373336">
          <text:insertion>
            <office:change-info>
              <dc:creator>Martin Gühmann</dc:creator>
              <dc:date>2023-06-28T23:29:38</dc:date>
            </office:change-info>
          </text:insertion>
        </text:changed-region>
        <text:changed-region xml:id="ct140599983373528" text:id="ct140599983373528">
          <text:insertion>
            <office:change-info>
              <dc:creator>Martin Gühmann</dc:creator>
              <dc:date>2023-06-28T23:38:50</dc:date>
            </office:change-info>
          </text:insertion>
        </text:changed-region>
        <text:changed-region xml:id="ct140599983373720" text:id="ct140599983373720">
          <text:deletion>
            <office:change-info>
              <dc:creator>Martin Gühmann</dc:creator>
              <dc:date>2023-06-28T23:38:52</dc:date>
            </office:change-info>
            <text:p text:style-name="P1"><text:span text:style-name="T1">F</text:span></text:p>
          </text:deletion>
        </text:changed-region>
        <text:changed-region xml:id="ct140599983370648" text:id="ct140599983370648">
          <text:insertion>
            <office:change-info>
              <dc:creator>Martin Gühmann</dc:creator>
              <dc:date>2023-06-28T23:38:52</dc:date>
            </office:change-info>
          </text:insertion>
        </text:changed-region>
        <text:changed-region xml:id="ct140599983374104" text:id="ct140599983374104">
          <text:insertion>
            <office:change-info>
              <dc:creator>Martin Gühmann</dc:creator>
              <dc:date>2023-06-28T23:39:13</dc:date>
            </office:change-info>
          </text:insertion>
        </text:changed-region>
        <text:changed-region xml:id="ct140599983373912" text:id="ct140599983373912">
          <text:deletion>
            <office:change-info>
              <dc:creator>Martin Gühmann</dc:creator>
              <dc:date>2023-06-28T23:39:15</dc:date>
            </office:change-info>
            <text:p text:style-name="P1"><text:span text:style-name="T1">C</text:span></text:p>
          </text:deletion>
        </text:changed-region>
        <text:changed-region xml:id="ct140599983243272" text:id="ct140599983243272">
          <text:insertion>
            <office:change-info>
              <dc:creator>Martin Gühmann</dc:creator>
              <dc:date>2023-06-28T23:39:15</dc:date>
            </office:change-info>
          </text:insertion>
        </text:changed-region>
        <text:changed-region xml:id="ct140599983243656" text:id="ct140599983243656">
          <text:insertion>
            <office:change-info>
              <dc:creator>Martin Gühmann</dc:creator>
              <dc:date>2023-06-28T23:39:51</dc:date>
            </office:change-info>
          </text:insertion>
        </text:changed-region>
        <text:changed-region xml:id="ct140599983243848" text:id="ct140599983243848">
          <text:deletion>
            <office:change-info>
              <dc:creator>Martin Gühmann</dc:creator>
              <dc:date>2023-06-28T23:41:52</dc:date>
            </office:change-info>
            <text:p text:style-name="P1"><text:span text:style-name="T1"><text:s/>post-transfection</text:span></text:p>
          </text:deletion>
        </text:changed-region>
        <text:changed-region xml:id="ct140599983373144" text:id="ct140599983373144">
          <text:insertion>
            <office:change-info>
              <dc:creator>Martin Gühmann</dc:creator>
              <dc:date>2023-06-28T23:41:47</dc:date>
            </office:change-info>
          </text:insertion>
        </text:changed-region>
        <text:changed-region xml:id="ct140599983244040" text:id="ct140599983244040">
          <text:insertion>
            <office:change-info>
              <dc:creator>Martin Gühmann</dc:creator>
              <dc:date>2023-06-28T23:42:02</dc:date>
            </office:change-info>
          </text:insertion>
        </text:changed-region>
        <text:changed-region xml:id="ct140599983244232" text:id="ct140599983244232">
          <text:deletion>
            <office:change-info>
              <dc:creator>Martin Gühmann</dc:creator>
              <dc:date>2023-06-28T23:42:05</dc:date>
            </office:change-info>
            <text:p text:style-name="P1"><text:span text:style-name="T1"><text:s/>for</text:span></text:p>
          </text:deletion>
        </text:changed-region>
        <text:changed-region xml:id="ct140599983244424" text:id="ct140599983244424">
          <text:insertion>
            <office:change-info>
              <dc:creator>Martin Gühmann</dc:creator>
              <dc:date>2023-06-28T23:42:15</dc:date>
            </office:change-info>
          </text:insertion>
        </text:changed-region>
        <text:changed-region xml:id="ct140599983244616" text:id="ct140599983244616">
          <text:insertion>
            <office:change-info>
              <dc:creator>Martin Gühmann</dc:creator>
              <dc:date>2023-06-28T23:42:34</dc:date>
            </office:change-info>
          </text:insertion>
        </text:changed-region>
        <text:changed-region xml:id="ct140599983244808" text:id="ct140599983244808">
          <text:deletion>
            <office:change-info>
              <dc:creator>Martin Gühmann</dc:creator>
              <dc:date>2023-06-28T23:42:36</dc:date>
            </office:change-info>
            <text:p text:style-name="P1"><text:span text:style-name="T1">D</text:span></text:p>
          </text:deletion>
        </text:changed-region>
        <text:changed-region xml:id="ct140599983245000" text:id="ct140599983245000">
          <text:insertion>
            <office:change-info>
              <dc:creator>Martin Gühmann</dc:creator>
              <dc:date>2023-06-28T23:42:36</dc:date>
            </office:change-info>
          </text:insertion>
        </text:changed-region>
        <text:changed-region xml:id="ct140599983245192" text:id="ct140599983245192">
          <text:deletion>
            <office:change-info>
              <dc:creator>Martin Gühmann</dc:creator>
              <dc:date>2023-06-28T23:42:56</dc:date>
            </office:change-info>
            <text:p text:style-name="P1"><text:span text:style-name="T1"><text:s/>imaging was done</text:span></text:p>
          </text:deletion>
        </text:changed-region>
        <text:changed-region xml:id="ct140599983245384" text:id="ct140599983245384">
          <text:insertion>
            <office:change-info>
              <dc:creator>Martin Gühmann</dc:creator>
              <dc:date>2023-06-28T23:42:48</dc:date>
            </office:change-info>
          </text:insertion>
        </text:changed-region>
        <text:changed-region xml:id="ct140599983245576" text:id="ct140599983245576">
          <text:insertion>
            <office:change-info>
              <dc:creator>Martin Gühmann</dc:creator>
              <dc:date>2023-06-28T23:43:07</dc:date>
            </office:change-info>
          </text:insertion>
        </text:changed-region>
        <text:changed-region xml:id="ct140599983245768" text:id="ct140599983245768">
          <text:deletion>
            <office:change-info>
              <dc:creator>Martin Gühmann</dc:creator>
              <dc:date>2023-06-28T23:43:09</dc:date>
            </office:change-info>
            <text:p text:style-name="P1"><text:span text:style-name="T1">I</text:span></text:p>
          </text:deletion>
        </text:changed-region>
        <text:changed-region xml:id="ct140599983245960" text:id="ct140599983245960">
          <text:insertion>
            <office:change-info>
              <dc:creator>Martin Gühmann</dc:creator>
              <dc:date>2023-06-28T23:43:09</dc:date>
            </office:change-info>
          </text:insertion>
        </text:changed-region>
        <text:changed-region xml:id="ct140599983246152" text:id="ct140599983246152">
          <text:deletion>
            <office:change-info>
              <dc:creator>Martin Gühmann</dc:creator>
              <dc:date>2023-06-28T23:43:25</dc:date>
            </office:change-info>
            <text:p text:style-name="P1"><text:span text:style-name="T1"><text:s/>Imaging </text:span></text:p>
          </text:deletion>
        </text:changed-region>
        <text:changed-region xml:id="ct140599983246344" text:id="ct140599983246344">
          <text:insertion>
            <office:change-info>
              <dc:creator>Martin Gühmann</dc:creator>
              <dc:date>2023-06-28T23:43:21</dc:date>
            </office:change-info>
          </text:insertion>
        </text:changed-region>
        <text:changed-region xml:id="ct140599983246536" text:id="ct140599983246536">
          <text:insertion>
            <office:change-info>
              <dc:creator>Martin Gühmann</dc:creator>
              <dc:date>2023-06-28T23:43:35</dc:date>
            </office:change-info>
          </text:insertion>
        </text:changed-region>
        <text:changed-region xml:id="ct140599983246728" text:id="ct140599983246728">
          <text:deletion>
            <office:change-info>
              <dc:creator>Martin Gühmann</dc:creator>
              <dc:date>2023-06-28T23:43:43</dc:date>
            </office:change-info>
            <text:p text:style-name="P1"><text:span text:style-name="T1">analysis was done </text:span></text:p>
          </text:deletion>
        </text:changed-region>
        <text:changed-region xml:id="ct140599983255952" text:id="ct140599983255952">
          <text:deletion>
            <office:change-info>
              <dc:creator>Martin Gühmann</dc:creator>
              <dc:date>2023-06-28T23:47:21</dc:date>
            </office:change-info>
            <text:p text:style-name="P1"><text:span text:style-name="T1">all of the</text:span></text:p>
          </text:deletion>
        </text:changed-region>
        <text:changed-region xml:id="ct140599983256336" text:id="ct140599983256336">
          <text:insertion>
            <office:change-info>
              <dc:creator>Martin Gühmann</dc:creator>
              <dc:date>2023-06-28T23:47:21</dc:date>
            </office:change-info>
          </text:insertion>
        </text:changed-region>
        <text:changed-region xml:id="ct140599983256528" text:id="ct140599983256528">
          <text:insertion>
            <office:change-info>
              <dc:creator>Martin Gühmann</dc:creator>
              <dc:date>2023-06-28T23:47:34</dc:date>
            </office:change-info>
          </text:insertion>
        </text:changed-region>
        <text:changed-region xml:id="ct140599983256912" text:id="ct140599983256912">
          <text:insertion>
            <office:change-info>
              <dc:creator>Martin Gühmann</dc:creator>
              <dc:date>2023-06-29T22:35:09</dc:date>
            </office:change-info>
          </text:insertion>
        </text:changed-region>
        <text:changed-region xml:id="ct140599983257104" text:id="ct140599983257104">
          <text:deletion>
            <office:change-info>
              <dc:creator>Martin Gühmann</dc:creator>
              <dc:date>2023-06-29T22:35:15</dc:date>
            </office:change-info>
            <text:p text:style-name="P1"><text:span text:style-name="T1">establish </text:span></text:p>
          </text:deletion>
        </text:changed-region>
        <text:changed-region xml:id="ct140599983257680" text:id="ct140599983257680">
          <text:insertion>
            <office:change-info>
              <dc:creator>Martin Gühmann</dc:creator>
              <dc:date>2023-06-29T22:36:23</dc:date>
            </office:change-info>
          </text:insertion>
        </text:changed-region>
        <text:changed-region xml:id="ct140599983257296" text:id="ct140599983257296">
          <text:deletion>
            <office:change-info>
              <dc:creator>Martin Gühmann</dc:creator>
              <dc:date>2023-06-29T22:36:28</dc:date>
            </office:change-info>
            <text:p text:style-name="P1"><text:span text:style-name="T1">using </text:span></text:p>
          </text:deletion>
        </text:changed-region>
        <text:changed-region xml:id="ct140599983257872" text:id="ct140599983257872">
          <text:insertion>
            <office:change-info>
              <dc:creator>Martin Gühmann</dc:creator>
              <dc:date>2023-06-29T22:39:48</dc:date>
            </office:change-info>
          </text:insertion>
        </text:changed-region>
        <text:changed-region xml:id="ct140599983258064" text:id="ct140599983258064">
          <text:deletion>
            <office:change-info>
              <dc:creator>Martin Gühmann</dc:creator>
              <dc:date>2023-06-29T22:39:51</dc:date>
            </office:change-info>
            <text:p text:style-name="P1"><text:span text:style-name="T1">using </text:span></text:p>
          </text:deletion>
        </text:changed-region>
        <text:changed-region xml:id="ct140599985500360" text:id="ct140599985500360">
          <text:insertion>
            <office:change-info>
              <dc:creator>Martin Gühmann</dc:creator>
              <dc:date>2023-06-29T22:41:22</dc:date>
            </office:change-info>
          </text:insertion>
        </text:changed-region>
        <text:changed-region xml:id="ct140599983258640" text:id="ct140599983258640">
          <text:deletion>
            <office:change-info>
              <dc:creator>Martin Gühmann</dc:creator>
              <dc:date>2023-06-29T22:41:26</dc:date>
            </office:change-info>
            <text:p text:style-name="P1"><text:span text:style-name="T1">employ </text:span></text:p>
          </text:deletion>
        </text:changed-region>
        <text:changed-region xml:id="ct140599983259216" text:id="ct140599983259216">
          <text:deletion>
            <office:change-info>
              <dc:creator>Martin Gühmann</dc:creator>
              <dc:date>2023-06-29T22:42:20</dc:date>
            </office:change-info>
            <text:p text:style-name="P1"><text:span text:style-name="T1">, amongst others </text:span></text:p>
          </text:deletion>
        </text:changed-region>
        <text:changed-region xml:id="ct140599983259024" text:id="ct140599983259024">
          <text:deletion>
            <office:change-info>
              <dc:creator>Martin Gühmann</dc:creator>
              <dc:date>2023-06-29T22:43:08</dc:date>
            </office:change-info>
            <text:p text:style-name="P1"><text:span text:style-name="T1">, </text:span></text:p>
          </text:deletion>
        </text:changed-region>
        <text:changed-region xml:id="ct140599983258448" text:id="ct140599983258448">
          <text:deletion>
            <office:change-info>
              <dc:creator>Martin Gühmann</dc:creator>
              <dc:date>2023-06-29T22:44:30</dc:date>
            </office:change-info>
            <text:p text:style-name="P1"><text:span text:style-name="T1">Using </text:span></text:p>
          </text:deletion>
        </text:changed-region>
        <text:changed-region xml:id="ct140599983258832" text:id="ct140599983258832">
          <text:insertion>
            <office:change-info>
              <dc:creator>Martin Gühmann</dc:creator>
              <dc:date>2023-06-29T22:44:25</dc:date>
            </office:change-info>
          </text:insertion>
        </text:changed-region>
        <text:changed-region xml:id="ct140599983257488" text:id="ct140599983257488">
          <text:deletion>
            <office:change-info>
              <dc:creator>Martin Gühmann</dc:creator>
              <dc:date>2023-06-29T22:45:09</dc:date>
            </office:change-info>
            <text:p text:style-name="P1"><text:span text:style-name="T1">said </text:span></text:p>
          </text:deletion>
        </text:changed-region>
        <text:changed-region xml:id="ct140599983136792" text:id="ct140599983136792">
          <text:insertion>
            <office:change-info>
              <dc:creator>Martin Gühmann</dc:creator>
              <dc:date>2023-06-29T22:45:11</dc:date>
            </office:change-info>
          </text:insertion>
        </text:changed-region>
        <text:changed-region xml:id="ct140599983137368" text:id="ct140599983137368">
          <text:insertion>
            <office:change-info>
              <dc:creator>Martin Gühmann</dc:creator>
              <dc:date>2023-06-29T22:45:53</dc:date>
            </office:change-info>
          </text:insertion>
        </text:changed-region>
        <text:changed-region xml:id="ct140599983137560" text:id="ct140599983137560">
          <text:deletion>
            <office:change-info>
              <dc:creator>Martin Gühmann</dc:creator>
              <dc:date>2023-06-29T22:46:05</dc:date>
            </office:change-info>
            <text:p text:style-name="P1"><text:span text:style-name="T1">for exploration of </text:span></text:p>
          </text:deletion>
        </text:changed-region>
        <text:changed-region xml:id="ct140599983258256" text:id="ct140599983258256">
          <text:deletion>
            <office:change-info>
              <dc:creator>Martin Gühmann</dc:creator>
              <dc:date>2023-06-29T22:46:45</dc:date>
            </office:change-info>
            <text:p text:style-name="P1"><text:span text:style-name="T1">In the next step,</text:span></text:p>
          </text:deletion>
        </text:changed-region>
        <text:changed-region xml:id="ct140599983137752" text:id="ct140599983137752">
          <text:insertion>
            <office:change-info>
              <dc:creator>Martin Gühmann</dc:creator>
              <dc:date>2023-06-29T22:46:34</dc:date>
            </office:change-info>
          </text:insertion>
        </text:changed-region>
        <text:changed-region xml:id="ct140599983137944" text:id="ct140599983137944">
          <text:insertion>
            <office:change-info>
              <dc:creator>Martin Gühmann</dc:creator>
              <dc:date>2023-06-29T22:47:13</dc:date>
            </office:change-info>
          </text:insertion>
        </text:changed-region>
        <text:changed-region xml:id="ct140599983138328" text:id="ct140599983138328">
          <text:deletion>
            <office:change-info>
              <dc:creator>Martin Gühmann</dc:creator>
              <dc:date>2023-06-29T22:47:15</dc:date>
            </office:change-info>
            <text:p text:style-name="P1"><text:span text:style-name="T1">S</text:span></text:p>
          </text:deletion>
        </text:changed-region>
        <text:changed-region xml:id="ct140599983138136" text:id="ct140599983138136">
          <text:insertion>
            <office:change-info>
              <dc:creator>Martin Gühmann</dc:creator>
              <dc:date>2023-06-29T22:47:15</dc:date>
            </office:change-info>
          </text:insertion>
        </text:changed-region>
        <text:changed-region xml:id="ct140599983138712" text:id="ct140599983138712">
          <text:deletion>
            <office:change-info>
              <dc:creator>Martin Gühmann</dc:creator>
              <dc:date>2023-06-29T22:48:01</dc:date>
            </office:change-info>
            <text:p text:style-name="P1"><text:span text:style-name="T1"><text:s/>,</text:span></text:p>
          </text:deletion>
        </text:changed-region>
        <text:changed-region xml:id="ct140599983139288" text:id="ct140599983139288">
          <text:insertion>
            <office:change-info>
              <dc:creator>Martin Gühmann</dc:creator>
              <dc:date>2023-06-29T22:51:20</dc:date>
            </office:change-info>
          </text:insertion>
        </text:changed-region>
        <text:changed-region xml:id="ct140599983138904" text:id="ct140599983138904">
          <text:deletion>
            <office:change-info>
              <dc:creator>Martin Gühmann</dc:creator>
              <dc:date>2023-06-29T22:51:22</dc:date>
            </office:change-info>
            <text:p text:style-name="P1"><text:span text:style-name="T1">set </text:span></text:p>
          </text:deletion>
        </text:changed-region>
        <text:changed-region xml:id="ct140599983259408" text:id="ct140599983259408">
          <text:deletion>
            <office:change-info>
              <dc:creator>Martin Gühmann</dc:creator>
              <dc:date>2023-06-27T21:17:58</dc:date>
            </office:change-info>
            <text:p text:style-name="P1"><text:span text:style-name="T1"><text:s/></text:span></text:p>
          </text:deletion>
        </text:changed-region>
        <text:changed-region xml:id="ct140599983139096" text:id="ct140599983139096">
          <text:insertion>
            <office:change-info>
              <dc:creator>Martin Gühmann</dc:creator>
              <dc:date>2023-06-29T22:33:51</dc:date>
            </office:change-info>
          </text:insertion>
        </text:changed-region>
        <text:changed-region xml:id="ct140599983140056" text:id="ct140599983140056">
          <text:deletion>
            <office:change-info>
              <dc:creator>Martin Gühmann</dc:creator>
              <dc:date>2023-06-29T22:33:56</dc:date>
            </office:change-info>
            <text:p text:style-name="P1"><text:span text:style-name="T1">present </text:span></text:p>
          </text:deletion>
        </text:changed-region>
        <text:changed-region xml:id="ct140599983140440" text:id="ct140599983140440">
          <text:insertion>
            <office:change-info>
              <dc:creator>Martin Gühmann</dc:creator>
              <dc:date>2023-06-29T22:53:58</dc:date>
            </office:change-info>
          </text:insertion>
        </text:changed-region>
        <text:changed-region xml:id="ct140599983138520" text:id="ct140599983138520">
          <text:deletion>
            <office:change-info>
              <dc:creator>Martin Gühmann</dc:creator>
              <dc:date>2023-06-29T22:54:49</dc:date>
            </office:change-info>
            <text:p text:style-name="P3"><text:span text:style-name="T1"><text:s/></text:span></text:p>
          </text:deletion>
        </text:changed-region>
        <text:changed-region xml:id="ct140599983140632" text:id="ct140599983140632">
          <text:deletion>
            <office:change-info>
              <dc:creator>Martin Gühmann</dc:creator>
              <dc:date>2023-06-29T22:54:47</dc:date>
            </office:change-info>
            <text:p text:style-name="P3"><text:span text:style-name="T1"><text:s/></text:span></text:p>
          </text:deletion>
        </text:changed-region>
        <text:changed-region xml:id="ct140599983139864" text:id="ct140599983139864">
          <text:deletion>
            <office:change-info>
              <dc:creator>Martin Gühmann</dc:creator>
              <dc:date>2023-06-29T22:54:54</dc:date>
            </office:change-info>
            <text:p text:style-name="P3"><text:span text:style-name="T1"><text:s/></text:span></text:p>
          </text:deletion>
        </text:changed-region>
        <text:changed-region xml:id="ct140599983165448" text:id="ct140599983165448">
          <text:deletion>
            <office:change-info>
              <dc:creator>Martin Gühmann</dc:creator>
              <dc:date>2023-06-29T22:54:56</dc:date>
            </office:change-info>
            <text:p text:style-name="P3"><text:span text:style-name="T1"><text:s/></text:span></text:p>
          </text:deletion>
        </text:changed-region>
        <text:changed-region xml:id="ct140599983165640" text:id="ct140599983165640">
          <text:deletion>
            <office:change-info>
              <dc:creator>Martin Gühmann</dc:creator>
              <dc:date>2023-06-29T22:55:00</dc:date>
            </office:change-info>
            <text:p text:style-name="P3"><text:span text:style-name="T1"><text:s/></text:span></text:p>
          </text:deletion>
        </text:changed-region>
        <text:changed-region xml:id="ct140599983165832" text:id="ct140599983165832">
          <text:deletion>
            <office:change-info>
              <dc:creator>Martin Gühmann</dc:creator>
              <dc:date>2023-06-29T22:55:02</dc:date>
            </office:change-info>
            <text:p text:style-name="P3"><text:span text:style-name="T1"><text:s/></text:span></text:p>
          </text:deletion>
        </text:changed-region>
        <text:changed-region xml:id="ct140599983166024" text:id="ct140599983166024">
          <text:deletion>
            <office:change-info>
              <dc:creator>Martin Gühmann</dc:creator>
              <dc:date>2023-06-29T22:55:05</dc:date>
            </office:change-info>
            <text:p text:style-name="P4"><text:span text:style-name="T1"><text:s/></text:span></text:p>
          </text:deletion>
        </text:changed-region>
        <text:changed-region xml:id="ct140599983166600" text:id="ct140599983166600">
          <text:insertion>
            <office:change-info>
              <dc:creator>Martin Gühmann</dc:creator>
              <dc:date>2023-06-27T21:18:56</dc:date>
            </office:change-info>
          </text:insertion>
        </text:changed-region>
        <text:changed-region xml:id="ct140599983167176" text:id="ct140599983167176">
          <text:insertion>
            <office:change-info>
              <dc:creator>Martin Gühmann</dc:creator>
              <dc:date>2023-06-29T22:26:34</dc:date>
            </office:change-info>
          </text:insertion>
        </text:changed-region>
        <text:changed-region xml:id="ct140599983166984" text:id="ct140599983166984">
          <text:deletion>
            <office:change-info>
              <dc:creator>Martin Gühmann</dc:creator>
              <dc:date>2023-06-29T22:26:42</dc:date>
            </office:change-info>
            <text:p text:style-name="P1"><text:span text:style-name="T1">perform </text:span></text:p>
          </text:deletion>
        </text:changed-region>
        <text:changed-region xml:id="ct140599983167368" text:id="ct140599983167368">
          <text:deletion>
            <office:change-info>
              <dc:creator>Martin Gühmann</dc:creator>
              <dc:date>2023-06-29T22:30:18</dc:date>
            </office:change-info>
            <text:p text:style-name="P3"><text:span text:style-name="T1"><text:s/></text:span></text:p>
          </text:deletion>
        </text:changed-region>
        <text:changed-region xml:id="ct140599983167560" text:id="ct140599983167560">
          <text:deletion>
            <office:change-info>
              <dc:creator>Martin Gühmann</dc:creator>
              <dc:date>2023-06-29T22:30:25</dc:date>
            </office:change-info>
            <text:p text:style-name="P3"><text:span text:style-name="T1"><text:s/></text:span></text:p>
          </text:deletion>
        </text:changed-region>
        <text:changed-region xml:id="ct140599983140248" text:id="ct140599983140248">
          <text:deletion>
            <office:change-info>
              <dc:creator>Martin Gühmann</dc:creator>
              <dc:date>2023-06-27T21:18:35</dc:date>
            </office:change-info>
            <text:p text:style-name="P3"><text:span text:style-name="T1"><text:s/></text:span></text:p>
          </text:deletion>
        </text:changed-region>
        <text:changed-region xml:id="ct140599983167752" text:id="ct140599983167752">
          <text:deletion>
            <office:change-info>
              <dc:creator>Martin Gühmann</dc:creator>
              <dc:date>2023-06-29T22:30:33</dc:date>
            </office:change-info>
            <text:p text:style-name="P3"><text:span text:style-name="T1"><text:s/></text:span></text:p>
          </text:deletion>
        </text:changed-region>
        <text:changed-region xml:id="ct140599983167944" text:id="ct140599983167944">
          <text:deletion>
            <office:change-info>
              <dc:creator>Martin Gühmann</dc:creator>
              <dc:date>2023-06-29T22:28:30</dc:date>
            </office:change-info>
            <text:p text:style-name="P4"><text:span text:style-name="T1"><text:s/></text:span></text:p>
          </text:deletion>
        </text:changed-region>
        <text:changed-region xml:id="ct140599983168136" text:id="ct140599983168136">
          <text:insertion>
            <office:change-info>
              <dc:creator>Martin Gühmann</dc:creator>
              <dc:date>2023-06-29T22:31:37</dc:date>
            </office:change-info>
          </text:insertion>
        </text:changed-region>
        <text:changed-region xml:id="ct140599983168520" text:id="ct140599983168520">
          <text:insertion>
            <office:change-info>
              <dc:creator>Martin Gühmann</dc:creator>
              <dc:date>2023-06-28T23:47:58</dc:date>
            </office:change-info>
          </text:insertion>
        </text:changed-region>
        <text:changed-region xml:id="ct140599983168328" text:id="ct140599983168328">
          <text:deletion>
            <office:change-info>
              <dc:creator>Martin Gühmann</dc:creator>
              <dc:date>2023-06-28T23:48:00</dc:date>
            </office:change-info>
            <text:p text:style-name="P1"><text:span text:style-name="T1">D</text:span></text:p>
          </text:deletion>
        </text:changed-region>
        <text:changed-region xml:id="ct140599983168904" text:id="ct140599983168904">
          <text:insertion>
            <office:change-info>
              <dc:creator>Martin Gühmann</dc:creator>
              <dc:date>2023-06-28T23:48:00</dc:date>
            </office:change-info>
          </text:insertion>
        </text:changed-region>
        <text:changed-region xml:id="ct140599983169288" text:id="ct140599983169288">
          <text:deletion>
            <office:change-info>
              <dc:creator>Martin Gühmann</dc:creator>
              <dc:date>2023-06-29T22:30:45</dc:date>
            </office:change-info>
            <text:p text:style-name="P1"><text:span text:style-name="T1"><text:s/></text:span></text:p>
          </text:deletion>
        </text:changed-region>
        <text:changed-region xml:id="ct140599982927624" text:id="ct140599982927624">
          <text:insertion>
            <office:change-info>
              <dc:creator>Martin Gühmann</dc:creator>
              <dc:date>2023-06-30T00:47:05</dc:date>
            </office:change-info>
          </text:insertion>
        </text:changed-region>
        <text:changed-region xml:id="ct140599982854544" text:id="ct140599982854544">
          <text:deletion>
            <office:change-info>
              <dc:creator>Martin Gühmann</dc:creator>
              <dc:date>2023-06-30T00:47:06</dc:date>
            </office:change-info>
            <text:p text:style-name="P5"><text:span text:style-name="T1">I</text:span></text:p>
          </text:deletion>
        </text:changed-region>
        <text:changed-region xml:id="ct140599982854736" text:id="ct140599982854736">
          <text:insertion>
            <office:change-info>
              <dc:creator>Martin Gühmann</dc:creator>
              <dc:date>2023-06-30T00:47:06</dc:date>
            </office:change-info>
          </text:insertion>
        </text:changed-region>
        <text:changed-region xml:id="ct140599982855120" text:id="ct140599982855120">
          <text:insertion>
            <office:change-info>
              <dc:creator>Martin Gühmann</dc:creator>
              <dc:date>2023-06-27T19:37:02</dc:date>
            </office:change-info>
          </text:insertion>
        </text:changed-region>
        <text:changed-region xml:id="ct140599982854928" text:id="ct140599982854928">
          <text:deletion>
            <office:change-info>
              <dc:creator>Martin Gühmann</dc:creator>
              <dc:date>2023-06-27T19:37:04</dc:date>
            </office:change-info>
            <text:p text:style-name="P5"><text:span text:style-name="T1">S</text:span></text:p>
          </text:deletion>
        </text:changed-region>
        <text:changed-region xml:id="ct140599982855312" text:id="ct140599982855312">
          <text:insertion>
            <office:change-info>
              <dc:creator>Martin Gühmann</dc:creator>
              <dc:date>2023-06-27T19:37:04</dc:date>
            </office:change-info>
          </text:insertion>
        </text:changed-region>
        <text:changed-region xml:id="ct140599982855696" text:id="ct140599982855696">
          <text:deletion>
            <office:change-info>
              <dc:creator>Martin Gühmann</dc:creator>
              <dc:date>2023-06-27T19:38:23</dc:date>
            </office:change-info>
            <text:p text:style-name="P5"><text:span text:style-name="T1">based on 1000 replicates of </text:span></text:p>
          </text:deletion>
        </text:changed-region>
        <text:changed-region xml:id="ct140599982855888" text:id="ct140599982855888">
          <text:deletion>
            <office:change-info>
              <dc:creator>Martin Gühmann</dc:creator>
              <dc:date>2023-06-27T19:38:36</dc:date>
            </office:change-info>
            <text:p text:style-name="P5"><text:span text:style-name="T1"><text:s/>with the</text:span></text:p>
          </text:deletion>
        </text:changed-region>
        <text:changed-region xml:id="ct140599982856272" text:id="ct140599982856272">
          <text:insertion>
            <office:change-info>
              <dc:creator>Martin Gühmann</dc:creator>
              <dc:date>2023-06-27T19:38:39</dc:date>
            </office:change-info>
          </text:insertion>
        </text:changed-region>
        <text:changed-region xml:id="ct140599982856080" text:id="ct140599982856080">
          <text:deletion>
            <office:change-info>
              <dc:creator>Martin Gühmann</dc:creator>
              <dc:date>2023-06-27T19:38:52</dc:date>
            </office:change-info>
            <text:p text:style-name="P5"><text:span text:style-name="T1">and aBayes methods.</text:span></text:p>
          </text:deletion>
        </text:changed-region>
        <text:changed-region xml:id="ct140599982856848" text:id="ct140599982856848">
          <text:deletion>
            <office:change-info>
              <dc:creator>Martin Gühmann</dc:creator>
              <dc:date>2023-06-27T19:36:07</dc:date>
            </office:change-info>
            <text:p text:style-name="P5"><text:span text:style-name="T1"><text:s/></text:span></text:p>
          </text:deletion>
        </text:changed-region>
        <text:changed-region xml:id="ct140599982855504" text:id="ct140599982855504">
          <text:insertion>
            <office:change-info>
              <dc:creator>Martin Gühmann</dc:creator>
              <dc:date>2023-06-30T00:47:28</dc:date>
            </office:change-info>
          </text:insertion>
        </text:changed-region>
        <text:changed-region xml:id="ct140599982857232" text:id="ct140599982857232">
          <text:deletion>
            <office:change-info>
              <dc:creator>Martin Gühmann</dc:creator>
              <dc:date>2023-06-30T00:47:30</dc:date>
            </office:change-info>
            <text:p text:style-name="P2"><text:span text:style-name="T1">I</text:span></text:p>
          </text:deletion>
        </text:changed-region>
        <text:changed-region xml:id="ct140599982857040" text:id="ct140599982857040">
          <text:insertion>
            <office:change-info>
              <dc:creator>Martin Gühmann</dc:creator>
              <dc:date>2023-06-30T00:47:30</dc:date>
            </office:change-info>
          </text:insertion>
        </text:changed-region>
        <text:changed-region xml:id="ct140599982857424" text:id="ct140599982857424">
          <text:insertion>
            <office:change-info>
              <dc:creator>Martin Gühmann</dc:creator>
              <dc:date>2023-06-30T00:47:36</dc:date>
            </office:change-info>
          </text:insertion>
        </text:changed-region>
        <text:changed-region xml:id="ct140599982857616" text:id="ct140599982857616">
          <text:deletion>
            <office:change-info>
              <dc:creator>Martin Gühmann</dc:creator>
              <dc:date>2023-06-30T00:47:38</dc:date>
            </office:change-info>
            <text:p text:style-name="P2"><text:span text:style-name="T1">S</text:span></text:p>
          </text:deletion>
        </text:changed-region>
        <text:changed-region xml:id="ct140599982857808" text:id="ct140599982857808">
          <text:insertion>
            <office:change-info>
              <dc:creator>Martin Gühmann</dc:creator>
              <dc:date>2023-06-30T00:47:38</dc:date>
            </office:change-info>
          </text:insertion>
        </text:changed-region>
        <text:changed-region xml:id="ct140599982858000" text:id="ct140599982858000">
          <text:deletion>
            <office:change-info>
              <dc:creator>Martin Gühmann</dc:creator>
              <dc:date>2023-06-30T00:47:50</dc:date>
            </office:change-info>
            <text:p text:style-name="P2"><text:span text:style-name="T1"><text:s/></text:span></text:p>
          </text:deletion>
        </text:changed-region>
        <text:changed-region xml:id="ct140599982784536" text:id="ct140599982784536">
          <text:insertion>
            <office:change-info>
              <dc:creator>Martin Gühmann</dc:creator>
              <dc:date>2023-06-27T19:44:18</dc:date>
            </office:change-info>
          </text:insertion>
        </text:changed-region>
        <text:changed-region xml:id="ct140599982784728" text:id="ct140599982784728">
          <text:insertion>
            <office:change-info>
              <dc:creator>Martin Gühmann</dc:creator>
              <dc:date>2023-06-30T00:48:22</dc:date>
            </office:change-info>
          </text:insertion>
        </text:changed-region>
        <text:changed-region xml:id="ct140599982784920" text:id="ct140599982784920">
          <text:deletion>
            <office:change-info>
              <dc:creator>Martin Gühmann</dc:creator>
              <dc:date>2023-06-30T00:48:23</dc:date>
            </office:change-info>
            <text:p text:style-name="P2"><text:span text:style-name="T1">A</text:span></text:p>
          </text:deletion>
        </text:changed-region>
        <text:changed-region xml:id="ct140599982785112" text:id="ct140599982785112">
          <text:insertion>
            <office:change-info>
              <dc:creator>Martin Gühmann</dc:creator>
              <dc:date>2023-06-30T00:48:23</dc:date>
            </office:change-info>
          </text:insertion>
        </text:changed-region>
        <text:changed-region xml:id="ct140599982785304" text:id="ct140599982785304">
          <text:insertion>
            <office:change-info>
              <dc:creator>Martin Gühmann</dc:creator>
              <dc:date>2023-06-30T00:48:35</dc:date>
            </office:change-info>
          </text:insertion>
        </text:changed-region>
        <text:changed-region xml:id="ct140599982785496" text:id="ct140599982785496">
          <text:deletion>
            <office:change-info>
              <dc:creator>Martin Gühmann</dc:creator>
              <dc:date>2023-06-30T00:48:36</dc:date>
            </office:change-info>
            <text:p text:style-name="P2"><text:span text:style-name="T1">G</text:span></text:p>
          </text:deletion>
        </text:changed-region>
        <text:changed-region xml:id="ct140599982785688" text:id="ct140599982785688">
          <text:insertion>
            <office:change-info>
              <dc:creator>Martin Gühmann</dc:creator>
              <dc:date>2023-06-30T00:48:36</dc:date>
            </office:change-info>
          </text:insertion>
        </text:changed-region>
        <text:changed-region xml:id="ct140599982785880" text:id="ct140599982785880">
          <text:deletion>
            <office:change-info>
              <dc:creator>Martin Gühmann</dc:creator>
              <dc:date>2023-06-30T00:48:40</dc:date>
            </office:change-info>
            <text:p text:style-name="P2"><text:span text:style-name="T1">speheres</text:span></text:p>
          </text:deletion>
        </text:changed-region>
        <text:changed-region xml:id="ct140599982786072" text:id="ct140599982786072">
          <text:insertion>
            <office:change-info>
              <dc:creator>Martin Gühmann</dc:creator>
              <dc:date>2023-06-30T00:48:40</dc:date>
            </office:change-info>
          </text:insertion>
        </text:changed-region>
        <text:changed-region xml:id="ct140599982786264" text:id="ct140599982786264">
          <text:deletion>
            <office:change-info>
              <dc:creator>Martin Gühmann</dc:creator>
              <dc:date>2023-06-30T00:49:00</dc:date>
            </office:change-info>
            <text:p text:style-name="P2"><text:span text:style-name="T1"><text:s/></text:span></text:p>
          </text:deletion>
        </text:changed-region>
        <text:changed-region xml:id="ct140599982786456" text:id="ct140599982786456">
          <text:deletion>
            <office:change-info>
              <dc:creator>Martin Gühmann</dc:creator>
              <dc:date>2023-06-30T00:50:22</dc:date>
            </office:change-info>
            <text:p text:style-name="P5"><text:span text:style-name="T1"><text:s/></text:span></text:p>
          </text:deletion>
        </text:changed-region>
        <text:changed-region xml:id="ct140599982786648" text:id="ct140599982786648">
          <text:deletion>
            <office:change-info>
              <dc:creator>Martin Gühmann</dc:creator>
              <dc:date>2023-06-30T00:49:54</dc:date>
            </office:change-info>
            <text:p text:style-name="P5"><text:span text:style-name="T1">trajectories</text:span></text:p>
          </text:deletion>
        </text:changed-region>
        <text:changed-region xml:id="ct140599982787032" text:id="ct140599982787032">
          <text:insertion>
            <office:change-info>
              <dc:creator>Martin Gühmann</dc:creator>
              <dc:date>2023-06-30T00:50:20</dc:date>
            </office:change-info>
          </text:insertion>
        </text:changed-region>
        <text:changed-region xml:id="ct140599982786840" text:id="ct140599982786840">
          <text:insertion>
            <office:change-info>
              <dc:creator>Martin Gühmann</dc:creator>
              <dc:date>2023-06-30T00:49:54</dc:date>
            </office:change-info>
          </text:insertion>
        </text:changed-region>
        <text:changed-region xml:id="ct140599982787224" text:id="ct140599982787224">
          <text:deletion>
            <office:change-info>
              <dc:creator>Martin Gühmann</dc:creator>
              <dc:date>2023-06-30T00:50:11</dc:date>
            </office:change-info>
            <text:p text:style-name="P5"><text:span text:style-name="T1"><text:s/>trajectories</text:span></text:p>
          </text:deletion>
        </text:changed-region>
        <text:changed-region xml:id="ct140599982787416" text:id="ct140599982787416">
          <text:insertion>
            <office:change-info>
              <dc:creator>Martin Gühmann</dc:creator>
              <dc:date>2023-06-30T00:50:04</dc:date>
            </office:change-info>
          </text:insertion>
        </text:changed-region>
        <text:changed-region xml:id="ct140599982787608" text:id="ct140599982787608">
          <text:insertion>
            <office:change-info>
              <dc:creator>Martin Gühmann</dc:creator>
              <dc:date>2023-06-30T00:50:53</dc:date>
            </office:change-info>
          </text:insertion>
        </text:changed-region>
        <text:changed-region xml:id="ct140599982787800" text:id="ct140599982787800">
          <text:deletion>
            <office:change-info>
              <dc:creator>Martin Gühmann</dc:creator>
              <dc:date>2023-06-30T00:50:59</dc:date>
            </office:change-info>
            <text:p text:style-name="P5"><text:span text:style-name="T1">larval trajectory </text:span></text:p>
          </text:deletion>
        </text:changed-region>
        <text:changed-region xml:id="ct140599982787992" text:id="ct140599982787992">
          <text:deletion>
            <office:change-info>
              <dc:creator>Martin Gühmann</dc:creator>
              <dc:date>2023-06-30T00:51:05</dc:date>
            </office:change-info>
            <text:p text:style-name="P5"><text:span text:style-name="T1"><text:s/></text:span></text:p>
          </text:deletion>
        </text:changed-region>
        <text:changed-region xml:id="ct140599982788184" text:id="ct140599982788184">
          <text:insertion>
            <office:change-info>
              <dc:creator>Martin Gühmann</dc:creator>
              <dc:date>2023-06-30T00:52:14</dc:date>
            </office:change-info>
          </text:insertion>
        </text:changed-region>
        <text:changed-region xml:id="ct140599982788376" text:id="ct140599982788376">
          <text:deletion>
            <office:change-info>
              <dc:creator>Martin Gühmann</dc:creator>
              <dc:date>2023-06-30T00:52:15</dc:date>
            </office:change-info>
            <text:p text:style-name="P2"><text:span text:style-name="T1">C</text:span></text:p>
          </text:deletion>
        </text:changed-region>
        <text:changed-region xml:id="ct140599982792712" text:id="ct140599982792712">
          <text:insertion>
            <office:change-info>
              <dc:creator>Martin Gühmann</dc:creator>
              <dc:date>2023-06-30T00:52:15</dc:date>
            </office:change-info>
          </text:insertion>
        </text:changed-region>
        <text:changed-region xml:id="ct140599982792904" text:id="ct140599982792904">
          <text:insertion>
            <office:change-info>
              <dc:creator>Martin Gühmann</dc:creator>
              <dc:date>2023-06-30T00:55:55</dc:date>
            </office:change-info>
          </text:insertion>
        </text:changed-region>
        <text:changed-region xml:id="ct140599983087632" text:id="ct140599983087632">
          <text:deletion>
            <office:change-info>
              <dc:creator>Martin Gühmann</dc:creator>
              <dc:date>2023-06-30T00:55:58</dc:date>
            </office:change-info>
            <text:p text:style-name="P2"><text:span text:style-name="T1">D</text:span></text:p>
          </text:deletion>
        </text:changed-region>
        <text:changed-region xml:id="ct140599982793096" text:id="ct140599982793096">
          <text:insertion>
            <office:change-info>
              <dc:creator>Martin Gühmann</dc:creator>
              <dc:date>2023-06-30T00:55:58</dc:date>
            </office:change-info>
          </text:insertion>
        </text:changed-region>
        <text:changed-region xml:id="ct140599982793480" text:id="ct140599982793480">
          <text:insertion>
            <office:change-info>
              <dc:creator>Martin Gühmann</dc:creator>
              <dc:date>2023-06-30T00:56:05</dc:date>
            </office:change-info>
          </text:insertion>
        </text:changed-region>
        <text:changed-region xml:id="ct140599982793672" text:id="ct140599982793672">
          <text:deletion>
            <office:change-info>
              <dc:creator>Martin Gühmann</dc:creator>
              <dc:date>2023-06-30T00:56:06</dc:date>
            </office:change-info>
            <text:p text:style-name="P2"><text:span text:style-name="T1">D</text:span></text:p>
          </text:deletion>
        </text:changed-region>
        <text:changed-region xml:id="ct140599982793864" text:id="ct140599982793864">
          <text:insertion>
            <office:change-info>
              <dc:creator>Martin Gühmann</dc:creator>
              <dc:date>2023-06-30T00:56:06</dc:date>
            </office:change-info>
          </text:insertion>
        </text:changed-region>
        <text:changed-region xml:id="ct140599982794056" text:id="ct140599982794056">
          <text:deletion>
            <office:change-info>
              <dc:creator>Martin Gühmann</dc:creator>
              <dc:date>2023-06-30T00:56:13</dc:date>
            </office:change-info>
            <text:p text:style-name="P2"><text:span text:style-name="T1"><text:s/></text:span></text:p>
          </text:deletion>
        </text:changed-region>
        <text:changed-region xml:id="ct140599982794248" text:id="ct140599982794248">
          <text:insertion>
            <office:change-info>
              <dc:creator>Martin Gühmann</dc:creator>
              <dc:date>2023-06-30T00:56:43</dc:date>
            </office:change-info>
          </text:insertion>
        </text:changed-region>
        <text:changed-region xml:id="ct140599982794824" text:id="ct140599982794824">
          <text:deletion>
            <office:change-info>
              <dc:creator>Martin Gühmann</dc:creator>
              <dc:date>2023-06-30T00:56:45</dc:date>
            </office:change-info>
            <text:p text:style-name="P2"><text:span text:style-name="T1">N</text:span></text:p>
          </text:deletion>
        </text:changed-region>
        <text:changed-region xml:id="ct140599982794440" text:id="ct140599982794440">
          <text:insertion>
            <office:change-info>
              <dc:creator>Martin Gühmann</dc:creator>
              <dc:date>2023-06-30T00:56:45</dc:date>
            </office:change-info>
          </text:insertion>
        </text:changed-region>
        <text:changed-region xml:id="ct140599982794632" text:id="ct140599982794632">
          <text:insertion>
            <office:change-info>
              <dc:creator>Martin Gühmann</dc:creator>
              <dc:date>2023-06-30T00:57:01</dc:date>
            </office:change-info>
          </text:insertion>
        </text:changed-region>
        <text:changed-region xml:id="ct140599982795016" text:id="ct140599982795016">
          <text:deletion>
            <office:change-info>
              <dc:creator>Martin Gühmann</dc:creator>
              <dc:date>2023-06-30T00:57:03</dc:date>
            </office:change-info>
            <text:p text:style-name="P2"><text:span text:style-name="T1">N</text:span></text:p>
          </text:deletion>
        </text:changed-region>
        <text:changed-region xml:id="ct140599982795208" text:id="ct140599982795208">
          <text:insertion>
            <office:change-info>
              <dc:creator>Martin Gühmann</dc:creator>
              <dc:date>2023-06-30T00:57:03</dc:date>
            </office:change-info>
          </text:insertion>
        </text:changed-region>
        <text:changed-region xml:id="ct140599982795400" text:id="ct140599982795400">
          <text:deletion>
            <office:change-info>
              <dc:creator>Martin Gühmann</dc:creator>
              <dc:date>2023-06-30T00:57:51</dc:date>
            </office:change-info>
            <text:p text:style-name="P2"><text:span text:style-name="T1"><text:s/></text:span></text:p>
          </text:deletion>
        </text:changed-region>
        <text:changed-region xml:id="ct140599982795592" text:id="ct140599982795592">
          <text:deletion>
            <office:change-info>
              <dc:creator>Martin Gühmann</dc:creator>
              <dc:date>2023-06-30T00:59:13</dc:date>
            </office:change-info>
            <text:p text:style-name="P2"><text:span text:style-name="Strong_20_Emphasis"><text:span text:style-name="T1"><text:s/>analysis</text:span></text:span></text:p>
          </text:deletion>
        </text:changed-region>
        <text:changed-region xml:id="ct140599982795976" text:id="ct140599982795976">
          <text:deletion>
            <office:change-info>
              <dc:creator>Martin Gühmann</dc:creator>
              <dc:date>2023-06-30T00:59:04</dc:date>
            </office:change-info>
            <text:p text:style-name="P2"><text:span text:style-name="T1"><text:s/>analysis</text:span></text:p>
          </text:deletion>
        </text:changed-region>
        <text:changed-region xml:id="ct140599982795784" text:id="ct140599982795784">
          <text:deletion>
            <office:change-info>
              <dc:creator>Martin Gühmann</dc:creator>
              <dc:date>2023-06-30T00:59:44</dc:date>
            </office:change-info>
            <text:p text:style-name="P2"><text:span text:style-name="T1"><text:s/></text:span></text:p>
          </text:deletion>
        </text:changed-region>
        <text:changed-region xml:id="ct140599982796360" text:id="ct140599982796360">
          <text:deletion>
            <office:change-info>
              <dc:creator>Martin Gühmann</dc:creator>
              <dc:date>2023-06-30T01:16:00</dc:date>
            </office:change-info>
            <text:p text:style-name="P6"><text:span text:style-name="T1"><text:s/></text:span></text:p>
          </text:deletion>
        </text:changed-region>
        <text:changed-region xml:id="ct140599982793288" text:id="ct140599982793288">
          <text:insertion>
            <office:change-info>
              <dc:creator>Martin Gühmann</dc:creator>
              <dc:date>2023-06-30T01:02:58</dc:date>
            </office:change-info>
          </text:insertion>
        </text:changed-region>
        <text:changed-region xml:id="ct140599982796168" text:id="ct140599982796168">
          <text:deletion>
            <office:change-info>
              <dc:creator>Martin Gühmann</dc:creator>
              <dc:date>2023-06-30T01:03:00</dc:date>
            </office:change-info>
            <text:p text:style-name="P7"><text:span text:style-name="T1">T</text:span></text:p>
          </text:deletion>
        </text:changed-region>
        <text:changed-region xml:id="ct140599982841872" text:id="ct140599982841872">
          <text:insertion>
            <office:change-info>
              <dc:creator>Martin Gühmann</dc:creator>
              <dc:date>2023-06-30T01:03:00</dc:date>
            </office:change-info>
          </text:insertion>
        </text:changed-region>
        <text:changed-region xml:id="ct140599982796552" text:id="ct140599982796552">
          <text:insertion>
            <office:change-info>
              <dc:creator>Martin Gühmann</dc:creator>
              <dc:date>2023-06-30T01:03:09</dc:date>
            </office:change-info>
          </text:insertion>
        </text:changed-region>
        <text:changed-region xml:id="ct140599982842064" text:id="ct140599982842064">
          <text:insertion>
            <office:change-info>
              <dc:creator>Martin Gühmann</dc:creator>
              <dc:date>2023-06-30T01:03:17</dc:date>
            </office:change-info>
          </text:insertion>
        </text:changed-region>
        <text:changed-region xml:id="ct140599982842832" text:id="ct140599982842832">
          <text:insertion>
            <office:change-info>
              <dc:creator>Martin Gühmann</dc:creator>
              <dc:date>2023-06-30T01:03:30</dc:date>
            </office:change-info>
          </text:insertion>
        </text:changed-region>
        <text:changed-region xml:id="ct140599982843024" text:id="ct140599982843024">
          <text:insertion>
            <office:change-info>
              <dc:creator>Martin Gühmann</dc:creator>
              <dc:date>2023-06-30T01:03:25</dc:date>
            </office:change-info>
          </text:insertion>
        </text:changed-region>
        <text:changed-region xml:id="ct140599982843216" text:id="ct140599982843216">
          <text:deletion>
            <office:change-info>
              <dc:creator>Martin Gühmann</dc:creator>
              <dc:date>2023-06-30T01:15:56</dc:date>
            </office:change-info>
            <text:p text:style-name="P6"><text:span text:style-name="T1"><text:s/></text:span></text:p>
          </text:deletion>
        </text:changed-region>
        <text:changed-region xml:id="ct140599982843408" text:id="ct140599982843408">
          <text:deletion>
            <office:change-info>
              <dc:creator>Martin Gühmann</dc:creator>
              <dc:date>2023-06-30T01:15:53</dc:date>
            </office:change-info>
            <text:p text:style-name="P6"><text:span text:style-name="T1"><text:s/></text:span></text:p>
          </text:deletion>
        </text:changed-region>
        <text:changed-region xml:id="ct140599982843792" text:id="ct140599982843792">
          <text:deletion>
            <office:change-info>
              <dc:creator>Martin Gühmann</dc:creator>
              <dc:date>2023-06-30T01:04:44</dc:date>
            </office:change-info>
            <text:p text:style-name="P7"><text:span text:style-name="Strong_20_Emphasis"><text:span text:style-name="T1"><text:s/>using</text:span></text:span></text:p>
          </text:deletion>
        </text:changed-region>
        <text:changed-region xml:id="ct140599982843984" text:id="ct140599982843984">
          <text:insertion>
            <office:change-info>
              <dc:creator>Martin Gühmann</dc:creator>
              <dc:date>2023-06-30T01:04:39</dc:date>
            </office:change-info>
          </text:insertion>
        </text:changed-region>
        <text:changed-region xml:id="ct140599982843600" text:id="ct140599982843600">
          <text:insertion>
            <office:change-info>
              <dc:creator>Martin Gühmann</dc:creator>
              <dc:date>2023-06-30T01:06:15</dc:date>
            </office:change-info>
          </text:insertion>
        </text:changed-region>
        <text:changed-region xml:id="ct140599982844176" text:id="ct140599982844176">
          <text:deletion>
            <office:change-info>
              <dc:creator>Martin Gühmann</dc:creator>
              <dc:date>2023-06-30T01:06:18</dc:date>
            </office:change-info>
            <text:p text:style-name="P7"><text:span text:style-name="T1">T</text:span></text:p>
          </text:deletion>
        </text:changed-region>
        <text:changed-region xml:id="ct140599982844368" text:id="ct140599982844368">
          <text:insertion>
            <office:change-info>
              <dc:creator>Martin Gühmann</dc:creator>
              <dc:date>2023-06-30T01:06:18</dc:date>
            </office:change-info>
          </text:insertion>
        </text:changed-region>
        <text:changed-region xml:id="ct140599982844560" text:id="ct140599982844560">
          <text:insertion>
            <office:change-info>
              <dc:creator>Martin Gühmann</dc:creator>
              <dc:date>2023-06-30T01:06:23</dc:date>
            </office:change-info>
          </text:insertion>
        </text:changed-region>
        <text:changed-region xml:id="ct140599982844752" text:id="ct140599982844752">
          <text:insertion>
            <office:change-info>
              <dc:creator>Martin Gühmann</dc:creator>
              <dc:date>2023-06-30T01:06:31</dc:date>
            </office:change-info>
          </text:insertion>
        </text:changed-region>
        <text:changed-region xml:id="ct140599982844944" text:id="ct140599982844944">
          <text:insertion>
            <office:change-info>
              <dc:creator>Martin Gühmann</dc:creator>
              <dc:date>2023-06-30T01:06:39</dc:date>
            </office:change-info>
          </text:insertion>
        </text:changed-region>
        <text:changed-region xml:id="ct140599982845136" text:id="ct140599982845136">
          <text:insertion>
            <office:change-info>
              <dc:creator>Martin Gühmann</dc:creator>
              <dc:date>2023-06-30T01:06:40</dc:date>
            </office:change-info>
          </text:insertion>
        </text:changed-region>
        <text:changed-region xml:id="ct140599982845328" text:id="ct140599982845328">
          <text:deletion>
            <office:change-info>
              <dc:creator>Martin Gühmann</dc:creator>
              <dc:date>2023-06-30T01:15:50</dc:date>
            </office:change-info>
            <text:p text:style-name="P6"><text:span text:style-name="T1"><text:s/></text:span></text:p>
          </text:deletion>
        </text:changed-region>
        <text:changed-region xml:id="ct140599982845520" text:id="ct140599982845520">
          <text:deletion>
            <office:change-info>
              <dc:creator>Martin Gühmann</dc:creator>
              <dc:date>2023-06-30T01:15:46</dc:date>
            </office:change-info>
            <text:p text:style-name="P6"><text:span text:style-name="T1"><text:s/></text:span></text:p>
          </text:deletion>
        </text:changed-region>
        <text:changed-region xml:id="ct140599982747672" text:id="ct140599982747672">
          <text:insertion>
            <office:change-info>
              <dc:creator>Martin Gühmann</dc:creator>
              <dc:date>2023-06-30T01:13:36</dc:date>
            </office:change-info>
          </text:insertion>
        </text:changed-region>
        <text:changed-region xml:id="ct140599982747864" text:id="ct140599982747864">
          <text:deletion>
            <office:change-info>
              <dc:creator>Martin Gühmann</dc:creator>
              <dc:date>2023-06-30T01:13:50</dc:date>
            </office:change-info>
            <text:p text:style-name="P7"><text:span text:style-name="T1">P</text:span></text:p>
          </text:deletion>
        </text:changed-region>
        <text:changed-region xml:id="ct140599982845712" text:id="ct140599982845712">
          <text:insertion>
            <office:change-info>
              <dc:creator>Martin Gühmann</dc:creator>
              <dc:date>2023-06-30T01:13:50</dc:date>
            </office:change-info>
          </text:insertion>
        </text:changed-region>
        <text:changed-region xml:id="ct140599982748056" text:id="ct140599982748056">
          <text:deletion>
            <office:change-info>
              <dc:creator>Martin Gühmann</dc:creator>
              <dc:date>2023-06-30T01:11:11</dc:date>
            </office:change-info>
            <text:p text:style-name="P7"><text:span text:style-name="T1">;</text:span></text:p>
          </text:deletion>
        </text:changed-region>
        <text:changed-region xml:id="ct140599982748248" text:id="ct140599982748248">
          <text:insertion>
            <office:change-info>
              <dc:creator>Martin Gühmann</dc:creator>
              <dc:date>2023-06-30T01:11:11</dc:date>
            </office:change-info>
          </text:insertion>
        </text:changed-region>
        <text:changed-region xml:id="ct140599982748440" text:id="ct140599982748440">
          <text:deletion>
            <office:change-info>
              <dc:creator>Martin Gühmann</dc:creator>
              <dc:date>2023-06-30T01:11:18</dc:date>
            </office:change-info>
            <text:p text:style-name="P7"><text:span text:style-name="T1">using </text:span></text:p>
          </text:deletion>
        </text:changed-region>
        <text:changed-region xml:id="ct140599982748632" text:id="ct140599982748632">
          <text:insertion>
            <office:change-info>
              <dc:creator>Martin Gühmann</dc:creator>
              <dc:date>2023-06-30T01:11:18</dc:date>
            </office:change-info>
          </text:insertion>
        </text:changed-region>
        <text:changed-region xml:id="ct140599982748824" text:id="ct140599982748824">
          <text:insertion>
            <office:change-info>
              <dc:creator>Martin Gühmann</dc:creator>
              <dc:date>2023-06-30T01:11:37</dc:date>
            </office:change-info>
          </text:insertion>
        </text:changed-region>
        <text:changed-region xml:id="ct140599982749016" text:id="ct140599982749016">
          <text:deletion>
            <office:change-info>
              <dc:creator>Martin Gühmann</dc:creator>
              <dc:date>2023-06-30T01:11:37</dc:date>
            </office:change-info>
            <text:p text:style-name="P7"><text:span text:style-name="T1">,</text:span></text:p>
          </text:deletion>
        </text:changed-region>
        <text:changed-region xml:id="ct140599982749208" text:id="ct140599982749208">
          <text:insertion>
            <office:change-info>
              <dc:creator>Martin Gühmann</dc:creator>
              <dc:date>2023-06-30T01:11:41</dc:date>
            </office:change-info>
          </text:insertion>
        </text:changed-region>
        <text:changed-region xml:id="ct140599982749400" text:id="ct140599982749400">
          <text:insertion>
            <office:change-info>
              <dc:creator>Martin Gühmann</dc:creator>
              <dc:date>2023-06-30T01:10:40</dc:date>
            </office:change-info>
          </text:insertion>
        </text:changed-region>
        <text:changed-region xml:id="ct140599982749592" text:id="ct140599982749592">
          <text:deletion>
            <office:change-info>
              <dc:creator>Martin Gühmann</dc:creator>
              <dc:date>2023-06-30T01:12:23</dc:date>
            </office:change-info>
            <text:p text:style-name="P7"><text:span text:style-name="T1"><text:s/>using</text:span></text:p>
          </text:deletion>
        </text:changed-region>
        <text:changed-region xml:id="ct140599982749784" text:id="ct140599982749784">
          <text:insertion>
            <office:change-info>
              <dc:creator>Martin Gühmann</dc:creator>
              <dc:date>2023-06-30T01:12:2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32977173098163965" text:style-name="Outline">
        <text:list-item>
          <text:h text:style-name="P21" text:outline-level="1"><text:span text:style-name="T1">Nitric oxide feedback to ciliary photoreceptor cells gates a UV avoidance circuit</text:span></text:h>
        </text:list-item>
      </text:list>
      <text:h text:style-name="P24" text:outline-level="4"><text:span text:style-name="T1">Kei Jokura</text:span><text:span text:style-name="T4">1,</text:span><text:span text:style-name="Source_20_Text"><text:span text:style-name="T4">*</text:span></text:span><text:span text:style-name="T1">, Nobuo Ueda</text:span><text:span text:style-name="T4">2</text:span><text:span text:style-name="T1">, Martin Gühmann</text:span><text:span text:style-name="T4">3</text:span><text:span text:style-name="T1">, Luis Alfonso Yañez-Guerra</text:span><text:span text:style-name="T4">1</text:span><text:span text:style-name="T1">, Piotr Słowiński</text:span><text:span text:style-name="T4">1</text:span><text:span text:style-name="T1">, Kyle C. A. Wedgewood</text:span><text:span text:style-name="T4">1</text:span><text:span text:style-name="T1"> and Gáspár Jékely</text:span><text:span text:style-name="T4">1,4,</text:span><text:span text:style-name="Source_20_Text"><text:span text:style-name="T4">*</text:span></text:span></text:h>
      <text:p text:style-name="P7"><text:span text:style-name="T5">1</text:span><text:span text:style-name="T1">Living Systems Institute, University of Exeter, Stocker road, Exeter, EX4 4QD, United Kingdom </text:span><text:span text:style-name="T5">2</text:span><text:span text:style-name="T1">Okinawa Institute of Science and Technology, Okinawa, Japan, </text:span><text:span text:style-name="T5">3</text:span><text:span text:style-name="T1">School of Biological Sciences, University of Bristol, Bristol, United Kingdom, </text:span><text:span text:style-name="T5">4</text:span><text:span text:style-name="T1">Centre for Organismal Studies (COS), University of Heidelberg, 69120 Heidelberg, Germany <text:line-break/></text:span><text:span text:style-name="T5">*</text:span><text:span text:style-name="T1">Correspondence</text:span><text:span text:style-name="Source_20_Text"><text:span text:style-name="T1">:</text:span></text:span><text:span text:style-name="T1"> k.jokura @ exeter.ac.uk, gaspar.jekely @ cos.uni-heidelberg.de<text:line-break/></text:span></text:p>
      <text:section text:style-name="Sect1" text:name="TextSection">
        <text:list xml:id="list870679449" text:continue-numbering="true" text:style-name="Outline">
          <text:list-item>
            <text:h text:style-name="P22" text:outline-level="2"><text:span text:style-name="T1">Abstract</text:span></text:h>
          </text:list-item>
        </text:list>
        <text:p text:style-name="P1"><text:span text:style-name="T1">Nitric oxide (NO) produced by nitric-oxide synthase (NOS) is a key regulator of animal physiology. Here we uncover a function for NO in the integration of UV exposure and the gating of a UV-avoidance circuit. We studied UV/violet avoidance mediated by brain ciliary photoreceptors (cPRCs) in larvae of the annelid </text:span><text:span text:style-name="Emphasis"><text:span text:style-name="T1">Platynereis dumerilii</text:span></text:span><text:span text:style-name="T1">. In the larva, NOS is expressed in interneurons (INNOS) postsynaptic to cPRCs. UV stimulation of cPRCs triggers INNOS activation and NO production. NO signals retrogradely to cPRCs to induce their sustained post-stimulus activation through an unconventional guanylate cyclase. This late activation inhibits serotonergic ciliomotor neurons to induce downward swimming. In </text:span><text:span text:style-name="Emphasis"><text:span text:style-name="T1">NOS</text:span></text:span><text:span text:style-name="T1"> mutants, retrograde signalling, circuit output and UV avoidance are defective. By mathematical modelling, we recapitulate phototransduction and circuit dynamics in wild-type and mutant larvae. Our results reveal how NO-mediated retrograde signalling gates a synaptic circuit and induces short-term memory of UV exposure </text:span><text:span text:style-name="T1"><office:annotation office:name="__Annotation__41_408615032"><dc:creator>Martin Gühmann</dc:creator><dc:date>2023-06-28T23:51:06</dc:date><textooo:sender-initials>MG</textooo:sender-initials><text:p>Nobody says “orchestrate” unless it is about music for orchestras.</text:p></office:annotation></text:span><text:span text:style-name="T1">to</text:span><text:change-start text:change-id="ct140599986848520"/><text:span text:style-name="T1"> control</text:span><text:change-end text:change-id="ct140599986848520"/><office:annotation-end office:name="__Annotation__41_408615032"/><text:change text:change-id="ct140599986849672"/><text:span text:style-name="T1"> light-avoidance behaviour.</text:span></text:p>
      </text:section>
      <text:section text:style-name="Sect1" text:name="Section1">
        <text:list xml:id="list1978501223" text:continue-numbering="true" text:style-name="Outline">
          <text:list-item>
            <text:h text:style-name="P22" text:outline-level="2"><text:span text:style-name="T1">Introduction</text:span></text:h>
          </text:list-item>
        </text:list>
        <text:p text:style-name="P1"><text:span text:style-name="T1">In nervous systems, synaptic transmission and volume transmission together shape circuit dynamics (Bargmann and Marder, 2013). While synaptic transmission occurs at specialised contact sites, volume transmission is characterised by the delocalised release of diverse diffusive neuromodulators.</text:span></text:p>
        <text:p text:style-name="P1"><text:span text:style-name="T1">Nitric oxide (NO) is one such modulator with unique physical and signalling properties. This free radical synthesized from L-arginine by nitric oxide synthase (NOS) </text:span><text:span text:style-name="T1"><office:annotation office:name="__Annotation__50_408615032"><dc:creator>Martin Gühmann</dc:creator><dc:date>2023-06-28T23:53:16</dc:date><textooo:sender-initials>MG</textooo:sender-initials><text:p>So it is short-lived and then it is not delocalized? Well, anyway.</text:p></office:annotation></text:span><text:span text:style-name="T1">is short-lived</text:span><office:annotation-end office:name="__Annotation__50_408615032"/><text:span text:style-name="T1"> and can diffuse across biological membranes (Cudeiro and Rivadulla, 1999; Thomas, 2015). Canonical NO </text:span><text:soft-page-break/><text:span text:style-name="T1">signalling involves the Ca</text:span><text:span text:style-name="T5">2+</text:span><text:span text:style-name="T1">/calmodulin-dependent activation of NOS, NO production and diffusion, and the NO-dependent activation of soluble guanylate cyclases (sGC). This can occur cell-autonomously or in other cells leading to cGMP production (Bredt et al., 1990; Hölscher, 1997). Given that NOS activation is calcium dependent and NOS shows neuron-type-specific expression (Aso et al., 2019; Gibbs and Truman, 1998; Mobley et al., 2022; Wildemann and Bicker, 1999), NO action can lead to the activity-dependent modulation of neural circuits at specific sites (Aso et al., 2019; Jacoby et al., 2018; Vielma et al., 2014; Wang et al., 2007) .</text:span></text:p>
        <text:p text:style-name="P1"><text:span text:style-name="T1">In the vertebrate retina, NOS is expressed in amacrine, ganglion and other cells and </text:span><text:change-start text:change-id="ct140599986851400"/><text:span text:style-name="T1">its </text:span><text:change-end text:change-id="ct140599986851400"/><text:span text:style-name="T1">the actions</text:span><text:change text:change-id="ct140599986381008"/><text:span text:style-name="T1"> can be diverse (Cudeiro and Rivadulla, 1999; Jacoby et al., 2018; Wang et al., 2007). For example, defective NO signalling in </text:span><text:span text:style-name="T1"><office:annotation office:name="__Annotation__63_408615032"><dc:creator>Martin Gühmann</dc:creator><dc:date>2023-06-28T23:55:35</dc:date><textooo:sender-initials>MG</textooo:sender-initials><text:p>What animal, so that we know whether it is vertebrate or invertebrate. I should not guess here. Even if you mention vertebrates one or two sentences later, it must be clear here.</text:p></office:annotation></text:span><text:span text:style-name="T1">NOS knockouts leads</text:span><office:annotation-end office:name="__Annotation__63_408615032"/><text:span text:style-name="T1"> to a decreased sensitivity of retinal ganglion cells to light stimulation (Wang et al., 2007). In the retina, NO signalling can also involve pathways other than canonical sGC signalling (Jacoby et al., 2018; Tooker et al., 2013; Wei et al., 2012). Due to the complex expression of NOS in vertebrates and the diversity of its functions, it has been challenging to link the neurophysiological effects of NO to signalling mechanisms and behaviour change.</text:span></text:p>
        <text:p text:style-name="P1"><text:span text:style-name="T1">In the </text:span><text:span text:style-name="Emphasis"><text:span text:style-name="T1">Drosophila</text:span></text:span><text:span text:style-name="T1"> brain, NO signalling is also involved in tuning circuit activity at diverse and specific sites. In the ellipsoid body of the central complex, NO is involved in visual working memory (Kuntz et al., 2017). NO signalling also tunes the dynamics of associative memories in mushroom body circuits. NOS is expressed in PPL1-γ1pedc mushroom-body neurons where it is involved in shortening memory retention while promoting fast memory updating in response to new experiences (Aso et al., 2019).</text:span></text:p>
        <text:p text:style-name="P1"><text:span text:style-name="T1">In the whole organism context, NO signalling has often been studied in diverse marine invertebrates, where NO can regulate larval settlement and metamorphosis (Leise et al., 2001; Locascio et al., 2022; Song et al., 2021; Ueda et al., 2016; Zhang et al., 2012). While NOS-expressing neurons potentially responsible for these effects have been reported (Bishop and Brandhorst, 2007; Locascio et al., 2022), it has not been possible to link these NO-dependent effects on behaviour or life-cycle transitions to neuronal activity and function.</text:span></text:p>
        <text:p text:style-name="P1"><text:span text:style-name="T1">Overall, we still know little about how NO production relates to stimulus conditions, how it shapes circuit activity at specific neuron types, and how NO-dependent modulation relates to behaviour.</text:span></text:p>
        <text:p text:style-name="P1"><text:span text:style-name="T1">To investigate NO function in neural circuit dynamics and behaviour, here we study larvae of the marine annelid model </text:span><text:span text:style-name="Emphasis"><text:span text:style-name="T1">Platynereis dumerilii</text:span></text:span><text:span text:style-name="T1"> (Ozpolat et al., 2021). </text:span><text:span text:style-name="Emphasis"><text:span text:style-name="T1">Platynereis</text:span></text:span><text:span text:style-name="T1"> has emerged as a model for systems neuroscience with a toolkit that </text:span><text:change-start text:change-id="ct140599986380816"/><text:span text:style-name="T1">allows combining </text:span><text:change-end text:change-id="ct140599986380816"/><text:change text:change-id="ct140599986381200"/><text:span text:style-name="T1">behavioural analysis and neuronal activity imaging with genetic manipulations. A whole-body synaptic connectome and gene expression atlases are also available and can be integrated with functional approaches in live animals thanks to the cellular-level stereotypy of larvae of the same developmental stage (Ozpolat et al., 2021; Verasztó et al., 2020; Verasztó et al., 2017; Vergara et al., 2021).</text:span></text:p>
        <text:p text:style-name="P1"><text:span text:style-name="T1"><office:annotation office:name="__Annotation__82_408615032"><dc:creator>Martin Gühmann</dc:creator><dc:date>2023-06-29T00:00:19</dc:date><textooo:sender-initials>MG</textooo:sender-initials><text:p>Don’t be that bombastic.</text:p></office:annotation></text:span><text:span text:style-name="T1">We </text:span><text:change-start text:change-id="ct140599986381392"/><text:span text:style-name="T1">found </text:span><text:change-end text:change-id="ct140599986381392"/><office:annotation-end office:name="__Annotation__82_408615032"/><text:change text:change-id="ct140599986381584"/><text:span text:style-name="T1">an essential function for NO signalling in larval UV/violet-light avoidance behaviour. In </text:span><text:span text:style-name="Emphasis"><text:span text:style-name="T1">Platynereis</text:span></text:span><text:span text:style-name="T1"> larvae, UV/violet avoidance is mediated by </text:span><text:change text:change-id="ct140599986381776"/><text:span text:style-name="T1">the</text:span><text:change-start text:change-id="ct140599986847944"/><text:span text:style-name="T1"> </text:span><text:change-end text:change-id="ct140599986847944"/><text:span text:style-name="T1">ciliary photoreceptor cells (cPRCs)</text:span><text:change-start text:change-id="ct140599986381968"/><text:span text:style-name="T1"> in the brain</text:span><text:change-end text:change-id="ct140599986381968"/><text:span text:style-name="T1"> and is characterised by downward swimming (Verasztó et al., 2018). The cPRCs express a ciliary-type opsin, c-opsin1 (Arendt et al., 2004) that forms a UV-absorbing bistable photopigment with an absorption maximum around 384 nm (Tsukamoto et al., 2017; Veedin Rajan et al., 2021; Verasztó et al., 2018). Upon UV/violet exposure, the cPRCs show a characteristic biphasic calcium response that is c-opsin1 dependent. UV/violet avoidance is also </text:span><text:span text:style-name="Emphasis"><text:span text:style-name="T1">c-opsin1</text:span></text:span><text:span text:style-name="T1">-dependent and is defective in </text:span><text:span text:style-name="Emphasis"><text:span text:style-name="T1">c-opsin1</text:span></text:span><text:span text:style-name="T1"> mutants (Verasztó et al., 2018). Here we show that </text:span><text:span text:style-name="Emphasis"><text:span text:style-name="T1">Platynereis</text:span></text:span><text:span text:style-name="T1"> </text:span><text:span text:style-name="Emphasis"><text:span text:style-name="T1">NOS</text:span></text:span><text:span text:style-name="T1"> is expressed in interneurons of the cPRC circuit and is required for UV/violet-avoidance. By combining calcium imaging across the fully-mapped cPRC circuit (Verasztó et al., 2018) with genetic perturbations and mathematical modelling, we describe how NO tunes circuit dynamics through non-synaptic retrograde signalling to cPRCs. This delayed neuroendocrine feedback integrates UV/violet exposure to induce a short-term memory manifested in altered circuit activity and an aversive behavioural response.</text:span></text:p>
      </text:section>
      <text:section text:style-name="Sect1" text:name="Section2">
        <text:list xml:id="list1072035685" text:continue-numbering="true" text:style-name="Outline">
          <text:list-item>
            <text:h text:style-name="P22" text:outline-level="2"><text:span text:style-name="T1">Results</text:span></text:h>
          </text:list-item>
        </text:list>
        <text:p text:style-name="P1"><text:span text:style-name="Strong_20_Emphasis"><text:span text:style-name="T1">Nitric oxide synthase is expressed in interneurons of the UV-avoidance circuit</text:span></text:span></text:p>
        <text:p text:style-name="P1"><text:span text:style-name="T1">We</text:span><text:change-start text:change-id="ct140599986382352"/><text:span text:style-name="T1"> found</text:span><text:change-end text:change-id="ct140599986382352"/><text:change text:change-id="ct140599986382544"/><text:span text:style-name="T1"> a single </text:span><text:span text:style-name="Emphasis"><text:span text:style-name="T1">nitric oxide synthase</text:span></text:span><text:span text:style-name="T1"> (</text:span><text:span text:style-name="Emphasis"><text:span text:style-name="T1">NOS</text:span></text:span><text:span text:style-name="T1">) gene in the </text:span><text:span text:style-name="Emphasis"><text:span text:style-name="T1">Platynereis dumerilii</text:span></text:span><text:span text:style-name="T1"> genome and transcriptome data. </text:span><text:change-start text:change-id="ct140599986382736"/><text:span text:style-name="T1">In our p</text:span><text:change-end text:change-id="ct140599986382736"/><text:change text:change-id="ct140599986383120"/><text:span text:style-name="T1">hylogenetic analysis</text:span><text:change-start text:change-id="ct140599986383312"/><text:span text:style-name="T1">, it fell into</text:span><text:change-end text:change-id="ct140599986383312"/><text:change text:change-id="ct140599986383504"/><text:span text:style-name="T1"> an orthology group of bilaterian NOS sequences (Figure 1—figure supplement 1). To characterise the expression pattern of </text:span><text:span text:style-name="Emphasis"><text:span text:style-name="T1">NOS</text:span></text:span><text:span text:style-name="T1"> we used in situ hybridization chain reaction (HCR) and transient transgenesis. In two- and three-day-old larvae, we detected </text:span><text:span text:style-name="Emphasis"><text:span text:style-name="T1">NOS</text:span></text:span><text:span text:style-name="T1"> expression in four cells (two of them weakly expressing) in the apical organ region (Figure 1D and Figure 1—figure supplement 2). </text:span><text:span text:style-name="Emphasis"><text:span text:style-name="T1">NOS</text:span></text:span><text:span text:style-name="T1"> was also expressed in the region of the visual eyes (adult eyes) and the pigmented eyespots (Figure 1—figure supplement 2). The four apical organ cells, but not the eyes, were also labelled with a </text:span><text:span text:style-name="Emphasis"><text:span text:style-name="T1">NOS</text:span></text:span><text:span text:style-name="T1"> reporter construct driving palmitoylated-tdTomato (Figure 1E). This reporter also revealed the axonal projections of these central NOS-expressing neurons. The position and morphology of the four </text:span><text:span text:style-name="Emphasis"><text:span text:style-name="T1">NOS+</text:span></text:span><text:span text:style-name="T1"> cells allowed us to identify the same four cells as four interneurons (INNOS) in our three-day-old whole-body </text:span><text:span text:style-name="Emphasis"><text:span text:style-name="T1">Platynereis</text:span></text:span><text:span text:style-name="T1"> volume EM data (Verasztó et al., 2020; Williams et al., 2017) (Figure 1B,C). In the synaptic connectome, the INNOS cells are postsynaptic to the UV-sensory cPRCs and presynaptic to the INRGWa interneurons, which are also cPRC targets (Figure 1C, F). The projections of INNOS cells are segregated into input (dendritic) and output (axonal) compartments, with cPRC inputs occurring on the dendritic part in the dense neurosecretory plexus. INNOS output synapses form in the more ventral projection region (Figure 1—figure supplement 3). INRGWa neurons synapse on the head serotonergic ciliomotor neurons (Ser-h1), which synapse on the cholinergic MC ciliomotor neuron and cells of the prototroch ciliary band (Figure 1C, F) (Verasztó et al., 2017).</text:span></text:p>
        <text:p text:style-name="P1"><text:span text:style-name="T1"><text:s/></text:span></text:p>
        <text:p text:style-name="P2"><text:span text:style-name="Strong_20_Emphasis"><text:span text:style-name="T1">Figure 1. Identification of NOS-expressing interneurons (INNOS) within the cPRC circuit.</text:span></text:span><text:span text:style-name="T1"> </text:span><text:span text:style-name="Strong_20_Emphasis"><text:span text:style-name="T1">(A)</text:span></text:span><text:span text:style-name="T1"> Scanning electron microscopy image of a three-day-old </text:span><text:span text:style-name="Emphasis"><text:span text:style-name="T1">Platynereis</text:span></text:span><text:span text:style-name="T1"> larva. </text:span><text:span text:style-name="Strong_20_Emphasis"><text:span text:style-name="T1">(B, C)</text:span></text:span><text:span text:style-name="T1"> Volume rendering of the neuron types (cPRC, INNOS, INRGWa, Ser-h1 and MC) in the cPRC circuit reconstructed from a whole-body transmission electron microscopy volume of a three-day-old larva. Neurite skeletons are shown with cell-body positions represented by spheres. Projections of all neurons in the body are shown in grey to highlight the neuropils. </text:span><text:span text:style-name="T1"><office:annotation office:name="__Annotation__145_408615032"><dc:creator>Martin Gühmann</dc:creator><dc:date>2023-06-29T23:31:55</dc:date><textooo:sender-initials>MG</textooo:sender-initials><text:p>I don’t see the yolk. And it’s not important to mention anyway.</text:p></office:annotation></text:span><text:span text:style-name="T1">The outline of the yolk is also indicated in grey. </text:span><office:annotation-end office:name="__Annotation__145_408615032"/><text:span text:style-name="T1">In B, the</text:span><text:change-start text:change-id="ct140599986383696"/><text:span text:style-name="T1"> </text:span><text:change-end text:change-id="ct140599986383696"/><text:span text:style-name="T1">nuclei positions of the prototroch head ciliary band are shown as grey spheres. </text:span><text:span text:style-name="Strong_20_Emphasis"><text:span text:style-name="T1">(D)</text:span></text:span><text:span text:style-name="T1"> Expression of the </text:span><text:span text:style-name="Emphasis"><text:span text:style-name="T1">NOS</text:span></text:span><text:span text:style-name="T1"> gene detected by in situ HCR (magenta) in a two-day-old larva (anterior view). Antibody staining for acetylated α-tubulin (acTub: green) highlights cPRC cilia and the neuropil. </text:span><text:span text:style-name="Strong_20_Emphasis"><text:span text:style-name="T1">(E)</text:span></text:span><text:span text:style-name="T1"> Expression of a </text:span><text:span text:style-name="Emphasis"><text:span text:style-name="T1">NOS</text:span></text:span><text:span text:style-name="T1"> reporter (NOSp::palmi-3xHA: magenta) labelled with an anti-HA antibody in a two-day-old larva (anterior view). Antibody staining for acetylated α-tubulin (acTub: green) highlights cPRC cilia and the neuropil. </text:span><text:span text:style-name="Strong_20_Emphasis"><text:span text:style-name="T1">(F)</text:span></text:span><text:span text:style-name="T1"> Synaptic wiring diagram of the cPRC circuit.</text:span><text:change-start text:change-id="ct140599986384080"/><text:span text:style-name="T1"> The</text:span><text:change-end text:change-id="ct140599986384080"/><text:span text:style-name="T1"> </text:span><text:change text:change-id="ct140599986849864"/><text:change-start text:change-id="ct140599986384272"/><text:span text:style-name="T1">h</text:span><text:change-end text:change-id="ct140599986384272"/><text:span text:style-name="T1">exagons represent cell groups, with the number of cells per group shown in square brackets. </text:span><text:change-start text:change-id="ct140599986384464"/><text:span text:style-name="T1">The </text:span><text:change-end text:change-id="ct140599986384464"/><text:change text:change-id="ct140599986384656"/><text:change-start text:change-id="ct140599985766424"/><text:span text:style-name="T1">a</text:span><text:change-end text:change-id="ct140599985766424"/><text:span text:style-name="T1">rrows represent the summed number of synaptic contacts between cell groups. </text:span><text:change-start text:change-id="ct140599985766616"/><text:span text:style-name="T1">The </text:span><text:change-end text:change-id="ct140599985766616"/><text:change text:change-id="ct140599985766808"/><text:change-start text:change-id="ct140599985767000"/><text:span text:style-name="T1">a</text:span><text:change-end text:change-id="ct140599985767000"/><text:span text:style-name="T1">rrow thickness is proportional to the number of synapses.</text:span><text:change text:change-id="ct140599985767192"/></text:p>
        <text:p text:style-name="P1"><text:span text:style-name="Strong_20_Emphasis"><text:span text:style-name="T1">Nitric oxide is produced during UV/violet stimulation of the cPRCs</text:span></text:span></text:p>
        <text:p text:style-name="P1"><text:span text:style-name="T1">The expression of </text:span><text:span text:style-name="Emphasis"><text:span text:style-name="T1">NOS</text:span></text:span><text:span text:style-name="T1"> in the INNOS interneurons in the cPRC circuit suggests that NO signalling may be involved in UV/violet-avoidance. To test this, first we asked whether NO is produced during UV/violet stimulation of the larvae. We injected the fluorescent NO-reporter DAF-FM into zygotes and imaged two-day-old larvae while exposing the region of cPRC cilia to 405 nm violet light. To mark cell outlines, we co</text:span><text:change-start text:change-id="ct140599985767384"/><text:span text:style-name="T1">-</text:span><text:change-end text:change-id="ct140599985767384"/><text:span text:style-name="T1">injected mRNA encoding a red-fluorescent reporter (RGECO), allowing the identification of the cPRCs. Following light stimulation in the region of the ramified cilia of the cPRCs, we detected an increase in DAF-FM fluorescence in the anterior neurosecretory neuropil, the region of INNOS projections. This increase did not occur in larvae where we illuminated a control area (Figure 2).</text:span></text:p>
        <text:p text:style-name="P1"><text:span text:style-name="T1"><text:s/></text:span></text:p>
        <text:p text:style-name="P2"><text:span text:style-name="Strong_20_Emphasis"><text:span text:style-name="T1">Figure 2. NO produced by UV/violet stimulation to cPRCs.</text:span></text:span><text:span text:style-name="T1"> (</text:span><text:span text:style-name="Strong_20_Emphasis"><text:span text:style-name="T1">A</text:span></text:span><text:span text:style-name="T1">) DAF-FM fluorescence in the region of the neurosecretory neuropil. The white line indicates the outline of the larva. The dashed line corresponds to the area where fluorescence was quantified.</text:span><text:change-start text:change-id="ct140599985767576"/><text:span text:style-name="T1"> </text:span><text:span text:style-name="T1"><office:annotation office:name="__Annotation__193_408615032"><dc:creator>Martin Gühmann</dc:creator><dc:date>2023-06-29T23:35:24</dc:date><textooo:sender-initials>MG</textooo:sender-initials><text:p>Not some circles, but the ones you see in the figure.</text:p></office:annotation></text:span><text:span text:style-name="T1">The</text:span><text:change-end text:change-id="ct140599985767576"/><text:span text:style-name="T1"> </text:span><text:change text:change-id="ct140599985767960"/><text:change-start text:change-id="ct140599985767768"/><text:span text:style-name="T1">c</text:span><text:change-end text:change-id="ct140599985767768"/><text:span text:style-name="T1">ircles</text:span><office:annotation-end office:name="__Annotation__193_408615032"/><text:span text:style-name="T1"> indicate the location of cPRC and control stimulation. </text:span><text:change-start text:change-id="ct140599985768536"/><text:span text:style-name="T1"><office:annotation office:name="__Annotation__199_408615032"><dc:creator>Martin Gühmann</dc:creator><dc:date>2023-06-29T23:35:52</dc:date><textooo:sender-initials>MG</textooo:sender-initials><text:p>We are talking all the time about these.</text:p></office:annotation></text:span><text:span text:style-name="T1">The </text:span><text:change-end text:change-id="ct140599985768536"/><text:span text:style-name="T1">cPRCs</text:span><office:annotation-end office:name="__Annotation__199_408615032"/><text:span text:style-name="T1"> are marked by thin lines. (</text:span><text:span text:style-name="Strong_20_Emphasis"><text:span text:style-name="T1">B</text:span></text:span><text:span text:style-name="T1">) Changes in DAF-FM fluorescence before and during 405 nm light stimulation. (</text:span><text:span text:style-name="Strong_20_Emphasis"><text:span text:style-name="T1">C</text:span></text:span><text:span text:style-name="T1">) Changes in DAF-FM fluorescence over time during 405 nm stimulation of the cPRCs (green) or a control area (ctr: gray). The purple box indicates the duration of </text:span><text:change-start text:change-id="ct140599986383888"/><text:span text:style-name="T1">the </text:span><text:change-end text:change-id="ct140599986383888"/><text:span text:style-name="T1">405 nm stimulation. Individual traces normalized (ΔF/F0) are shown as thin lines. Thick lines show the mean value with 0.95 confidence intervals. N = 9 larvae for control and 11 for cPRC stimulation.</text:span><text:change text:change-id="ct140599985769112"/></text:p>
        <text:p text:style-name="P1"><text:span text:style-name="Strong_20_Emphasis"><text:span text:style-name="T1">Nitric oxide signalling mediates UV-avoidance behaviour</text:span></text:span></text:p>
        <text:p text:style-name="P1"><text:span text:style-name="T1">We next tested whether NO signalling regulates UV/violet avoidance. To achieve this, we generated two </text:span><text:span text:style-name="Emphasis"><text:span text:style-name="T1">Platynereis</text:span></text:span><text:span text:style-name="T1"> </text:span><text:span text:style-name="Emphasis"><text:span text:style-name="T1">NOS</text:span></text:span><text:span text:style-name="T1"> knockout lines with the CRISPR/Cas9 method. We recovered </text:span><text:soft-page-break/><text:span text:style-name="T1">two deletions (NOSΔ11/Δ11 and Δ23/Δ23), both frame-shift mutations leading to an early stop codon and thus likely representing null alleles (Figure 3—figure supplement 1A). We could establish a homozygous line for both mutations indicating that NOS is not an essential gene in </text:span><text:span text:style-name="Emphasis"><text:span text:style-name="T1">Platynereis</text:span></text:span><text:span text:style-name="T1">. To quantify UV avoidance, we recorded the trajectories of freely swimming wild type and mutant larvae in vertical columns, illuminated laterally from two opposite sides with 395 nm UV light (Figure 3A and Figure 3—figure supplement 1B). As previously shown, wild-type larvae swim downward following non-directional UV/violet light stimulation (Verasztó et al., 2018). In contrast, both two- and three-day-old homozygous </text:span><text:span text:style-name="Emphasis"><text:span text:style-name="T1">NOS</text:span></text:span><text:span text:style-name="T1">-mutant larvae showed a strongly diminished UV-avoidance response (Figure 3A, B and Figure 3—figure supplement 1B, C). This phenotype is similar to the defective UV-avoidance of </text:span><text:span text:style-name="Emphasis"><text:span text:style-name="T1">c-opsin1</text:span></text:span><text:span text:style-name="T1"> mutant larvae (Verasztó et al., 2018) and reveals a requirement for NOS in UV-avoidance behaviour. Wild type but not mutant larvae also showed an increase in swimming speed under UV light that may be due to downward swimming trajectories (swimming in the direction of gravity) (Figure 3B and Figure 3—figure supplement 1C). We also tested directional phototaxis, by exposing larvae to 480 nm directional collimated light from the top of the column. Three-day-old but not two-day-old </text:span><text:span text:style-name="Emphasis"><text:span text:style-name="T1">NOS</text:span></text:span><text:span text:style-name="T1">-mutant larvae also showed reduced phototactic behaviour, suggesting a function for </text:span><text:span text:style-name="Emphasis"><text:span text:style-name="T1">NOS</text:span></text:span><text:span text:style-name="T1"> in the visual eyes that mediate three-day-old phototaxis (Randel et al., 2014) (Figure 3D and Figure 3—figure supplement 1G).</text:span></text:p>
        <text:p text:style-name="P1"><text:span text:style-name="T1">To distinguish between an acute and developmental function of NOS in light responses, we also tested larvae exposed to the NOS inhibitor L-NAME. Larvae incubated for 5 min in 0.1 mM or 1 mM L-NAME showed a dose-dependent inhibition of UV avoidance. In contrast, phototaxis was not affected (Figure 3C, E). Overall, our results indicate an acute requirement for NOS signalling in UV-avoidance and a possible indirect, developmental role in the visual system, reminiscent of the function of NO signalling in </text:span><text:span text:style-name="Emphasis"><text:span text:style-name="T1">Drosophila</text:span></text:span><text:span text:style-name="T1"> eye development (Gibbs and Truman, 1998).</text:span></text:p>
        <text:p text:style-name="P1"><text:span text:style-name="T1"><text:s/></text:span></text:p>
        <text:p text:style-name="P2"><text:span text:style-name="Strong_20_Emphasis"><text:span text:style-name="T1">Figure 3. NOS is required for UV avoidance in </text:span></text:span><text:span text:style-name="Emphasis"><text:span text:style-name="T1">Platynereis</text:span></text:span><text:span text:style-name="Strong_20_Emphasis"><text:span text:style-name="T1"> larvae.</text:span></text:span><text:span text:style-name="T1"> (</text:span><text:span text:style-name="Strong_20_Emphasis"><text:span text:style-name="T1">A</text:span></text:span><text:span text:style-name="T1">) Swimming</text:span><text:change-start text:change-id="ct140599985768728"/><text:span text:style-name="T1"> path</text:span><text:change-end text:change-id="ct140599985768728"/><text:change text:change-id="ct140599985769496"/><text:span text:style-name="T1"><office:annotation office:name="__Annotation__240_408615032"><dc:creator>Martin Gühmann</dc:creator><dc:date>2023-06-29T23:41:48</dc:date><textooo:sender-initials>MG</textooo:sender-initials><text:p>Trajectories have something to do with space. A trajectory is actually the path an object takes, once it has been throwing.</text:p></office:annotation></text:span><text:span text:style-name="T1"> </text:span><office:annotation-end office:name="__Annotation__240_408615032"/><text:span text:style-name="T1">of wild type (WT, n=32) and NOS mutant (NOSΔ11/Δ11, n=26 and NOSΔ23/Δ23, n=47) three-day-old larvae. All </text:span><text:change-start text:change-id="ct140599985769304"/><text:span text:style-name="T1">paths </text:span><text:change-end text:change-id="ct140599985769304"/><text:change text:change-id="ct140599985768920"/><text:span text:style-name="T1">start at 0 x and y position and time 0 corresponding to 10 sec after the onset of 395 nm stimulation from the side. (</text:span><text:span text:style-name="Strong_20_Emphasis"><text:span text:style-name="T1">B</text:span></text:span><text:span text:style-name="T1">) Vertical position of batches of wild type and mutant three-day-old larvae over time under 395 nm UV stimulation. The starting position of each </text:span><text:change-start text:change-id="ct140599985768344"/><text:span text:style-name="T1">path </text:span><text:change-end text:change-id="ct140599985768344"/><text:change text:change-id="ct140599985769688"/><text:span text:style-name="T1">was set to 0. (</text:span><text:span text:style-name="Strong_20_Emphasis"><text:span text:style-name="T1">C</text:span></text:span><text:span text:style-name="T1">) Vertical position of batches of control and L-NAME-treated (0.1 and 1 mM) three-day-old larvae over time under 395 nm UV stimulation. The starting position of each</text:span><text:change-start text:change-id="ct140599985769880"/><text:span text:style-name="T1"> path</text:span><text:change-end text:change-id="ct140599985769880"/><text:change text:change-id="ct140599985770072"/><text:span text:style-name="T1"> was set to 0. (</text:span><text:span text:style-name="Strong_20_Emphasis"><text:span text:style-name="T1">D</text:span></text:span><text:span text:style-name="T1">) Vertical displacement in 30 sec bins of wild type and mutant (NOSΔ11 and NOSΔ23) three-day-old larvae stimulated with 395 nm light from the side, 488 nm light from the top and 395 nm light from the top. (</text:span><text:span text:style-name="Strong_20_Emphasis"><text:span text:style-name="T1">E</text:span></text:span><text:span text:style-name="T1">) Vertical displacement in 30 sec bins of control and L-NAME-treated (0.1 and 1 mM) three-day-old larvae stimulated with 395 nm light from the side, 488 nm light from the top and 395 nm light from the top.</text:span><text:change text:change-id="ct140599985770264"/></text:p>
        <text:p text:style-name="P1"><text:span text:style-name="Strong_20_Emphasis"><text:span text:style-name="T1">NO retrograde signalling tunes cPRC responses to UV/violet stimulation</text:span></text:span></text:p>
        <text:p text:style-name="P1"><text:soft-page-break/><text:span text:style-name="T1">To investigate how NO signalling alters the dynamics of the cPRC circuit, we </text:span><text:change-start text:change-id="ct140599985668104"/><text:span text:style-name="T1">used </text:span><text:change-end text:change-id="ct140599985668104"/><text:change text:change-id="ct140599985668680"/><text:span text:style-name="T1"><office:annotation office:name="__Annotation__267_408615032"><dc:creator>Martin Gühmann</dc:creator><dc:date>2023-06-27T20:21:56</dc:date><textooo:sender-initials>MG</textooo:sender-initials><text:p>Calcium imaging is not the experiment here, it’s that is tool. The experiment is comparing the neuronal activity between WT and knockout larvae.</text:p></office:annotation></text:span><text:span text:style-name="T1">calcium imaging</text:span><office:annotation-end office:name="__Annotation__267_408615032"/><text:change text:change-id="ct140599985668296"/><text:span text:style-name="T1">. We ubiquitously expressed the calcium sensor GCaMP6s in larvae and imaged calcium signals during 405 nm stimulation of the cPRCs</text:span><text:change-start text:change-id="ct140599985668872"/><text:span text:style-name="T1">:</text:span><text:change-end text:change-id="ct140599985668872"/><text:change text:change-id="ct140599985768152"/><text:span text:style-name="T1"> </text:span><text:change text:change-id="ct140599985669064"/><text:change text:change-id="ct140599985669256"/><text:change-start text:change-id="ct140599985669448"/><text:span text:style-name="T1">A</text:span><text:change-end text:change-id="ct140599985669448"/><text:span text:style-name="T1"> 20-sec local stimulation of cPRC cilia led to a transient increase in cPRC calcium levels, followed by a transient decrease</text:span><text:change-start text:change-id="ct140599985669640"/><text:span text:style-name="T1">, </text:span><text:span text:style-name="T1"><office:annotation office:name="__Annotation__281_408615032"><dc:creator>Martin Gühmann</dc:creator><dc:date>2023-06-27T20:44:05</dc:date><textooo:sender-initials>MG</textooo:sender-initials><text:p>Put this piece here, otherwise I think that the 20-sec stimulus comes from Verasztó et al.</text:p></office:annotation></text:span><text:span text:style-name="T1">which is consistent with our previous data</text:span><text:change-end text:change-id="ct140599985669640"/><office:annotation-end office:name="__Annotation__281_408615032"/><text:span text:style-name="T1"> (Verasztó et al., 2018). A</text:span><text:change text:change-id="ct140599985669832"/><text:change-start text:change-id="ct140599985670216"/><text:span text:style-name="T1">bout</text:span><text:change-end text:change-id="ct140599985670216"/><text:span text:style-name="T1"> </text:span><text:change text:change-id="ct140599985668488"/><text:span text:style-name="T1">20-sec</text:span><text:change-start text:change-id="ct140599985670408"/><text:span text:style-name="T1"> after the stimulus</text:span><text:change-end text:change-id="ct140599985670408"/><text:span text:style-name="T1">, </text:span><text:change-start text:change-id="ct140599985670792"/><text:span text:style-name="T1"><office:annotation office:name="__Annotation__294_408615032"><dc:creator>Martin Gühmann</dc:creator><dc:date>2023-06-27T20:46:23</dc:date><textooo:sender-initials>MG</textooo:sender-initials><text:p>The ones mentioned in the previous sentence and not some others, as the missing article implies!</text:p></office:annotation></text:span><text:span text:style-name="T1">the </text:span><text:change-end text:change-id="ct140599985670792"/><text:span text:style-name="T1">calcium levels</text:span><office:annotation-end office:name="__Annotation__294_408615032"/><text:span text:style-name="T1"> in cPRCs were raising again, reaching higher levels than at the start of the stimulus – a response that may involve depolarisation (Figure 4A, B). This activation phase occurs after the 20 sec stimulation period and is likely due to a delayed neuroendocrine feedback (Verasztó et al., 2018). To determine whether NO mediates such a feedback, we repeated the experiment in </text:span><text:span text:style-name="Emphasis"><text:span text:style-name="T1">NOS</text:span></text:span><text:span text:style-name="T1">-mutant larvae. </text:span><text:change-start text:change-id="ct140599985670984"/><text:span text:style-name="T1">Both homozygous </text:span><text:span text:style-name="T3">NOS</text:span><text:span text:style-name="T1">-knockout lines </text:span><text:change-end text:change-id="ct140599985670984"/><text:change-start text:change-id="ct140599985671176"/><text:span text:style-name="T1">had </text:span><text:change-end text:change-id="ct140599985671176"/><text:change text:change-id="ct140599985670024"/><text:span text:style-name="T1">the initial activation phase followed by inhibition,</text:span><text:change text:change-id="ct140599985671368"/><text:span text:style-name="T1"> </text:span><text:change-start text:change-id="ct140599985671560"/><text:span text:style-name="T1">but the </text:span><text:change-end text:change-id="ct140599985671560"/><text:span text:style-name="T1">delayed activation</text:span><text:change-start text:change-id="ct140599985671752"/><text:span text:style-name="T1"> was missing</text:span><text:change-end text:change-id="ct140599985671752"/><text:span text:style-name="T1">. Instead, calcium levels dropped to a low steady-state level (Figure 4A, B). </text:span><text:change-start text:change-id="ct140599985671944"/><text:span text:style-name="T1">Therefore, </text:span><text:change-end text:change-id="ct140599985671944"/><text:change text:change-id="ct140599985684496"/><text:span text:style-name="T1">the late-phase activation of cPRCs</text:span><text:change-start text:change-id="ct140599985684688"/><text:span text:style-name="T1"> requires NO signalling</text:span><text:change-end text:change-id="ct140599985684688"/><text:span text:style-name="T1">.</text:span></text:p>
        <text:p text:style-name="P1"><text:span text:style-name="Strong_20_Emphasis"><text:span text:style-name="T1">Two unconventional guanylate cyclases are expressed in the cPRCs</text:span></text:span></text:p>
        <text:p text:style-name="P1"><text:change-start text:change-id="ct140599985684880"/><text:span text:style-name="T1">Next, we </text:span><text:span text:style-name="T1"><office:annotation office:name="__Annotation__322_408615032"><dc:creator>Martin Gühmann</dc:creator><dc:date>2023-06-28T21:46:11</dc:date><textooo:sender-initials>MG</textooo:sender-initials><text:p>Don’t be afraid of the common verb.</text:p></office:annotation></text:span><text:span text:style-name="T1">wanted</text:span><text:change-end text:change-id="ct140599985684880"/><office:annotation-end office:name="__Annotation__322_408615032"/><text:change-start text:change-id="ct140599985685072"/><text:span text:style-name="T1"> </text:span><text:change-end text:change-id="ct140599985685072"/><text:change text:change-id="ct140599985685456"/><text:span text:style-name="T1">to identify the NO receptor in the cPRCs. NO generally acts via soluble guanylate cyclases (sGC), belonging to the guanylate cyclase family with a CYC domain (PFAM domain: PF00211). NO binding to the heme group of sGC </text:span><text:change text:change-id="ct140599985670600"/><text:span text:style-name="T1">increase</text:span><text:change text:change-id="ct140599985685648"/><text:change-start text:change-id="ct140599985685840"/><text:span text:style-name="T1">s</text:span><text:change-end text:change-id="ct140599985685840"/><text:span text:style-name="T1"> cyclic guanosine monophosphate (cGMP) production. </text:span><text:change-start text:change-id="ct140599985686032"/><text:span text:style-name="T1">However, </text:span><text:change-end text:change-id="ct140599985686032"/><text:change text:change-id="ct140599985686224"/><text:span text:style-name="T1">sGCs in </text:span><text:span text:style-name="Emphasis"><text:span text:style-name="T1">Platynereis</text:span></text:span><text:span text:style-name="T1"> </text:span><text:change text:change-id="ct140599985686416"/><text:span text:style-name="T1"><office:annotation office:name="__Annotation__340_408615032"><dc:creator>Martin Gühmann</dc:creator><dc:date>2023-06-28T21:49:35</dc:date><textooo:sender-initials>MG</textooo:sender-initials><text:p>As you show it is NIT-GC1, you can state this more firmly.</text:p></office:annotation></text:span><text:span text:style-name="T1">are not expressed</text:span><office:annotation-end office:name="__Annotation__340_408615032"/><text:span text:style-name="T1"> in any of the cells of the cPRC circuit (</text:span><text:change-start text:change-id="ct140599985686608"/><text:span text:style-name="T1">data </text:span><text:change-end text:change-id="ct140599985686608"/><text:span text:style-name="T1">not shown and (Verasztó et al., 2017)). Recently, Moroz and coworkers reported an atypical but widely conserved family of guanylate cyclases with a NIT (nitrite/nitrate sensing) domain (PF08376) (NIT-GC) as potential mediators of NO signalling (Moroz et al., 2020). To</text:span><text:change-start text:change-id="ct140599985686992"/><text:span text:style-name="T1"> check for</text:span><text:change-end text:change-id="ct140599985686992"/><text:span text:style-name="T1"> </text:span><text:change text:change-id="ct140599985685264"/><text:span text:style-name="T1">NIT-GCs</text:span><text:change text:change-id="ct140599985687376"/><text:span text:style-name="T1">, we searched </text:span><text:change-start text:change-id="ct140599985687184"/><text:span text:style-name="T1">in </text:span><text:change-end text:change-id="ct140599985687184"/><text:span text:style-name="T1">transcriptome</text:span><text:change-start text:change-id="ct140599985687568"/><text:span text:style-name="T1">s</text:span><text:change-end text:change-id="ct140599985687568"/><text:span text:style-name="T1"> </text:span><text:change text:change-id="ct140599985687760"/><text:change-start text:change-id="ct140599985687952"/><text:span text:style-name="T1">of </text:span><text:span text:style-name="Emphasis"><text:span text:style-name="T1">Platynereis</text:span></text:span><text:change-end text:change-id="ct140599985687952"/><text:span text:style-name="T1"> and retrieved 15 potential NIT-GC homologs (Figure 4—figure supplement 1 and 2). To analyse the relationship of these sequences to metazoan NIT-GCs, we retrieved protein sequences with a CYC domain from </text:span><text:change text:change-id="ct140599985688144"/><text:span text:style-name="T1">transcriptome</text:span><text:change-start text:change-id="ct140599985688336"/><text:span text:style-name="T1">s</text:span><text:change-end text:change-id="ct140599985688336"/><text:span text:style-name="T1"> and genome</text:span><text:change-start text:change-id="ct140599985704984"/><text:span text:style-name="T1">s</text:span><text:change-end text:change-id="ct140599985704984"/><text:change text:change-id="ct140599985705176"/><text:span text:style-name="T1"> of 45 metazoan and 2 choanoflagellate species. We carried out cluster analysis and did phylogenetic reconstruction on a group of membrane-bound guanylate cyclases with sGCs as an outgroup. </text:span><text:change text:change-id="ct140599985705368"/><text:change-start text:change-id="ct140599985705560"/><text:span text:style-name="T1">Like </text:span><text:change-end text:change-id="ct140599985705560"/><text:span text:style-name="T1">Moroz et al. (Moroz et al., 2020), we found a group of GCs with NIT domains with representatives in placozoans, cnidarians, some ecdysozoans, echinoderms, and lophotrochozoans. The 15 </text:span><text:span text:style-name="Emphasis"><text:span text:style-name="T1">Platynereis</text:span></text:span><text:span text:style-name="T1"> sequences belonged to several deeply diverged clades in the phylogenetic tree (Figure 4—figure supplement 1 and 2).</text:span></text:p>
        <text:p text:style-name="P1"><text:span text:style-name="T1">To characterise the expression of NIT-GCs, we used previously published spatially mapped single-cell transcriptome data (Achim et al., 2015; Williams et al., 2017). Among the 15 NIT-GCs, two showed high and specific expression in the cPRCs and one was expressed in the INNOS cells (Figure 4—figure supplement 2). In the single-cell data, we could identify the </text:span><text:soft-page-break/><text:span text:style-name="T1">cPRCs by the specific expression of </text:span><text:span text:style-name="Emphasis"><text:span text:style-name="T1">c-opsin1</text:span></text:span><text:span text:style-name="T1"> and the </text:span><text:span text:style-name="Emphasis"><text:span text:style-name="T1">pedal-peptide2 neuropeptide precursor</text:span></text:span><text:span text:style-name="T1"> (</text:span><text:span text:style-name="Emphasis"><text:span text:style-name="T1">MLD proneuropeptide</text:span></text:span><text:span text:style-name="T1">),</text:span><text:change text:change-id="ct140599985705752"/><text:change-start text:change-id="ct140599985705944"/><text:span text:style-name="T1"> which are</text:span><text:change-end text:change-id="ct140599985705944"/><text:span text:style-name="T1"> cPRC markers (Arendt et al., 2004; Williams et al., 2017) (Figure 4—figure supplement 3A). The INNOS cells were identified by NOS expression and spatial mapping in the brain (Achim et al., 2015). We decided to focus on two NIT-GCs expressed in the cPRCs and with a full-length sequence, </text:span><text:span text:style-name="Emphasis"><text:span text:style-name="T1">NIT-GC1</text:span></text:span><text:span text:style-name="T1"> and </text:span><text:span text:style-name="Emphasis"><text:span text:style-name="T1">NIT-GC2</text:span></text:span><text:span text:style-name="T1">. To confirm the single-cell data, we first carried out in situ hybridisation chain reaction (HCR) with probes for </text:span><text:span text:style-name="Emphasis"><text:span text:style-name="T1">NIT-GC1</text:span></text:span><text:span text:style-name="T1"> and </text:span><text:span text:style-name="Emphasis"><text:span text:style-name="T1">NIT-GC2</text:span></text:span><text:span text:style-name="T1"> mRNA. Both genes were specifically express</text:span><text:change-start text:change-id="ct140599985706136"/><text:span text:style-name="T1">ed</text:span><text:change-end text:change-id="ct140599985706136"/><text:change text:change-id="ct140599985706328"/><text:span text:style-name="T1"> in the four cPRCs, as confirmed by co-labeling with an acetylated α-tubulin antibody and with an HCR probe against </text:span><text:span text:style-name="Emphasis"><text:span text:style-name="T1">pedal peptide 2/MLD proneuropeptide</text:span></text:span><text:span text:style-name="T1"> (Figure 4C, D and Figure 4—figure supplement 3A-C). To analyse the subcellular localisation of NIT-GC1 and NIT-GC2 at the protein level, we raised and affinity-purified polyclonal antibodies against a specific peptide sequence from both proteins. In immunostainings, we found that NIT-GC1 was localise</text:span><text:change-start text:change-id="ct140599985706520"/><text:span text:style-name="T1">d</text:span><text:change-end text:change-id="ct140599985706520"/><text:span text:style-name="T1"> to the region corresponding to the axonal projections of the cPRCs in the anterior neurosecretory plexus (Figure 4E). Co-immunostaining with the rabbit NIT-GC1 antibody and a custom rat antibody raised against </text:span><text:span text:style-name="Emphasis"><text:span text:style-name="T1">Platynereis</text:span></text:span><text:span text:style-name="T1"> NOS revealed the localisation of both proteins in dots in the neurosecretory neuropil (Figure 4—figure supplement 3D). In contrast, NIT-GC2 specifically labelled the ramified sensory cilia of the cPRCs (Figure 4F). These different subcellular localisations suggest that the two NIT-GCs are involved in different intracellular signalling processes in the ciliary and axonal regions of the cPRCs.</text:span></text:p>
        <text:p text:style-name="P1"><text:span text:style-name="Strong_20_Emphasis"><text:span text:style-name="T1">NIT-GC1 produces cGMP in an NO-dependent manner</text:span></text:span></text:p>
        <text:p text:style-name="P1"><text:span text:style-name="T1">To further characterise these atypical guanylate cyclases, we focused on NIT-GC1 and carried out in vitro experiments. In bacteria, NIT domains are thought to regulate cellular functions in response to intra- or extracellular nitrate and nitrite. NIT-GC1 has a NIT domain and a highly conserved cyclase domain that is expected to catalyse cGMP synthesis (Figure 4G). The NIT domain may render NIT-GC1 dependent on NO signals. To test this, we co-expressed the cGMP indicator Green cGull (Matsuda et al., 2016) and NIT-GC1 in cultured COS-7 (monkey kidney) cells, </text:span><text:change-start text:change-id="ct140599985706712"/><text:span text:style-name="T1">those cells have </text:span><text:change-end text:change-id="ct140599985706712"/><text:change text:change-id="ct140599985706904"/><text:span text:style-name="T1">minimal endogenous sGC activity (Matsuda et al., 2016). </text:span><text:change text:change-id="ct140599985707096"/><text:change-start text:change-id="ct140599985707288"/><text:span text:style-name="T1">W</text:span><text:change-end text:change-id="ct140599985707288"/><text:span text:style-name="T1">e used a single plasmid with the two open-reading frames separated by the 2A self-cleaving peptide</text:span><text:change-start text:change-id="ct140599985707480"/><text:span text:style-name="T1"> for balanced expression</text:span><text:change-end text:change-id="ct140599985707480"/><text:span text:style-name="T1"> (Figure 4H).</text:span><text:change-start text:change-id="ct140599985707672"/><text:span text:style-name="T1"> When we applied</text:span><text:change-end text:change-id="ct140599985707672"/><text:span text:style-name="T1"> </text:span><text:change text:change-id="ct140599985707864"/><text:span text:style-name="T1">the NO donor SNAP </text:span><text:change-start text:change-id="ct140599985708056"/><text:span text:style-name="T1">to these cells, </text:span><text:change-end text:change-id="ct140599985708056"/><text:change text:change-id="ct140599985708248"/><text:change-start text:change-id="ct140599985708440"/><text:span text:style-name="T1">g</text:span><text:change-end text:change-id="ct140599985708440"/><text:span text:style-name="T1">reen cGull fluorescence</text:span><text:change-start text:change-id="ct140599985708632"/><text:span text:style-name="T1"> increased</text:span><text:change-end text:change-id="ct140599985708632"/><text:span text:style-name="T1">, </text:span><text:change-start text:change-id="ct140599985708824"/><text:span text:style-name="T1">which we did not see </text:span><text:change-end text:change-id="ct140599985708824"/><text:change-start text:change-id="ct140599985713160"/><text:span text:style-name="T1">in cells that </text:span><text:change-end text:change-id="ct140599985713160"/><text:change text:change-id="ct140599985713352"/><text:span text:style-name="T1">were</text:span><text:change-start text:change-id="ct140599985713544"/><text:span text:style-name="T1"> only</text:span><text:change-end text:change-id="ct140599985713544"/><text:span text:style-name="T1"> exposed to DMSO or</text:span><text:change text:change-id="ct140599985713736"/><text:change-start text:change-id="ct140599985713928"/><text:span text:style-name="T1"> expressed</text:span><text:change-end text:change-id="ct140599985713928"/><text:span text:style-name="T1"> Green cGull</text:span><text:change text:change-id="ct140599985714120"/><text:span text:style-name="T1"> alone (Figure 4I-K). To test whether this effect </text:span><text:change-start text:change-id="ct140599985714312"/><text:span text:style-name="T1">depends </text:span><text:change-end text:change-id="ct140599985714312"/><text:change text:change-id="ct140599985714504"/><text:span text:style-name="T1">on the NIT domain, we also tested a deletion construct of NIT-GC1 lacking the NIT domain (Figure 4G). Cells expressing this construct and Green cGull did not</text:span><text:change-start text:change-id="ct140599985714696"/><text:span text:style-name="T1"> increase cGull fluorescence</text:span><text:change-end text:change-id="ct140599985714696"/><text:change text:change-id="ct140599985714888"/><text:span text:style-name="T1"> when exposed to SNAP (Figure 4L). These results indicate that NIT-GC1 </text:span><text:change text:change-id="ct140599985715080"/><text:change-start text:change-id="ct140599985715464"/><text:span text:style-name="T1"><office:annotation office:name="__Annotation__440_408615032"><dc:creator>Martin Gühmann</dc:creator><dc:date>2023-06-28T22:23:18</dc:date><textooo:sender-initials>MG</textooo:sender-initials><text:p>Catalysis may be the way to produce something, but you should know the details here.</text:p></office:annotation></text:span><text:span text:style-name="T1">can increase </text:span><text:change-end text:change-id="ct140599985715464"/><text:span text:style-name="T1">cGMP production</text:span><office:annotation-end office:name="__Annotation__440_408615032"/><text:span text:style-name="T1"> </text:span><text:change text:change-id="ct140599985715656"/><text:span text:style-name="T1">NO-dependent</text:span><text:change-start text:change-id="ct140599985716232"/><text:span text:style-name="T1">ly</text:span><text:change-end text:change-id="ct140599985716232"/><text:change text:change-id="ct140599985715848"/><text:span text:style-name="T1"> and this </text:span><text:change text:change-id="ct140599985686800"/><text:span text:style-name="T1">requires the NIT domain. These results establish NIT-GC1 as a biochemical sensor of NO or its derivatives.</text:span></text:p>
        <text:p text:style-name="P1"><text:soft-page-break/><text:span text:style-name="Strong_20_Emphasis"><text:span text:style-name="T1">NIT-GC1 is required for NO-mediated retrograde signalling to cPRCs during the UV response</text:span></text:span></text:p>
        <text:p text:style-name="P1"><text:span text:style-name="T1"><office:annotation office:name="__Annotation__453_408615032"><dc:creator>Martin Gühmann</dc:creator><dc:date>2023-06-28T22:25:22</dc:date><textooo:sender-initials>MG</textooo:sender-initials><text:p>No section about morpholinos in the methods section. That can be short, but it should be a bit more than the sequence.. Either copy and modify a section about this from a previous paper or refer to it.</text:p></office:annotation></text:span><text:span text:style-name="T1">To test the in vivo function</text:span><office:annotation-end office:name="__Annotation__453_408615032"/><text:span text:style-name="T1"> of NIT-GC1 and NIT-GC2 in cPRC responses, we combined calcium imaging with morpholino-mediated knockdowns. We used two translation-blocking morpholinos for each </text:span><text:span text:style-name="Emphasis"><text:span text:style-name="T1">NIT-GC</text:span></text:span><text:span text:style-name="T1"> gene and tested knockdown efficiency by immunostaining injected</text:span><text:change text:change-id="ct140599985716040"/><text:change-start text:change-id="ct140599985717000"/><text:span text:style-name="T1"> </text:span><text:span text:style-name="T1"><office:annotation office:name="__Annotation__462_408615032"><dc:creator>Martin Gühmann</dc:creator><dc:date>2023-06-28T22:27:52</dc:date><textooo:sender-initials>MG</textooo:sender-initials><text:p>Always be precise, especially if it is just using a different word.</text:p></office:annotation></text:span><text:span text:style-name="T1">larvae</text:span><text:change-end text:change-id="ct140599985717000"/><office:annotation-end office:name="__Annotation__462_408615032"/><text:span text:style-name="T1"> with the NIT-GC1 and NIT-GC2 antibodies (Figure 4—figure supplement 3E,F). For both genes, the morpholinos</text:span><text:change text:change-id="ct140599985715272"/><text:change-start text:change-id="ct140599985721552"/><text:span text:style-name="T1"> reduced the antibody staining strongly</text:span><text:change-end text:change-id="ct140599985721552"/><text:span text:style-name="T1">, confirming efficient knockdown and antibody specificity.</text:span></text:p>
        <text:p text:style-name="P1"><text:span text:style-name="T1">In NIT-GC1 morphant larvae, the delayed activation of cPRCs following 405 nm stimulation did not occur (Figure 4M). This phenotype is similar to the phenotype of </text:span><text:span text:style-name="Emphasis"><text:span text:style-name="T1">NOS</text:span></text:span><text:span text:style-name="T1"> mutants suggesting that NIT-GC1 acts as the NO sensor in cPRCs to drive their delayed activation. This could occur via increased cGMP production and the opening of a cyclic-nucleotide-gated ion channel (CNG) specific to cPRCs (Tosches et al., 2014). NIT-GC2 morphant larvae, in contrast, showed a step-up increase in calcium following light stimulation (Figure 4N). The calcium signal decayed during stimulation and was off after light off. These data support an essential role for ciliary-localised </text:span><text:span text:style-name="T1"><office:annotation office:name="__Annotation__473_408615032"><dc:creator>Martin Gühmann</dc:creator><dc:date>2023-06-28T22:47:53</dc:date><textooo:sender-initials>MG</textooo:sender-initials><text:p>The wired thing is that the post stimulus delayed activation is also gone. With both NIT-GCs you have a polarisation in the cPRCs, but without they hyperpolarize.</text:p><text:p/><text:p>Maybe the delayed activation has something to do with a threshold. In the untreated larvae the calcium leaves are elevated during stimulation, but not necessary as much as in the NIT-GC2 knockdown during stimulus.</text:p></office:annotation></text:span><text:span text:style-name="T1">NIT-GC2 </text:span><office:annotation-end office:name="__Annotation__473_408615032"/><text:span text:style-name="T1">in suppressing cPRC calcium following its transient rise at stimulus onset. Overall, these knockdown experiments revealed different signalling mechanisms for the two NIT-GCs that may be due to their different subcellular localisations.</text:span></text:p>
        <text:p text:style-name="P1"><text:span text:style-name="T1"><text:s/></text:span></text:p>
        <text:p text:style-name="P2"><text:span text:style-name="Strong_20_Emphasis"><text:span text:style-name="T1">Figure 4. NOS and two NIT-GCs shape calcium signals during cPRC UV/violet response.</text:span></text:span><text:span text:style-name="T1"> (</text:span><text:span text:style-name="Strong_20_Emphasis"><text:span text:style-name="T1">A</text:span></text:span><text:span text:style-name="T1">, </text:span><text:span text:style-name="Strong_20_Emphasis"><text:span text:style-name="T1">B</text:span></text:span><text:span text:style-name="T1">) GCaMP6s signals in cPRCs in wild type and </text:span><text:span text:style-name="Emphasis"><text:span text:style-name="T1">NOS</text:span></text:span><text:span text:style-name="T1"> mutant (A, NOSΔ11/Δ11, B, NOSΔ23/Δ23) larvae during 405 nm light stimulation. (</text:span><text:span text:style-name="Strong_20_Emphasis"><text:span text:style-name="T1">C</text:span></text:span><text:span text:style-name="T1">, </text:span><text:span text:style-name="Strong_20_Emphasis"><text:span text:style-name="T1">D</text:span></text:span><text:span text:style-name="T1">) In situ HCR for (C) </text:span><text:span text:style-name="Emphasis"><text:span text:style-name="T1">NIT-GC1</text:span></text:span><text:span text:style-name="T1"> and (D) </text:span><text:span text:style-name="Emphasis"><text:span text:style-name="T1">NIT-GC2</text:span></text:span><text:span text:style-name="T1"> (magenta) in three-day-old </text:span><text:span text:style-name="Emphasis"><text:span text:style-name="T1">Platynereis</text:span></text:span><text:span text:style-name="T1"> larvae. </text:span><text:change-start text:change-id="ct140599985722128"/><text:span text:style-name="T1"><office:annotation office:name="__Annotation__500_408615032"><dc:creator>Martin Gühmann</dc:creator><dc:date>2023-06-29T23:47:49</dc:date><textooo:sender-initials>MG</textooo:sender-initials><text:p>That are the same larvae as in the sentence before. Therefore, you need the definite article. Otherwise you talk about some other larvae.</text:p></office:annotation></text:span><text:span text:style-name="T1">The </text:span><text:change-end text:change-id="ct140599985722128"/><text:change text:change-id="ct140599985716808"/><text:change-start text:change-id="ct140599985721936"/><text:span text:style-name="T1">l</text:span><text:change-end text:change-id="ct140599985721936"/><text:span text:style-name="T1">arvae</text:span><office:annotation-end office:name="__Annotation__500_408615032"/><text:span text:style-name="T1"> were co-stained with an antibody against acetylated α-tubulin to label cPRC cilia and the neuropil (green). (</text:span><text:span text:style-name="Strong_20_Emphasis"><text:span text:style-name="T1">E</text:span></text:span><text:span text:style-name="T1">, </text:span><text:span text:style-name="Strong_20_Emphasis"><text:span text:style-name="T1">F</text:span></text:span><text:span text:style-name="T1">) Immunostaining for (E) NIT-GC1 and (F) NIT-GC2 (magenta), </text:span><text:change-start text:change-id="ct140599985722320"/><text:span text:style-name="T1">both </text:span><text:change-end text:change-id="ct140599985722320"/><text:span text:style-name="T1"><office:annotation office:name="__Annotation__512_408615032"><dc:creator>Martin Gühmann</dc:creator><dc:date>2023-06-30T00:20:31</dc:date><textooo:sender-initials>MG</textooo:sender-initials><text:p>That is not implicit that it is also an antibody.</text:p></office:annotation></text:span><text:span text:style-name="T1">co-</text:span><text:change-start text:change-id="ct140599985721744"/><text:span text:style-name="T1">immuno</text:span><text:change-end text:change-id="ct140599985721744"/><text:span text:style-name="T1">stained</text:span><office:annotation-end office:name="__Annotation__512_408615032"/><text:span text:style-name="T1"> for acetylated α-tubulin (green). (</text:span><text:span text:style-name="Strong_20_Emphasis"><text:span text:style-name="T1">G</text:span></text:span><text:span text:style-name="T1">) The domain structure of </text:span><text:span text:style-name="Emphasis"><text:span text:style-name="T1">Platynereis</text:span></text:span><text:span text:style-name="T1"> NIT-GC1 and </text:span><text:change text:change-id="ct140599985722704"/><text:span text:style-name="T1"><office:annotation office:name="__Annotation__527_408615032"><dc:creator>Martin Gühmann</dc:creator><dc:date>2023-06-30T00:26:54</dc:date><textooo:sender-initials>MG</textooo:sender-initials><text:p>You have to say that this domain was deleted by the morpholino. And truncating means to shorten something, and more specifically by removing something from one end.</text:p></office:annotation></text:span><text:span text:style-name="T1">NIT-GC1ΔNIT </text:span><text:change-start text:change-id="ct140599985721360"/><text:span text:style-name="T1">that lost </text:span><text:change-end text:change-id="ct140599985721360"/><text:change text:change-id="ct140599985722896"/><text:span text:style-name="T1">the NIT domain</text:span><text:change-start text:change-id="ct140599985723088"/><text:span text:style-name="T1"> due to the morpholino treatment</text:span><text:change-end text:change-id="ct140599985723088"/><text:span text:style-name="T1">.</text:span><office:annotation-end office:name="__Annotation__527_408615032"/><text:span text:style-name="T1"> A predicted transmembrane region (TM) is shown in grey. (</text:span><text:span text:style-name="Strong_20_Emphasis"><text:span text:style-name="T1">H</text:span></text:span><text:span text:style-name="T1">) Schematic of the cell-based assay to detect cGMP production following the addition of an NO donor SNAP or DMSO as control. (</text:span><text:span text:style-name="Strong_20_Emphasis"><text:span text:style-name="T1">I</text:span></text:span><text:span text:style-name="T1">-</text:span><text:span text:style-name="Strong_20_Emphasis"><text:span text:style-name="T1">L</text:span></text:span><text:span text:style-name="T1">) Green cGull fluorescence over time for the four conditions tested. Individual responses and their mean with 0.95 confidence interval are shown (n &gt; 6 cells). Intensities are normalized (ΔF/F0). The indicated chemicals were added at 2 min after the start of imaging (grey bars). (</text:span><text:span text:style-name="Strong_20_Emphasis"><text:span text:style-name="T1">M</text:span></text:span><text:span text:style-name="T1">, </text:span><text:span text:style-name="Strong_20_Emphasis"><text:span text:style-name="T1">N</text:span></text:span><text:span text:style-name="T1">) GCaMP6s signals in cPRCs in (M) NIT-GC1 and (N) NIT-GC2 morphant larvae during 405 nm light stimulation. Individual responses and their mean with 0.95 confidence interval are shown.</text:span><text:change text:change-id="ct140599985723472"/></text:p>
        <text:p text:style-name="P1"><text:span text:style-name="Strong_20_Emphasis"><text:span text:style-name="T1">NO signalling shapes the dynamics of the cPRC circuit</text:span></text:span></text:p>
        <text:p text:style-name="P1"><text:span text:style-name="T1">To investigate how NO and NIT-GC signalling influence the dynamics of the cPRC circuit, we imaged calcium signals from postsynaptic neurons in wild type, mutant and morphant larvae. We </text:span><text:change-start text:change-id="ct140599985723664"/><text:span text:style-name="T1">could </text:span><text:change-end text:change-id="ct140599985723664"/><text:change text:change-id="ct140599985722512"/><text:span text:style-name="T1">image the activity of all neurons in the cPRC circuit (INNOS, INRGWa, Ser-h1 and MC). The MC cel</text:span><text:soft-page-break/><text:span text:style-name="T1">l was identified based on its position and intrinsic activity (Verasztó et al., 2017). To unambiguously identify all other cells from which we recorded calcium signals, we developed an on-slide immunostaining method (Figure 5—figure supplement 1A). We used the cell-specific antibody markers against RYamide (INNOS) (Figure 5—figure supplement 1B-D), RGWamide (INRGWa) and serotonin (Ser-h1) (Conzelmann et al., 2011) to immunostain agar-embedded larvae </text:span><text:change text:change-id="ct140599985723856"/><text:change-start text:change-id="ct140599985724048"/><text:span text:style-name="T1">after</text:span><text:change-end text:change-id="ct140599985724048"/><text:span text:style-name="T1"> calcium imaging. Based on the position of the nuclei, we could correlate live and fixed samples at a single-cell precision (Figure 5A, B). Due to the stereotypy of the larvae, we could also identify neurons based on their position and calcium activity in activity-correlation maps (Figure 5C).</text:span></text:p>
        <text:p text:style-name="P1"><text:span text:style-name="T1">We first quantified the responses of the INNOS and INRGWa interneurons during 405 nm stimulation of the cPRCs. In both wild type and </text:span><text:span text:style-name="Emphasis"><text:span text:style-name="T1">NOS</text:span></text:span><text:span text:style-name="T1">-mutant larvae, INNOS cells showed an increase in calcium during stimulation (Figure 5D). In contrast, the INNOS response was flat or slightly negative in NIT-GC2 morphant larvae (Figure 5E) revealing an essential role for NIT-GC2-mediated cPRC suppression in INNOS activation.</text:span><text:change-start text:change-id="ct140599985724240"/><text:span text:style-name="T1"> The</text:span><text:change-end text:change-id="ct140599985724240"/><text:span text:style-name="T1"> INRGWa cells were initially inhibited during cPRC stimulation, followed by a delayed activation paralleling the second activation phase of</text:span><text:change-start text:change-id="ct140599985724432"/><text:span text:style-name="T1"> the</text:span><text:change-end text:change-id="ct140599985724432"/><text:span text:style-name="T1"> cPRCs. This late INRGWa response was lacking in </text:span><text:span text:style-name="Emphasis"><text:span text:style-name="T1">NOS</text:span></text:span><text:span text:style-name="T1">-mutants (Figure 5F). In NIT-GC2 morphants, INRGWa cells showed a transient increase in calcium that decayed after light off and a delayed activation </text:span><text:span text:style-name="T1"><office:annotation office:name="__Annotation__563_408615032"><dc:creator>Martin Gühmann</dc:creator><dc:date>2023-06-27T22:07:39</dc:date><textooo:sender-initials>MG</textooo:sender-initials><text:p>Something to empahsize.</text:p></office:annotation></text:span><text:span text:style-name="T1">was not present</text:span><text:change-start text:change-id="ct140599985724816"/><text:span text:style-name="T1"> like in the mutants</text:span><text:change-end text:change-id="ct140599985724816"/><office:annotation-end office:name="__Annotation__563_408615032"/><text:span text:style-name="T1"> (Figure 5G).</text:span></text:p>
        <text:p text:style-name="P1"><text:span text:style-name="T1">Next, we imaged calcium signals from Ser-h1 and MC neurons in wild type and </text:span><text:span text:style-name="Emphasis"><text:span text:style-name="T1">NOS</text:span></text:span><text:span text:style-name="T1"> mutant larvae. Ser-h1 cells showed an activation profile that correlated with cPRC activity, including a reduction in calcium during stimulation followed by </text:span><text:change-start text:change-id="ct140599985725008"/><text:span text:style-name="T1">a </text:span><text:change-end text:change-id="ct140599985725008"/><text:span text:style-name="T1">rebound, a response that was defective in </text:span><text:span text:style-name="Emphasis"><text:span text:style-name="T1">NOS</text:span></text:span><text:span text:style-name="T1"> mutants (Figure 5I). </text:span><text:change-start text:change-id="ct140599985664024"/><text:span text:style-name="T1"><office:annotation office:name="__Annotation__577_408615032"><dc:creator>Martin Gühmann</dc:creator><dc:date>2023-06-27T22:10:34</dc:date><textooo:sender-initials>MG</textooo:sender-initials><text:p>Is there more than one MC cell, at the top of this section you just talked about one cell.</text:p><text:p/><text:p>Well, I remember there was only one cell.</text:p></office:annotation></text:span><text:span text:style-name="T1">The </text:span><text:change-end text:change-id="ct140599985664024"/><text:span text:style-name="T1">MC cell</text:span><text:change text:change-id="ct140599985725200"/><office:annotation-end office:name="__Annotation__577_408615032"/><text:span text:style-name="T1"> showed sustained activation, including a late-phase that was lacking in </text:span><text:span text:style-name="Emphasis"><text:span text:style-name="T1">NOS</text:span></text:span><text:span text:style-name="T1"> mutants (Figure 5I). These data suggest that during 405 nm stimulation the Ser-h1 cells are inhibited and</text:span><text:change-start text:change-id="ct140599985664216"/><text:span text:style-name="T1"> the</text:span><text:change-end text:change-id="ct140599985664216"/><text:span text:style-name="T1"> MC cell</text:span><text:change text:change-id="ct140599985664792"/><text:change-start text:change-id="ct140599985664408"/><text:span text:style-name="T1"> is</text:span><text:change-end text:change-id="ct140599985664408"/><text:change text:change-id="ct140599985724624"/><text:span text:style-name="T1"> activated, and this regulation is NO-dependent. This pattern is expected to inhibit ciliary activity in the prototroch but not in the other ciliary bands (with no Ser-h1 or MC synapses), triggering NO-dependent downward swimming.</text:span></text:p>
        <text:p text:style-name="P1"><text:span text:style-name="T1"><text:s/></text:span></text:p>
        <text:p text:style-name="P2"><text:span text:style-name="Strong_20_Emphasis"><text:span text:style-name="T1">Figure 5. NOS- and NIT-GC2-dependent dynamics of the cPRC circuit.</text:span></text:span><text:span text:style-name="T1"> </text:span><text:span text:style-name="Strong_20_Emphasis"><text:span text:style-name="T1">(A, B)</text:span></text:span><text:span text:style-name="T1"> GCaMP6s imaging from cPRCs and INNOS cells (left panels) followed by on-slide immunostaining for (A) RYamide to label INNOS and (B) RGWamide+serotonin to label INRGWa and Ser-h1 (red). Nuclei are stained with DAPI (cyan). </text:span><text:change-start text:change-id="ct140599985664600"/><text:span text:style-name="T1">The </text:span><text:change-end text:change-id="ct140599985664600"/><text:change text:change-id="ct140599985664984"/><text:change-start text:change-id="ct140599985665176"/><text:span text:style-name="T1">a</text:span><text:change-end text:change-id="ct140599985665176"/><text:span text:style-name="T1">sterisks indicate cPRC nuclei. </text:span><text:change-start text:change-id="ct140599985665368"/><text:span text:style-name="T1">The </text:span><text:change-end text:change-id="ct140599985665368"/><text:change text:change-id="ct140599985665560"/><text:change-start text:change-id="ct140599985665752"/><text:span text:style-name="T1">n</text:span><text:change-end text:change-id="ct140599985665752"/><text:span text:style-name="T1">umbers mark the same cells in the GCaMP and immunostaining images matched by position. </text:span><text:span text:style-name="Strong_20_Emphasis"><text:span text:style-name="T1">(C)</text:span></text:span><text:span text:style-name="T1"> Correlation map of neuronal activity of the cPRCs, INNOS, INRGWa, Ser-h1 and MC neurons. </text:span><text:span text:style-name="Strong_20_Emphasis"><text:span text:style-name="T1">(D)</text:span></text:span><text:span text:style-name="T1"> GCaMP6s fluorescence in INNOS cells in wild type (WT) and NOSΔ11/Δ11 mutant larvae during 405 nm stimulation of the cPRC cilia. </text:span><text:span text:style-name="Strong_20_Emphasis"><text:span text:style-name="T1">(E)</text:span></text:span><text:span text:style-name="T1"> GCaMP6s fluorescence in INNOS cells in NIT-GC2 morphant larvae during 405 nm stimulation. </text:span><text:span text:style-name="Strong_20_Emphasis"><text:span text:style-name="T1">(F)</text:span></text:span><text:span text:style-name="T1"> GCaMP6s fluorescence in INRGWa cells in wild type and NOSΔ23/Δ23 mutant larvae during 405 nm stimulation. </text:span><text:span text:style-name="Strong_20_Emphasis"><text:span text:style-name="T1">(G)</text:span></text:span><text:span text:style-name="T1"> GCaMP6s fluorescence in INRGWa cells in NIT-GC2 morphant larvae during 405 nm stimulation. </text:span><text:span text:style-name="Strong_20_Emphasis"><text:span text:style-name="T1">(H, I)</text:span></text:span><text:span text:style-name="T1"> GCaMP6s fluorescence in (H) Ser-h1 cells and (I) the MC cell in wild type and NOSΔ11/Δ11 mutant larvae during 405 nm stimulation.</text:span><text:change text:change-id="ct140599985665944"/></text:p>
        <text:p text:style-name="P1"><text:soft-page-break/><text:span text:style-name="Strong_20_Emphasis"><text:span text:style-name="T1">Mathematical modelling of cPRC-circuit dynamics</text:span></text:span></text:p>
        <text:p text:style-name="P1"><text:span text:style-name="T1">To further analyse the dynamics of responses to UV light and formally describe cPRC phototransduction, synaptic connections and NO retrograde signalling, we developed a mixed cellular-circuit-level mathematical model. We used our Ca</text:span><text:span text:style-name="T5">2+</text:span><text:span text:style-name="T1"> imagining data of cPRC, INNOS and INRGWa cells collected in wild type, </text:span><text:span text:style-name="Emphasis"><text:span text:style-name="T1">NOS</text:span></text:span><text:span text:style-name="T1"> knockout</text:span><text:span text:style-name="T1"><office:annotation office:name="__Annotation__623_408615032"><dc:creator>Martin Gühmann</dc:creator><dc:date>2023-06-27T22:12:52</dc:date><textooo:sender-initials>MG</textooo:sender-initials><text:p>Either you use the Oxfort comma or you don’t.</text:p></office:annotation></text:span><text:span text:style-name="T1">,</text:span><office:annotation-end office:name="__Annotation__623_408615032"/><text:span text:style-name="T1"> and </text:span><text:span text:style-name="Emphasis"><text:span text:style-name="T1">NIT-GC2</text:span></text:span><text:span text:style-name="T1"> morphant larvae to formulate assumptions that are the basis of the proposed model.</text:span></text:p>
        <text:p text:style-name="P1"><text:span text:style-name="T1"><office:annotation office:name="__Annotation__630_408615032"><dc:creator>Martin Gühmann</dc:creator><dc:date>2023-06-27T22:15:17</dc:date><textooo:sender-initials>MG</textooo:sender-initials><text:p>Either describe the model then you can use present tense you describe what you did then use past tense. </text:p></office:annotation></text:span><text:span text:style-name="T1">We model</text:span><office:annotation-end office:name="__Annotation__630_408615032"/><text:span text:style-name="T1"> a direct c-opsin1-dependent response to UV leading to the initial rise in Ca</text:span><text:span text:style-name="T5">2+</text:span><text:span text:style-name="T1"> levels. The mechanism of this signal is not known but may include Gα and Gβ signalling, CNGAα channel activation or other pathways. We further assume that in cPRC cells, Ca</text:span><text:span text:style-name="T5">2+</text:span><text:span text:style-name="T1"> levels increase with cGMP. We model a decrease in cGMP and Ca</text:span><text:span text:style-name="T5">2+</text:span><text:span text:style-name="T1"> levels due to a NIT-GC2-dependent pathway (Figure 6A). The effect of NO in cPRC cells is captured by another term that describes a NIT-GC1 and NO-dependent increase in cGMP. Based on the synaptic connectome, we infer a feedforward coupling between cPRC cells and INNOS and INRGWa cells. The proposed synaptic coupling is UV-dependent, decays linearly and is suppressed in NIT-GC2 morphants (Figure 6A).</text:span></text:p>
        <text:p text:style-name="P1"><text:span text:style-name="T1">In the INNOS cells, we assume that excitatory synaptic input from cPRC (or rebound from tonic inhibition) leads to a rise in Ca</text:span><text:span text:style-name="T5">2+</text:span><text:span text:style-name="T1"> leading to NO production via NOS. This input is NIT-GC2-dependent. In the INRGWa cells, we model a decrease in Ca</text:span><text:span text:style-name="T5">2+</text:span><text:span text:style-name="T1"> based on an inhibitory UV-dependent synaptic signal from the cPRCs. We further assume the existence of direct excitatory coupling between cPRC Ca</text:span><text:span text:style-name="T5">2+</text:span><text:span text:style-name="T1"> levels and INRGWa Ca</text:span><text:span text:style-name="T5">2+</text:span><text:span text:style-name="T1"> to account for the late effects of cPRC on INRGWa (Figure 6A). The UV-dependent and Ca</text:span><text:span text:style-name="T5">2+</text:span><text:span text:style-name="T1">-dependent signals may be mediated by different transmitters released by cPRCs during distinct phases of their activation cycle. In addition, we assume a direct inhibitory coupling between INNOS Ca</text:span><text:span text:style-name="T5">2+</text:span><text:span text:style-name="T1"> and INRGWa Ca</text:span><text:span text:style-name="T5">2+</text:span><text:span text:style-name="T1">. Finally, in all variables, </text:span><text:span text:style-name="T1"><office:annotation office:name="__Annotation__656_408615032"><dc:creator>Martin Gühmann</dc:creator><dc:date>2023-06-27T22:16:43</dc:date><textooo:sender-initials>MG</textooo:sender-initials><text:p>Here you mix in past tense with the after the these present tenses.</text:p></office:annotation></text:span><text:span text:style-name="T1">we assumed</text:span><office:annotation-end office:name="__Annotation__656_408615032"/><text:span text:style-name="T1"> a linear decay and constant production to set a steady state (Figure 6A). Since the aim of the model is to capture the normalised fluorescence data, the model is </text:span><text:span text:style-name="T1"><office:annotation office:name="__Annotation__661_408615032"><dc:creator>Martin Gühmann</dc:creator><dc:date>2023-06-27T22:17:55</dc:date><textooo:sender-initials>MG</textooo:sender-initials><text:p>Explain what that means</text:p></office:annotation></text:span><text:span text:style-name="T1">nondimensionalised</text:span><office:annotation-end office:name="__Annotation__661_408615032"/><text:span text:style-name="T1">. UV stimulation is modelled as a square pulse. To find model parameters producing an output fitting the experimental data we employed a global optimisation method known as a genetic algorithm (GA).</text:span></text:p>
        <text:p text:style-name="P1"><text:span text:style-name="T1">Through this optimisation procedure, we found parameters that gave a very good fit to our experimental data under all conditions. We could fit to mean Ca</text:span><text:span text:style-name="T5">2+</text:span><text:span text:style-name="T1"> values but also individual calcium transients (Figure 6B, Figure 6–figure supplement 1). Our model only includes a minimal set of parameters and assumptions of interactions that are required to describe the dynamics of cPRC, INNOS and INRGWa in wild type and loss-of-function conditions (Figure 6A, B). The model highlights that cPRC phototransduction employs distinct pathways that operate </text:span><text:soft-page-break/><text:span text:style-name="T1">on different time scales and differentially influence cPRC Ca</text:span><text:span text:style-name="T5">2+</text:span><text:span text:style-name="T1"> levels. The coupling between cPRCs and interneurons also requires different signalling mechanisms, either through distinct neurotransmitters or receptors expressed in the different cells.</text:span></text:p>
        <text:p text:style-name="P1"><text:span text:style-name="T1">To identify possible molecular pathways, we analysed single-cell transcriptome data for cPRC, INNOS and INRGWa identified by spatial mapping (Achim et al., 2015) and unique marker genes (Williams et al., 2017). In</text:span><text:change-start text:change-id="ct140599985666136"/><text:span text:style-name="T1"> the</text:span><text:change-end text:change-id="ct140599985666136"/><text:span text:style-name="T1"> cPRCs, we found transporters and synthetic enzymes indicating cholinergic, glutaminergic, glycinergic, GABAergic and adrenergic neurotransmission (Figure 6C). For each neurotransmitter, we also found receptor-encoding genes expressed in INNOS and INRGWa (Figure 6C). The two types of interneurons often expressed different subunits or types of these receptors, indicating differential signalling (Figure 6C).</text:span></text:p>
        <text:p text:style-name="P1"><text:span text:style-name="T1"><office:annotation office:name="__Annotation__674_408615032"><dc:creator>Martin Gühmann</dc:creator><dc:date>2023-06-30T01:17:48</dc:date><textooo:sender-initials>MG</textooo:sender-initials><text:p>Based on the supplemental Figures 6, something seems to be missing. This might also go into the text below.</text:p></office:annotation></text:span><text:span text:style-name="T1">Based on these data, our experimental results and the mathematical model, we assembled a minimal phototransduction and circuit diagram. The components for which experimental data are available are shown in bold. Other potential molecular players are also indicated (Figure 6D).</text:span><office:annotation-end office:name="__Annotation__674_408615032"/></text:p>
        <text:p text:style-name="P1"><text:span text:style-name="T1"><text:s/></text:span></text:p>
        <text:p text:style-name="P2"><text:span text:style-name="Strong_20_Emphasis"><text:span text:style-name="T1">Figure 6. Mathematical modelling and signalling mechanisms of the cPRC circuit.</text:span></text:span><text:span text:style-name="T1"> (</text:span><text:span text:style-name="Strong_20_Emphasis"><text:span text:style-name="T1">A</text:span></text:span><text:span text:style-name="T1">) Diagram of the mathematical model with</text:span><text:change text:change-id="ct140599985666904"/><text:change-start text:change-id="ct140599985666712"/><text:span text:style-name="T1"> the</text:span><text:change-end text:change-id="ct140599985666712"/><text:change-start text:change-id="ct140599985666328"/><text:span text:style-name="T1"> </text:span><text:span text:style-name="T6">components</text:span><text:change-end text:change-id="ct140599985666328"/><text:span text:style-name="T1">, interactions, parameters</text:span><text:change-start text:change-id="ct140599985666520"/><text:span text:style-name="T1">,</text:span><text:change-end text:change-id="ct140599985666520"/><text:span text:style-name="T1"> and equations used to model</text:span><text:change-start text:change-id="ct140599985667096"/><text:span text:style-name="T1"> the</text:span><text:change-end text:change-id="ct140599985667096"/><text:span text:style-name="T1"> Ca</text:span><text:span text:style-name="T5">2+</text:span><text:span text:style-name="T1"> dynamics. (</text:span><text:span text:style-name="Strong_20_Emphasis"><text:span text:style-name="T1">B</text:span></text:span><text:span text:style-name="T1">) Average calcium traces and modelled traces fitted to the data. (</text:span><text:span text:style-name="Strong_20_Emphasis"><text:span text:style-name="T1">C</text:span></text:span><text:span text:style-name="T1">) Dot plot of genes (columns) expressed in three types of cells (rows) in the cPRC circuit </text:span><text:change-start text:change-id="ct140599985667288"/><text:span text:style-name="T1">based on the data of the </text:span><text:change-end text:change-id="ct140599985667288"/><text:change text:change-id="ct140599985667480"/><text:span text:style-name="T1"><office:annotation office:name="__Annotation__701_408615032"><dc:creator>Martin Gühmann</dc:creator><dc:date>2023-06-30T00:43:24</dc:date><textooo:sender-initials>MG</textooo:sender-initials><text:p>I assume, it is this. Otherwise specify. Maybe, even cite the paper here.</text:p></office:annotation></text:span><text:span text:style-name="T1">single cell </text:span><text:change-start text:change-id="ct140599985667864"/><text:span text:style-name="T1">transcriptomes</text:span><text:change-end text:change-id="ct140599985667864"/><office:annotation-end office:name="__Annotation__701_408615032"/><text:change text:change-id="ct140599985500168"/><text:span text:style-name="T1">. The size of the dots is expressed in proportion to the percentage of cells expressing that gene relative to all cells. The colours represent the normal logarithm of the number of transcripts in the cells expressing the gene. (</text:span><text:span text:style-name="Strong_20_Emphasis"><text:span text:style-name="T1">D</text:span></text:span><text:span text:style-name="T1">) Schematic diagram of the signalling pathway of the cPRC circuit, focusing on the NO feedback.</text:span><text:change text:change-id="ct140599985500744"/></text:p>
        <text:p text:style-name="P1"><text:span text:style-name="T1">To generate new insights from the model, we asked how the duration and intensity of UV stimulation influences signalling output, measured as the magnitude (quantified as area under peak, AUP) of the NO-dependent Ca</text:span><text:span text:style-name="T5">2+</text:span><text:span text:style-name="T1"> signal in the cPRCs. The model allowed us to systematically vary stimulus conditions that would not have been feasible in single-larva experiments. We found that delayed activation occurs only for UV stimulation of sufficient amplitude and duration (Figure 7). </text:span><text:span text:style-name="T1"><office:annotation office:name="__Annotation__715_408615032"><dc:creator>Martin Gühmann</dc:creator><dc:date>2023-06-27T22:21:24</dc:date><textooo:sender-initials>MG</textooo:sender-initials><text:p>This should be taken up in the discussion. Haven’t checked whether you do.</text:p></office:annotation></text:span><text:span text:style-name="T1">This suggests an integratory function of NO signalling to tune </text:span><text:change-start text:change-id="ct140599985723280"/><text:span text:style-name="T1">the </text:span><text:change-end text:change-id="ct140599985723280"/><text:span text:style-name="T1">circuit output to the strength of UV exposure.</text:span><office:annotation-end office:name="__Annotation__715_408615032"/></text:p>
        <text:p text:style-name="P6"><text:span text:style-name="T1"><text:s/></text:span></text:p>
        <text:p text:style-name="P7"><text:span text:style-name="Strong_20_Emphasis"><text:span text:style-name="T1">Figure 7. Magnitude of cPRC activation as a function of stimulus duration and intensity.</text:span></text:span><text:span text:style-name="T1"> Median values of the \(AUP\) are presented as a heatmap with dark blue indicating flat \(C_P(t)\) trajectories with median \(AUP\) close to 0 and red indicating that the \(C_P(t)\) trajectories have a clearly defined delayed activation peak.</text:span></text:p>
      </text:section>
      <text:section text:style-name="Sect1" text:name="Section3">
        <text:list xml:id="list1238476514" text:continue-numbering="true" text:style-name="Outline">
          <text:list-item>
            <text:h text:style-name="P22" text:outline-level="2"><text:soft-page-break/><text:span text:style-name="T1">Discussion</text:span></text:h>
          </text:list-item>
        </text:list>
        <text:p text:style-name="P1"><text:span text:style-name="T1">Our work revealed an essential role for NO-mediated signalling in driving UV/violet avoidance behaviour in larval </text:span><text:span text:style-name="Emphasis"><text:span text:style-name="T1"><office:annotation office:name="__Annotation__725_408615032"><dc:creator>Martin Gühmann</dc:creator><dc:date>2023-06-27T22:23:00</dc:date><textooo:sender-initials>MG</textooo:sender-initials><text:p>The proper abbreviation is P. dumerilii. At least, I would prefer this, but I did not change the other occurrences. Yo are starting to care about this, when you also deal with other species of the genus Platynereis.</text:p></office:annotation></text:span></text:span><text:span text:style-name="Emphasis"><text:span text:style-name="T1">Platynereis</text:span></text:span><text:change-start text:change-id="ct140599985501320"/><text:span text:style-name="Emphasis"><text:span text:style-name="T1"> dumerilii</text:span></text:span><text:change-end text:change-id="ct140599985501320"/><office:annotation-end office:name="__Annotation__725_408615032"/><text:span text:style-name="T1">. NO, produced by postsynaptic INNOS interneurons, signals retrogradely to presynaptic cPRCs via NIT-GC1 leading to delayed and sustained cPRC activation. This late-phase activation of the photoreceptors drives circuit output through projection interneurons and ciliomotor neurons. In the cPRC circuit, synaptic connectivity alone is thus not sufficient to account for</text:span><text:change-start text:change-id="ct140599985667672"/><text:span text:style-name="T1"> the</text:span><text:change-end text:change-id="ct140599985667672"/><text:span text:style-name="T1"> circuit dynamics and behavioural change, as documented in other circuits (Bargmann and Marder, 2013; Imambocus et al., 2022).</text:span></text:p>
        <text:p text:style-name="P1"><text:span text:style-name="Strong_20_Emphasis"><text:span text:style-name="T1">Localised NO signalling in the neurosecretory plexus</text:span></text:span></text:p>
        <text:p text:style-name="P1"><text:span text:style-name="T1">NO is a free radical with a millisecond-to-second half life and thus a limited signalling range. In neuronal signalling, NOS is often </text:span><text:span text:style-name="T1"><office:annotation office:name="__Annotation__734_408615032"><dc:creator>Martin Gühmann</dc:creator><dc:date>2023-06-27T22:54:40</dc:date><textooo:sender-initials>MG</textooo:sender-initials><text:p>Go either for this spelling or the other one. (localized vs. localised)</text:p></office:annotation></text:span><text:span text:style-name="T1">localized</text:span><office:annotation-end office:name="__Annotation__734_408615032"/><text:span text:style-name="T1"> to neurites (Kuntz et al., 2017) </text:span><text:change text:change-id="ct140599985502088"/><text:change-start text:change-id="ct140599985502664"/><text:span text:style-name="T1">next</text:span><text:change-end text:change-id="ct140599985502664"/><text:span text:style-name="T1"> to sGC at synapses (Burette et al., 2002; Garthwaite, 2015). In the cPRC circuit, NOS is locali</text:span><text:change text:change-id="ct140599985502280"/><text:change-start text:change-id="ct140599985501704"/><text:span text:style-name="T1">z</text:span><text:change-end text:change-id="ct140599985501704"/><text:span text:style-name="T1">ed to the dendritic compartment of INNOS cells where also cPRC postsynaptic sites occur. NIT-GC1, the target of NO signalling is locali</text:span><text:change text:change-id="ct140599985503048"/><text:change-start text:change-id="ct140599985503240"/><text:span text:style-name="T1">z</text:span><text:change-end text:change-id="ct140599985503240"/><text:span text:style-name="T1">ed to cPRC projections. NO-mediated retrograde signalling thus likely occurs in the neurosecretory plexus where NOS- and NIT-GC1-containing projections are </text:span><text:change-start text:change-id="ct140599985503432"/><text:span text:style-name="T1">close</text:span><text:change-end text:change-id="ct140599985503432"/><text:change-start text:change-id="ct140599985503624"/><text:span text:style-name="T1">-by </text:span><text:change-end text:change-id="ct140599985503624"/><text:change text:change-id="ct140599985503816"/><text:span text:style-name="T1">and where we detected NO production </text:span><text:change text:change-id="ct140599985504008"/><text:change-start text:change-id="ct140599985516560"/><text:span text:style-name="T1">after</text:span><text:change-end text:change-id="ct140599985516560"/><text:span text:style-name="T1"> UV stimulation. In contrast, INNOS to INRGWa synapses occur outside the neurosecretory plexus in the ventral brain neuropil.</text:span></text:p>
        <text:p text:style-name="P1"><text:span text:style-name="T1">Compartmentalised signalling also occurs in peptidergic modulatory systems and can enable selective network activity during specific behaviours. In the UV-avoidance circuit of </text:span><text:span text:style-name="Emphasis"><text:span text:style-name="T1">Drosophila</text:span></text:span><text:span text:style-name="T1"> larvae, a peptidergic hub neuron Dp7 links UV-sensory neurons (v’td2) and motor circuits. Dp7 expresses an insulin-like peptide Ilp7 that is required for acute and sustained UV avoidance. Ilp7 signalling occurs at a functionally and morphologically distinct dendritic compartment of Dp7, segregated from other sensory-motor pathways involving Dp7 (Imambocus et al., 2022).</text:span></text:p>
        <text:p text:style-name="P1"><text:span text:style-name="Strong_20_Emphasis"><text:span text:style-name="T1">Functional diversity of NIT-GCs</text:span></text:span></text:p>
        <text:p text:style-name="P1"><text:span text:style-name="T1">NO signalling is commonly mediated by sGCs. We identified 12 sGCs in </text:span><text:span text:style-name="Emphasis"><text:span text:style-name="T1">Platynereis</text:span></text:span><text:span text:style-name="T1">, but none of these is expressed in the cPRC based on the available scRNAseq data. Instead, we identified an unconventional cPRC-expressed NIT-domain containing GC, NIT-GC1 as the mediator of NO retrograde signalling. In an in vitro assay, we could show that NIT-GC1 can produce cGMP following the addition of an NO donor and that this activity requires the NIT domain.</text:span></text:p>
        <text:p text:style-name="P1"><text:span text:style-name="T1">NIT domains were first identified in bacteria and animal NIT-GCs have only recently been reported (Moroz et al., 2020; Shu et al., 2003). Bacterial NIT domains regulate cellular functions in response to changes in extracellular and intracellular nitrate and/or nitrite concentrations (Camargo et al., 2007). NO is readily converted to nitrate and nitrite (Garthwaite, 2015; Möller et </text:span><text:soft-page-break/><text:span text:style-name="T1">al., 2019; Santos et al., 2011) and these molecules accumulate in placozoans and cnidarians in cells and tissues with high NOS activity (Moroz et al., 2020, 2004). NIT domains in NIT-GCs may also sense nitrate and nitrite, as in bacteria, a possibility we cannot rule out based on our cellular assays with NIT-GC1. If different NIT-GCs have different sensitivities to NO, nitrite and nitrate, then a range of activation timings may be possible due to the different half-lives of these molecules (Lundberg et al., 2011).</text:span></text:p>
        <text:p text:style-name="P1"><text:span text:style-name="T1">NIT-GC1 and NIT-GC2 showed specific cellular co-expression but very different subcellular locali</text:span><text:change text:change-id="ct140599985516752"/><text:change-start text:change-id="ct140599985516944"/><text:span text:style-name="T1">z</text:span><text:change-end text:change-id="ct140599985516944"/><text:span text:style-name="T1">ation and function. In </text:span><text:span text:style-name="Emphasis"><text:span text:style-name="T1">Platynereis</text:span></text:span><text:span text:style-name="T1">, we identified 15 NIT-GCs, suggesting a wide range of functions. Differences in subcellular locali</text:span><text:change text:change-id="ct140599985517136"/><text:change-start text:change-id="ct140599985517328"/><text:span text:style-name="T1">z</text:span><text:change-end text:change-id="ct140599985517328"/><text:span text:style-name="T1">ation and biochemical function thus seem to also contribute to the diversity of NIT-GC functions in addition to differences in expression.</text:span></text:p>
        <text:p text:style-name="P1"><text:span text:style-name="Strong_20_Emphasis"><text:span text:style-name="T1">Mechanism of phototransduction and neurotransmission in the cPRC circuit</text:span></text:span></text:p>
        <text:p text:style-name="P1"><text:span text:style-name="T1">Based on our data herein and previous work we can now propose a more detailed model of cPRC phototransduction and neurotransmission. The cPRCs have high basal Ca</text:span><text:span text:style-name="T5">2+</text:span><text:span text:style-name="T1"> and respond to UV/violet light dependent on c-opsin1 (Verasztó et al., 2018). </text:span><text:change text:change-id="ct140599985517520"/><text:change-start text:change-id="ct140599985517712"/><text:span text:style-name="T1">C</text:span><text:change-end text:change-id="ct140599985517712"/><text:span text:style-name="T1">-opsin1 forms a bistable photopigment and signals through Gi/oα and Gβγ (Tsukamoto et al., 2017; Tsukamoto and Kubo, 2023; Veedin Rajan et al., 2021). In heterologous systems, the Gβγ subunits released following c-opsin1 activation open GIRK channels inducing K+ efflux (hyperpolarisation) (Tsukamoto et al., 2017; Tsukamoto and Kubo, 2023) and close voltage-gated Ca</text:span><text:span text:style-name="T5">2+</text:span><text:span text:style-name="T1"> channels, thereby reducing intracellular calcium levels (Tsukamoto and Kubo, 2023). A GIRK channel is also expressed in the cPRCs (Figure 6A). The pathway for the first rapid cPRC activation phase following UV/violet stimulus is not known but may involve the activation of a CNGα channel expressed in the cPRCs (Tosches et al., 2014). For the second inhibitory phase of phototransduction, we identified a key requirement for ciliary-localised NIT-GC2. The mechanisms may involve c-opsin1-dependent inhibition of tonic NIT-GC2 activity and the reduction of ciliary cGMP.</text:span></text:p>
        <text:p text:style-name="P1"><text:span text:style-name="T1">NIT-GC2-dependent signalling is required for the feedforward activation of the INNOS cells through an unknown transmitter. The activation of INNOS leads to NOS activation and NO release, potentially through a canonical Ca</text:span><text:span text:style-name="T5">2+</text:span><text:span text:style-name="T1">-calmodulin pathway. Our model predicts feedforward </text:span><text:change text:change-id="ct140599985517904"/><text:change-start text:change-id="ct140599985518288"/><text:span text:style-name="T7">inhibition</text:span><text:change-end text:change-id="ct140599985518288"/><text:span text:style-name="T1"> from INNOS to INRGWa, possibly mediated by glycin transmission. NO released by INNOS neurites activates NIT-GC1 in cPRC projections that could lead to cGMP production and the opening of CNGAα. This late-phase cPRC activation </text:span><text:change-start text:change-id="ct140599985518480"/><text:span text:style-name="T1">does </text:span><text:change-end text:change-id="ct140599985518480"/><text:change text:change-id="ct140599985518672"/><text:span text:style-name="T1">not directly depend</text:span><text:change text:change-id="ct140599985518864"/><text:span text:style-name="T1"> on the UV/violet signal and can happen post-stimulus. The late-phase cPRC activation leads to INRGWa activation via an unknown transmitter that is likely different from the one acting on INNOS.</text:span></text:p>
        <text:p text:style-name="P1"><text:span text:style-name="T1">In addition, the cPRC circuit expresses several neuropeptides and their receptors, suggesting further neuromodulatory signals. For example, </text:span><text:span text:style-name="T1"><office:annotation office:name="__Annotation__794_408615032"><dc:creator>Martin Gühmann</dc:creator><dc:date>2023-06-27T23:03:42</dc:date><textooo:sender-initials>MG</textooo:sender-initials><text:p>Or “INRGWa cells express”</text:p></office:annotation></text:span><text:span text:style-name="T1">INRGWa express</text:span><text:change-start text:change-id="ct140599985519248"/><text:span text:style-name="T1">es</text:span><text:change-end text:change-id="ct140599985519248"/><office:annotation-end office:name="__Annotation__794_408615032"/><text:span text:style-name="T1"> the proneuropeptide </text:span><text:soft-page-break/><text:span text:style-name="T1">RGWamide and cPRCs and INNOS express its receptor, suggesting retrograde peptidergic signalling in the circuit.</text:span></text:p>
        <text:p text:style-name="P1"><text:span text:style-name="T1">We have recently shown that the cPRC circuit also mediates responses to hydrostatic pressure via the same motor system involving Ser-h1 and the prototroch ciliary band. Increased pressure induces cPRC activation and a circuit output that is inverted relative to UV-induced activation. Consequently, ciliary beating increases and the larvae swim upwards. The effect of pressure on cilia requires synaptic transmission by the serotonergic Ser-h1 neurons (Bezares-Calderón et al., 2023).</text:span></text:p>
        <text:p text:style-name="P1"><text:span text:style-name="T1">Pressure-induced Ca</text:span><text:span text:style-name="T5">2+</text:span><text:span text:style-name="T1"> transients in cPRCs lack an inhibitory phase and late activation and resemble UV responses in NIT-GC2 morphants (Bezares-Calderón et al., 2023). This indicates that the differentiation of sensory cues by the multisensory cPRCs occurs already at the level of sensory signal transduction. The different signalling pathways then likely result in the differential release of transmitters and modulators that are decoded by the postsynaptic interneuron circuit. The complex transmitter phenotype of cPRCs could underlie such differential signal processing.</text:span></text:p>
        <text:p text:style-name="P1"><text:span text:style-name="Strong_20_Emphasis"><text:span text:style-name="T1">Nitric oxide confers short-term memory to circuit activity</text:span></text:span></text:p>
        <text:p text:style-name="P1"><text:span text:style-name="T1">Retrograde signalling by NO from INNOS to cPRC leads to the sustained activation of cPRCs and postsynaptic neurons even after the end of stimulation. This activated state is maintained for several tens of second. NO signalling thus induces a transient circuit state or short-term memory trace in the </text:span><text:span text:style-name="Emphasis"><text:span text:style-name="T1">Platynereis</text:span></text:span><text:span text:style-name="T1"> larval brain. Because of the short life time of NO, this molecule may be well suited to encode transient memory traces (Kuntz et al., 2017).</text:span></text:p>
        <text:p text:style-name="P1"><text:span text:style-name="T1">In the ellipsoid body of the </text:span><text:span text:style-name="Emphasis"><text:span text:style-name="T1">Drosophila</text:span></text:span><text:span text:style-name="T1"> central brain, NO signalling has a similar function. Here, NOS is specifically expressed in the R3 ring neurons and is required for the short-term (~4 sec) visual memory of objects (Kuntz et al., 2017). NO is produced in the axons of R3 neurons and acts directly on sGC in the same axons. This autocrine signal leads to a CNG-dependent temporary increase in calcium levels, carrying the working memory trace (Kuntz et al., 2017).</text:span></text:p>
        <text:p text:style-name="P1"><text:span text:style-name="T1">In the </text:span><text:span text:style-name="Emphasis"><text:span text:style-name="T1">Platynereis</text:span></text:span><text:span text:style-name="T1"> circuit, our mathematical model indicates that the magnitude of the NO-dependent signal depends on the intensity and duration of the UV/violet stimulus. This suggests that the NO-dependent memory trace also encodes the intensity and duration of the stimulus.</text:span></text:p>
        <text:p text:style-name="P1"><text:span text:style-name="T1">During UV avoidance in the planarian </text:span><text:span text:style-name="Emphasis"><text:span text:style-name="T1">Schmidtea mediterranea</text:span></text:span><text:span text:style-name="T1">, neuropeptide signalling has a similar integratory function. Planarians exposed to UV light for &gt;30 sec remain active for extended periods (several minutes) post-stimulation (Bray et al., 2023). If neuropeptide signalling is defective, </text:span><text:change-start text:change-id="ct140599985519632"/><text:span text:style-name="T1"><office:annotation office:name="__Annotation__818_408615032"><dc:creator>Martin Gühmann</dc:creator><dc:date>2023-06-27T23:06:49</dc:date><textooo:sender-initials>MG</textooo:sender-initials><text:p>Be specific</text:p></office:annotation></text:span><text:span text:style-name="T1">the planarians </text:span><text:change-end text:change-id="ct140599985519632"/><office:annotation-end office:name="__Annotation__818_408615032"/><text:change text:change-id="ct140599986851592"/><text:span text:style-name="T1">can still respond to UV light, but do not maintain a latent memory state and do not display increased post-stimulus activity.</text:span></text:p>
        <text:p text:style-name="P1"><text:span text:style-name="Strong_20_Emphasis"><text:span text:style-name="T1">The possible mechanism of UV-induced downward swimming</text:span></text:span></text:p>
        <text:p text:style-name="P1"><text:soft-page-break/><text:span text:style-name="T1">Non-directional UV/violet light induces downward swimming head down in </text:span><text:span text:style-name="Emphasis"><text:span text:style-name="T1">Platynereis</text:span></text:span><text:span text:style-name="T1"> larvae (Verasztó et al., 2018). Since</text:span><text:change-start text:change-id="ct140599985519824"/><text:span text:style-name="T1"> the</text:span><text:change-end text:change-id="ct140599985519824"/><text:span text:style-name="T1"> stimulus direction is not relevant, </text:span><text:change-start text:change-id="ct140599985519056"/><text:span text:style-name="T1">the </text:span><text:change-end text:change-id="ct140599985519056"/><text:span text:style-name="T1">swimming direction must be determined by gravity.</text:span></text:p>
        <text:p text:style-name="P1"><text:span text:style-name="T1">Connectome reconstruction and whole-body cell annotation in the three-day-old </text:span><text:span text:style-name="Emphasis"><text:span text:style-name="T1">Platynereis</text:span></text:span><text:span text:style-name="T1"> larva has not revealed any balancer organ to sense orientation in the gravity field (Bezares-Calderón et al., 2019; Verasztó et al., 2020). </text:span><text:change-start text:change-id="ct140599985520208"/><text:span text:style-name="T1">Therefore, the </text:span><text:change-end text:change-id="ct140599985520208"/><text:change text:change-id="ct140599985422360"/><text:span text:style-name="T1">body</text:span><text:change-start text:change-id="ct140599985520016"/><text:span text:style-name="T1"> m</text:span><text:change-end text:change-id="ct140599985520016"/><text:change-start text:change-id="ct140599985520400"/><text:span text:style-name="T1">ust</text:span><text:change-end text:change-id="ct140599985520400"/><text:span text:style-name="T1"> orientat</text:span><text:change-start text:change-id="ct140599985422552"/><text:span text:style-name="T1">e</text:span><text:change-end text:change-id="ct140599985422552"/><text:change text:change-id="ct140599985422744"/><text:span text:style-name="T1"> by physical parameters including the buoyancy, centre of mass and shape of the larva as well as differential ciliary activity. Except for ciliary activity, all these parameters are likely invariant during the UV response. Our data suggest the UV-dependent inhibition of prototroch ciliary beating via Ser-h1 inhibition and MC activation (Verasztó et al., 2017).</text:span></text:p>
        <text:p text:style-name="P1"><text:span text:style-name="T1">We </text:span><text:change text:change-id="ct140599985422936"/><text:change-start text:change-id="ct140599985423128"/><text:span text:style-name="T7">hypothesize</text:span><text:change-end text:change-id="ct140599985423128"/><text:span text:style-name="T1"> that the differential beating of prototroch versus trunk cilia causes a head-up or head-down orientation due to physics alone. During the UV response, prototroch cilia beat slower than trunk cilia, resulting in a head-down stable state (‘rear-wheel drive’). In contrast, during the pressure response prototroch cilia beat faster than trunk cilia (Bezares-Calderón et al., 2023), leading to a head-up orientation (‘front-wheel drive’). Testing this hypothesis will require biophysical experiments and mathematical modelling.</text:span></text:p>
        <text:p text:style-name="P1"><text:span text:style-name="Strong_20_Emphasis"><text:span text:style-name="T1">UV-avoidance circuits of extraocular photoreceptors</text:span></text:span></text:p>
        <text:p text:style-name="P1"><text:span text:style-name="T1">Animals evolved distinct photosensory systems coupled to non-overlapping circuits and guiding unique behavioural responses. These sensory systems can employ different opsin molecules and be tuned to different wavelengths of light. The avoidance of noxious UV/violet light is often mediated by extraocular photoreceptors and their circuits, distinct from the pigmented visual eyes. These two types of systems co-exist in </text:span><text:span text:style-name="Emphasis"><text:span text:style-name="T1">Platynereis</text:span></text:span><text:span text:style-name="T1"> where the pigmented eyes and eyespots guide phototaxis with a maximum sensitivity to cyan light (~500 nm) (Randel et al., 2014;</text:span><text:change-start text:change-id="ct140599985423512"/><text:span text:style-name="T1"><office:annotation office:name="__Annotation__852_408615032"><dc:creator>Martin Gühmann</dc:creator><dc:date>2023-06-27T23:21:25</dc:date><textooo:sender-initials>MG</textooo:sender-initials><text:p>For sure Nadine didn’t show the 500 nm thing, which is in here as, well. And frankly you wanna cite that as well.</text:p></office:annotation></text:span><text:span text:style-name="T1"> Gühmann et al., 2015;</text:span><text:change-end text:change-id="ct140599985423512"/><office:annotation-end office:name="__Annotation__852_408615032"/><text:span text:style-name="T1"> Verasztó et al., 2018). Planarians also have pigmented visual eyes mediating phototaxis to cyan light and peripheral extraocular photoreceptors mediating UV avoidance behaviour (Shettigar et al., 2021). </text:span><text:span text:style-name="Emphasis"><text:span text:style-name="T1">Drosophila</text:span></text:span><text:span text:style-name="T1"> larvae have cerebral eyes called Bolwig’s organs involved in phototaxis (Kane et al., 2013) and several types of extraocular UV-sensory cells that tile the body wall and mediate UV avoidance (Imambocus et al., 2022).</text:span></text:p>
        <text:p text:style-name="P1"><text:span text:style-name="T1">One common feature of UV-avoidance circuits is their sustained post-stimulus activation following UV exposure. This can involve peptidergic signals as in planaria and maggots (Bray et al., 2023; Imambocus et al., 2022) or NO as in </text:span><text:span text:style-name="Emphasis"><text:span text:style-name="T1">Platynereis</text:span></text:span><text:span text:style-name="T1">. Volume transmission is well suited to integrate light exposure and maintain an internal state following noxious stimulation. The amount of modulator released can scale with stimulus intensity or duration and maintain an altered circuit state due to the slower decay of the diffusive signals relative to synaptic transmission.</text:span></text:p>
        <text:p text:style-name="P1"><text:soft-page-break/><text:span text:style-name="T1">Overall, we have revealed how NO shapes the dynamics of a fully mapped sensory-motor UV avoidance circuit. We identified an unconventional GC as the NO receptor and measured circuit activity in different genetic backgrounds. Finally, we could link circuit activity to light-avoidance behaviour. The richly modulated multi-transmitter cPRC circuit will serve as a fertile ground for future studies on how neuromodulators shape activity and behaviour.</text:span></text:p>
      </text:section>
      <text:section text:style-name="Sect1" text:name="Section4">
        <text:list xml:id="list1195545511" text:continue-numbering="true" text:style-name="Outline">
          <text:list-item>
            <text:h text:style-name="P22" text:outline-level="2"><text:span text:style-name="T1">Key resources table</text:span></text:h>
          </text:list-item>
        </text:list>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20"><text:span text:style-name="T1">Reagent type (species) </text:span></text:p>
              </table:table-cell>
              <table:table-cell table:style-name="Table1.A1" office:value-type="string">
                <text:p text:style-name="P20"><text:span text:style-name="T1">Designation </text:span></text:p>
              </table:table-cell>
              <table:table-cell table:style-name="Table1.A1" office:value-type="string">
                <text:p text:style-name="P20"><text:span text:style-name="T1">Source or reference </text:span></text:p>
              </table:table-cell>
              <table:table-cell table:style-name="Table1.A1" office:value-type="string">
                <text:p text:style-name="P20"><text:span text:style-name="T1">Identifiers </text:span></text:p>
              </table:table-cell>
              <table:table-cell table:style-name="Table1.A1" office:value-type="string">
                <text:p text:style-name="P20"><text:span text:style-name="T1">Additional information </text:span></text:p>
              </table:table-cell>
            </table:table-row>
          </table:table-header-rows>
          <table:table-row table:style-name="Table1.1">
            <table:table-cell table:style-name="Table1.A1" office:value-type="string">
              <text:p text:style-name="P18"><text:span text:style-name="T1">Strain (Platynereis dumerilii) </text:span></text:p>
            </table:table-cell>
            <table:table-cell table:style-name="Table1.A1" office:value-type="string">
              <text:p text:style-name="P18"><text:span text:style-name="T1">NOSΔ11/Δ11 knockout </text:span></text:p>
            </table:table-cell>
            <table:table-cell table:style-name="Table1.A1" office:value-type="string">
              <text:p text:style-name="P18"><text:span text:style-name="T1"> This paper </text:span></text:p>
            </table:table-cell>
            <table:table-cell table:style-name="Table1.A1" office:value-type="string">
              <text:p text:style-name="P19"/>
            </table:table-cell>
            <table:table-cell table:style-name="Table1.A1" office:value-type="string">
              <text:p text:style-name="P18"><text:span text:style-name="T1"> Knockout generated by CRISPR/Cas-9-induced gene editing </text:span></text:p>
            </table:table-cell>
          </table:table-row>
          <table:table-row table:style-name="Table1.1">
            <table:table-cell table:style-name="Table1.A1" office:value-type="string">
              <text:p text:style-name="P18"><text:span text:style-name="T1">Strain (Platynereis dumerilii) </text:span></text:p>
            </table:table-cell>
            <table:table-cell table:style-name="Table1.A1" office:value-type="string">
              <text:p text:style-name="P18"><text:span text:style-name="T1">NOSΔ23/Δ23 knockout </text:span></text:p>
            </table:table-cell>
            <table:table-cell table:style-name="Table1.A1" office:value-type="string">
              <text:p text:style-name="P18"><text:span text:style-name="T1"> This paper </text:span></text:p>
            </table:table-cell>
            <table:table-cell table:style-name="Table1.A1" office:value-type="string">
              <text:p text:style-name="P19"/>
            </table:table-cell>
            <table:table-cell table:style-name="Table1.A1" office:value-type="string">
              <text:p text:style-name="P18"><text:span text:style-name="T1"> Knockout generated by CRISPR/Cas-9-induced gene editing </text:span></text:p>
            </table:table-cell>
          </table:table-row>
          <table:table-row table:style-name="Table1.1">
            <table:table-cell table:style-name="Table1.A1" office:value-type="string">
              <text:p text:style-name="P18"><text:span text:style-name="T1">Strain (Platynereis dumerilii) </text:span></text:p>
            </table:table-cell>
            <table:table-cell table:style-name="Table1.A1" office:value-type="string">
              <text:p text:style-name="P18"><text:span text:style-name="T1">NOSΔ11/Δ23 knockout </text:span></text:p>
            </table:table-cell>
            <table:table-cell table:style-name="Table1.A1" office:value-type="string">
              <text:p text:style-name="P18"><text:span text:style-name="T1"> This paper </text:span></text:p>
            </table:table-cell>
            <table:table-cell table:style-name="Table1.A1" office:value-type="string">
              <text:p text:style-name="P19"/>
            </table:table-cell>
            <table:table-cell table:style-name="Table1.A1" office:value-type="string">
              <text:p text:style-name="P18"><text:span text:style-name="T1"> Knockout generated by CRISPR/Cas-9-induced gene editing </text:span></text:p>
            </table:table-cell>
          </table:table-row>
          <table:table-row table:style-name="Table1.1">
            <table:table-cell table:style-name="Table1.A1" office:value-type="string">
              <text:p text:style-name="P18"><text:span text:style-name="T1">Cell line (Cercopithecus aethiops) </text:span></text:p>
            </table:table-cell>
            <table:table-cell table:style-name="Table1.A1" office:value-type="string">
              <text:p text:style-name="P18"><text:span text:style-name="T1">COS-7 cell </text:span></text:p>
            </table:table-cell>
            <table:table-cell table:style-name="Table1.A1" office:value-type="string">
              <text:p text:style-name="P19"/>
            </table:table-cell>
            <table:table-cell table:style-name="Table1.A1" office:value-type="string">
              <text:p text:style-name="P18"><text:span text:style-name="T1">RRID:CVCL_0224 </text:span></text:p>
            </table:table-cell>
            <table:table-cell table:style-name="Table1.A1" office:value-type="string">
              <text:p text:style-name="P18"><text:span text:style-name="T1">Angio-proteomie (CAT no. cAP-0203)?? </text:span></text:p>
            </table:table-cell>
          </table:table-row>
          <table:table-row table:style-name="Table1.1">
            <table:table-cell table:style-name="Table1.A1" office:value-type="string">
              <text:p text:style-name="P18"><text:span text:style-name="T1">Biological sample (Platynereis dumerilii) </text:span></text:p>
            </table:table-cell>
            <table:table-cell table:style-name="Table1.A1" office:value-type="string">
              <text:p text:style-name="P18"><text:span text:style-name="T1">Wild type Tübingen strain </text:span></text:p>
            </table:table-cell>
            <table:table-cell table:style-name="Table1.A1" office:value-type="string">
              <text:p text:style-name="P18"><text:span text:style-name="T1">Other </text:span></text:p>
            </table:table-cell>
            <table:table-cell table:style-name="Table1.A1" office:value-type="string">
              <text:p text:style-name="P18"><text:span text:style-name="T1">NCBITaxon:6359 </text:span></text:p>
            </table:table-cell>
            <table:table-cell table:style-name="Table1.A1" office:value-type="string">
              <text:p text:style-name="P18"><text:span text:style-name="T1">Jékely lab strain (Tübingen, Exeter) </text:span></text:p>
            </table:table-cell>
          </table:table-row>
          <table:table-row table:style-name="Table1.1">
            <table:table-cell table:style-name="Table1.A1" office:value-type="string">
              <text:p text:style-name="P18"><text:span text:style-name="T1">Gene (Platynereis dumerilii) </text:span></text:p>
            </table:table-cell>
            <table:table-cell table:style-name="Table1.A1" office:value-type="string">
              <text:p text:style-name="P18"><text:span text:style-name="T1">NOS </text:span></text:p>
            </table:table-cell>
            <table:table-cell table:style-name="Table1.A1" office:value-type="string">
              <text:p text:style-name="P18"><text:span text:style-name="T1">This paper </text:span></text:p>
            </table:table-cell>
            <table:table-cell table:style-name="Table1.A1" office:value-type="string">
              <text:p text:style-name="P18"><text:span text:style-name="T1">GenBank_Acc#: </text:span></text:p>
            </table:table-cell>
            <table:table-cell table:style-name="Table1.A1" office:value-type="string">
              <text:p text:style-name="P19"/>
            </table:table-cell>
          </table:table-row>
          <table:table-row table:style-name="Table1.1">
            <table:table-cell table:style-name="Table1.A1" office:value-type="string">
              <text:p text:style-name="P18"><text:span text:style-name="T1">Gene (Platynereis dumerilii) </text:span></text:p>
            </table:table-cell>
            <table:table-cell table:style-name="Table1.A1" office:value-type="string">
              <text:p text:style-name="P18"><text:span text:style-name="T1">NIT-GC1 </text:span></text:p>
            </table:table-cell>
            <table:table-cell table:style-name="Table1.A1" office:value-type="string">
              <text:p text:style-name="P18"><text:span text:style-name="T1">This paper </text:span></text:p>
            </table:table-cell>
            <table:table-cell table:style-name="Table1.A1" office:value-type="string">
              <text:p text:style-name="P18"><text:span text:style-name="T1">GenBank_Acc#: </text:span></text:p>
            </table:table-cell>
            <table:table-cell table:style-name="Table1.A1" office:value-type="string">
              <text:p text:style-name="P19"/>
            </table:table-cell>
          </table:table-row>
          <table:table-row table:style-name="Table1.1">
            <table:table-cell table:style-name="Table1.A1" office:value-type="string">
              <text:p text:style-name="P18"><text:span text:style-name="T1">Gene (Platynereis dumerilii) </text:span></text:p>
            </table:table-cell>
            <table:table-cell table:style-name="Table1.A1" office:value-type="string">
              <text:p text:style-name="P18"><text:span text:style-name="T1">NIT-GC2 </text:span></text:p>
            </table:table-cell>
            <table:table-cell table:style-name="Table1.A1" office:value-type="string">
              <text:p text:style-name="P18"><text:span text:style-name="T1">This paper </text:span></text:p>
            </table:table-cell>
            <table:table-cell table:style-name="Table1.A1" office:value-type="string">
              <text:p text:style-name="P18"><text:span text:style-name="T1">GenBank_Acc#: </text:span></text:p>
            </table:table-cell>
            <table:table-cell table:style-name="Table1.A1" office:value-type="string">
              <text:p text:style-name="P19"/>
            </table:table-cell>
          </table:table-row>
          <table:table-row table:style-name="Table1.1">
            <table:table-cell table:style-name="Table1.A1" office:value-type="string">
              <text:p text:style-name="P18"><text:span text:style-name="T1">NOS: Nitric_Oxide_Synthase </text:span></text:p>
            </table:table-cell>
            <table:table-cell table:style-name="Table1.A1" office:value-type="string">
              <text:p text:style-name="P18"><text:span text:style-name="T1">To amplify Promoter &amp; Regulatory region </text:span></text:p>
            </table:table-cell>
            <table:table-cell table:style-name="Table1.A1" office:value-type="string">
              <text:p text:style-name="P18"><text:span text:style-name="T1">Fwd </text:span></text:p>
            </table:table-cell>
            <table:table-cell table:style-name="Table1.A1" office:value-type="string">
              <text:p text:style-name="P18"><text:span text:style-name="T1">NOSProm2ndF0.6BamHI </text:span></text:p>
            </table:table-cell>
            <table:table-cell table:style-name="Table1.A1" office:value-type="string">
              <text:p text:style-name="P18"><text:span text:style-name="T1">AGGGATCCCCCAATGCTTTAGCAGTCAGAGGAG </text:span></text:p>
            </table:table-cell>
          </table:table-row>
          <table:table-row table:style-name="Table1.1">
            <table:table-cell table:style-name="Table1.A1" office:value-type="string">
              <text:p text:style-name="P18"><text:span text:style-name="T1">NOS: Nitric_Oxide_Synthase </text:span></text:p>
            </table:table-cell>
            <table:table-cell table:style-name="Table1.A1" office:value-type="string">
              <text:p text:style-name="P18"><text:span text:style-name="T1">To amplify Promoter &amp; Regulatory region </text:span></text:p>
            </table:table-cell>
            <table:table-cell table:style-name="Table1.A1" office:value-type="string">
              <text:p text:style-name="P18"><text:span text:style-name="T1">Rev </text:span></text:p>
            </table:table-cell>
            <table:table-cell table:style-name="Table1.A1" office:value-type="string">
              <text:p text:style-name="P18"><text:span text:style-name="T1">GeR1ASCI </text:span></text:p>
            </table:table-cell>
            <table:table-cell table:style-name="Table1.A1" office:value-type="string">
              <text:p text:style-name="P18"><text:span text:style-name="T1">AAGGCGCGCCCCACCACCACCTTTGATATCCATGATGCTCACTTCGC </text:span></text:p>
            </table:table-cell>
          </table:table-row>
          <table:table-row table:style-name="Table1.1">
            <table:table-cell table:style-name="Table1.A1" office:value-type="string">
              <text:p text:style-name="P18"><text:span text:style-name="T1">NOS: </text:span><text:soft-page-break/><text:span text:style-name="T1">Nitric_Oxide_Synthase </text:span></text:p>
            </table:table-cell>
            <table:table-cell table:style-name="Table1.A1" office:value-type="string">
              <text:p text:style-name="P18"><text:span text:style-name="T1">Mutation Check on Exon3 </text:span></text:p>
            </table:table-cell>
            <table:table-cell table:style-name="Table1.A1" office:value-type="string">
              <text:p text:style-name="P18"><text:span text:style-name="T1">Fwd </text:span></text:p>
            </table:table-cell>
            <table:table-cell table:style-name="Table1.A1" office:value-type="string">
              <text:p text:style-name="P18"><text:span text:style-name="T1">Exon3 Sequence F-</text:span><text:soft-page-break/><text:span text:style-name="T1">27bp </text:span></text:p>
            </table:table-cell>
            <table:table-cell table:style-name="Table1.A1" office:value-type="string">
              <text:p text:style-name="P18"><text:span text:style-name="T1">GGTTCATTGGTTTCGATAACATTGCGG </text:span></text:p>
            </table:table-cell>
          </table:table-row>
          <table:table-row table:style-name="Table1.1">
            <table:table-cell table:style-name="Table1.A1" office:value-type="string">
              <text:p text:style-name="P18"><text:span text:style-name="T1">NOS: Nitric_Oxide_Synthase </text:span></text:p>
            </table:table-cell>
            <table:table-cell table:style-name="Table1.A1" office:value-type="string">
              <text:p text:style-name="P18"><text:span text:style-name="T1">Mutation Check on Exon3 </text:span></text:p>
            </table:table-cell>
            <table:table-cell table:style-name="Table1.A1" office:value-type="string">
              <text:p text:style-name="P18"><text:span text:style-name="T1">Rev </text:span></text:p>
            </table:table-cell>
            <table:table-cell table:style-name="Table1.A1" office:value-type="string">
              <text:p text:style-name="P18"><text:span text:style-name="T1">Exon3 Sequence R-27bp </text:span></text:p>
            </table:table-cell>
            <table:table-cell table:style-name="Table1.A1" office:value-type="string">
              <text:p text:style-name="P18"><text:span text:style-name="T1">CAGAGTCGATCAGTCTGCATATCTCCA </text:span></text:p>
            </table:table-cell>
          </table:table-row>
          <table:table-row table:style-name="Table1.1">
            <table:table-cell table:style-name="Table1.A1" office:value-type="string">
              <text:p text:style-name="P18"><text:span text:style-name="T1">NOS: Nitric_Oxide_Synthase </text:span></text:p>
            </table:table-cell>
            <table:table-cell table:style-name="Table1.A1" office:value-type="string">
              <text:p text:style-name="P18"><text:span text:style-name="T1">Sequencing primer for Exon3 mutation check PCR product </text:span></text:p>
            </table:table-cell>
            <table:table-cell table:style-name="Table1.A1" office:value-type="string">
              <text:p text:style-name="P18"><text:span text:style-name="T1">Fwd </text:span></text:p>
            </table:table-cell>
            <table:table-cell table:style-name="Table1.A1" office:value-type="string">
              <text:p text:style-name="P18"><text:span text:style-name="T1">Exon3 Sequence F-2 </text:span></text:p>
            </table:table-cell>
            <table:table-cell table:style-name="Table1.A1" office:value-type="string">
              <text:p text:style-name="P18"><text:span text:style-name="T1">GGTGCTCTCCCGGGTACACAA </text:span></text:p>
            </table:table-cell>
          </table:table-row>
          <table:table-row table:style-name="Table1.1">
            <table:table-cell table:style-name="Table1.A1" office:value-type="string">
              <text:p text:style-name="P18"><text:span text:style-name="T1">RNA </text:span></text:p>
            </table:table-cell>
            <table:table-cell table:style-name="Table1.A1" office:value-type="string">
              <text:p text:style-name="P18"><text:span text:style-name="T1">sgRNA </text:span></text:p>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8"><text:span text:style-name="T1">5’-TAGGGCAATACTGGCTCCACTC-3’ </text:span></text:p>
            </table:table-cell>
          </table:table-row>
          <table:table-row table:style-name="Table1.1">
            <table:table-cell table:style-name="Table1.A1" office:value-type="string">
              <text:p text:style-name="P18"><text:span text:style-name="T1">RNA </text:span></text:p>
            </table:table-cell>
            <table:table-cell table:style-name="Table1.A1" office:value-type="string">
              <text:p text:style-name="P18"><text:span text:style-name="T1">sgRNA </text:span></text:p>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8"><text:span text:style-name="T1">5’-AAACGAGTGGAGCCAGTATTGC-3’ </text:span></text:p>
            </table:table-cell>
          </table:table-row>
          <table:table-row table:style-name="Table1.1">
            <table:table-cell table:style-name="Table1.A1" office:value-type="string">
              <text:p text:style-name="P18"><text:span text:style-name="T1">RNA </text:span></text:p>
            </table:table-cell>
            <table:table-cell table:style-name="Table1.A1" office:value-type="string">
              <text:p text:style-name="P18"><text:span text:style-name="T1">pUC57-T7-RPP2-hSpCas9- HA-2XNLS-GFP </text:span></text:p>
            </table:table-cell>
            <table:table-cell table:style-name="Table1.A1" office:value-type="string">
              <text:p text:style-name="P19"/>
            </table:table-cell>
            <table:table-cell table:style-name="Table1.A1" office:value-type="string">
              <text:p text:style-name="P18"><text:span text:style-name="T1">plasmid </text:span></text:p>
            </table:table-cell>
            <table:table-cell table:style-name="Table1.A1" office:value-type="string">
              <text:p text:style-name="P18"><text:span text:style-name="T1">Bezares-Calderón et al., 2018 </text:span></text:p>
            </table:table-cell>
          </table:table-row>
          <table:table-row table:style-name="Table1.1">
            <table:table-cell table:style-name="Table1.A1" office:value-type="string">
              <text:p text:style-name="P18"><text:span text:style-name="T1">Antibody </text:span></text:p>
            </table:table-cell>
            <table:table-cell table:style-name="Table1.A1" office:value-type="string">
              <text:p text:style-name="P18"><text:span text:style-name="T1">Monoclonal Anti-Tubulin, Acetylated antibody </text:span></text:p>
            </table:table-cell>
            <table:table-cell table:style-name="Table1.A1" office:value-type="string">
              <text:p text:style-name="P18"><text:span text:style-name="T1">Sigma-Aldrich </text:span></text:p>
            </table:table-cell>
            <table:table-cell table:style-name="Table1.A1" office:value-type="string">
              <text:p text:style-name="P18"><text:span text:style-name="T1">Cat#:T6793, RRID:AB_477585 </text:span></text:p>
            </table:table-cell>
            <table:table-cell table:style-name="Table1.A1" office:value-type="string">
              <text:p text:style-name="P19"/>
            </table:table-cell>
          </table:table-row>
          <table:table-row table:style-name="Table1.1">
            <table:table-cell table:style-name="Table1.A1" office:value-type="string">
              <text:p text:style-name="P18"><text:span text:style-name="T1">Antibody </text:span></text:p>
            </table:table-cell>
            <table:table-cell table:style-name="Table1.A1" office:value-type="string">
              <text:p text:style-name="P18"><text:span text:style-name="T1">HA-Tag (C29F4), Rabbit mAb </text:span></text:p>
            </table:table-cell>
            <table:table-cell table:style-name="Table1.A1" office:value-type="string">
              <text:p text:style-name="P18"><text:span text:style-name="T1">Cell Signaling Technology </text:span></text:p>
            </table:table-cell>
            <table:table-cell table:style-name="Table1.A1" office:value-type="string">
              <text:p text:style-name="P18"><text:span text:style-name="T1">Cat#:3724P </text:span></text:p>
            </table:table-cell>
            <table:table-cell table:style-name="Table1.A1" office:value-type="string">
              <text:p text:style-name="P19"/>
            </table:table-cell>
          </table:table-row>
          <table:table-row table:style-name="Table1.1">
            <table:table-cell table:style-name="Table1.A1" office:value-type="string">
              <text:p text:style-name="P18"><text:span text:style-name="T1">NIT-GC1 polyclonal antibody </text:span></text:p>
            </table:table-cell>
            <table:table-cell table:style-name="Table1.A1" office:value-type="string">
              <text:p text:style-name="P18"><text:span text:style-name="T1">CYWLLGRKERRPKRRL-amide </text:span></text:p>
            </table:table-cell>
            <table:table-cell table:style-name="Table1.A1" office:value-type="string">
              <text:p text:style-name="P18"><text:span text:style-name="T1">This paper </text:span></text:p>
            </table:table-cell>
            <table:table-cell table:style-name="Table1.A1" office:value-type="string">
              <text:p text:style-name="P18"><text:span text:style-name="T1">rabbit </text:span></text:p>
            </table:table-cell>
            <table:table-cell table:style-name="Table1.A1" office:value-type="string">
              <text:p text:style-name="P18"><text:span text:style-name="T1">Altabioscience </text:span></text:p>
            </table:table-cell>
          </table:table-row>
          <table:table-row table:style-name="Table1.1">
            <table:table-cell table:style-name="Table1.A1" office:value-type="string">
              <text:p text:style-name="P18"><text:span text:style-name="T1">NIT-GC2 polyclonal antibody </text:span></text:p>
            </table:table-cell>
            <table:table-cell table:style-name="Table1.A1" office:value-type="string">
              <text:p text:style-name="P18"><text:span text:style-name="T1">CTEGSTKEGKKEGQ-amide </text:span></text:p>
            </table:table-cell>
            <table:table-cell table:style-name="Table1.A1" office:value-type="string">
              <text:p text:style-name="P18"><text:span text:style-name="T1">This paper </text:span></text:p>
            </table:table-cell>
            <table:table-cell table:style-name="Table1.A1" office:value-type="string">
              <text:p text:style-name="P18"><text:span text:style-name="T1">rabbit </text:span></text:p>
            </table:table-cell>
            <table:table-cell table:style-name="Table1.A1" office:value-type="string">
              <text:p text:style-name="P18"><text:span text:style-name="T1">Altabioscience </text:span></text:p>
            </table:table-cell>
          </table:table-row>
          <table:table-row table:style-name="Table1.1">
            <table:table-cell table:style-name="Table1.A1" office:value-type="string">
              <text:p text:style-name="P18"><text:span text:style-name="T1">NOS polyclonal antibody </text:span></text:p>
            </table:table-cell>
            <table:table-cell table:style-name="Table1.A1" office:value-type="string">
              <text:p text:style-name="P18"><text:span text:style-name="T1">CKPSYELQDPWKTYIWRKD-amide </text:span></text:p>
            </table:table-cell>
            <table:table-cell table:style-name="Table1.A1" office:value-type="string">
              <text:p text:style-name="P18"><text:span text:style-name="T1">This paper </text:span></text:p>
            </table:table-cell>
            <table:table-cell table:style-name="Table1.A1" office:value-type="string">
              <text:p text:style-name="P18"><text:span text:style-name="T1">Rat </text:span></text:p>
            </table:table-cell>
            <table:table-cell table:style-name="Table1.A1" office:value-type="string">
              <text:p text:style-name="P18"><text:span text:style-name="T1">Altabioscience </text:span></text:p>
            </table:table-cell>
          </table:table-row>
          <table:table-row table:style-name="Table1.1">
            <table:table-cell table:style-name="Table1.A1" office:value-type="string">
              <text:p text:style-name="P18"><text:span text:style-name="T1">Antibody </text:span></text:p>
            </table:table-cell>
            <table:table-cell table:style-name="Table1.A1" office:value-type="string">
              <text:p text:style-name="P18"><text:span text:style-name="T1">RYamide neuropeptide antibody </text:span></text:p>
            </table:table-cell>
            <table:table-cell table:style-name="Table1.A1" office:value-type="string">
              <text:p text:style-name="P18"><text:span text:style-name="T1">CRY-amide </text:span></text:p>
            </table:table-cell>
            <table:table-cell table:style-name="Table1.A1" office:value-type="string">
              <text:p text:style-name="P18"><text:span text:style-name="T1">rabbit </text:span></text:p>
            </table:table-cell>
            <table:table-cell table:style-name="Table1.A1" office:value-type="string">
              <text:p text:style-name="P18"><text:span text:style-name="T1">Conzelmann and Jékely, 2012 </text:span></text:p>
            </table:table-cell>
          </table:table-row>
          <table:table-row table:style-name="Table1.1">
            <table:table-cell table:style-name="Table1.A1" office:value-type="string">
              <text:p text:style-name="P18"><text:span text:style-name="T1">Antibody </text:span></text:p>
            </table:table-cell>
            <table:table-cell table:style-name="Table1.A1" office:value-type="string">
              <text:p text:style-name="P18"><text:span text:style-name="T1">RGWamide neuropeptide antibody </text:span></text:p>
            </table:table-cell>
            <table:table-cell table:style-name="Table1.A1" office:value-type="string">
              <text:p text:style-name="P18"><text:span text:style-name="T1">CGW-amide </text:span></text:p>
            </table:table-cell>
            <table:table-cell table:style-name="Table1.A1" office:value-type="string">
              <text:p text:style-name="P18"><text:span text:style-name="T1">rabbit </text:span></text:p>
            </table:table-cell>
            <table:table-cell table:style-name="Table1.A1" office:value-type="string">
              <text:p text:style-name="P18"><text:span text:style-name="T1">Conzelmann and Jékely, 2012 </text:span></text:p>
            </table:table-cell>
          </table:table-row>
          <table:table-row table:style-name="Table1.1">
            <table:table-cell table:style-name="Table1.A1" office:value-type="string">
              <text:p text:style-name="P18"><text:span text:style-name="T1">Antibody </text:span></text:p>
            </table:table-cell>
            <table:table-cell table:style-name="Table1.A1" office:value-type="string">
              <text:p text:style-name="P18"><text:span text:style-name="T1">F(ab’)2-Goat anti-Rabbit IgG (H+L) Cross-Adsorbed Secondary Antibody, Alexa Fluor™ 546 </text:span></text:p>
            </table:table-cell>
            <table:table-cell table:style-name="Table1.A1" office:value-type="string">
              <text:p text:style-name="P18"><text:span text:style-name="T1">Invitrogen </text:span></text:p>
            </table:table-cell>
            <table:table-cell table:style-name="Table1.A1" office:value-type="string">
              <text:p text:style-name="P18"><text:span text:style-name="T1">Catalog # A-11071 </text:span></text:p>
            </table:table-cell>
            <table:table-cell table:style-name="Table1.A1" office:value-type="string">
              <text:p text:style-name="P19"/>
            </table:table-cell>
          </table:table-row>
          <table:table-row table:style-name="Table1.1">
            <table:table-cell table:style-name="Table1.A1" office:value-type="string">
              <text:p text:style-name="P18"><text:span text:style-name="T1">Antibody </text:span></text:p>
            </table:table-cell>
            <table:table-cell table:style-name="Table1.A1" office:value-type="string">
              <text:p text:style-name="P18"><text:span text:style-name="T1">Goat anti-Rat IgG (H+L) Highly Cross-Adsorbed Secondary Antibody, Alexa Fluor™ Plus 594 </text:span></text:p>
            </table:table-cell>
            <table:table-cell table:style-name="Table1.A1" office:value-type="string">
              <text:p text:style-name="P18"><text:span text:style-name="T1">Invitrogen </text:span></text:p>
            </table:table-cell>
            <table:table-cell table:style-name="Table1.A1" office:value-type="string">
              <text:p text:style-name="P18"><text:span text:style-name="T1">Catalog # A48264 </text:span></text:p>
            </table:table-cell>
            <table:table-cell table:style-name="Table1.A1" office:value-type="string">
              <text:p text:style-name="P19"/>
            </table:table-cell>
          </table:table-row>
          <table:table-row table:style-name="Table1.1">
            <table:table-cell table:style-name="Table1.A1" office:value-type="string">
              <text:p text:style-name="P18"><text:span text:style-name="T1">Antibody </text:span></text:p>
            </table:table-cell>
            <table:table-cell table:style-name="Table1.A1" office:value-type="string">
              <text:p text:style-name="P18"><text:span text:style-name="T1">F(ab’)2-Goat anti-Mouse IgG (H+L) Cross-Adsorbed Secondary Antibody, Alexa Fluor™ 647 </text:span></text:p>
            </table:table-cell>
            <table:table-cell table:style-name="Table1.A1" office:value-type="string">
              <text:p text:style-name="P18"><text:span text:style-name="T1">Invitrogen </text:span></text:p>
            </table:table-cell>
            <table:table-cell table:style-name="Table1.A1" office:value-type="string">
              <text:p text:style-name="P18"><text:span text:style-name="T1">Catalog # A-21237 </text:span></text:p>
            </table:table-cell>
            <table:table-cell table:style-name="Table1.A1" office:value-type="string">
              <text:p text:style-name="P19"/>
            </table:table-cell>
          </table:table-row>
          <text:soft-page-break/>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NIT-GC1 full </text:span></text:p>
            </table:table-cell>
            <table:table-cell table:style-name="Table1.A1" office:value-type="string">
              <text:p text:style-name="P18"><text:span text:style-name="T1">comp411593_c0_seq1_309_F </text:span></text:p>
            </table:table-cell>
            <table:table-cell table:style-name="Table1.A1" office:value-type="string">
              <text:p text:style-name="P19"/>
            </table:table-cell>
            <table:table-cell table:style-name="Table1.A1" office:value-type="string">
              <text:p text:style-name="P18"><text:span text:style-name="T1">GGTTGAATAATGACAAGCAAGGAGA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NIT-GC1 full </text:span></text:p>
            </table:table-cell>
            <table:table-cell table:style-name="Table1.A1" office:value-type="string">
              <text:p text:style-name="P18"><text:span text:style-name="T1">comp411593_c0_seq1_2717_R </text:span></text:p>
            </table:table-cell>
            <table:table-cell table:style-name="Table1.A1" office:value-type="string">
              <text:p text:style-name="P19"/>
            </table:table-cell>
            <table:table-cell table:style-name="Table1.A1" office:value-type="string">
              <text:p text:style-name="P18"><text:span text:style-name="T1">GTGCTATCATTTCCAGGTAAATACCC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NIT-GC2 full </text:span></text:p>
            </table:table-cell>
            <table:table-cell table:style-name="Table1.A1" office:value-type="string">
              <text:p text:style-name="P18"><text:span text:style-name="T1">Contig2280_66_F </text:span></text:p>
            </table:table-cell>
            <table:table-cell table:style-name="Table1.A1" office:value-type="string">
              <text:p text:style-name="P19"/>
            </table:table-cell>
            <table:table-cell table:style-name="Table1.A1" office:value-type="string">
              <text:p text:style-name="P18"><text:span text:style-name="T1">AATATCTAGCGAAGGAGAACACCTCTCTTC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NIT-GC2 full </text:span></text:p>
            </table:table-cell>
            <table:table-cell table:style-name="Table1.A1" office:value-type="string">
              <text:p text:style-name="P18"><text:span text:style-name="T1">Contig2280_2763_R </text:span></text:p>
            </table:table-cell>
            <table:table-cell table:style-name="Table1.A1" office:value-type="string">
              <text:p text:style-name="P19"/>
            </table:table-cell>
            <table:table-cell table:style-name="Table1.A1" office:value-type="string">
              <text:p text:style-name="P18"><text:span text:style-name="T1">ATGGCCAGTAATAAACCATCAGTGGTTC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pcDNA3.1(+) vector </text:span></text:p>
            </table:table-cell>
            <table:table-cell table:style-name="Table1.A1" office:value-type="string">
              <text:p text:style-name="P18"><text:span text:style-name="T1">Invitrogen </text:span></text:p>
            </table:table-cell>
            <table:table-cell table:style-name="Table1.A1" office:value-type="string">
              <text:p text:style-name="P18"><text:span text:style-name="T1">Catalog Number: V79020 </text:span></text:p>
            </table:table-cell>
            <table:table-cell table:style-name="Table1.A1" office:value-type="string">
              <text:p text:style-name="P19"/>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Inverse PCR for the insert region of pcDNA3.1(+) </text:span></text:p>
            </table:table-cell>
            <table:table-cell table:style-name="Table1.A1" office:value-type="string">
              <text:p text:style-name="P18"><text:span text:style-name="T1">pcDNA3.1(+)_inv_NheI_fwd </text:span></text:p>
            </table:table-cell>
            <table:table-cell table:style-name="Table1.A1" office:value-type="string">
              <text:p text:style-name="P19"/>
            </table:table-cell>
            <table:table-cell table:style-name="Table1.A1" office:value-type="string">
              <text:p text:style-name="P18"><text:span text:style-name="T1">CGTTTAAACTTAAGCTTGGTACCGAG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Inverse PCR for the insert region of pcDNA3.1(+) </text:span></text:p>
            </table:table-cell>
            <table:table-cell table:style-name="Table1.A1" office:value-type="string">
              <text:p text:style-name="P18"><text:span text:style-name="T1">pcDNA3.1(+)_inv_NheI_rev </text:span></text:p>
            </table:table-cell>
            <table:table-cell table:style-name="Table1.A1" office:value-type="string">
              <text:p text:style-name="P19"/>
            </table:table-cell>
            <table:table-cell table:style-name="Table1.A1" office:value-type="string">
              <text:p text:style-name="P18"><text:span text:style-name="T1">CCAGCTTGGGTCTCCCTATAGT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kozak-NITGC2-T2A-Green cGull </text:span></text:p>
            </table:table-cell>
            <table:table-cell table:style-name="Table1.A1" office:value-type="string">
              <text:p text:style-name="P18"><text:span text:style-name="T1">NITGC-T2A-fwd </text:span></text:p>
            </table:table-cell>
            <table:table-cell table:style-name="Table1.A1" office:value-type="string">
              <text:p text:style-name="P19"/>
            </table:table-cell>
            <table:table-cell table:style-name="Table1.A1" office:value-type="string">
              <text:p text:style-name="P18"><text:span text:style-name="T1">TATAGGGAGACCCAAGCTGGGCCACCATGACCCAGATG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kozak-NITGC2-T2A-Green cGull </text:span></text:p>
            </table:table-cell>
            <table:table-cell table:style-name="Table1.A1" office:value-type="string">
              <text:p text:style-name="P18"><text:span text:style-name="T1">NITGC-T2A-rev1 </text:span></text:p>
            </table:table-cell>
            <table:table-cell table:style-name="Table1.A1" office:value-type="string">
              <text:p text:style-name="P19"/>
            </table:table-cell>
            <table:table-cell table:style-name="Table1.A1" office:value-type="string">
              <text:p text:style-name="P18"><text:span text:style-name="T1">GCATGTTAGAAGACTTCCTCTGCCCTCATAATCAAACCCCTCTCT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kozak-NITGC2-T2A-Green cGull </text:span></text:p>
            </table:table-cell>
            <table:table-cell table:style-name="Table1.A1" office:value-type="string">
              <text:p text:style-name="P18"><text:span text:style-name="T1">NITGC-T2A-rev2 </text:span></text:p>
            </table:table-cell>
            <table:table-cell table:style-name="Table1.A1" office:value-type="string">
              <text:p text:style-name="P19"/>
            </table:table-cell>
            <table:table-cell table:style-name="Table1.A1" office:value-type="string">
              <text:p text:style-name="P18"><text:span text:style-name="T1">AGGGCCGGGATTCTCCTCCACGTCACCGCATGTTAGAAGACTTCC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kozak-NITGC2-T2A-Green cGull </text:span></text:p>
            </table:table-cell>
            <table:table-cell table:style-name="Table1.A1" office:value-type="string">
              <text:p text:style-name="P18"><text:span text:style-name="T1">NITGC-T2A-rev3 </text:span></text:p>
            </table:table-cell>
            <table:table-cell table:style-name="Table1.A1" office:value-type="string">
              <text:p text:style-name="P19"/>
            </table:table-cell>
            <table:table-cell table:style-name="Table1.A1" office:value-type="string">
              <text:p text:style-name="P18"><text:span text:style-name="T1">TGCTCACCATAGGGCCGGGATTCTCCTC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kozak-NITGC2-T2A-Green cGull </text:span></text:p>
            </table:table-cell>
            <table:table-cell table:style-name="Table1.A1" office:value-type="string">
              <text:p text:style-name="P18"><text:span text:style-name="T1">cGull-fwd </text:span></text:p>
            </table:table-cell>
            <table:table-cell table:style-name="Table1.A1" office:value-type="string">
              <text:p text:style-name="P19"/>
            </table:table-cell>
            <table:table-cell table:style-name="Table1.A1" office:value-type="string">
              <text:p text:style-name="P18"><text:span text:style-name="T1">TCCCGGCCCTATGGTGAGCAAGGGCGAG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kozak-NITGC2-T2A-Green cGull </text:span></text:p>
            </table:table-cell>
            <table:table-cell table:style-name="Table1.A1" office:value-type="string">
              <text:p text:style-name="P18"><text:span text:style-name="T1">cGull-rev </text:span></text:p>
            </table:table-cell>
            <table:table-cell table:style-name="Table1.A1" office:value-type="string">
              <text:p text:style-name="P19"/>
            </table:table-cell>
            <table:table-cell table:style-name="Table1.A1" office:value-type="string">
              <text:p text:style-name="P18"><text:span text:style-name="T1">ACCAAGCTTAAGTTTAAACGTTACTTGTACAGCTCGTCCATG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Green cGull-T2A-NITGC2 &amp; NITGC2-T2A-Green cGull </text:span></text:p>
            </table:table-cell>
            <table:table-cell table:style-name="Table1.A1" office:value-type="string">
              <text:p text:style-name="P18"><text:span text:style-name="T1">NITGC2_seq_743_fwd </text:span></text:p>
            </table:table-cell>
            <table:table-cell table:style-name="Table1.A1" office:value-type="string">
              <text:p text:style-name="P19"/>
            </table:table-cell>
            <table:table-cell table:style-name="Table1.A1" office:value-type="string">
              <text:p text:style-name="P18"><text:span text:style-name="T1">AGCCATCTACGAGTGGTA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Green cGull-T2A-NITGC2 &amp; NITGC2-T2A-Green cGull </text:span></text:p>
            </table:table-cell>
            <table:table-cell table:style-name="Table1.A1" office:value-type="string">
              <text:p text:style-name="P18"><text:span text:style-name="T1">cGull_seq_385_rev </text:span></text:p>
            </table:table-cell>
            <table:table-cell table:style-name="Table1.A1" office:value-type="string">
              <text:p text:style-name="P19"/>
            </table:table-cell>
            <table:table-cell table:style-name="Table1.A1" office:value-type="string">
              <text:p text:style-name="P18"><text:span text:style-name="T1">TGCCCTTCAGCTCGATG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Green cGull-T2A-NITGC2 &amp; NITGC2-T2A-Green cGull </text:span></text:p>
            </table:table-cell>
            <table:table-cell table:style-name="Table1.A1" office:value-type="string">
              <text:p text:style-name="P18"><text:span text:style-name="T1">NITGC2_seq_743_rev </text:span></text:p>
            </table:table-cell>
            <table:table-cell table:style-name="Table1.A1" office:value-type="string">
              <text:p text:style-name="P19"/>
            </table:table-cell>
            <table:table-cell table:style-name="Table1.A1" office:value-type="string">
              <text:p text:style-name="P18"><text:span text:style-name="T1">TGACTGACGAACCCTCC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Green cGull-T2A-NITGC2 &amp; NITGC2-T2A-Green cGull </text:span></text:p>
            </table:table-cell>
            <table:table-cell table:style-name="Table1.A1" office:value-type="string">
              <text:p text:style-name="P18"><text:span text:style-name="T1">NITGC2_seq_394_fwd </text:span></text:p>
            </table:table-cell>
            <table:table-cell table:style-name="Table1.A1" office:value-type="string">
              <text:p text:style-name="P19"/>
            </table:table-cell>
            <table:table-cell table:style-name="Table1.A1" office:value-type="string">
              <text:p text:style-name="P18"><text:span text:style-name="T1">AGATATCTTGAAACGGACGA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kozak-NIT1(seq)-T2A-Green cGull </text:span></text:p>
            </table:table-cell>
            <table:table-cell table:style-name="Table1.A1" office:value-type="string">
              <text:p text:style-name="P18"><text:span text:style-name="T1">2A-cGull_invF_L1 </text:span></text:p>
            </table:table-cell>
            <table:table-cell table:style-name="Table1.A1" office:value-type="string">
              <text:p text:style-name="P19"/>
            </table:table-cell>
            <table:table-cell table:style-name="Table1.A1" office:value-type="string">
              <text:p text:style-name="P18"><text:span text:style-name="T1">TGACGTGGAGGAGAATCCCGGCCCTATGGTGAGCAAGGGCGAGGAGCTGT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kozak-NIT1(seq)-T2A-Green cGull </text:span></text:p>
            </table:table-cell>
            <table:table-cell table:style-name="Table1.A1" office:value-type="string">
              <text:p text:style-name="P18"><text:span text:style-name="T1">2A-cGull_invF_L2 </text:span></text:p>
            </table:table-cell>
            <table:table-cell table:style-name="Table1.A1" office:value-type="string">
              <text:p text:style-name="P19"/>
            </table:table-cell>
            <table:table-cell table:style-name="Table1.A1" office:value-type="string">
              <text:p text:style-name="P18"><text:span text:style-name="T1">GCAGAGGAAGTCTTCTAACATGCGGTGACGTGGAGGAGAATCCCGGCCCT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kozak-NIT1(seq)-T2A-Green cGull </text:span></text:p>
            </table:table-cell>
            <table:table-cell table:style-name="Table1.A1" office:value-type="string">
              <text:p text:style-name="P18"><text:span text:style-name="T1">2A-cGull_invR_L </text:span></text:p>
            </table:table-cell>
            <table:table-cell table:style-name="Table1.A1" office:value-type="string">
              <text:p text:style-name="P19"/>
            </table:table-cell>
            <table:table-cell table:style-name="Table1.A1" office:value-type="string">
              <text:p text:style-name="P18"><text:span text:style-name="T1">TCCTTGCTTGTCATGGTGGCCCAGCTTGGGTCTCCCTATAGTGAGTCGTA </text:span></text:p>
            </table:table-cell>
          </table:table-row>
          <text:soft-page-break/>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kozak-NIT1(seq)-T2A-Green cGull </text:span></text:p>
            </table:table-cell>
            <table:table-cell table:style-name="Table1.A1" office:value-type="string">
              <text:p text:style-name="P18"><text:span text:style-name="T1">NIT1-2A_F_L </text:span></text:p>
            </table:table-cell>
            <table:table-cell table:style-name="Table1.A1" office:value-type="string">
              <text:p text:style-name="P19"/>
            </table:table-cell>
            <table:table-cell table:style-name="Table1.A1" office:value-type="string">
              <text:p text:style-name="P18"><text:span text:style-name="T1">GAGACCCAAGCTGGGCCACCATGACAAGCAAGGAGATGCCTGTACTCATG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kozak-NIT1(seq)-T2A-Green cGull </text:span></text:p>
            </table:table-cell>
            <table:table-cell table:style-name="Table1.A1" office:value-type="string">
              <text:p text:style-name="P18"><text:span text:style-name="T1">NIT1-2A_R_L </text:span></text:p>
            </table:table-cell>
            <table:table-cell table:style-name="Table1.A1" office:value-type="string">
              <text:p text:style-name="P19"/>
            </table:table-cell>
            <table:table-cell table:style-name="Table1.A1" office:value-type="string">
              <text:p text:style-name="P18"><text:span text:style-name="T1">TGTTAGAAGACTTCCTCTGCCCTCTATGACTTTTTCTATGCTTTCTTCGG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kozak-NIT1(seq)-T2A-Green cGull </text:span></text:p>
            </table:table-cell>
            <table:table-cell table:style-name="Table1.A1" office:value-type="string">
              <text:p text:style-name="P18"><text:span text:style-name="T1">NIT1seq_remo_invF2 </text:span></text:p>
            </table:table-cell>
            <table:table-cell table:style-name="Table1.A1" office:value-type="string">
              <text:p text:style-name="P19"/>
            </table:table-cell>
            <table:table-cell table:style-name="Table1.A1" office:value-type="string">
              <text:p text:style-name="P18"><text:span text:style-name="T1">AGCGTGGAGGTGGGCCTAGACGAAAGAGCTGAAAA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kozak-NIT1(seq)-T2A-Green cGull </text:span></text:p>
            </table:table-cell>
            <table:table-cell table:style-name="Table1.A1" office:value-type="string">
              <text:p text:style-name="P18"><text:span text:style-name="T1">NIT1seq_remo_invR2 </text:span></text:p>
            </table:table-cell>
            <table:table-cell table:style-name="Table1.A1" office:value-type="string">
              <text:p text:style-name="P19"/>
            </table:table-cell>
            <table:table-cell table:style-name="Table1.A1" office:value-type="string">
              <text:p text:style-name="P18"><text:span text:style-name="T1">AGCTCTTTCGTCTAGGCCCACCTCCACGCTGAATA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kozak-NIT1(seq)-T2A-Green cGull </text:span></text:p>
            </table:table-cell>
            <table:table-cell table:style-name="Table1.A1" office:value-type="string">
              <text:p text:style-name="P18"><text:span text:style-name="T1">NIT1seq_remo_F2 </text:span></text:p>
            </table:table-cell>
            <table:table-cell table:style-name="Table1.A1" office:value-type="string">
              <text:p text:style-name="P19"/>
            </table:table-cell>
            <table:table-cell table:style-name="Table1.A1" office:value-type="string">
              <text:p text:style-name="P18"><text:span text:style-name="T1">GCCGGTCTTGTCGATCAGGATGATCTGGAC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kozak-NIT1(seq)-T2A-Green cGull </text:span></text:p>
            </table:table-cell>
            <table:table-cell table:style-name="Table1.A1" office:value-type="string">
              <text:p text:style-name="P18"><text:span text:style-name="T1">NIT1seq_remo_R2 </text:span></text:p>
            </table:table-cell>
            <table:table-cell table:style-name="Table1.A1" office:value-type="string">
              <text:p text:style-name="P19"/>
            </table:table-cell>
            <table:table-cell table:style-name="Table1.A1" office:value-type="string">
              <text:p text:style-name="P18"><text:span text:style-name="T1">GTCCAGATCATCCTGATCGACAAGACCGGC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pUC57-NOSp::Palmi-3xHA-tdTomato (plasmid) </text:span></text:p>
            </table:table-cell>
            <table:table-cell table:style-name="Table1.A1" office:value-type="string">
              <text:p text:style-name="P18"><text:span text:style-name="T1">This paper </text:span></text:p>
            </table:table-cell>
            <table:table-cell table:style-name="Table1.A1" office:value-type="string">
              <text:p text:style-name="P19"/>
            </table:table-cell>
            <table:table-cell table:style-name="Table1.A1" office:value-type="string">
              <text:p text:style-name="P18"><text:span text:style-name="T1">Promoter construct: injected at 250 ng/μl </text:span></text:p>
            </table:table-cell>
          </table:table-row>
          <table:table-row table:style-name="Table1.1">
            <table:table-cell table:style-name="Table1.A1" office:value-type="string">
              <text:p text:style-name="P18"><text:span text:style-name="T1">Recombinant DNA reagent </text:span></text:p>
            </table:table-cell>
            <table:table-cell table:style-name="Table1.A1" office:value-type="string">
              <text:p text:style-name="P18"><text:span text:style-name="T1">pUC57-T7-RPP2-tdTomato-P2A-GCaMP6 (plasmid) </text:span></text:p>
            </table:table-cell>
            <table:table-cell table:style-name="Table1.A1" office:value-type="string">
              <text:p text:style-name="P18"><text:span text:style-name="T1">This paper </text:span></text:p>
            </table:table-cell>
            <table:table-cell table:style-name="Table1.A1" office:value-type="string">
              <text:p text:style-name="P19"/>
            </table:table-cell>
            <table:table-cell table:style-name="Table1.A1" office:value-type="string">
              <text:p text:style-name="P18"><text:span text:style-name="T1">Used for generating tdTomato-P2A-GCaMP6s mRNA </text:span></text:p>
            </table:table-cell>
          </table:table-row>
          <table:table-row table:style-name="Table1.1">
            <table:table-cell table:style-name="Table1.A1" office:value-type="string">
              <text:p text:style-name="P18"><text:span text:style-name="T1">Plasmid </text:span></text:p>
            </table:table-cell>
            <table:table-cell table:style-name="Table1.A1" office:value-type="string">
              <text:p text:style-name="P18"><text:span text:style-name="T1">Green cGull </text:span></text:p>
            </table:table-cell>
            <table:table-cell table:style-name="Table1.A1" office:value-type="string">
              <text:p text:style-name="P18"><text:span text:style-name="T1">Addgene </text:span></text:p>
            </table:table-cell>
            <table:table-cell table:style-name="Table1.A1" office:value-type="string">
              <text:p text:style-name="P18"><text:span text:style-name="T1">Plasmid #86867 </text:span></text:p>
            </table:table-cell>
            <table:table-cell table:style-name="Table1.A1" office:value-type="string">
              <text:p text:style-name="P19"/>
            </table:table-cell>
          </table:table-row>
          <table:table-row table:style-name="Table1.1">
            <table:table-cell table:style-name="Table1.A1" office:value-type="string">
              <text:p text:style-name="P18"><text:span text:style-name="T1">HCR </text:span></text:p>
            </table:table-cell>
            <table:table-cell table:style-name="Table1.A1" office:value-type="string">
              <text:p text:style-name="P18"><text:span text:style-name="T1">NOS </text:span></text:p>
            </table:table-cell>
            <table:table-cell table:style-name="Table1.A1" office:value-type="string">
              <text:p text:style-name="P18"><text:span text:style-name="T1">Integrated DNA Technologies </text:span></text:p>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8"><text:span text:style-name="T1">HCR </text:span></text:p>
            </table:table-cell>
            <table:table-cell table:style-name="Table1.A1" office:value-type="string">
              <text:p text:style-name="P18"><text:span text:style-name="T1">NIT-GC1 </text:span></text:p>
            </table:table-cell>
            <table:table-cell table:style-name="Table1.A1" office:value-type="string">
              <text:p text:style-name="P18"><text:span text:style-name="T1">Integrated DNA Technologies </text:span></text:p>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8"><text:span text:style-name="T1">HCR </text:span></text:p>
            </table:table-cell>
            <table:table-cell table:style-name="Table1.A1" office:value-type="string">
              <text:p text:style-name="P18"><text:span text:style-name="T1">NIT-GC2 </text:span></text:p>
            </table:table-cell>
            <table:table-cell table:style-name="Table1.A1" office:value-type="string">
              <text:p text:style-name="P18"><text:span text:style-name="T1">Integrated DNA Technologies </text:span></text:p>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8"><text:span text:style-name="T1">HCR </text:span></text:p>
            </table:table-cell>
            <table:table-cell table:style-name="Table1.A1" office:value-type="string">
              <text:p text:style-name="P18"><text:span text:style-name="T1">RYa-pNP (GenBank accession: JF811330.1) </text:span></text:p>
            </table:table-cell>
            <table:table-cell table:style-name="Table1.A1" office:value-type="string">
              <text:p text:style-name="P18"><text:span text:style-name="T1">Integrated DNA Technologies </text:span></text:p>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8"><text:span text:style-name="T1">HCR </text:span></text:p>
            </table:table-cell>
            <table:table-cell table:style-name="Table1.A1" office:value-type="string">
              <text:p text:style-name="P18"><text:span text:style-name="T1">c-opsin1 (GenBank accession: AY692353.1) </text:span></text:p>
            </table:table-cell>
            <table:table-cell table:style-name="Table1.A1" office:value-type="string">
              <text:p text:style-name="P18"><text:span text:style-name="T1">Integrated DNA Technologies </text:span></text:p>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8"><text:span text:style-name="T1">HCR </text:span></text:p>
            </table:table-cell>
            <table:table-cell table:style-name="Table1.A1" office:value-type="string">
              <text:p text:style-name="P18"><text:span text:style-name="T1">MLD/pedal2-pNP (GenBank accession: KF515945.1) </text:span></text:p>
            </table:table-cell>
            <table:table-cell table:style-name="Table1.A1" office:value-type="string">
              <text:p text:style-name="P18"><text:span text:style-name="T1">Integrated DNA Technologies </text:span></text:p>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8"><text:span text:style-name="T1">HCR </text:span></text:p>
            </table:table-cell>
            <table:table-cell table:style-name="Table1.A1" office:value-type="string">
              <text:p text:style-name="P18"><text:span text:style-name="T1">CNGAα (GenBank accession: KM199644.1) </text:span></text:p>
            </table:table-cell>
            <table:table-cell table:style-name="Table1.A1" office:value-type="string">
              <text:p text:style-name="P18"><text:span text:style-name="T1">Integrated DNA Technologies </text:span></text:p>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8"><text:span text:style-name="T1">fluorescently labeled hairpins </text:span></text:p>
            </table:table-cell>
            <table:table-cell table:style-name="Table1.A1" office:value-type="string">
              <text:p text:style-name="P18"><text:span text:style-name="T1">B2-647 </text:span></text:p>
            </table:table-cell>
            <table:table-cell table:style-name="Table1.A1" office:value-type="string">
              <text:p text:style-name="P18"><text:span text:style-name="T1">Molecular Technologies </text:span></text:p>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8"><text:span text:style-name="T1">fluorescently labeled hairpins </text:span></text:p>
            </table:table-cell>
            <table:table-cell table:style-name="Table1.A1" office:value-type="string">
              <text:p text:style-name="P18"><text:span text:style-name="T1">B3-546 </text:span></text:p>
            </table:table-cell>
            <table:table-cell table:style-name="Table1.A1" office:value-type="string">
              <text:p text:style-name="P18"><text:span text:style-name="T1">Molecular Technologies </text:span></text:p>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8"><text:span text:style-name="T1">morpholino </text:span></text:p>
            </table:table-cell>
            <table:table-cell table:style-name="Table1.A1" office:value-type="string">
              <text:p text:style-name="P18"><text:span text:style-name="T1">NIT-GC1 MO1 </text:span></text:p>
            </table:table-cell>
            <table:table-cell table:style-name="Table1.A1" office:value-type="string">
              <text:p text:style-name="P18"><text:span text:style-name="T1">Gene-Tools, LLC </text:span></text:p>
            </table:table-cell>
            <table:table-cell table:style-name="Table1.A1" office:value-type="string">
              <text:p text:style-name="P19"/>
            </table:table-cell>
            <table:table-cell table:style-name="Table1.A1" office:value-type="string">
              <text:p text:style-name="P18"><text:span text:style-name="T1">TGCTTGTCATTATTCAACCAGCAAA </text:span></text:p>
            </table:table-cell>
          </table:table-row>
          <table:table-row table:style-name="Table1.1">
            <table:table-cell table:style-name="Table1.A1" office:value-type="string">
              <text:p text:style-name="P18"><text:span text:style-name="T1">morpholino </text:span></text:p>
            </table:table-cell>
            <table:table-cell table:style-name="Table1.A1" office:value-type="string">
              <text:p text:style-name="P18"><text:span text:style-name="T1">NIT-GC1 MO2 </text:span></text:p>
            </table:table-cell>
            <table:table-cell table:style-name="Table1.A1" office:value-type="string">
              <text:p text:style-name="P18"><text:span text:style-name="T1">Gene-Tools, LLC </text:span></text:p>
            </table:table-cell>
            <table:table-cell table:style-name="Table1.A1" office:value-type="string">
              <text:p text:style-name="P19"/>
            </table:table-cell>
            <table:table-cell table:style-name="Table1.A1" office:value-type="string">
              <text:p text:style-name="P18"><text:span text:style-name="T1">TTCAATTAAACCCTCCAGGTTGCTG </text:span></text:p>
            </table:table-cell>
          </table:table-row>
          <table:table-row table:style-name="Table1.1">
            <table:table-cell table:style-name="Table1.A1" office:value-type="string">
              <text:p text:style-name="P18"><text:span text:style-name="T1">morpholino </text:span></text:p>
            </table:table-cell>
            <table:table-cell table:style-name="Table1.A1" office:value-type="string">
              <text:p text:style-name="P18"><text:span text:style-name="T1">NIT-GC2 MO1 </text:span></text:p>
            </table:table-cell>
            <table:table-cell table:style-name="Table1.A1" office:value-type="string">
              <text:p text:style-name="P18"><text:span text:style-name="T1">Gene-Tools, LLC </text:span></text:p>
            </table:table-cell>
            <table:table-cell table:style-name="Table1.A1" office:value-type="string">
              <text:p text:style-name="P19"/>
            </table:table-cell>
            <table:table-cell table:style-name="Table1.A1" office:value-type="string">
              <text:p text:style-name="P18"><text:span text:style-name="T1">AAATGAAGAGAGGTGTTCTCCTTCG </text:span></text:p>
            </table:table-cell>
          </table:table-row>
          <table:table-row table:style-name="Table1.1">
            <table:table-cell table:style-name="Table1.A1" office:value-type="string">
              <text:p text:style-name="P18"><text:span text:style-name="T1">morpholino </text:span></text:p>
            </table:table-cell>
            <table:table-cell table:style-name="Table1.A1" office:value-type="string">
              <text:p text:style-name="P18"><text:span text:style-name="T1">NIT-GC2 MO2 </text:span></text:p>
            </table:table-cell>
            <table:table-cell table:style-name="Table1.A1" office:value-type="string">
              <text:p text:style-name="P18"><text:span text:style-name="T1">Gene-Tools, LLC </text:span></text:p>
            </table:table-cell>
            <table:table-cell table:style-name="Table1.A1" office:value-type="string">
              <text:p text:style-name="P19"/>
            </table:table-cell>
            <table:table-cell table:style-name="Table1.A1" office:value-type="string">
              <text:p text:style-name="P18"><text:span text:style-name="T1">ATATTCATTATGTGAAGAACTTCCA </text:span></text:p>
            </table:table-cell>
          </table:table-row>
          <text:soft-page-break/>
          <table:table-row table:style-name="Table1.1">
            <table:table-cell table:style-name="Table1.A1" office:value-type="string">
              <text:p text:style-name="P18"><text:span text:style-name="T1">plasmid for mRNA synthase (GCaMP6s) </text:span></text:p>
            </table:table-cell>
            <table:table-cell table:style-name="Table1.A1" office:value-type="string">
              <text:p text:style-name="P18"><text:span text:style-name="T1">BamHI-T7::RPP2(5UTR)-GCaMP6s(AscI-AgeI)-polyA_KpnI_c1 </text:span></text:p>
            </table:table-cell>
            <table:table-cell table:style-name="Table1.A1" office:value-type="string">
              <text:p text:style-name="P19"/>
            </table:table-cell>
            <table:table-cell table:style-name="Table1.A1" office:value-type="string">
              <text:p text:style-name="P18"><text:span text:style-name="T1">Plasmid </text:span></text:p>
            </table:table-cell>
            <table:table-cell table:style-name="Table1.A1" office:value-type="string">
              <text:p text:style-name="P18"><text:span text:style-name="T1">Bezares-Calderón et al., 2018 </text:span></text:p>
            </table:table-cell>
          </table:table-row>
          <table:table-row table:style-name="Table1.1">
            <table:table-cell table:style-name="Table1.A1" office:value-type="string">
              <text:p text:style-name="P18"><text:span text:style-name="T1">plasmid for mRNA synthase (RGECO1a) </text:span></text:p>
            </table:table-cell>
            <table:table-cell table:style-name="Table1.A1" office:value-type="string">
              <text:p text:style-name="P18"><text:span text:style-name="T1">PUC57-T7-PduRPP2(5UTR)-jRGECO1a </text:span></text:p>
            </table:table-cell>
            <table:table-cell table:style-name="Table1.A1" office:value-type="string">
              <text:p text:style-name="P19"/>
            </table:table-cell>
            <table:table-cell table:style-name="Table1.A1" office:value-type="string">
              <text:p text:style-name="P18"><text:span text:style-name="T1">Plasmid </text:span></text:p>
            </table:table-cell>
            <table:table-cell table:style-name="Table1.A1" office:value-type="string">
              <text:p text:style-name="P18"><text:span text:style-name="T1">Bezares-Calderón et al., 2018 </text:span></text:p>
            </table:table-cell>
          </table:table-row>
          <table:table-row table:style-name="Table1.1">
            <table:table-cell table:style-name="Table1.A1" office:value-type="string">
              <text:p text:style-name="P18"><text:span text:style-name="T1">Chemical compound, drug </text:span></text:p>
            </table:table-cell>
            <table:table-cell table:style-name="Table1.A1" office:value-type="string">
              <text:p text:style-name="P18"><text:span text:style-name="T1">SNAP </text:span></text:p>
            </table:table-cell>
            <table:table-cell table:style-name="Table1.A1" office:value-type="string">
              <text:p text:style-name="P18"><text:span text:style-name="T1">Sigma-Aldrich </text:span></text:p>
            </table:table-cell>
            <table:table-cell table:style-name="Table1.A1" office:value-type="string">
              <text:p text:style-name="P18"><text:span text:style-name="T1">Cat#:M9020 </text:span></text:p>
            </table:table-cell>
            <table:table-cell table:style-name="Table1.A1" office:value-type="string">
              <text:p text:style-name="P18"><text:span text:style-name="T1">500 μM </text:span></text:p>
            </table:table-cell>
          </table:table-row>
          <table:table-row table:style-name="Table1.1">
            <table:table-cell table:style-name="Table1.A1" office:value-type="string">
              <text:p text:style-name="P18"><text:span text:style-name="T1">Chemical compound, drug </text:span></text:p>
            </table:table-cell>
            <table:table-cell table:style-name="Table1.A1" office:value-type="string">
              <text:p text:style-name="P18"><text:span text:style-name="T1">L-NAME </text:span></text:p>
            </table:table-cell>
            <table:table-cell table:style-name="Table1.A1" office:value-type="string">
              <text:p text:style-name="P18"><text:span text:style-name="T1">Sigma-Aldrich </text:span></text:p>
            </table:table-cell>
            <table:table-cell table:style-name="Table1.A1" office:value-type="string">
              <text:p text:style-name="P18"><text:span text:style-name="T1">Cat#:M9021 </text:span></text:p>
            </table:table-cell>
            <table:table-cell table:style-name="Table1.A1" office:value-type="string">
              <text:p text:style-name="P18"><text:span text:style-name="T1">501 μM </text:span></text:p>
            </table:table-cell>
          </table:table-row>
          <table:table-row table:style-name="Table1.1">
            <table:table-cell table:style-name="Table1.A1" office:value-type="string">
              <text:p text:style-name="P18"><text:span text:style-name="T1">Commercial assay or kit </text:span></text:p>
            </table:table-cell>
            <table:table-cell table:style-name="Table1.A1" office:value-type="string">
              <text:p text:style-name="P18"><text:span text:style-name="T1">Phusion Human Specimen Direct PCR Kit </text:span></text:p>
            </table:table-cell>
            <table:table-cell table:style-name="Table1.A1" office:value-type="string">
              <text:p text:style-name="P18"><text:span text:style-name="T1">Thermofisher </text:span></text:p>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8"><text:span text:style-name="T1">Commercial assay or kit </text:span></text:p>
            </table:table-cell>
            <table:table-cell table:style-name="Table1.A1" office:value-type="string">
              <text:p text:style-name="P18"><text:span text:style-name="T1">mMESSAGE mMACHINE Sp6 kit </text:span></text:p>
            </table:table-cell>
            <table:table-cell table:style-name="Table1.A1" office:value-type="string">
              <text:p text:style-name="P18"><text:span text:style-name="T1">Thermofisher </text:span></text:p>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8"><text:span text:style-name="T1">Software, algorithm </text:span></text:p>
            </table:table-cell>
            <table:table-cell table:style-name="Table1.A1" office:value-type="string">
              <text:p text:style-name="P18"><text:span text:style-name="T1">Golden Gate TAL </text:span></text:p>
            </table:table-cell>
            <table:table-cell table:style-name="Table1.A1" office:value-type="string">
              <text:p text:style-name="P18"><text:span text:style-name="T1">Addgene 1000000024 </text:span></text:p>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8"><text:span text:style-name="T1">Software, algorithm </text:span></text:p>
            </table:table-cell>
            <table:table-cell table:style-name="Table1.A1" office:value-type="string">
              <text:p text:style-name="P18"><text:span text:style-name="T1">Effector Kit 2.0, Fiji perl and Fiji scripts for tracking </text:span></text:p>
            </table:table-cell>
            <table:table-cell table:style-name="Table1.A1" office:value-type="string">
              <text:p text:style-name="P18"><text:span text:style-name="T1">PMID: 22743772, </text:span><text:a xlink:type="simple" xlink:href="https://github.com/JekelyLab/Veraszto_et_al_2018" text:style-name="Internet_20_link" text:visited-style-name="Visited_20_Internet_20_Link">https://github.com/JekelyLab/Veraszto_et_al_2018</text:a><text:span text:style-name="T1"> </text:span></text:p>
            </table:table-cell>
            <table:table-cell table:style-name="Table1.A1" office:value-type="string">
              <text:p text:style-name="P18"><text:span text:style-name="T1">RRID:SCR_002285 </text:span></text:p>
            </table:table-cell>
            <table:table-cell table:style-name="Table1.A1" office:value-type="string">
              <text:p text:style-name="P18"><text:span text:style-name="T1">0000d2a </text:span></text:p>
            </table:table-cell>
          </table:table-row>
          <table:table-row table:style-name="Table1.1">
            <table:table-cell table:style-name="Table1.A1" office:value-type="string">
              <text:p text:style-name="P18"><text:span text:style-name="T1">Commercial assay or kit </text:span></text:p>
            </table:table-cell>
            <table:table-cell table:style-name="Table1.A1" office:value-type="string">
              <text:p text:style-name="P18"><text:span text:style-name="T1">QuickExtract </text:span></text:p>
            </table:table-cell>
            <table:table-cell table:style-name="Table1.A1" office:value-type="string">
              <text:p text:style-name="P18"><text:span text:style-name="T1">Epicentre,US </text:span></text:p>
            </table:table-cell>
            <table:table-cell table:style-name="Table1.A1" office:value-type="string">
              <text:p text:style-name="P18"><text:span text:style-name="T1">Cat#:QE09050 </text:span></text:p>
            </table:table-cell>
            <table:table-cell table:style-name="Table1.A1" office:value-type="string">
              <text:p text:style-name="P19"/>
            </table:table-cell>
          </table:table-row>
          <table:table-row table:style-name="Table1.1">
            <table:table-cell table:style-name="Table1.A1" office:value-type="string">
              <text:p text:style-name="P18"><text:span text:style-name="T1">Commercial assay or kit </text:span></text:p>
            </table:table-cell>
            <table:table-cell table:style-name="Table1.A1" office:value-type="string">
              <text:p text:style-name="P18"><text:span text:style-name="T1">MEGAshortscript T7 Transcription Kit </text:span></text:p>
            </table:table-cell>
            <table:table-cell table:style-name="Table1.A1" office:value-type="string">
              <text:p text:style-name="P18"><text:span text:style-name="T1">Ambion, ThermoFisher Scientific </text:span></text:p>
            </table:table-cell>
            <table:table-cell table:style-name="Table1.A1" office:value-type="string">
              <text:p text:style-name="P18"><text:span text:style-name="T1">Cat#:AM1354 </text:span></text:p>
            </table:table-cell>
            <table:table-cell table:style-name="Table1.A1" office:value-type="string">
              <text:p text:style-name="P19"/>
            </table:table-cell>
          </table:table-row>
          <table:table-row table:style-name="Table1.1">
            <table:table-cell table:style-name="Table1.A1" office:value-type="string">
              <text:p text:style-name="P18"><text:span text:style-name="T1">Commercial assay or kit </text:span></text:p>
            </table:table-cell>
            <table:table-cell table:style-name="Table1.A1" office:value-type="string">
              <text:p text:style-name="P18"><text:span text:style-name="T1">mMESSAGE mMACHINE T7 ULTRA Transcription Kit </text:span></text:p>
            </table:table-cell>
            <table:table-cell table:style-name="Table1.A1" office:value-type="string">
              <text:p text:style-name="P18"><text:span text:style-name="T1">Ambion, ThermoFisher Scientific </text:span></text:p>
            </table:table-cell>
            <table:table-cell table:style-name="Table1.A1" office:value-type="string">
              <text:p text:style-name="P18"><text:span text:style-name="T1">Cat#:AM1345 </text:span></text:p>
            </table:table-cell>
            <table:table-cell table:style-name="Table1.A1" office:value-type="string">
              <text:p text:style-name="P19"/>
            </table:table-cell>
          </table:table-row>
          <table:table-row table:style-name="Table1.1">
            <table:table-cell table:style-name="Table1.A1" office:value-type="string">
              <text:p text:style-name="P18"><text:span text:style-name="T1">Commercial assay or kit </text:span></text:p>
            </table:table-cell>
            <table:table-cell table:style-name="Table1.A1" office:value-type="string">
              <text:p text:style-name="P18"><text:span text:style-name="T1">MEGAclear Transcription Clean-Up Kit </text:span></text:p>
            </table:table-cell>
            <table:table-cell table:style-name="Table1.A1" office:value-type="string">
              <text:p text:style-name="P18"><text:span text:style-name="T1">Ambion, ThermoFisher Scientific </text:span></text:p>
            </table:table-cell>
            <table:table-cell table:style-name="Table1.A1" office:value-type="string">
              <text:p text:style-name="P18"><text:span text:style-name="T1">Cat#:AM1908 </text:span></text:p>
            </table:table-cell>
            <table:table-cell table:style-name="Table1.A1" office:value-type="string">
              <text:p text:style-name="P19"/>
            </table:table-cell>
          </table:table-row>
          <table:table-row table:style-name="Table1.1">
            <table:table-cell table:style-name="Table1.A1" office:value-type="string">
              <text:p text:style-name="P18"><text:span text:style-name="T1">Software, algorithm </text:span></text:p>
            </table:table-cell>
            <table:table-cell table:style-name="Table1.A1" office:value-type="string">
              <text:p text:style-name="P18"><text:span text:style-name="T1">Fiji </text:span></text:p>
            </table:table-cell>
            <table:table-cell table:style-name="Table1.A1" office:value-type="string">
              <text:p text:style-name="P18"><text:span text:style-name="T1">NIH </text:span></text:p>
            </table:table-cell>
            <table:table-cell table:style-name="Table1.A1" office:value-type="string">
              <text:p text:style-name="P18"><text:span text:style-name="T1">RRID:SCR_002285 </text:span></text:p>
            </table:table-cell>
            <table:table-cell table:style-name="Table1.A1" office:value-type="string">
              <text:p text:style-name="P19"/>
            </table:table-cell>
          </table:table-row>
          <table:table-row table:style-name="Table1.1">
            <table:table-cell table:style-name="Table1.A1" office:value-type="string">
              <text:p text:style-name="P18"><text:span text:style-name="T1">Software, algorithm </text:span></text:p>
            </table:table-cell>
            <table:table-cell table:style-name="Table1.A1" office:value-type="string">
              <text:p text:style-name="P18"><text:span text:style-name="T1">R Project for Statistical Computing </text:span></text:p>
            </table:table-cell>
            <table:table-cell table:style-name="Table1.A1" office:value-type="string">
              <text:p text:style-name="P18"><text:span text:style-name="T1">R Foundation </text:span></text:p>
            </table:table-cell>
            <table:table-cell table:style-name="Table1.A1" office:value-type="string">
              <text:p text:style-name="P18"><text:span text:style-name="T1">RRID:SCR_001905 </text:span></text:p>
            </table:table-cell>
            <table:table-cell table:style-name="Table1.A1" office:value-type="string">
              <text:p text:style-name="P19"/>
            </table:table-cell>
          </table:table-row>
          <table:table-row table:style-name="Table1.1">
            <table:table-cell table:style-name="Table1.A1" office:value-type="string">
              <text:p text:style-name="P18"><text:span text:style-name="T1">Software, </text:span><text:soft-page-break/><text:span text:style-name="T1">algorithm </text:span></text:p>
            </table:table-cell>
            <table:table-cell table:style-name="Table1.A1" office:value-type="string">
              <text:p text:style-name="P18"><text:span text:style-name="T1">Imaris Version 8.0.0 </text:span></text:p>
            </table:table-cell>
            <table:table-cell table:style-name="Table1.A1" office:value-type="string">
              <text:p text:style-name="P18"><text:span text:style-name="T1">Bitplane, UK. </text:span></text:p>
            </table:table-cell>
            <table:table-cell table:style-name="Table1.A1" office:value-type="string">
              <text:p text:style-name="P18"><text:span text:style-name="T1">RRID:SCR_007370 </text:span></text:p>
            </table:table-cell>
            <table:table-cell table:style-name="Table1.A1" office:value-type="string">
              <text:p text:style-name="P19"/>
            </table:table-cell>
          </table:table-row>
          <table:table-row table:style-name="Table1.1">
            <table:table-cell table:style-name="Table1.A1" office:value-type="string">
              <text:p text:style-name="P18"><text:span text:style-name="T1">Software, algorithm </text:span></text:p>
            </table:table-cell>
            <table:table-cell table:style-name="Table1.A1" office:value-type="string">
              <text:p text:style-name="P18"><text:span text:style-name="T1">CATMAID </text:span></text:p>
            </table:table-cell>
            <table:table-cell table:style-name="Table1.A1" office:value-type="string">
              <text:p text:style-name="P18"><text:a xlink:type="simple" xlink:href="doi:10.1093/bioinformatics/btp266" text:style-name="Internet_20_link" text:visited-style-name="Visited_20_Internet_20_Link">DOI:10.1093/bioinformatics/btp266</text:a><text:span text:style-name="T1"> </text:span></text:p>
            </table:table-cell>
            <table:table-cell table:style-name="Table1.A1" office:value-type="string">
              <text:p text:style-name="P18"><text:span text:style-name="T1">RRID:SCR_006278 </text:span></text:p>
            </table:table-cell>
            <table:table-cell table:style-name="Table1.A1" office:value-type="string">
              <text:p text:style-name="P19"/>
            </table:table-cell>
          </table:table-row>
          <table:table-row table:style-name="Table1.1">
            <table:table-cell table:style-name="Table1.A1" office:value-type="string">
              <text:p text:style-name="P18"><text:span text:style-name="T1">Software, algorithm </text:span></text:p>
            </table:table-cell>
            <table:table-cell table:style-name="Table1.A1" office:value-type="string">
              <text:p text:style-name="P18"><text:span text:style-name="T1">PhyML </text:span></text:p>
            </table:table-cell>
            <table:table-cell table:style-name="Table1.A1" office:value-type="string">
              <text:p text:style-name="P18"><text:a xlink:type="simple" xlink:href="doi:10.1093/sysbio/syq010" text:style-name="Internet_20_link" text:visited-style-name="Visited_20_Internet_20_Link">DOI:10.1093/sysbio/syq010</text:a><text:span text:style-name="T1"> </text:span></text:p>
            </table:table-cell>
            <table:table-cell table:style-name="Table1.A1" office:value-type="string">
              <text:p text:style-name="P18"><text:span text:style-name="T1">RRID:SCR_014629 </text:span></text:p>
            </table:table-cell>
            <table:table-cell table:style-name="Table1.A1" office:value-type="string">
              <text:p text:style-name="P19"/>
            </table:table-cell>
          </table:table-row>
          <table:table-row table:style-name="Table1.1">
            <table:table-cell table:style-name="Table1.A1" office:value-type="string">
              <text:p text:style-name="P18"><text:span text:style-name="T1">Software, algorithm </text:span></text:p>
            </table:table-cell>
            <table:table-cell table:style-name="Table1.A1" office:value-type="string">
              <text:p text:style-name="P18"><text:span text:style-name="T1">Gblocks </text:span></text:p>
            </table:table-cell>
            <table:table-cell table:style-name="Table1.A1" office:value-type="string">
              <text:p text:style-name="P18"><text:a xlink:type="simple" xlink:href="doi:10.1080/10635150701472100" text:style-name="Internet_20_link" text:visited-style-name="Visited_20_Internet_20_Link">DOI:10.1080/10635150701472100</text:a><text:span text:style-name="T1"> </text:span></text:p>
            </table:table-cell>
            <table:table-cell table:style-name="Table1.A1" office:value-type="string">
              <text:p text:style-name="P18"><text:span text:style-name="T1">RRID:SCR_015945 </text:span></text:p>
            </table:table-cell>
            <table:table-cell table:style-name="Table1.A1" office:value-type="string">
              <text:p text:style-name="P19"/>
            </table:table-cell>
          </table:table-row>
        </table:table>
        <text:p text:style-name="P9"/>
      </text:section>
      <text:section text:style-name="Sect1" text:name="Section5">
        <text:list xml:id="list676809466" text:continue-numbering="true" text:style-name="Outline">
          <text:list-item>
            <text:h text:style-name="P22" text:outline-level="2"><text:span text:style-name="T1">Materials and Methods</text:span></text:h>
          </text:list-item>
        </text:list>
        <text:p text:style-name="P1"><text:span text:style-name="Strong_20_Emphasis"><text:span text:style-name="T1">CRISPR-Cas9 Design and Microinjection</text:span></text:span></text:p>
        <text:p text:style-name="P1"><text:span text:style-name="T1">For the generation of a </text:span><text:span text:style-name="Emphasis"><text:span text:style-name="T1">NOS</text:span></text:span><text:span text:style-name="T1"> knockout</text:span><text:change-start text:change-id="ct140599985424088"/><text:span text:style-name="T1">,</text:span><text:change-end text:change-id="ct140599985424088"/><text:span text:style-name="T1"> we used an sgRNA targeting the third exon of the </text:span><text:span text:style-name="Emphasis"><text:span text:style-name="T1">Platynereis dumerilii</text:span></text:span><text:span text:style-name="T1"> </text:span><text:span text:style-name="T1"><office:annotation office:name="__Annotation__2129_408615032"><dc:creator>Martin Gühmann</dc:creator><dc:date>2023-06-27T19:06:33</dc:date><textooo:sender-initials>MG</textooo:sender-initials><text:p>Say “gene” as we also write for people who do not knockout genes.</text:p></office:annotation></text:span><text:span text:style-name="Emphasis"><text:span text:style-name="T1">NOS</text:span></text:span><text:span text:style-name="T1"> </text:span><text:change-start text:change-id="ct140599985424664"/><text:span text:style-name="T1">gene </text:span><text:change-end text:change-id="ct140599985424664"/><office:annotation-end office:name="__Annotation__2129_408615032"/><text:span text:style-name="T1">(target site: 5’-GGGCAATACTGGCTCCACTC-3’). We selected the site to avoid polymorphic sites in our laboratory culture. The sgRNA was assembled from two annealed oligonucleotides (5’-TAGGGCAATACTGGCTCCACTC-3’, 5’-AAACGAGTGGAGCCAGTATTGC-3’) forming overhangs for cloning into the BsaI site of the plasmid </text:span><text:span text:style-name="T1"><office:annotation office:name="__Annotation__2137_408615032"><dc:creator>Martin Gühmann</dc:creator><dc:date>2023-06-27T19:07:21</dc:date><textooo:sender-initials>MG</textooo:sender-initials><text:p>What is that about?</text:p></office:annotation></text:span><text:span text:style-name="T1">pDR27456 </text:span><text:a xlink:type="simple" xlink:href="file:///home/gj274/paper/Jokura_et_al_NOS/42250,%20Addgene" text:style-name="Internet_20_link" text:visited-style-name="Visited_20_Internet_20_Link">@hwang2013</text:a><office:annotation-end office:name="__Annotation__2137_408615032"/><text:span text:style-name="T1">, which contains next to the BsaI site a tracrRNA sequence. We used this plasmid to PCR amplify DNA (primers: T7, 5’-AAAAGCACCGACTCGGTGCC-3’) for synthesizing the sgRNA. To purify the PCR product, we used the QIAquick PCR Purification Kit (Qiagen). We then synthesized sgRNA with the MEGAshortscript Kit (Thermo Fisher Scientific) and purified it with the MEGAclear Kit (Thermo Fisher Scientific). To produce the Cas9-mRNA, we used the plasmid (pUC57-T7-RPP2-Cas9) containing the Cas9 ORF fused to 169 base pair 5’ UTR from the </text:span><text:span text:style-name="Emphasis"><text:span text:style-name="T1">Platynereis dumerilii</text:span></text:span><text:span text:style-name="T1"> 60S acidic ribosomal protein P2. After in vitro transcription with the mMessage mMachine Kit (Thermo Fisher Scientific), we capped and polyA-tailed the Cas9-mRNA with the Poly(A) Tailing Kit (Thermo Fisher Scientific). We coinjected the sgRNA (18 ng/ml) and the Cas9-mRNA (180 ng/µl) into fertilized eggs of </text:span><text:span text:style-name="Emphasis"><text:span text:style-name="T1">Platynereis dumerilii</text:span></text:span><text:span text:style-name="T1"> wild-type parents according to an established injection procedure (Conzelmann et al., 2013).</text:span><text:change-start text:change-id="ct140599985425048"/><text:span text:style-name="T1"> </text:span><text:span text:style-name="T1"><office:annotation office:name="__Annotation__2151_408615032"><dc:creator>Martin Gühmann</dc:creator><dc:date>2023-06-27T19:11:35</dc:date><textooo:sender-initials>MG</textooo:sender-initials><text:p>You talk about the same eggs as in the last sentence. This is not a news ticker!</text:p></office:annotation></text:span><text:span text:style-name="T1">The</text:span><text:change-end text:change-id="ct140599985425048"/><text:span text:style-name="T1"> </text:span><text:change text:change-id="ct140599985424280"/><text:change-start text:change-id="ct140599985423320"/><text:span text:style-name="T1">e</text:span><text:change-end text:change-id="ct140599985423320"/><text:span text:style-name="T1">ggs were</text:span><office:annotation-end office:name="__Annotation__2151_408615032"/><text:span text:style-name="T1"> kept at 18°C for 45 min before injection and were injected at 14.5°C. The injected individuals were kept at 18°C for 5 to 8 days in 6-well-plates (Nunc multidish no. 150239, Thermo Scientific) and then cultured at 22°C until sexual maturity. The mature worms were crossed to wild-type worms and the progeny was genotyped, resulting in two founder lines, which were bred to homozygosity.</text:span></text:p>
        <text:p text:style-name="P1"><text:span text:style-name="Strong_20_Emphasis"><text:span text:style-name="T1">Genotyping of NOS alleles</text:span></text:span></text:p>
        <text:p text:style-name="P1"><text:span text:style-name="T1">For genotyping of the </text:span><text:span text:style-name="Emphasis"><text:span text:style-name="T1">NOS</text:span></text:span><text:span text:style-name="T1"> locus, genomic DNA was isolated from single larvae, groups of 6-20 larvae, or from the tails of adult worms. The DNA was amplified by PCR (primers: 5’-GGTTCATTGGTTTCGATAACATTGCGG-3’, 5’-CAGAGTCGATCAGTCTGCATATCTCCA-3’) </text:span><text:soft-page-break/><text:span text:style-name="T1">with the dilution protocol of the Phusion Human Specimen Direct PCR Kit (Thermo Scientific). The PCR product was sequenced directly with a nested sequencing primer (5’-GGTGCTCTCCCGGGTACACAA-3’). A mixture of wild-type and deletion alleles in a sample gave double peaks in the sequencing chromatograms, with the relative height of the double peaks reflecting the relative allele ratio in the sample.</text:span></text:p>
        <text:p text:style-name="P1"><text:span text:style-name="Strong_20_Emphasis"><text:span text:style-name="T1">Vertical column setup to measure photoresponses</text:span></text:span></text:p>
        <text:p text:style-name="P1"><text:span text:style-name="T1">We assayed larval photoresponses in a vertical Plexiglas column (31 mm x 10 mm x 160 mm water height). For stimulation, we illuminated the column from </text:span><text:span text:style-name="T1"><office:annotation office:name="__Annotation__2162_408615032"><dc:creator>Martin Gühmann</dc:creator><dc:date>2023-06-26T20:00:56</dc:date><textooo:sender-initials>MG</textooo:sender-initials><text:p>Liz prefers to say here “from above”, but that would also require to change the label in the figure and “top” is just shorter. </text:p></office:annotation></text:span><text:span text:style-name="T1">the top</text:span><office:annotation-end office:name="__Annotation__2162_408615032"/><text:span text:style-name="T1"> with a monochromator (Polychrome II, Till Photonics) controlled by AxioVision 4.8.2.0 (Carl Zeiss GmbH, Jena) via analog voltage. The light passed a collimator lens (LAG-65.0-53.0-C with MgF2 Coating, CVI Melles Griot) before entering the column. The column was illuminated from both sides with light-emitting diodes (LEDs). The LEDs on each side were grouped into two strips. One strip contained UV (395 nm) LEDs (SMB1W-395, Roithner Lasertechnik) and the other infrared (810 nm) LEDs (SMB1W-810NR-I, Roithner Lasertechnik). The UV LEDs</text:span><text:change-start text:change-id="ct140599985425624"/><text:span text:style-name="T1"><office:annotation office:name="__Annotation__2168_408615032"><dc:creator>Martin Gühmann</dc:creator><dc:date>2023-06-26T21:38:01</dc:date><textooo:sender-initials>MG</textooo:sender-initials><text:p>Since you decided to include it in the figure, we should mention this.</text:p></office:annotation></text:span><text:span text:style-name="T1"> used to stimulate the larvae from the side and</text:span><text:change-end text:change-id="ct140599985425624"/><text:span text:style-name="T1"> </text:span><office:annotation-end office:name="__Annotation__2168_408615032"/><text:span text:style-name="T1">were run at 4 V. The infrared LEDs were run at 8 V (overvoltage) to illuminate the larvae for imaging with a DMK camera (DMK 22BUC03, The Imaging Source). We recorded videos at 15 frames per second with the software IC Capture (The Imaging Source).</text:span></text:p>
        <text:p text:style-name="P1"><text:change text:change-id="ct140599985425240"/><text:change-start text:change-id="ct140599985424856"/><text:span text:style-name="T1">We</text:span><text:change-end text:change-id="ct140599985424856"/><text:span text:style-name="T1"> compare</text:span><text:change-start text:change-id="ct140599985426008"/><text:span text:style-name="T1">d</text:span><text:change-end text:change-id="ct140599985426008"/><text:span text:style-name="T1"> the </text:span><text:span text:style-name="T1"><office:annotation office:name="__Annotation__2180_408615032"><dc:creator>Martin Gühmann</dc:creator><dc:date>2023-06-26T20:08:17</dc:date><textooo:sender-initials>MG</textooo:sender-initials><text:p>I assume you go for British English.</text:p></office:annotation></text:span><text:span text:style-name="T1">behavio</text:span><text:change-start text:change-id="ct140599983456456"/><text:span text:style-name="T1">u</text:span><text:change-end text:change-id="ct140599983456456"/><text:span text:style-name="T1">r</text:span><office:annotation-end office:name="__Annotation__2180_408615032"/><text:span text:style-name="T1"> of wildtype and NOS-knockout larvae</text:span><text:change text:change-id="ct140599983456648"/><text:span text:style-name="T1"> in the vertical column, </text:span><text:change-start text:change-id="ct140599985425432"/><text:span text:style-name="T1">and </text:span><text:change-end text:change-id="ct140599985425432"/><text:change-start text:change-id="ct140599983456840"/><text:span text:style-name="T1">we compared </text:span><text:change-end text:change-id="ct140599983456840"/><text:change-start text:change-id="ct140599983457032"/><text:span text:style-name="T1">the behaviour of wildtype larvae, before they were treated with the NOS inhibitor L-NAME, and when they were swimming in a </text:span><text:span text:style-name="T1"><office:annotation office:name="__Annotation__2190_408615032"><dc:creator>Martin Gühmann</dc:creator><dc:date>2023-06-26T21:41:03</dc:date><textooo:sender-initials>MG</textooo:sender-initials><text:p>This is correct! What you put in here is justwrong. Only wildtype larvae were treated with L-NAME no mutants.</text:p><text:p/><text:p>The wildtype larvae were recorded:</text:p><text:p>1. Without treadment</text:p><text:p>2. Added 0.1 L-NAME</text:p><text:p>3. Added 1.0 L-NAME</text:p><text:p/><text:p>That were the same larvae!</text:p><text:p/><text:p>Beside that the collimator can only illuminate one column.</text:p></office:annotation></text:span><text:span text:style-name="T1">0.1 mM and 1.0 mM L-NAME</text:span><text:change-end text:change-id="ct140599983457032"/><office:annotation-end office:name="__Annotation__2190_408615032"/><text:change-start text:change-id="ct140599983457224"/><text:span text:style-name="T1"> seawater solution. All larvae were 3 days old.</text:span><text:change-end text:change-id="ct140599983457224"/></text:p>
        <text:p text:style-name="P1"><text:change-start text:change-id="ct140599983457608"/><text:span text:style-name="T1">Be</text:span><text:change-end text:change-id="ct140599983457608"/><text:change-start text:change-id="ct140599985425816"/><text:span text:style-name="T1">fore the experiment</text:span><text:change-end text:change-id="ct140599985425816"/><text:change-start text:change-id="ct140599983457800"/><text:span text:style-name="T1">, </text:span><text:change-end text:change-id="ct140599983457800"/><text:span text:style-name="T1">the larvae were mixed and left in the dark for 5 min. </text:span><text:change text:change-id="ct140599983457992"/><text:span text:style-name="T1">The larvae were recorded </text:span><text:span text:style-name="T1"><office:annotation office:name="__Annotation__2203_408615032"><dc:creator>Martin Gühmann</dc:creator><dc:date>2023-06-26T22:01:08</dc:date><textooo:sender-initials>MG</textooo:sender-initials><text:p>You shown 90 seconds in the figure. I fact the larvae were recorded for the full 5 minutes, since this is just easier with time keeping.</text:p></office:annotation></text:span><text:span text:style-name="T1">for 1</text:span><text:change-start text:change-id="ct140599983458376"/><text:span text:style-name="T1">.5</text:span><text:change-end text:change-id="ct140599983458376"/><text:span text:style-name="T1"> min</text:span><office:annotation-end office:name="__Annotation__2203_408615032"/><text:span text:style-name="T1"> in the dark followed by exposure </text:span><text:change-start text:change-id="ct140599983458760"/><text:span text:style-name="T1"><office:annotation office:name="__Annotation__2209_408615032"><dc:creator>Martin Gühmann</dc:creator><dc:date>2023-06-26T22:04:40</dc:date><textooo:sender-initials>MG</textooo:sender-initials><text:p>You decided to include this in the figure as well.</text:p></office:annotation></text:span><text:span text:style-name="T1">to diffuse UV light (395 nm) from the for 2 m</text:span><text:change-end text:change-id="ct140599983458760"/><text:change-start text:change-id="ct140599983458952"/><text:span text:style-name="T1">in. Then the larvae were left for another 2 min in darkness followed by exposue</text:span><text:change-end text:change-id="ct140599983458952"/><office:annotation-end office:name="__Annotation__2209_408615032"/><text:change-start text:change-id="ct140599983457416"/><text:span text:style-name="T1"> </text:span><text:change-end text:change-id="ct140599983457416"/><text:span text:style-name="T1">to collimated cyan (480 nm) light from the top of the column for 2 min, then 2 min darkness, and finally collimated UV (395 nm) light from the top of the column for 2 min. </text:span><text:change text:change-id="ct140599983459336"/><text:span text:style-name="T1"><office:annotation office:name="__Annotation__2215_408615032"><dc:creator>Martin Gühmann</dc:creator><dc:date>2023-06-26T22:05:40</dc:date><textooo:sender-initials>MG</textooo:sender-initials><text:p>This is already said in the first paragraph of this section.</text:p></office:annotation></text:span><office:annotation-end office:name="__Annotation__2215_408615032"/><text:change text:change-id="ct140599983459144"/><text:span text:style-name="T1">Scripts are available at </text:span><text:span text:style-name="T1"><office:annotation office:name="__Annotation__2223_408615032"><dc:creator>Martin Gühmann</dc:creator><dc:date>2023-06-26T19:22:28</dc:date><textooo:sender-initials>MG</textooo:sender-initials><text:p>At the bottom it is now supposed to be <text:s/>https://github.com/JekelyLab/Joukra_et_al_NOS</text:p><text:p/><text:p>So update. </text:p><text:p><text:s/></text:p></office:annotation></text:span><text:a xlink:type="simple" xlink:href="https://github.com/JekelyLab/NOS" text:style-name="Internet_20_link" text:visited-style-name="Visited_20_Internet_20_Link">https://github.com/JekelyLab/NOS</text:a><office:annotation-end office:name="__Annotation__2223_408615032"/><text:span text:style-name="T1">.</text:span></text:p>
        <text:p text:style-name="P1"><text:span text:style-name="Strong_20_Emphasis"><text:span text:style-name="T1">Identification and Phylogenetic Analysis of NOS sequences</text:span></text:span></text:p>
        <text:p text:style-name="P1"><text:span text:style-name="T1">To identify NOS sequences, we obtained a seed database of oxygenase domains from the Pfam database (PF02898). From these sequences, we </text:span><text:change text:change-id="ct140599983458568"/><text:change-start text:change-id="ct140599983459720"/><text:span text:style-name="T1">generated</text:span><text:change-end text:change-id="ct140599983459720"/><text:span text:style-name="T1"> a Hidden Markov Model (HMM) </text:span><text:change text:change-id="ct140599983458184"/><text:change text:change-id="ct140599983459912"/><text:span text:style-name="T1"><text:s/>to mine </text:span><text:change text:change-id="ct140599983460104"/><text:span text:style-name="T1">47 metazoan, 2 choanoflagellate and 2 filasterea </text:span><text:change text:change-id="ct140599983386640"/><text:change-start text:change-id="ct140599983387216"/><text:span text:style-name="T1"><office:annotation office:name="__Annotation__2239_408615032"><dc:creator>Martin Gühmann</dc:creator><dc:date>2023-06-26T22:09:53</dc:date><textooo:sender-initials>MG</textooo:sender-initials><text:p>I don’t know actually what you mined here, but you are supposed to tell me.</text:p></office:annotation></text:span><text:span text:style-name="T1">genomes or transcriptomes</text:span><text:change-end text:change-id="ct140599983387216"/><office:annotation-end office:name="__Annotation__2239_408615032"/><text:span text:style-name="T1">.</text:span><text:change-start text:change-id="ct140599983387408"/><text:span text:style-name="T1"> </text:span><text:change-end text:change-id="ct140599983387408"/><text:change-start text:change-id="ct140599983387600"/><text:span text:style-name="T1"><office:annotation office:name="__Annotation__2250_408615032"><dc:creator>Martin Gühmann</dc:creator><dc:date>2023-06-26T22:11:13</dc:date><textooo:sender-initials>MG</textooo:sender-initials><text:p>In the last sentence it was only one HMM. And of course, it can’t be some HMM, but the one you generated. Therefore, you need a definite article!</text:p></office:annotation></text:span><text:span text:style-name="T1">The</text:span><text:change-end text:change-id="ct140599983387600"/><text:span text:style-name="T1"> HMM model</text:span><text:change text:change-id="ct140599983387984"/><text:span text:style-name="T1"> w</text:span><text:change text:change-id="ct140599983459528"/><text:change-start text:change-id="ct140599983387792"/><text:span text:style-name="T1">as</text:span><text:change-end text:change-id="ct140599983387792"/><office:annotation-end office:name="__Annotation__2250_408615032"/><text:span text:style-name="T1"> run in HMMR3 with an e-value of 1e−15. We ran CD-Hit (Fu et al., 2012) to eliminate redundant sequences (at a 80% threshold). We aligned the sequences with MAFFT version 7, with the iterative refinement met</text:span><text:soft-page-break/><text:span text:style-name="T1">hod E-INS-i. </text:span><text:change-start text:change-id="ct140599983388944"/><text:span text:style-name="T1"><office:annotation office:name="__Annotation__2262_408615032"><dc:creator>Martin Gühmann</dc:creator><dc:date>2023-06-26T22:13:02</dc:date><textooo:sender-initials>MG</textooo:sender-initials><text:p>This gives you only one alignment, and of course you can’t just use any alignment, you must use the one you made in the sentence before. So again you need a definite article.</text:p></office:annotation></text:span><text:span text:style-name="T1">The </text:span><text:change-end text:change-id="ct140599983388944"/><text:change text:change-id="ct140599983388752"/><text:change-start text:change-id="ct140599983387024"/><text:span text:style-name="T1">a</text:span><text:change-end text:change-id="ct140599983387024"/><text:span text:style-name="T1">lignment</text:span><text:change text:change-id="ct140599983389136"/><text:span text:style-name="T1"> w</text:span><text:change text:change-id="ct140599983389328"/><text:change-start text:change-id="ct140599983389520"/><text:span text:style-name="T1">as</text:span><text:change-end text:change-id="ct140599983389520"/><office:annotation-end office:name="__Annotation__2262_408615032"/><text:span text:style-name="T1"> trimmed with TrimAl in gappy-out mode (Capella-Gutierrez et al., 2009). To calculate </text:span><text:change-start text:change-id="ct140599983389904"/><text:span text:style-name="T1">a </text:span><text:change-end text:change-id="ct140599983389904"/><text:span text:style-name="T1">maximum-likelihood tree</text:span><text:change text:change-id="ct140599983390096"/><text:span text:style-name="T1">, we used IQ-tree2 with the LG+G4 model. To calculate branch support, we ran 1000 replicates with the </text:span><text:span text:style-name="T1"><office:annotation office:name="__Annotation__2271_408615032"><dc:creator>Martin Gühmann</dc:creator><dc:date>2023-06-26T22:36:48</dc:date><textooo:sender-initials>MG</textooo:sender-initials><text:p>If you use this then cite: Guindon, S.; Dufayard, J.-F.; Lefort, V.; Anisimova, M.; Hordijk, W.; Gascuel, O. New Algorithms and Methods to Estimate Maximum-Likelihood Phylogenies: Assessing the Performance of PhyML 3.0. Syst. Biol. 2010, 59, 307–321.</text:p></office:annotation></text:span><text:span text:style-name="T1">aLRT-SH-like</text:span><office:annotation-end office:name="__Annotation__2271_408615032"/><text:span text:style-name="T1"> and </text:span><text:span text:style-name="T1"><office:annotation office:name="__Annotation__2276_408615032"><dc:creator>Martin Gühmann</dc:creator><dc:date>2023-06-26T22:16:40</dc:date><textooo:sender-initials>MG</textooo:sender-initials><text:p>Really? And why don’t I see any aBayes values there? IQ-Tree2 produces aBayes values ranging from 0.0 to 1.0. You can multiply these by 100 but then you have to mention this.</text:p><text:p/><text:p>And you don’t do replicated for aBayes, only for UFBootstrap and aLRT-SH-like.</text:p></office:annotation></text:span><text:span text:style-name="T1">aBayes methods</text:span><office:annotation-end office:name="__Annotation__2276_408615032"/><text:span text:style-name="T1"> </text:span><text:span text:style-name="T1"><office:annotation office:name="__Annotation__2281_408615032"><dc:creator>Martin Gühmann</dc:creator><dc:date>2023-06-26T22:35:51</dc:date><textooo:sender-initials>MG</textooo:sender-initials><text:p>This is UFBootstrap: Minh, B.Q.; Nguyen, M.A.T.; Von Haeseler, A. Ultrafast Approximation for Phylogenetic Bootstrap. Mol. Biol. Evol. 2013, 30, 1188–1195</text:p></office:annotation></text:span><text:span text:style-name="T1">(Minh et al., 2020)</text:span><office:annotation-end office:name="__Annotation__2281_408615032"/><text:span text:style-name="T1">. The sequences used for the </text:span><text:span text:style-name="T1"><office:annotation office:name="__Annotation__2288_408615032"><dc:creator>Martin Gühmann</dc:creator><dc:date>2023-06-26T22:15:17</dc:date><textooo:sender-initials>MG</textooo:sender-initials><text:p>It’s not the first time that I tell you that this is not an analysis, you can look it up on Wikipedia what that is.</text:p></office:annotation></text:span><text:span text:style-name="T1">phylogenetic </text:span><text:change text:change-id="ct140599983389712"/><text:change-start text:change-id="ct140599983388560"/><text:span text:style-name="T1">reconstruction</text:span><text:change-end text:change-id="ct140599983388560"/><office:annotation-end office:name="__Annotation__2288_408615032"/><text:span text:style-name="T1"> are available in </text:span><text:span text:style-name="Strong_20_Emphasis"><text:span text:style-name="T1">Supplementary file 1</text:span></text:span><text:span text:style-name="T1">, the trimmed alignment is available in </text:span><text:span text:style-name="Strong_20_Emphasis"><text:span text:style-name="T1">Supplementary File 2</text:span></text:span><text:span text:style-name="T1"> and the </text:span><text:span text:style-name="T1"><office:annotation office:name="__Annotation__2299_408615032"><dc:creator>Martin Gühmann</dc:creator><dc:date>2023-06-26T22:39:06</dc:date><textooo:sender-initials>MG</textooo:sender-initials><text:p>I also require the tree file, as there is also some seed in these methods, so that I could end up with a different tree, even if I use the original alignment.</text:p></office:annotation></text:span><text:span text:style-name="T1">pre-trimmed data in </text:span><text:span text:style-name="Strong_20_Emphasis"><text:span text:style-name="T1">Supplementary file 3</text:span></text:span><text:span text:style-name="T1">.</text:span><office:annotation-end office:name="__Annotation__2299_408615032"/></text:p>
        <text:p text:style-name="P1"><text:span text:style-name="Strong_20_Emphasis"><text:span text:style-name="T1">Identification and Phylogenetic Analysis of NIT-GC sequences</text:span></text:span></text:p>
        <text:p text:style-name="P1"><text:span text:style-name="T1">To identify NIT-GCs, we obtained a seed database of adenylate and guanylate cyclase catalytic domains from the Pfam database (PF00211). From these sequences, we </text:span><text:change text:change-id="ct140599983390288"/><text:change-start text:change-id="ct140599983423704"/><text:span text:style-name="T1">genearted</text:span><text:change-end text:change-id="ct140599983423704"/><text:span text:style-name="T1"> a Hidden Markov Model (HMM) </text:span><text:change text:change-id="ct140599983390480"/><text:change text:change-id="ct140599983424088"/><text:span text:style-name="T1">to mine the 45 metazoan, 2 choanoflagellate and 2 filasterea </text:span><text:change-start text:change-id="ct140599983424472"/><text:span text:style-name="T1"><office:annotation office:name="__Annotation__2311_408615032"><dc:creator>Martin Gühmann</dc:creator><dc:date>2023-06-26T22:41:23</dc:date><textooo:sender-initials>MG</textooo:sender-initials><text:p>Whatever you used here.</text:p></office:annotation></text:span><text:span text:style-name="T1">genomes or transcriptomes</text:span><text:change-end text:change-id="ct140599983424472"/><office:annotation-end office:name="__Annotation__2311_408615032"/><text:change text:change-id="ct140599983424664"/><text:span text:style-name="T1">. </text:span><text:change-start text:change-id="ct140599983424856"/><text:span text:style-name="T7">T</text:span><text:span text:style-name="T1">he </text:span><text:change-end text:change-id="ct140599983424856"/><text:span text:style-name="T1">HMM model</text:span><text:change text:change-id="ct140599983423512"/><text:span text:style-name="T1"> w</text:span><text:change text:change-id="ct140599983425048"/><text:change-start text:change-id="ct140599983425240"/><text:span text:style-name="T1">as</text:span><text:change-end text:change-id="ct140599983425240"/><text:span text:style-name="T1"> run in HMMR3 with an e-value of 1e−15. We ran CD-Hit (Fu et al., 2012) to eliminate redundant sequences (at a 80% threshold). To identify clusters, we used sequence-similarity-based clustering in Clans (Frickey and Lupas, 2004) and the convex-clustering option with 100 jack-knife replicates. The NIT-GCs are extremely well conserved within the membrane-bound guanylate cyclases and form an easily recognizable cluster. To analy</text:span><text:change text:change-id="ct140599983425432"/><text:change-start text:change-id="ct140599983425624"/><text:span text:style-name="T1">s</text:span><text:change-end text:change-id="ct140599983425624"/><text:span text:style-name="T1">e the phylogeny of NIT-GCs, the cluster containing these GCs together with membrane-bound guanylate cyclases were parsed and used for </text:span><text:change text:change-id="ct140599983425816"/><text:span text:style-name="T1">building</text:span><text:change-start text:change-id="ct140599983426008"/><text:span text:style-name="T1"> a tree</text:span><text:change-end text:change-id="ct140599983426008"/><text:span text:style-name="T1">. We aligned the sequences with MAFFT version 7, with the iterative refinement method E-INS-i. </text:span><text:change-start text:change-id="ct140599983426200"/><text:span text:style-name="T1">The </text:span><text:change-end text:change-id="ct140599983426200"/><text:change text:change-id="ct140599983426392"/><text:change-start text:change-id="ct140599983426584"/><text:span text:style-name="T1">a</text:span><text:change-end text:change-id="ct140599983426584"/><text:span text:style-name="T1">lignment</text:span><text:change text:change-id="ct140599983426776"/><text:span text:style-name="T1"> w</text:span><text:change text:change-id="ct140599983426968"/><text:change-start text:change-id="ct140599983427160"/><text:span text:style-name="T1">as</text:span><text:change-end text:change-id="ct140599983427160"/><text:span text:style-name="T1"> trimmed with TrimAl in gappy-out mode (Capella-Gutierrez et al., 2009). To calculate</text:span><text:change-start text:change-id="ct140599983427352"/><text:span text:style-name="T1"> a</text:span><text:change-end text:change-id="ct140599983427352"/><text:span text:style-name="T1"> maximum-likelihood tree</text:span><text:change text:change-id="ct140599983411208"/><text:span text:style-name="T1">, we used IQ-tree2 with the LG+G4 model. To calculate branch support, we ran 1000 replicates with the aLRT-SH-like and </text:span><text:span text:style-name="T1"><office:annotation office:name="__Annotation__2345_408615032"><dc:creator>Martin Gühmann</dc:creator><dc:date>2023-06-26T22:44:16</dc:date><textooo:sender-initials>MG</textooo:sender-initials><text:p>Again what actually did you do here?</text:p></office:annotation></text:span><text:span text:style-name="T1">aBayes methods (Minh et al., 2020)</text:span><office:annotation-end office:name="__Annotation__2345_408615032"/><text:span text:style-name="T1">. The sequences used for the phylogenetic analysis are available in </text:span><text:span text:style-name="Strong_20_Emphasis"><text:span text:style-name="T1">Supplementary File 4</text:span></text:span><text:span text:style-name="T1">, the trimmed alignment is available in </text:span><text:span text:style-name="Strong_20_Emphasis"><text:span text:style-name="T1">Supplementary File 5</text:span></text:span><text:span text:style-name="T1"> and the pre-trimmed data in </text:span><text:span text:style-name="Strong_20_Emphasis"><text:span text:style-name="T1"><office:annotation office:name="__Annotation__2354_408615032"><dc:creator>Martin Gühmann</dc:creator><dc:date>2023-06-26T22:45:02</dc:date><textooo:sender-initials>MG</textooo:sender-initials><text:p>Again, the tree file.</text:p></office:annotation></text:span></text:span><text:span text:style-name="Strong_20_Emphasis"><text:span text:style-name="T1">Supplementary file 6</text:span></text:span><office:annotation-end office:name="__Annotation__2354_408615032"/><text:span text:style-name="T1">.</text:span></text:p>
        <text:p text:style-name="P1"><text:span text:style-name="Strong_20_Emphasis"><text:span text:style-name="T1">Single-cell analysis</text:span></text:span></text:p>
        <text:p text:style-name="P1"><text:span text:style-name="T1">We used a single-cell RNA sequencing dataset from </text:span><text:span text:style-name="Emphasis"><text:span text:style-name="T1">Platynereis</text:span></text:span><text:span text:style-name="T1"> larvae (Achim et al., 2015) that was further filtered to 107 cells (Williams et al., 2017). We normalized</text:span><text:change-start text:change-id="ct140599983411400"/><text:span text:style-name="T1"> </text:span><text:span text:style-name="T1"><office:annotation office:name="__Annotation__2365_408615032"><dc:creator>Martin Gühmann</dc:creator><dc:date>2023-06-27T19:13:44</dc:date><textooo:sender-initials>MG</textooo:sender-initials><text:p>That is something from the dataset!</text:p></office:annotation></text:span><text:span text:style-name="T1">the</text:span><text:change-end text:change-id="ct140599983411400"/><text:span text:style-name="T1"> raw read-count</text:span><office:annotation-end office:name="__Annotation__2365_408615032"/><text:span text:style-name="T1"> data to </text:span><text:span text:style-name="T1"><office:annotation office:name="__Annotation__2370_408615032"><dc:creator>Martin Gühmann</dc:creator><dc:date>2023-06-27T19:14:02</dc:date><textooo:sender-initials>MG</textooo:sender-initials><text:p>What’s TPM? The abbreviation is not defined.</text:p></office:annotation></text:span><text:span text:style-name="T1">TPM</text:span><office:annotation-end office:name="__Annotation__2370_408615032"/><text:span text:style-name="T1"> and converted to log10. To calculate % expression, we used the sum of the expression levels in the 107 cells for each gene. The total TPM of each gene between the samples was used to calculate the percentage of expressed genes. We processed the data in Python and plotted </text:span><text:change-start text:change-id="ct140599983424280"/><text:span text:style-name="T1">it </text:span><text:change-end text:change-id="ct140599983424280"/><text:span text:style-name="T1">in R. </text:span><text:change-start text:change-id="ct140599983412360"/><text:span text:style-name="T1">The </text:span><text:change-end text:change-id="ct140599983412360"/><text:change text:change-id="ct140599983411784"/><text:change-start text:change-id="ct140599983411592"/><text:span text:style-name="T1">i</text:span><text:change-end text:change-id="ct140599983411592"/><text:span text:style-name="T1">ndividual cells were identified by suits of well-characterised marker genes and spatial mapping (Achim et al., 2015). The total TPM values for each gene and the percentage of expressed genes are available in </text:span><text:span text:style-name="Strong_20_Emphasis"><text:span text:style-name="T1">Supplementary file 7</text:span></text:span><text:span text:style-name="T1">.</text:span></text:p>
        <text:p text:style-name="P1"><text:span text:style-name="Strong_20_Emphasis"><text:span text:style-name="T1">In situ HCR</text:span></text:span></text:p>
        <text:p text:style-name="P1"><text:span text:style-name="T1">Larvae were fixed and treated with Proteinase K, according to the</text:span><text:change-start text:change-id="ct140599983412168"/><text:span text:style-name="T1"> standard</text:span><text:change-end text:change-id="ct140599983412168"/><text:change text:change-id="ct140599983412744"/><text:span text:style-name="T1"> WMISH protocol (Tessmar-Ra</text:span><text:soft-page-break/><text:span text:style-name="T1">ible et al., 2005), with fixation in 4% paraformaldehyde/ PTW (PBS with 0.05% Tween20) for 2 hr at room temperature, and Proteinase K treatment in 100 µg/ml Proteinase K/ PTW for 3 min (Tessmar-Raible et al., 2005). Specifically, for the HCR protocol, samples were processed in 1.5 ml tubes. Probe hybridization buffer, probe wash buffer, amplification buffer, and fluorescent HCR hairpins </text:span><text:span text:style-name="T1"><office:annotation office:name="__Annotation__2389_408615032"><dc:creator>Martin Gühmann</dc:creator><dc:date>2023-06-28T23:17:13</dc:date><textooo:sender-initials>MG</textooo:sender-initials><text:p>Normal people just buy stuff, and there is no difference here worth the extra syllable.</text:p></office:annotation></text:span><text:span text:style-name="T1">were</text:span><text:change-start text:change-id="ct140599983412936"/><text:span text:style-name="T1"> bought</text:span><text:change-end text:change-id="ct140599983412936"/><office:annotation-end office:name="__Annotation__2389_408615032"/><text:change text:change-id="ct140599983413128"/><text:span text:style-name="T1"> from Molecular Instruments (Los Angeles, USA). </text:span><text:change-start text:change-id="ct140599983411976"/><text:span text:style-name="T1"><office:annotation office:name="__Annotation__2398_408615032"><dc:creator>Martin Gühmann</dc:creator><dc:date>2023-06-28T23:14:45</dc:date><textooo:sender-initials>MG</textooo:sender-initials><text:p>Those are defined hairpins and thus need the article, like the next hairpins.</text:p></office:annotation></text:span><text:span text:style-name="T1">The </text:span><text:change-end text:change-id="ct140599983411976"/><text:change text:change-id="ct140599983413320"/><text:change-start text:change-id="ct140599983413512"/><text:span text:style-name="T1">h</text:span><text:change-end text:change-id="ct140599983413512"/><text:span text:style-name="T1">airpins associated</text:span><office:annotation-end office:name="__Annotation__2398_408615032"/><text:span text:style-name="T1"> with the b2 initiator sequence were labeled with Alexa Fluor 647, and the hairpins associated with the b3 initiator sequence were labeled with Alexa Fluor 546. To design probes for HCR, we used custom software (Kuehn et al., 2021) to create 20 DNA oligo probe pairs specific to </text:span><text:span text:style-name="Emphasis"><text:span text:style-name="T1">P. dumerilii</text:span></text:span><text:span text:style-name="T1"> </text:span><text:span text:style-name="Emphasis"><text:span text:style-name="T1">NOS</text:span></text:span><text:span text:style-name="T1">, </text:span><text:span text:style-name="Emphasis"><text:span text:style-name="T1">NIT-GC1</text:span></text:span><text:span text:style-name="T1">, </text:span><text:span text:style-name="Emphasis"><text:span text:style-name="T1">NIT-GC2</text:span></text:span><text:span text:style-name="T1">, </text:span><text:span text:style-name="Emphasis"><text:span text:style-name="T1">RYa proneuropeptide</text:span></text:span><text:span text:style-name="T1"> (GenBank accession: JF811330.1), and </text:span><text:span text:style-name="Emphasis"><text:span text:style-name="T1">MLD/pedal peptide 2 proneuropeptide</text:span></text:span><text:span text:style-name="T1"> (GenBank accession: KF515945.1). The </text:span><text:span text:style-name="Emphasis"><text:span text:style-name="T1">NOS</text:span></text:span><text:span text:style-name="T1">, </text:span><text:span text:style-name="Emphasis"><text:span text:style-name="T1">NIT-GC1</text:span></text:span><text:span text:style-name="T1"> and </text:span><text:span text:style-name="Emphasis"><text:span text:style-name="T1">NIT-GC2</text:span></text:span><text:span text:style-name="T1"> probes were designed to be associated with the b2 initiator sequence, while the </text:span><text:span text:style-name="Emphasis"><text:span text:style-name="T1">RYa</text:span></text:span><text:span text:style-name="T1"> and </text:span><text:span text:style-name="Emphasis"><text:span text:style-name="T1">MLD/pedal peptide 2</text:span></text:span><text:span text:style-name="T1"> probes were designed to be associated with the b3 initiator sequence. For the detection stage, </text:span><text:change-start text:change-id="ct140599983414472"/><text:span text:style-name="T1"><office:annotation office:name="__Annotation__2426_408615032"><dc:creator>Martin Gühmann</dc:creator><dc:date>2023-06-28T23:21:34</dc:date><textooo:sender-initials>MG</textooo:sender-initials><text:p>The article is a must, otherwise you have in each step different samples.</text:p></office:annotation></text:span><text:span text:style-name="T1">the </text:span><text:change-end text:change-id="ct140599983414472"/><text:span text:style-name="T1">samples</text:span><office:annotation-end office:name="__Annotation__2426_408615032"/><text:span text:style-name="T1"> were pre-hybridized in 200 µl of probe hybridization buffer for 1 hr at 37°C, and then incubated in 250 µl hybridization buffer containing probe oligos (4 pmol/ml) overnight at 37°C. To remove excess probe, </text:span><text:change-start text:change-id="ct140599983414088"/><text:span text:style-name="T1">the </text:span><text:change-end text:change-id="ct140599983414088"/><text:span text:style-name="T1">samples were washed 4× with 1 ml hybridization wash buffer for 15 min at 37°C, and subsequently 2× in 1 ml 5× SSCT (5× SSC with 0.1% Tween20) for 5 min at room temperature. For the amplification stage, </text:span><text:change-start text:change-id="ct140599983415048"/><text:span text:style-name="T1">the </text:span><text:change-end text:change-id="ct140599983415048"/><text:span text:style-name="T1">samples were pre-incubated with 100 µl of amplification buffer for 30 min, room temperature, and then incubated with 150 µl amplification buffer containing fluorescently </text:span><text:change text:change-id="ct140599983412552"/><text:change-start text:change-id="ct140599983413704"/><text:span text:style-name="T8">labelled</text:span><text:change-end text:change-id="ct140599983413704"/><text:span text:style-name="T1"> hairpins (40nM concentration (2ul of 3uM stock in 150ul amplification buffer, snap-cooled as described; (Choi et al., 2018)) overnight in the dark at 25°C. To remove excess hairpins, </text:span><text:change-start text:change-id="ct140599983341776"/><text:span text:style-name="T1">the </text:span><text:change-end text:change-id="ct140599983341776"/><text:span text:style-name="T1">samples were washed in 1 ml 5× SSCT at room temperature, twice for 5 min, twice for 30 min, and once for 5 min. During the first 30 min wash, </text:span><text:change-start text:change-id="ct140599983341968"/><text:span text:style-name="T1">the </text:span><text:change-end text:change-id="ct140599983341968"/><text:span text:style-name="T1">samples were counterstained with DAPI (Cat. #40043, Biotium, USA).</text:span></text:p>
        <text:p text:style-name="P1"><text:span text:style-name="Strong_20_Emphasis"><text:span text:style-name="T1">Immunohistochemistry</text:span></text:span></text:p>
        <text:p text:style-name="P1"><text:span text:style-name="T1">Whole-mount immunostaining of </text:span><text:span text:style-name="Emphasis"><text:span text:style-name="T1">Platynereis</text:span></text:span><text:span text:style-name="T1"> larvae fixed with 4% paraformaldehyde was carried out using the primary antibodies listed in </text:span><text:change-start text:change-id="ct140599983342352"/><text:span text:style-name="T1"><office:annotation office:name="__Annotation__2447_408615032"><dc:creator>Martin Gühmann</dc:creator><dc:date>2023-06-28T23:22:41</dc:date><textooo:sender-initials>MG</textooo:sender-initials><text:p>This is not something like water or oil but a thing and thus needs an article.</text:p><text:p/><text:p>Beside that, does it really need to be in All-CAPS?</text:p></office:annotation></text:span><text:span text:style-name="T1">the </text:span><text:change-end text:change-id="ct140599983342352"/><text:span text:style-name="T1">KEY RESOURCES TABLE</text:span><office:annotation-end office:name="__Annotation__2447_408615032"/><text:span text:style-name="T1">. Immunostainings were carried out as previously described (Conzelmann and Jékely, 2012).</text:span></text:p>
        <text:p text:style-name="P1"><text:span text:style-name="Strong_20_Emphasis"><text:span text:style-name="T1">Antibody generation and purification</text:span></text:span></text:p>
        <text:p text:style-name="P1"><text:span text:style-name="T1">Antibodies were raised in rats or rabbits against synthetic peptides containing an N-term Cys residue (Altabioscience). The</text:span><text:change-start text:change-id="ct140599983342544"/><text:span text:style-name="T1">se</text:span><text:change-end text:change-id="ct140599983342544"/><text:change text:change-id="ct140599983343120"/><text:span text:style-name="T1"> peptides were used </text:span><text:change text:change-id="ct140599983342736"/><text:change-start text:change-id="ct140599983413896"/><text:span text:style-name="T1">to</text:span><text:change-end text:change-id="ct140599983413896"/><text:span text:style-name="T1"> affinity purif</text:span><text:change text:change-id="ct140599983342928"/><text:change-start text:change-id="ct140599983343504"/><text:span text:style-name="T1">y the</text:span><text:change-end text:change-id="ct140599983343504"/><text:change text:change-id="ct140599983343696"/><text:span text:style-name="T1"> </text:span><text:change text:change-id="ct140599983343888"/><text:change-start text:change-id="ct140599983344080"/><text:span text:style-name="T1">a</text:span><text:change-end text:change-id="ct140599983344080"/><text:span text:style-name="T1">ntibodies</text:span><text:change text:change-id="ct140599983344272"/><text:span text:style-name="T1"> from sera on a SulfoLink Coupling Resin (Thermo Fischer) as previously described (Conzelmann and Jékely, 2012). View a detailed protocol here: </text:span><text:a xlink:type="simple" xlink:href="https://bio-protocol.org/exchange/preprintdetail?id=2333&amp;type=3" text:style-name="Internet_20_link" text:visited-style-name="Visited_20_Internet_20_Link">https://bio-protocol.org/exchange/preprintdetail?id=2333&amp;type=3</text:a></text:p>
        <text:p text:style-name="P1"><text:span text:style-name="Strong_20_Emphasis"><text:span text:style-name="T1">Transient transgenesis</text:span></text:span></text:p>
        <text:p text:style-name="P1"><text:soft-page-break/><text:span text:style-name="T1">A 12 kb genomic region upstream of the start site of the </text:span><text:span text:style-name="Emphasis"><text:span text:style-name="T1">NOS</text:span></text:span><text:span text:style-name="T1"> gene was amplified and cloned upstream of 3xHA-Palmi-tdTomato to yield the plasmid </text:span><text:span text:style-name="Emphasis"><text:span text:style-name="T1">NOS-3xHA-Palmi-tdTomato</text:span></text:span><text:span text:style-name="T1">. </text:span><text:change-start text:change-id="ct140599983344656"/><text:span text:style-name="T1">This </text:span><text:span text:style-name="T7">construct (ca. 250 ng/ml) was injected into fertilized eggs.</text:span><text:span text:style-name="T1"> </text:span><text:change-end text:change-id="ct140599983344656"/><text:change-start text:change-id="ct140599983344464"/><text:span text:style-name="T1">Three days later, the larvae</text:span><text:change-end text:change-id="ct140599983344464"/><text:change-start text:change-id="ct140599983344848"/><text:span text:style-name="T1"> </text:span><text:change-end text:change-id="ct140599983344848"/><text:change text:change-id="ct140599983345424"/><text:change text:change-id="ct140599983345040"/><text:change-start text:change-id="ct140599983345232"/><text:span text:style-name="T1">were checked </text:span><text:change-end text:change-id="ct140599983345232"/><text:span text:style-name="T1">for reporter expression</text:span><text:change text:change-id="ct140599983370264"/><text:span text:style-name="T1"> on an AxioImager Z.1 fluorescence microscope (Carl Zeiss GmbH, Jena) and if positive</text:span><text:change-start text:change-id="ct140599983370456"/><text:span text:style-name="T1"> were</text:span><text:change-end text:change-id="ct140599983370456"/><text:span text:style-name="T1"> fixed for immunostaining. The immunostaining for the HA-tagged reporter was done as described (Verasztó et al., 2017). Stained specimens were imaged on an LSM 780 NLO or LSM 880 Airysan Confocal Microscope (Carl Zeiss GmbH, Jena).</text:span></text:p>
        <text:p text:style-name="P1"><text:span text:style-name="Strong_20_Emphasis"><text:span text:style-name="T1">Calcium imaging</text:span></text:span></text:p>
        <text:p text:style-name="P1"><text:span text:style-name="T1">For calcium imaging, </text:span><text:change-start text:change-id="ct140599983370840"/><text:span text:style-name="T1"><office:annotation office:name="__Annotation__2495_408615032"><dc:creator>Martin Gühmann</dc:creator><dc:date>2023-06-28T23:36:14</dc:date><textooo:sender-initials>MG</textooo:sender-initials><text:p>Bring this <text:s/>into chronological order. It is also shorter this way.</text:p></office:annotation></text:span><text:span text:style-name="T1">GCaMP6s mRNA </text:span><text:change-end text:change-id="ct140599983370840"/><office:annotation-end office:name="__Annotation__2495_408615032"/><text:change-start text:change-id="ct140599983342160"/><text:span text:style-name="T1">(1 mg/ml) was injected into zygotes as described previously (Randel et al., 2014). </text:span><text:change-end text:change-id="ct140599983342160"/><text:change-start text:change-id="ct140599983371032"/><text:span text:style-name="T1">At </text:span><text:change-end text:change-id="ct140599983371032"/><text:span text:style-name="T1">49-55 hours post fertilisation</text:span><text:change-start text:change-id="ct140599983371224"/><text:span text:style-name="T1">,</text:span><text:change-end text:change-id="ct140599983371224"/><text:change text:change-id="ct140599983371416"/><text:change text:change-id="ct140599983371608"/><text:change text:change-id="ct140599983371800"/><text:change-start text:change-id="ct140599983371992"/><text:span text:style-name="T1">the larvae </text:span><text:change-end text:change-id="ct140599983371992"/><text:span text:style-name="T1">were immobilised in 2.5% agarose in artificial sea water and mounted between a slide and coverslip spaced with adhesive tape.</text:span><text:change text:change-id="ct140599983372184"/><text:span text:style-name="T1"> </text:span><text:change-start text:change-id="ct140599983372376"/><text:span text:style-name="T1">The </text:span><text:change-end text:change-id="ct140599983372376"/><text:span text:style-name="T1">Larvae were imaged </text:span><text:change-start text:change-id="ct140599983372568"/><text:span text:style-name="T1">at room temp</text:span><text:change-end text:change-id="ct140599983372568"/><text:change-start text:change-id="ct140599983372760"/><text:span text:style-name="T1">erature </text:span><text:change-end text:change-id="ct140599983372760"/><text:span text:style-name="T1">on a Zeiss LSM 880 with Airyscan (with a C-Apochromat 63X/1.2 Corr - water) with a frame rate of 1.88 frame/sec and an image size of 512 x 512 pixels. The larvae were stimulated in a region of interest (a circle with 50 pixel diameter) with a 405 nm laser controlled by the </text:span><text:change text:change-id="ct140599983372952"/><text:change-start text:change-id="ct140599983373336"/><text:span text:style-name="T1"><office:annotation office:name="__Annotation__2517_408615032"><dc:creator>Martin Gühmann</dc:creator><dc:date>2023-06-28T23:29:47</dc:date><textooo:sender-initials>MG</textooo:sender-initials><text:p>That’s not a proper name</text:p></office:annotation></text:span><text:span text:style-name="T1">b</text:span><text:change-end text:change-id="ct140599983373336"/><text:span text:style-name="T1">leaching mode</text:span><office:annotation-end office:name="__Annotation__2517_408615032"/><text:span text:style-name="T1"> of the Zeiss software. The imaging laser had a similar intensity than the stimulus laser but covered an area that was 10 times larger than the stimulus ROI.</text:span></text:p>
        <text:p text:style-name="P1"><text:span text:style-name="Strong_20_Emphasis"><text:span text:style-name="T1">cGMP production assay</text:span></text:span></text:p>
        <text:p text:style-name="P1"><text:span text:style-name="T1">To measure cGMP production in a cell culture assay we used the Green cGull reporter (Matsuda et al., 2016). </text:span><text:change-start text:change-id="ct140599983373528"/><text:span text:style-name="T1">The </text:span><text:change-end text:change-id="ct140599983373528"/><text:change text:change-id="ct140599983373720"/><text:change-start text:change-id="ct140599983370648"/><text:span text:style-name="T1">f</text:span><text:change-end text:change-id="ct140599983370648"/><text:span text:style-name="T1">ull-length </text:span><text:span text:style-name="Emphasis"><text:span text:style-name="T1">NIT-GC1</text:span></text:span><text:span text:style-name="T1"> and </text:span><text:span text:style-name="Emphasis"><text:span text:style-name="T1">NIT-GC2</text:span></text:span><text:span text:style-name="T1"> coding sequences were amplified by PCR from a </text:span><text:span text:style-name="Emphasis"><text:span text:style-name="T1">Platynereis dumerilii</text:span></text:span><text:span text:style-name="T1"> cDNA library and cloned into the pcDNA3.1(+) vector with the T2A self-cleaving sequence. For the assay, COS-7 cells (Angio-proteomie, CAT no. cAP-0203) with a low endogenous level of soluble guanylate cyclase activity were used. </text:span><text:change-start text:change-id="ct140599983374104"/><text:span text:style-name="T1"><office:annotation office:name="__Annotation__2537_408615032"><dc:creator>Martin Gühmann</dc:creator><dc:date>2023-06-28T23:39:25</dc:date><textooo:sender-initials>MG</textooo:sender-initials><text:p>You don’t use other cells. This is implied if the article is missing.</text:p></office:annotation></text:span><text:span text:style-name="T1">The </text:span><text:change-end text:change-id="ct140599983374104"/><text:change text:change-id="ct140599983373912"/><text:change-start text:change-id="ct140599983243272"/><text:span text:style-name="T1">c</text:span><text:change-end text:change-id="ct140599983243272"/><text:span text:style-name="T1">ells</text:span><office:annotation-end office:name="__Annotation__2537_408615032"/><text:span text:style-name="T1"> were maintained at 37 °C in 35 mm dishes (Nunc™ Glass Bottom Dishes) containing 3 ml of DMEM, high glucose glutamax medium (Thermo; Cat. No. 10566016) supplemented with 10% fetal bovine serum (Thermo; Cat. No. 10082147). Upon reaching approximately 85% confluency, </text:span><text:change-start text:change-id="ct140599983243656"/><text:span text:style-name="T1">the </text:span><text:change-end text:change-id="ct140599983243656"/><text:span text:style-name="T1">cells were transfected with the pcDNA3.1(+)-Green-cGull-T2A-NITGC1 plasmid. Transfections were carried out with 150 ng of each plasmid and 0.3 μl of Lipofectamine 3000 Reagent (invitrogen; Cat. No. L3000001). Two days</text:span><text:change text:change-id="ct140599983243848"/><text:change-start text:change-id="ct140599983373144"/><text:span text:style-name="T1"> later</text:span><text:change-end text:change-id="ct140599983373144"/><text:span text:style-name="T1">, the culture medium was substituted</text:span><text:change-start text:change-id="ct140599983244040"/><text:span text:style-name="T1"> with</text:span><text:change-end text:change-id="ct140599983244040"/><text:change text:change-id="ct140599983244232"/><text:span text:style-name="T1"> fresh DMEM-medium. For single-wavelength imaging experiments, </text:span><text:change-start text:change-id="ct140599983244424"/><text:span text:style-name="T1">the </text:span><text:change-end text:change-id="ct140599983244424"/><text:span text:style-name="T1">cells in 35-mm dishes were washed twice and imaged in modified Ringer’s buffer (140 mM NaCl, 3.5 mM KCl, 0.5 mM NaH</text:span><text:span text:style-name="T9">2</text:span><text:span text:style-name="T1">PO</text:span><text:span text:style-name="T9">4</text:span><text:span text:style-name="T1"> , 0.5 mM S-3 MgSO</text:span><text:span text:style-name="T9">4</text:span><text:span text:style-name="T1">, 1.5 mM CaCl</text:span><text:span text:style-name="T9">2</text:span><text:span text:style-name="T1"> , 10 mM HEPES, 2 mM NaHCO</text:span><text:span text:style-name="T9">3</text:span><text:span text:style-name="T1"> and 5 mM glucose). </text:span><text:change-start text:change-id="ct140599983244616"/><text:span text:style-name="T1">The </text:span><text:change-end text:change-id="ct140599983244616"/><text:change text:change-id="ct140599983244808"/><text:change-start text:change-id="ct140599983245000"/><text:span text:style-name="T1">d</text:span><text:change-end text:change-id="ct140599983245000"/><text:span text:style-name="T1">ishes were mounted on a stage heated to 37 °C and</text:span><text:change text:change-id="ct140599983245192"/><text:change-start text:change-id="ct140599983245384"/><text:span text:style-name="T1"> were imaged</text:span><text:change-end text:change-id="ct140599983245384"/><text:span text:style-name="T1"> on an inverted confocal microscope (LSM880, Carl </text:span><text:soft-page-break/><text:span text:style-name="T1">Zeiss GmbH, Jena) equipped with an oil-immersion objective lens (UApo/340, 40x, NA = 0.17). The exposure time of the EM-CCD camera was controlled by the ZEN software (Carl Zeiss GmbH, Jena). </text:span><text:change-start text:change-id="ct140599983245576"/><text:span text:style-name="T1">The </text:span><text:change-end text:change-id="ct140599983245576"/><text:change text:change-id="ct140599983245768"/><text:change-start text:change-id="ct140599983245960"/><text:span text:style-name="T1">i</text:span><text:change-end text:change-id="ct140599983245960"/><text:span text:style-name="T1">mages were acquired every 15 s for 10 min and stimulation was initiated 2 min after starting image acquisition.</text:span><text:change text:change-id="ct140599983246152"/><text:change-start text:change-id="ct140599983246344"/><text:span text:style-name="T1">The </text:span><text:change-end text:change-id="ct140599983246344"/><text:span text:style-name="T1">data </text:span><text:change-start text:change-id="ct140599983246536"/><text:span text:style-name="T1">was analysed </text:span><text:change-end text:change-id="ct140599983246536"/><text:change text:change-id="ct140599983246728"/><text:span text:style-name="T1">with ImageJ (National Institutes of Health, Bethesda, MD, USA). As NO donor, we used S-Nitroso-N-acetyl-D, L-penicillamine (SNAP, Sigma-Aldrich, St. Louis, MO, USA).</text:span></text:p>
      </text:section>
      <text:section text:style-name="Sect1" text:name="Section6">
        <text:list xml:id="list2055774545" text:continue-numbering="true" text:style-name="Outline">
          <text:list-item>
            <text:h text:style-name="P22" text:outline-level="2"><text:span text:style-name="T1">Mathematical modelling</text:span></text:h>
          </text:list-item>
        </text:list>
      </text:section>
      <text:section text:style-name="Sect1" text:name="Section7">
        <text:list xml:id="list191986478" text:continue-numbering="true" text:style-name="Outline">
          <text:list-item>
            <text:h text:style-name="P23" text:outline-level="3"><text:span text:style-name="T1">Wild type model</text:span></text:h>
          </text:list-item>
        </text:list>
        <text:p text:style-name="P1"><text:span text:style-name="T1">The mathematical model for the wild type data comprises six dynamical equations:</text:span></text:p>
        <text:p text:style-name="P1"><text:span text:style-name="T1">\[\begin{align*} \frac{d C_P(t)}{dt} &amp;= 1 - \delta^{C_P} C_P(t) + K_{UV}^{C_P} UV(t) C_O(t) + K_{G}^{C_P} G(t) , \\ \frac{dC_O(t)}{dt} &amp;= 1 - \delta^{C_O} C_O(t) - K_{UV}^{C_O} UV(t) C_O(t), \\ \frac{dG(t)}{dt} &amp;= 1 - \delta^{G} G(t) + K_{GC2}^G \left(1 - UV(t)\right) G(t) + K_{GC1}^G N(t) , \\ \frac{dS(t)}{dt} &amp;= UV(t) - \frac{S(t)}{\tau_S}, \\ \frac{dC_N(t)}{dt} &amp;= 1 - \delta^{C_N} C_N(t) + K_{S}^{C_N} S(t), \\ \frac{dN(t)}{dt} &amp;= 1 - \delta^{N} N(t) + K_{C_N}^{N} C_N(t), \\ \frac{dC_R(t)}{dt} &amp;= 1 - \delta^{C_R} C_R(t) - K_{S}^{C_R} S(t) + K_{C_P}^{C_R} C_P(t) - K_{C_N}^{C_R} C_N(t) C_R(t), \\ UV(t) &amp;= \begin{cases} a, &amp; t_{UV\: start} \leq t \leq t_{UV\: end}\\ 0, &amp; \text{otherwise} \end{cases} . \end{align*}\]</text:span></text:p>
        <text:p text:style-name="P1"><text:span text:style-name="T1">The \(C_P(t)\) equation describes the dynamics of the Ca</text:span><text:span text:style-name="T5">2+</text:span><text:span text:style-name="T1"> concentration in the cPRC cells. The \(K_{UV}^{C_P} UV(t) C_O(t)\) term captures the Ca</text:span><text:span text:style-name="T5">2+</text:span><text:span text:style-name="T1"> increase due to c-opsin1 activity induced by UV stimulation, while the \(K_{G}^{C_P} G(t)\) term captures dependence of the Ca</text:span><text:span text:style-name="T5">2+</text:span><text:span text:style-name="T1"> dynamics on cGMP. The \(C_O(t)\) equation is added to capture the decrease of the Ca</text:span><text:span text:style-name="T5">2+</text:span><text:span text:style-name="T1"> levels observed during the UV stimulation; the mechanism of this decrease is unknown. It could, for example, be related to the opening of the GIRK channels. The \(G(t)\) equation describes the dynamics of cGMP in the cPRC cells. The \(K_{GC1}^G N(t)\) term describes the NO-dependent increase in cGMP by NIT-GC1, while the \(K_{GC2}^G \left(1 - UV(t)\right) G(t)\) term captures the cGMP decrease mediated by NIT-GC2 during UV stimulation. The \(S(t)\) describes synaptic coupling from the cPRC cells, which is assumed to act in an excitatory fashion on INNOS cells and an inhibitory fashion on INRGW cells. This coupling is assumed to be suppressed in NIT-GC2 morphants. The \(C_N(t)\) equation describes the Ca</text:span><text:span text:style-name="T5">2+</text:span><text:span text:style-name="T1"> dynamics in the INNOS cells. The \(K_{S}^{C_N} S(t)\) term describes the Ca</text:span><text:span text:style-name="T5">2+</text:span><text:span text:style-name="T1"> increase due to the synaptic signal \(S(t)\). The \(N(t)\) variable represents NO produced and secreted by the INNOS cells. The \(K_{C_N}^{N} C_N(t)\) term describes the Ca</text:span><text:span text:style-name="T5">2+</text:span><text:span text:style-name="T1">-dependent NO production within the INNOS cells. The \(C_R(t)\) equation describes the dynamics of Ca</text:span><text:span text:style-name="T5">2+</text:span><text:span text:style-name="T1"> in the INRGW cells, which depends on the </text:span><text:soft-page-break/><text:span text:style-name="T1">other equations in a feed-forward manner. The \(K_{S}^{C_R} S(t)\) and \(K_{C_N}^{C_R} C_N(t) C_R(t)\) terms describe the decrease in Ca</text:span><text:span text:style-name="T5">2+</text:span><text:span text:style-name="T1"> with respect to the synaptic signal \(S(t)\) and the Ca</text:span><text:span text:style-name="T5">2+</text:span><text:span text:style-name="T1"> levels in the INNOS cells, respectively. The \(K_{C_P}^{C_R} C_P(t)\) term describes the increase in Ca</text:span><text:span text:style-name="T5">2+</text:span><text:span text:style-name="T1"> levels in the INRGW cells due to increases in the Ca</text:span><text:span text:style-name="T5">2+</text:span><text:span text:style-name="T1"> levels in the cPRC cells. Note that all sources of Ca</text:span><text:span text:style-name="T5">2+</text:span><text:span text:style-name="T1"> variation in the INRGW cells are phenomenological in nature. All variables have a constant (unit) production term and a linear decay rate set by the parameter \(\delta_X\) where \(X \in \{ C_P, C_O, G, S, C_N, C_R\}\). Finally, the UV stimulation is described by a square pulse with amplitude \(a\) and duration \(t_{UV end} - t_{UV \: start}\).</text:span></text:p>
      </text:section>
      <text:section text:style-name="Sect1" text:name="Section8">
        <text:list xml:id="list824709975" text:continue-numbering="true" text:style-name="Outline">
          <text:list-item>
            <text:h text:style-name="P23" text:outline-level="3"><text:span text:style-name="T1">NOS-knockout model</text:span></text:h>
          </text:list-item>
        </text:list>
        <text:p text:style-name="P1"><text:span text:style-name="T1">The NOS-knockout model is derived from the WT model by eliminating the \(N(t)\) variable, which represents the NO produced by the INNOS cells in a NOS-dependent manner, and terms that depend on it. This gives the system \[\begin{align*} \frac{C_P(t)}{dt} &amp;= 1 - \delta^{C_P} C_P(t) + K_{UV}^{C_P} UV(t) C_O(t) + K_{G}^{C_P} G(t) , \\ \frac{C_O(t)}{dt} &amp;= 1 - \delta^{C_O} C_O(t) - K_{UV}^{C_O} UV(t) C_O(t), \\ \frac{G(t)}{dt} &amp;= 1 - \delta^{G} G(t)+ \left(1 - UV(t)\right)K_{GC2}^G G(t), \\ \frac{S(t)}{dt} &amp;= UV(t) - \frac{S(t)}{\tau_S}, \\ \frac{C_N(t)}{dt} &amp;= 1 - \delta^{C_N} C_N(t) + K_{S}^{C_N} S(t), \\ \frac{C_R(t)}{dt} &amp;= 1 - \delta^{C_R} C_R(t) - K_{S}^{C_R} S(t) + K_{C_P}^{C_R} C_P(t) - K_{C_N}^{C_R} C_N(t) C_R(t), \\ UV(t) &amp;= \begin{cases} a, &amp; t_{UV\: start} \leq t \leq t_{UV\: end}\\ 0, &amp; \text{otherwise} \end{cases} . \end{align*}\]</text:span></text:p>
        <text:p text:style-name="P1"><text:span text:style-name="T1">We remark that the above system of equations can be used to also describe the NIT-GC1 morpholino condition (Fig. 4M).</text:span></text:p>
      </text:section>
      <text:section text:style-name="Sect1" text:name="Section9">
        <text:list xml:id="list695966210" text:continue-numbering="true" text:style-name="Outline">
          <text:list-item>
            <text:h text:style-name="P23" text:outline-level="3"><text:span text:style-name="T1">NIT-GC2 morpholino model</text:span></text:h>
          </text:list-item>
        </text:list>
        <text:p text:style-name="P1"><text:span text:style-name="T1">The NIT-GC2 morpholino model is a further restriction of the WT model:</text:span></text:p>
        <text:p text:style-name="P1"><text:span text:style-name="T1">\[\begin{align*} \frac{C_P(t)}{dt} &amp;= 1 - \delta^{C_p} C_P(t) + K_{UV}^{C_P} UV(t) C_O(t) , \\ \frac{C_O(t)}{dt} &amp;= 1 - \delta^{C_O} C_O(t) - K_{UV}^{C_O} UV(t) C_O(t), \\ \frac{C_R(t)}{dt} &amp;= 1 - \delta^{C_R} C_R(t) + K_{C_P}^{C_R} C_P(t), \\ UV(t) &amp;= \begin{cases} a, &amp; t_{UV\: start} \leq t \leq t_{UV\: end}\\ 0, &amp; \text{otherwise} \end{cases} . \end{align*}\]</text:span></text:p>
        <text:p text:style-name="P1"><text:span text:style-name="T1">This reduced model eliminates the \(G(t)\), \(S(t)\), \(C_N(t)\) and \(N(t)\) variables and hence includes only c-opsin1 activity in the cPRC cells and the feedforward coupling to INRGW cells. The synaptic signal \(S(t)\) and all terms depending on it are removed due to the assumed dependence on NIT-GC2. When the \(S(t)\) input is disregarded, the activity of the INNOS cells (\(C_N(t)\) and \(N(t)\) variables) can be represented by a constant steady state whose values can be subsequently be absorbed into </text:span><text:change text:change-id="ct140599983255952"/><text:change-start text:change-id="ct140599983256336"/><text:span text:style-name="T7">all the</text:span><text:change-end text:change-id="ct140599983256336"/><text:span text:style-name="T1"> terms depending on these variables. Hence</text:span><text:change-start text:change-id="ct140599983256528"/><text:span text:style-name="T1">,</text:span><text:change-end text:change-id="ct140599983256528"/><text:span text:style-name="T1"> these variabl</text:span><text:soft-page-break/><text:span text:style-name="T1">es are eliminated in the reduced model. Since the \(K_{GC2}^G \left(1 - UV(t)\right) G(t)\) term depends directly on NIT-GC2 and when \(N(t)\) is ignored the \(K_{GC1}^G N(t)\) term disappears, the \(G(t)\) variable can be eliminated, which consequently simplifies the \(C_P(t)\) equation. The only remaining term in \(C_R(t)\) equation, \(K_{C_P}^{C_R} C_P(t)\), describes feedforward coupling between the cPRC and INRGW cells.</text:span></text:p>
      </text:section>
      <text:section text:style-name="Sect1" text:name="Section10">
        <text:list xml:id="list2028694876" text:continue-numbering="true" text:style-name="Outline">
          <text:list-item>
            <text:h text:style-name="P23" text:outline-level="3"><text:span text:style-name="T1">Parameter fitting (genetic algorithm)</text:span></text:h>
          </text:list-item>
        </text:list>
        <text:p text:style-name="P1"><text:span text:style-name="T1">To find sets of model parameters that reproduce recordings from the Ca</text:span><text:span text:style-name="T5">2+</text:span><text:span text:style-name="T1"> imaging experiments, we </text:span><text:change-start text:change-id="ct140599983256912"/><text:span text:style-name="T1">define </text:span><text:change-end text:change-id="ct140599983256912"/><text:change text:change-id="ct140599983257104"/><text:span text:style-name="T1">an optimisation problem to minimise the discrepancy between the modelled Ca</text:span><text:span text:style-name="T5">2+</text:span><text:span text:style-name="T1"> trajectories and the experimental data. To obtain the modelled Ca</text:span><text:span text:style-name="T5">2+</text:span><text:span text:style-name="T1"> trajectories, we </text:span><text:span text:style-name="T1"><office:annotation office:name="__Annotation__2687_408615032"><dc:creator>Martin Gühmann</dc:creator><dc:date>2023-06-29T22:37:46</dc:date><textooo:sender-initials>MG</textooo:sender-initials><text:p>What do you mean? You can’t simulate a model. You can use a model to simulate the neuronal responses, the calcium activity or whatever and then vary the parameters, to see what fits actually better to the observed data.</text:p></office:annotation></text:span><text:span text:style-name="T1">simulated the model</text:span><office:annotation-end office:name="__Annotation__2687_408615032"/><text:span text:style-name="T1"> using the Matlab built-in solvers to find the steady state in the absence of UV stimulation, and then use the explicit integration algorithm to simulate the model </text:span><text:change-start text:change-id="ct140599983257680"/><text:span text:style-name="T1"><office:annotation office:name="__Annotation__2693_408615032"><dc:creator>Martin Gühmann</dc:creator><dc:date>2023-06-29T22:36:45</dc:date><textooo:sender-initials>MG</textooo:sender-initials><text:p>Normal people say “with”, “using” is just pompous</text:p></office:annotation></text:span><text:span text:style-name="T1">with </text:span><text:change-end text:change-id="ct140599983257680"/><text:change text:change-id="ct140599983257296"/><office:annotation-end office:name="__Annotation__2693_408615032"/><text:span text:style-name="T1">the computed steady state as the initial condition.</text:span></text:p>
        <text:p text:style-name="P1"><text:span text:style-name="T1">We quantify the difference between the model output and the data </text:span><text:change-start text:change-id="ct140599983257872"/><text:span text:style-name="T1">with </text:span><text:change-end text:change-id="ct140599983257872"/><text:change text:change-id="ct140599983258064"/><text:span text:style-name="T1">a vector-valued objective function. The first component of this function measures this difference during the UV stimulation, whilst the second component measures the difference from the end of the stimulation until the end of the recording. We thus define a vector-valued objective function,</text:span><text:span text:style-name="T1"><office:annotation office:name="__Annotation__2702_408615032"><dc:creator>Martin Gühmann</dc:creator><dc:date>2023-06-27T21:20:33</dc:date><textooo:sender-initials>MG</textooo:sender-initials><text:p>What the heck with all the escaping here. For sure that does not belong into the preprint.</text:p></office:annotation></text:span><text:span text:style-name="T1"> \(\mathbf{D} \</text:span><office:annotation-end office:name="__Annotation__2702_408615032"/><text:span text:style-name="T1">in \mathbb{R}^2_{\geq 0}\), as: \[\begin{equation*} \mathbf{D}\left({C}_X^{data},{C}_X^{model}\right)=\left(D_{k_{UV\: start}}^{k_{UV\: end}}\left({C}_X^{data},{C}_X^{model}\right),D_{k_{UV\: end }+1}^{k_{end}}\left({C}_X^{data},{C}_X^{model}\right) \right), \end{equation*}\] with</text:span></text:p>
        <text:p text:style-name="P1"><text:span text:style-name="T1">\[\begin{equation*} D_{k_1}^{k_2}\left({C}_X^{data}(t),{C}_X^{model}(t)\right)=\sqrt{\sum_{i=k_1}^{k_2}\left({C}_{X}^{data}(t_i)-{C}_{X}^{model}(t_i)\right)^2} , \end{equation*}\] where the timepoints \(t_i = i \Delta t\) are equispaced with \(\Delta = 0.5s\) and where \(t_{k_{UV\: start}} = t_{UV \: start}\) (and similar for the other time points). Here \({C}_X^{data}\) denotes normalised experimental data and \({C}_X^{model}\) denotes normalised simulated Ca</text:span><text:span text:style-name="T5">2+</text:span><text:span text:style-name="T1"> trajectory with \(X \in \{ P, N, R\}\) indicating cell type. Simulated </text:span><text:span text:style-name="T1"><office:annotation office:name="__Annotation__2712_408615032"><dc:creator>Martin Gühmann</dc:creator><dc:date>2023-06-29T22:40:27</dc:date><textooo:sender-initials>MG</textooo:sender-initials><text:p>What do you mean? Calcium responses signals, neuronal activity?</text:p></office:annotation></text:span><text:span text:style-name="T1">Ca</text:span><text:span text:style-name="T5">2+</text:span><text:span text:style-name="T1"> trajectories</text:span><office:annotation-end office:name="__Annotation__2712_408615032"/><text:span text:style-name="T1">, \({C}_X^{model}\), are normalised in the same way as the experimental data, i.e., we divide values uniformly by their value at \(t_{k_{UV\: start}-1}\), a time point immediately prior to the start of the UV stimulation. Simulations are sampled with the same sampling rate as the data. (Recall that \(t_{UV\: start}\) is the time of the start of UV stimulation, \(t_{UV\: end}\) is the time of the end of UV stimulation, and \(t_{end}\) is the last time sample.)</text:span></text:p>
        <text:p text:style-name="P1"><text:span text:style-name="T1">To solve the optimisation problem with the above objective function, we </text:span><text:change-start text:change-id="ct140599985500360"/><text:span text:style-name="T1"><office:annotation office:name="__Annotation__2719_408615032"><dc:creator>Martin Gühmann</dc:creator><dc:date>2023-06-29T22:41:33</dc:date><textooo:sender-initials>MG</textooo:sender-initials><text:p>Don’t claim that you actually hired that method.</text:p></office:annotation></text:span><text:span text:style-name="T1">use </text:span><text:change-end text:change-id="ct140599985500360"/><text:change text:change-id="ct140599983258640"/><office:annotation-end office:name="__Annotation__2719_408615032"/><text:span text:style-name="T1">a global optimisation method known as a genetic algorithm (GA). GAs are a class of iterative, gradient-free algorithms inspired by processes of natural selection including breeding and mutation</text:span><text:change text:change-id="ct140599983259216"/><text:span text:style-name="T1"><office:annotation office:name="__Annotation__2725_408615032"><dc:creator>Martin Gühmann</dc:creator><dc:date>2023-06-29T22:42:26</dc:date><textooo:sender-initials>MG</textooo:sender-initials><text:p>The “including” already implies this, so no need to say this.</text:p></office:annotation></text:span><text:span text:style-name="T1">.</text:span><office:annotation-end office:name="__Annotation__2725_408615032"/><text:span text:style-name="T1"> In reference to natural selection, sets of candidate solutions in GAs are referred to as `populations’. As our algorithm of choice, we use the Matlab implementation of a genetic algorithm for multiobjective optimisatio</text:span><text:soft-page-break/><text:span text:style-name="T1">n</text:span><text:change text:change-id="ct140599983259024"/><text:span text:style-name="T1">. The algorithm uses a controlled, elitist genetic algorithm (a variant of NSGA-II ). We use the default settings for most </text:span><text:span text:style-name="T1"><office:annotation office:name="__Annotation__2732_408615032"><dc:creator>Martin Gühmann</dc:creator><dc:date>2023-06-29T22:43:37</dc:date><textooo:sender-initials>MG</textooo:sender-initials><text:p>And what are the exceptions and why hyperparameters instead of just parameters?</text:p></office:annotation></text:span><text:span text:style-name="T1">hyperparameters of the algorithm.</text:span><office:annotation-end office:name="__Annotation__2732_408615032"/></text:p>
        <text:p text:style-name="P1"><text:span text:style-name="T1">Here we outline the main steps of the implementation of the GA. The first step is to generate a set of random model parameter sets, known as the initial population. Next, we score the fitness of each parameter set in the population according to the objective function. </text:span><text:change text:change-id="ct140599983258448"/><text:change-start text:change-id="ct140599983258832"/><text:span text:style-name="T1">With </text:span><text:change-end text:change-id="ct140599983258832"/><text:span text:style-name="T1">these scores, the algorithm employs a binary tournament selection function to select ‘parents’ for the next population. A population of children (i.e., new parameter sets) is generated by ‘breeding’ randomly chosen pairs of parents (exchanging subsets of parameter values between them). Parameter values in these children can also be changed by ‘mutations’, which perturb </text:span><text:change text:change-id="ct140599983257488"/><text:change-start text:change-id="ct140599983136792"/><text:span text:style-name="T1"><office:annotation office:name="__Annotation__2742_408615032"><dc:creator>Martin Gühmann</dc:creator><dc:date>2023-06-29T22:45:19</dc:date><textooo:sender-initials>MG</textooo:sender-initials><text:p>The definite article is the standard way to say that in English.</text:p></office:annotation></text:span><text:span text:style-name="T1">the </text:span><text:change-end text:change-id="ct140599983136792"/><office:annotation-end office:name="__Annotation__2742_408615032"/><text:span text:style-name="T1">values randomly by a small amount. Breeding and mutation introduce a level of randomness to the optimisation process that allows </text:span><text:change-start text:change-id="ct140599983137368"/><text:span text:style-name="T1">exploring </text:span><text:change-end text:change-id="ct140599983137368"/><text:change text:change-id="ct140599983137560"/><text:span text:style-name="T1">the objective function (fitting) landscape. The stochastic nature of GAs helps them to avoid local minima that can plague gradient-descent-based optimisation methods.</text:span></text:p>
        <text:p text:style-name="P1"><text:change text:change-id="ct140599983258256"/><text:change-start text:change-id="ct140599983137752"/><text:span text:style-name="T1"><text:s/>Then,</text:span><text:change-end text:change-id="ct140599983137752"/><text:span text:style-name="T1"> the algorithm scores the parameter sets in the children population using the values of the objective function.</text:span><text:change-start text:change-id="ct140599983137944"/><text:span text:style-name="T1"> </text:span><text:span text:style-name="T1"><office:annotation office:name="__Annotation__2758_408615032"><dc:creator>Martin Gühmann</dc:creator><dc:date>2023-06-29T22:47:22</dc:date><textooo:sender-initials>MG</textooo:sender-initials><text:p>That are not some scores but the scores we get from the action in the last sentence.</text:p></office:annotation></text:span><text:span text:style-name="T1">The</text:span><text:change-end text:change-id="ct140599983137944"/><text:span text:style-name="T1"> </text:span><text:change text:change-id="ct140599983138328"/><text:change-start text:change-id="ct140599983138136"/><text:span text:style-name="T1">s</text:span><text:change-end text:change-id="ct140599983138136"/><text:span text:style-name="T1">cores</text:span><office:annotation-end office:name="__Annotation__2758_408615032"/><text:span text:style-name="T1"> from the parent and child populations are combined. A subset of the size of the initial population is then selected as a new parent population based on the scores and the</text:span><text:change text:change-id="ct140599983138712"/><text:span text:style-name="T1"> distance to other parameter sets in terms of a sum of element-wise differences between values of the objective function (used to ensure diversity of the parent population). This iterative process is repeated until </text:span><text:change-start text:change-id="ct140599983139288"/><text:span text:style-name="T1">the </text:span><text:change-end text:change-id="ct140599983139288"/><text:change text:change-id="ct140599983138904"/><text:span text:style-name="T1">convergence criteria are met, indicating that the GA has found a set of model parameters that best reproduce the data under consideration.</text:span></text:p>
        <text:p text:style-name="P1"><text:span text:style-name="T1">The algorithm returns a set of model parameter values on a Pareto front</text:span><text:change text:change-id="ct140599983259408"/><text:span text:style-name="T1">. The coordinates of points on the front are the values of the components of the objective function \(\mathbf{D}\). Points on the Pareto front are nondominated, meaning that they are closest to 0 for at least one of the two components. To identify a single optimal solution, we select the parameter set along the Pareto front whose objective function value is the smallest with respect to the Euclidean norm.</text:span></text:p>
        <text:p text:style-name="P1"><text:span text:style-name="T1">Below we </text:span><text:change-start text:change-id="ct140599983139096"/><text:span text:style-name="T1"><office:annotation office:name="__Annotation__2773_408615032"><dc:creator>Martin Gühmann</dc:creator><dc:date>2023-06-29T22:33:59</dc:date><textooo:sender-initials>MG</textooo:sender-initials><text:p>Go for the simpler the shorter word.</text:p></office:annotation></text:span><text:span text:style-name="T1">give </text:span><text:change-end text:change-id="ct140599983139096"/><text:change text:change-id="ct140599983140056"/><office:annotation-end office:name="__Annotation__2773_408615032"/><text:span text:style-name="T1">a summary of the steps of our optimisation pipeline for fitting the experimental recordings from the cPRC cells.</text:span></text:p>
        <text:list xml:id="list2176243924245473353" text:style-name="WWNum2">
          <text:list-item>
            <text:p text:style-name="P13"><text:span text:style-name="T1">When fitting to the cPRC data using WT or NIT-GC2 morpholino models, we eliminate the \(C_R(t)\) variable since it does not have any </text:span><text:span text:style-name="T1"><office:annotation office:name="__Annotation__2781_408615032"><dc:creator>Martin Gühmann</dc:creator><dc:date>2023-06-29T22:54:13</dc:date><textooo:sender-initials>MG</textooo:sender-initials><text:p>Not sure this is meant, but the original is also confusing.</text:p></office:annotation></text:span><text:span text:style-name="T1">feedback </text:span><text:change-start text:change-id="ct140599983140440"/><text:span text:style-name="T1">on </text:span><text:change-end text:change-id="ct140599983140440"/><text:span text:style-name="T1">coupling</text:span><office:annotation-end office:name="__Annotation__2781_408615032"/><text:span text:style-name="T1"> with the \(C_P(t)\) equation and does not affect its dynamics. When fitting to the cPRC data using the NOS-knockout model, we also eliminate the \(S(t)\), \(C_N(t)\) and \(C_R(t)\) variables since these do not have any effect on the \(C_P(t)\).</text:span><text:change text:change-id="ct140599983138520"/></text:p>
          </text:list-item>
          <text:list-item>
            <text:p text:style-name="P13"><text:span text:style-name="T1">Set the size of the initial population to 1,000. This value provides a compromise in terms of the coverage of the parameter space and run-time of the GA.</text:span><text:change text:change-id="ct140599983140632"/></text:p>
          </text:list-item>
          <text:list-item>
            <text:p text:style-name="P13"><text:soft-page-break/><text:span text:style-name="T1">Set bounds of random distributions of parameters. We draw all the initial parameter values from uniform distributions over the unit interval ([0,1]). For WT condition, we fit 13 parameters, for NOS-knockout, we fit 7 parameters and for NIT-GC2 morpholino, we fit 4 parameters.</text:span><text:change text:change-id="ct140599983139864"/></text:p>
          </text:list-item>
          <text:list-item>
            <text:p text:style-name="P13"><text:span text:style-name="T1">Evaluate the objective function on the initial population.</text:span><text:change text:change-id="ct140599983165448"/></text:p>
          </text:list-item>
          <text:list-item>
            <text:p text:style-name="P13"><text:span text:style-name="T1">Run the algorithm.</text:span><text:change text:change-id="ct140599983165640"/></text:p>
          </text:list-item>
          <text:list-item>
            <text:p text:style-name="P13"><text:span text:style-name="T1">Repeat steps 1 to 4 with bounds of parameters extended to [0,5] and using the Pareto front returned in step 4 as a part of the initial population. This step was added after observing that, although good fits to most datasets are achieved with parameter values in the interval [0,1], fits to some datasets can be improved by extending the admissible parameter range.</text:span><text:change text:change-id="ct140599983165832"/></text:p>
          </text:list-item>
          <text:list-item>
            <text:p text:style-name="P16"><text:span text:style-name="T1">Use the Euclidean norm to find the set of model parameters that best fits the data.</text:span><text:change text:change-id="ct140599983166024"/></text:p>
          </text:list-item>
        </text:list>
        <text:p text:style-name="P1"><text:span text:style-name="T1">Since INNOS cells in the NOS-knockout condition and INRGW cells in all conditions are coupled in a feedforward manner and do not affect the ‘up-stream’ dynamics, we run a separate optimisation to fit data from these cells. This minimises the number of parameters that are being fitted simultaneously and ensures that the objective function is as simple as possible (using only recordings from a cell type that is being fitted). First, we fix the parameters that were found by fitting the model to the cPRC data. Next, we run the optimisation in the same way as in the case of the cPRC data but only for the parameters that pertain to dynamics that is strictly</text:span><text:change-start text:change-id="ct140599983166600"/><text:span text:style-name="T1"> </text:span><text:change-end text:change-id="ct140599983166600"/><text:span text:style-name="T1"><office:annotation office:name="__Annotation__2801_408615032"><dc:creator>Martin Gühmann</dc:creator><dc:date>2023-06-27T21:19:26</dc:date><textooo:sender-initials>MG</textooo:sender-initials><text:p>Why is this in quotation marks.</text:p></office:annotation></text:span><text:span text:style-name="T1">`downstream’</text:span><office:annotation-end office:name="__Annotation__2801_408615032"/><text:span text:style-name="T1"> of cPRC dynamics.</text:span></text:p>
        <text:p text:style-name="P1"><text:span text:style-name="T1">Fixing a subset of parameters allows us to ensure that model parameters inferred from recordings of one cell type stay relevant when fitting the model to the data from other cells. This means that the fitted model is extended to include other cell types, rather than being completely reparamatrised for each cell type. This is particularly important since, for technical reasons, we do not have simultaneous recordings from multiple cell types.</text:span></text:p>
        <text:p text:style-name="P1"><text:span text:style-name="T1">We note that in the WT condition, model parameters of the INNOS cells are fitted without using any INNOS recordings. Since the NO production feeds back to the cPRC cells, their parameters are fitted to reproduce the recordings from the cPRC cells. Furthermore, in the NIT-GC2 morpholino condition, we do not fit the INNOS data since we assumed that the feedforward coupling between the cPRC cells and INNOS cell depends on NIT-GC2 activity (that is, we assume that the Ca</text:span><text:span text:style-name="T5">2+</text:span><text:span text:style-name="T1"> levels in INNOS cells are constant in this condition).</text:span></text:p>
        <text:p text:style-name="P1"><text:span text:style-name="T1">All the simulated curves presented in Fig. 6B are the averages of the curves fitted to individual experimental recordings/datasets.</text:span></text:p>
      </text:section>
      <text:section text:style-name="Sect1" text:name="Section11">
        <text:list xml:id="list1434255577" text:continue-list="list2028694876" text:style-name="Outline">
          <text:list-item>
            <text:h text:style-name="P23" text:outline-level="3"><text:span text:style-name="T1"><office:annotation office:name="__Annotation__2811_408615032"><dc:creator>Martin Gühmann</dc:creator><dc:date>2023-06-29T22:29:42</dc:date><textooo:sender-initials>MG</textooo:sender-initials><text:p>This reads like a results section, and is actually also one.</text:p><text:p/><text:p>You me reframe it as how you have found the proper settings.</text:p><text:p/><text:p>In all this is a bit puzzling.</text:p></office:annotation></text:span><text:span text:style-name="T1">Predictions from a range of stimulation protocols</text:span><office:annotation-end office:name="__Annotation__2811_408615032"/></text:h>
          </text:list-item>
        </text:list>
        <text:p text:style-name="P1"><text:span text:style-name="T1">To explore possible effects of varying the intensity and duration of the UV stimulation on </text:span><text:soft-page-break/><text:span text:style-name="T1">experimentally observed delayed activation in the cPRC cells, we </text:span><text:change-start text:change-id="ct140599983167176"/><text:span text:style-name="T1"><office:annotation office:name="__Annotation__2817_408615032"><dc:creator>Martin Gühmann</dc:creator><dc:date>2023-06-29T22:26:46</dc:date><textooo:sender-initials>MG</textooo:sender-initials><text:p>You perform on a stage.</text:p></office:annotation></text:span><text:span text:style-name="T1">used </text:span><text:change-end text:change-id="ct140599983167176"/><text:change text:change-id="ct140599983166984"/><office:annotation-end office:name="__Annotation__2817_408615032"/><text:span text:style-name="T1">a series of simulations in which we systematically varied amplitude (\(a \in [0.1,1]\)) and width (\(t_{UV\: end} \in [0.1,51]\)) of the \(UV(t)\) variable in the WT model. To quantify the effects of the stimulation, we measure the area under the peak of the delayed activation \(AUP\) in the \(C_P(t)\) variable. To compute the \(AUP\):</text:span></text:p>
        <text:list xml:id="list2134497741826126323" text:style-name="WWNum3">
          <text:list-item>
            <text:p text:style-name="P14"><text:span text:style-name="T1">We find an inflection point that occurs after the start (\(t_{UV\: start}\)) of the UV stimulation. To this end, we identify the first time point \(t_{AUP\: start}&gt;t_{UV\: start}\) for which \(d^2C_P(t)/dt^2=0\) and \(d^2C_P(t_{k_{AUP\: start}}-1)/dt^2&lt;d^2C_P(t_{k_{AUP\: start}})/dt^2&lt;d^2C_P(t_{k_{AUP\: start}}+1)/dt^2\). We assume that the inflection is caused by the input from the INNOS cells.</text:span><text:change text:change-id="ct140599983167368"/></text:p>
          </text:list-item>
          <text:list-item>
            <text:p text:style-name="P14"><text:span text:style-name="T1">We then compute the \(AUP\) as an integral over \(C_P(t)\) starting at the inflection point and ending 125 seconds later: $AUP=</text:span><text:span text:style-name="Emphasis"><text:span text:style-name="T1">{t</text:span></text:span><text:span text:style-name="T1">{start}}^{t_{end}} C_P(t) dt $. To compute this, we use numerical integration via the trapezoidal method as implemented in Matlab function</text:span><text:change text:change-id="ct140599983167560"/><text:span text:style-name="T1">. We remark that the baseline value of the \(AUP\) for a Ca</text:span><text:span text:style-name="T5">2+</text:span><text:span text:style-name="T1"> profile of constant, unit value is 125.</text:span><text:change text:change-id="ct140599983140248"/></text:p>
          </text:list-item>
          <text:list-item>
            <text:p text:style-name="P14"><text:span text:style-name="T1">To capture possible variability between different cells/organisms, we compute the \(AUP\) using 47 model parameter sets fitted to individual WT cPRC experimental recordings. We remove outliers, defined as being any simulated trajectories for which \(C_P(t)\), after normalisation, exits the interval [0.25, 4] at any time. This \(C_P(t)\) range was decided of the basis of values observed in various experiments in the lab.</text:span><text:change text:change-id="ct140599983167752"/></text:p>
          </text:list-item>
          <text:list-item>
            <text:p text:style-name="P17"><text:span text:style-name="T1">For analysis, we use the median value of the \(AUP\) at each combination of amplitude and duration.</text:span><text:change text:change-id="ct140599983167944"/></text:p>
          </text:list-item>
        </text:list>
        <text:p text:style-name="P1"><text:span text:style-name="T1">Figure 6 shows how the results of the simulations of the WT model depend</text:span><text:change-start text:change-id="ct140599983168136"/><text:span text:style-name="T1">ent</text:span><text:change-end text:change-id="ct140599983168136"/><text:span text:style-name="T1"> on the amplitude and duration of UV stimulation, as captured by the median values of \(AUP\). Delayed activation occurs only for UV stimulation of sufficient amplitude and duration. Specifically, we observe sudden increase in AUP for UV pulse amplitude \(a&gt;0.5\) and a linear dependence of AUP on the pulse duration.</text:span></text:p>
      </text:section>
      <text:section text:style-name="Sect1" text:name="Section12">
        <text:list xml:id="list1340447369" text:continue-list="list1434255577" text:style-name="Outline">
          <text:list-item>
            <text:h text:style-name="P22" text:outline-level="2"><text:span text:style-name="T1">Data analysis and figure preparation</text:span></text:h>
          </text:list-item>
        </text:list>
        <text:p text:style-name="P1"><text:change-start text:change-id="ct140599983168520"/><text:span text:style-name="T1"><office:annotation office:name="__Annotation__2851_408615032"><dc:creator>Martin Gühmann</dc:creator><dc:date>2023-06-28T23:48:14</dc:date><textooo:sender-initials>MG</textooo:sender-initials><text:p>It is the data from this paper.</text:p></office:annotation></text:span><text:span text:style-name="T1">The </text:span><text:change-end text:change-id="ct140599983168520"/><text:change text:change-id="ct140599983168328"/><text:change-start text:change-id="ct140599983168904"/><text:span text:style-name="T1">d</text:span><text:change-end text:change-id="ct140599983168904"/><text:span text:style-name="T1">ata</text:span><office:annotation-end office:name="__Annotation__2851_408615032"/><text:span text:style-name="T1"> were analysed in ImageJ and R. All figures were assembled in R with the cowplot and patchwork packages. All scripts are available at </text:span><text:a xlink:type="simple" xlink:href="https://github.com/JekelyLab/Joukra_et_al_NOS" text:style-name="Internet_20_link" text:visited-style-name="Visited_20_Internet_20_Link">https://github.com/JekelyLab/Joukra_et_al_NOS</text:a><text:span text:style-name="T1"> </text:span><text:span text:style-name="T1"><office:annotation office:name="__Annotation__2862_408615032"><dc:creator>Martin Gühmann</dc:creator><dc:date>2023-06-29T22:30:51</dc:date><textooo:sender-initials>MG</textooo:sender-initials><text:p>That looks unfinished.</text:p></office:annotation></text:span><text:span text:style-name="T1">(commit</text:span><text:change text:change-id="ct140599983169288"/><text:span text:style-name="T1">).</text:span><office:annotation-end office:name="__Annotation__2862_408615032"/></text:p>
      </text:section>
      <text:section text:style-name="Sect1" text:name="Section13">
        <text:list xml:id="list1626570450" text:continue-numbering="true" text:style-name="Outline">
          <text:list-item>
            <text:h text:style-name="P22" text:outline-level="2"><text:span text:style-name="T1">Acknowledgements</text:span></text:h>
          </text:list-item>
        </text:list>
        <text:p text:style-name="P1"><text:span text:style-name="T1">This work was funded by the Wellcome Trust (214337/Z/18/Z). This project has received funding from the European Research Council (ERC) under the European Union’s Horizon 2020 </text:span><text:soft-page-break/><text:span text:style-name="T1">research and innovation programme (grant agreement No 101020792). KJ has been supported by a JSPS Overseas Research Fellowship, LAYG by a BBSRC Discovery fellowship (BB/W010305/1), PS by a Wellcome Trust Institutional Strategic Support Award (204909/Z/16/Z), and KCAW by the EPSRC Hub for Quantitive Modelling in Healthcare (EP/T017856/1).</text:span></text:p>
      </text:section>
      <text:section text:style-name="Sect1" text:name="Section14">
        <text:list xml:id="list2125563773" text:continue-numbering="true" text:style-name="Outline">
          <text:list-item>
            <text:h text:style-name="P22" text:outline-level="2"><text:span text:style-name="T1">References</text:span></text:h>
          </text:list-item>
        </text:list>
      </text:section>
      <text:section text:style-name="Sect1" text:name="Section15">
        <text:p text:style-name="P9"/>
      </text:section>
      <text:section text:style-name="Sect1" text:name="Section16">
        <text:p text:style-name="P7"><text:span text:style-name="T1">Achim K, Pettit J-B, Saraiva LR, Gavriouchkina D, Larsson T, Arendt D, Marioni JC. 2015. High-throughput spatial mapping of single-cell RNA-seq data to tissue of origin. </text:span><text:span text:style-name="Emphasis"><text:span text:style-name="T1">Nature Biotechnology</text:span></text:span><text:span text:style-name="T1"> </text:span><text:span text:style-name="Strong_20_Emphasis"><text:span text:style-name="T1">33</text:span></text:span><text:span text:style-name="T1">:503–509. doi:</text:span><text:a xlink:type="simple" xlink:href="https://doi.org/10.1038/nbt.3209" text:style-name="Internet_20_link" text:visited-style-name="Visited_20_Internet_20_Link">10.1038/nbt.3209</text:a><text:span text:style-name="T1"> </text:span></text:p>
      </text:section>
      <text:section text:style-name="Sect1" text:name="Section17">
        <text:p text:style-name="P7"><text:span text:style-name="T1">Arendt D, Tessmar-Raible K, Snyman H, Dorresteijn AW, Wittbrodt J. 2004. Ciliary Photoreceptors with a Vertebrate-Type Opsin in an Invertebrate Brain. </text:span><text:span text:style-name="Emphasis"><text:span text:style-name="T1">Science</text:span></text:span><text:span text:style-name="T1"> </text:span><text:span text:style-name="Strong_20_Emphasis"><text:span text:style-name="T1">306</text:span></text:span><text:span text:style-name="T1">:869–871. doi:</text:span><text:a xlink:type="simple" xlink:href="https://doi.org/10.1126/science.1099955" text:style-name="Internet_20_link" text:visited-style-name="Visited_20_Internet_20_Link">10.1126/science.1099955</text:a><text:span text:style-name="T1"> </text:span></text:p>
      </text:section>
      <text:section text:style-name="Sect1" text:name="Section18">
        <text:p text:style-name="P7"><text:span text:style-name="T1">Aso Y, Ray RP, Long X, Bushey D, Cichewicz K, Ngo T-T, Sharp B, Christoforou C, Hu A, Lemire AL, Tillberg P, Hirsh J, Litwin-Kumar A, Rubin GM. 2019. Nitric oxide acts as a cotransmitter in a subset of dopaminergic neurons to diversify memory dynamics. </text:span><text:span text:style-name="Emphasis"><text:span text:style-name="T1">eLife</text:span></text:span><text:span text:style-name="T1"> </text:span><text:span text:style-name="Strong_20_Emphasis"><text:span text:style-name="T1">8</text:span></text:span><text:span text:style-name="T1">. doi:</text:span><text:a xlink:type="simple" xlink:href="https://doi.org/10.7554/elife.49257" text:style-name="Internet_20_link" text:visited-style-name="Visited_20_Internet_20_Link">10.7554/elife.49257</text:a><text:span text:style-name="T1"> </text:span></text:p>
      </text:section>
      <text:section text:style-name="Sect1" text:name="Section19">
        <text:p text:style-name="P7"><text:span text:style-name="T1">Bargmann CI, Marder E. 2013. From the connectome to brain function. </text:span><text:span text:style-name="Emphasis"><text:span text:style-name="T1">Nature Methods</text:span></text:span><text:span text:style-name="T1"> </text:span><text:span text:style-name="Strong_20_Emphasis"><text:span text:style-name="T1">10</text:span></text:span><text:span text:style-name="T1">:483–490. doi:</text:span><text:a xlink:type="simple" xlink:href="https://doi.org/10.1038/nmeth.2451" text:style-name="Internet_20_link" text:visited-style-name="Visited_20_Internet_20_Link">10.1038/nmeth.2451</text:a><text:span text:style-name="T1"> </text:span></text:p>
      </text:section>
      <text:section text:style-name="Sect1" text:name="Section20">
        <text:p text:style-name="P7"><text:span text:style-name="T1">Bezares-Calderón LA, Berger J, Jékely G. 2019. Diversity of cilia-based mechanosensory systems and their functions in marine animal behaviour. </text:span><text:span text:style-name="Emphasis"><text:span text:style-name="T1">Philosophical Transactions of the Royal Society B: Biological Sciences</text:span></text:span><text:span text:style-name="T1"> </text:span><text:span text:style-name="Strong_20_Emphasis"><text:span text:style-name="T1">375</text:span></text:span><text:span text:style-name="T1">:20190376. doi:</text:span><text:a xlink:type="simple" xlink:href="https://doi.org/10.1098/rstb.2019.0376" text:style-name="Internet_20_link" text:visited-style-name="Visited_20_Internet_20_Link">10.1098/rstb.2019.0376</text:a><text:span text:style-name="T1"> </text:span></text:p>
      </text:section>
      <text:section text:style-name="Sect1" text:name="Section21">
        <text:p text:style-name="P7"><text:span text:style-name="T1">Bezares-Calderón LA, Shahidi R, Jékely G. 2023. </text:span><text:a xlink:type="simple" xlink:href="http://dx.doi.org/10.1101/2023.02.28.530398" text:style-name="Internet_20_link" text:visited-style-name="Visited_20_Internet_20_Link">A ciliary photoreceptor-cell circuit mediates pressure response in marine zooplankton</text:a><text:span text:style-name="T1">. </text:span></text:p>
      </text:section>
      <text:section text:style-name="Sect1" text:name="Section22">
        <text:p text:style-name="P7"><text:span text:style-name="T1">Bishop CD, Brandhorst BP. 2007. Development of nitric oxide synthase-defined neurons in the sea urchin larval ciliary band and evidence for a chemosensory function during metamorphosis. </text:span><text:span text:style-name="Emphasis"><text:span text:style-name="T1">Developmental Dynamics</text:span></text:span><text:span text:style-name="T1"> </text:span><text:span text:style-name="Strong_20_Emphasis"><text:span text:style-name="T1">236</text:span></text:span><text:span text:style-name="T1">:1535–1546. doi:</text:span><text:a xlink:type="simple" xlink:href="https://doi.org/10.1002/dvdy.21161" text:style-name="Internet_20_link" text:visited-style-name="Visited_20_Internet_20_Link">10.1002/dvdy.21161</text:a><text:span text:style-name="T1"> </text:span></text:p>
      </text:section>
      <text:section text:style-name="Sect1" text:name="Section23">
        <text:p text:style-name="P7"><text:span text:style-name="T1">Bray SR, Wyss LS, Chai C, Lozada ME, Wang B. 2023. </text:span><text:a xlink:type="simple" xlink:href="http://dx.doi.org/10.1101/2023.01.20.523817" text:style-name="Internet_20_link" text:visited-style-name="Visited_20_Internet_20_Link">Adaptive robustness through incoherent signaling mechanisms in a regenerative brain</text:a><text:span text:style-name="T1">. </text:span></text:p>
      </text:section>
      <text:section text:style-name="Sect1" text:name="Section24">
        <text:p text:style-name="P7"><text:span text:style-name="T1">Bredt DS, Hwang PM, Snyder SH. 1990. Localization of nitric oxide synthase indicating a neural role for nitric oxide. </text:span><text:span text:style-name="Emphasis"><text:span text:style-name="T1">Nature</text:span></text:span><text:span text:style-name="T1"> </text:span><text:span text:style-name="Strong_20_Emphasis"><text:span text:style-name="T1">347</text:span></text:span><text:span text:style-name="T1">:768–770. doi:</text:span><text:a xlink:type="simple" xlink:href="https://doi.org/10.1038/347768a0" text:style-name="Internet_20_link" text:visited-style-name="Visited_20_Internet_20_Link">10.1038/347768a0</text:a><text:span text:style-name="T1"> </text:span></text:p>
      </text:section>
      <text:section text:style-name="Sect1" text:name="Section25">
        <text:p text:style-name="P7"><text:span text:style-name="T1">Burette A, Zabel U, Weinberg RJ, Schmidt HHHW, Valtschanoff JG. 2002. Synaptic Localization of Nitric Oxide Synthase and Soluble Guanylyl Cyclase in the Hippocampus. </text:span><text:span text:style-name="Emphasis"><text:span text:style-name="T1">The Journal of Neuroscience</text:span></text:span><text:span text:style-name="T1"> </text:span><text:span text:style-name="Strong_20_Emphasis"><text:span text:style-name="T1">22</text:span></text:span><text:span text:style-name="T1">:8961–8970. doi:</text:span><text:a xlink:type="simple" xlink:href="https://doi.org/10.1523/jneurosci.22-20-08961.2002" text:style-name="Internet_20_link" text:visited-style-name="Visited_20_Internet_20_Link">10.1523/jneurosci.22-20-08961.2002</text:a><text:span text:style-name="T1"> </text:span></text:p>
      </text:section>
      <text:section text:style-name="Sect1" text:name="Section26">
        <text:p text:style-name="P7"><text:span text:style-name="T1">Camargo A, Llamas A, Schnell RA, Higuera JoseJ́, Gonzaĺez-Ballester D, Lefebvre PA, Fernańdez E, Galvań A. 2007. Nitrate Signaling by the Regulatory Gene</text:span><text:span text:style-name="Emphasis"><text:span text:style-name="T1">NIT2</text:span></text:span><text:span text:style-name="T1">in</text:span><text:span text:style-name="Emphasis"><text:span text:style-name="T1">Chlamydomonas</text:span></text:span><text:span text:style-name="T1">. </text:span><text:span text:style-name="Emphasis"><text:span text:style-name="T1">The Plant Cell</text:span></text:span><text:span text:style-name="T1"> </text:span><text:span text:style-name="Strong_20_Emphasis"><text:span text:style-name="T1">19</text:span></text:span><text:span text:style-name="T1">:3491–3503. doi:</text:span><text:a xlink:type="simple" xlink:href="https://doi.org/10.1105/tpc.106.045922" text:style-name="Internet_20_link" text:visited-style-name="Visited_20_Internet_20_Link">10.1105/tpc.106.045922</text:a><text:span text:style-name="T1"> </text:span></text:p>
      </text:section>
      <text:section text:style-name="Sect1" text:name="Section27">
        <text:p text:style-name="P7"><text:soft-page-break/><text:span text:style-name="T1">Capella-Gutierrez S, Silla-Martinez JM, Gabaldon T. 2009. trimAl: a tool for automated alignment trimming in large-scale phylogenetic analyses. </text:span><text:span text:style-name="Emphasis"><text:span text:style-name="T1">Bioinformatics</text:span></text:span><text:span text:style-name="T1"> </text:span><text:span text:style-name="Strong_20_Emphasis"><text:span text:style-name="T1">25</text:span></text:span><text:span text:style-name="T1">:1972–1973. doi:</text:span><text:a xlink:type="simple" xlink:href="https://doi.org/10.1093/bioinformatics/btp348" text:style-name="Internet_20_link" text:visited-style-name="Visited_20_Internet_20_Link">10.1093/bioinformatics/btp348</text:a><text:span text:style-name="T1"> </text:span></text:p>
      </text:section>
      <text:section text:style-name="Sect1" text:name="Section28">
        <text:p text:style-name="P7"><text:span text:style-name="T1">Choi HMT, Schwarzkopf M, Fornace ME, Acharya A, Artavanis G, Stegmaier J, Cunha A, Pierce NA. 2018. Third-generation </text:span><text:span text:style-name="Emphasis"><text:span text:style-name="T1">in situ</text:span></text:span><text:span text:style-name="T1"> hybridization chain reaction: multiplexed, quantitative, sensitive, versatile, robust. </text:span><text:span text:style-name="Emphasis"><text:span text:style-name="T1">Development</text:span></text:span><text:span text:style-name="T1"> </text:span><text:span text:style-name="Strong_20_Emphasis"><text:span text:style-name="T1">145</text:span></text:span><text:span text:style-name="T1">. doi:</text:span><text:a xlink:type="simple" xlink:href="https://doi.org/10.1242/dev.165753" text:style-name="Internet_20_link" text:visited-style-name="Visited_20_Internet_20_Link">10.1242/dev.165753</text:a><text:span text:style-name="T1"> </text:span></text:p>
      </text:section>
      <text:section text:style-name="Sect1" text:name="Section29">
        <text:p text:style-name="P7"><text:span text:style-name="T1">Conzelmann M, Jékely G. 2012. Antibodies against conserved amidated neuropeptide epitopes enrich the comparative neurobiology toolbox. </text:span><text:span text:style-name="Emphasis"><text:span text:style-name="T1">EvoDevo</text:span></text:span><text:span text:style-name="T1"> </text:span><text:span text:style-name="Strong_20_Emphasis"><text:span text:style-name="T1">3</text:span></text:span><text:span text:style-name="T1">:23. doi:</text:span><text:a xlink:type="simple" xlink:href="https://doi.org/10.1186/2041-9139-3-23" text:style-name="Internet_20_link" text:visited-style-name="Visited_20_Internet_20_Link">10.1186/2041-9139-3-23</text:a><text:span text:style-name="T1"> </text:span></text:p>
      </text:section>
      <text:section text:style-name="Sect1" text:name="Section30">
        <text:p text:style-name="P7"><text:span text:style-name="T1">Conzelmann M, Offenburger S-L, Asadulina A, Keller T, Münch TA, Jékely G. 2011. Neuropeptides regulate swimming depth of </text:span><text:span text:style-name="Emphasis"><text:span text:style-name="T1">Platynereis</text:span></text:span><text:span text:style-name="T1"> larvae. </text:span><text:span text:style-name="Emphasis"><text:span text:style-name="T1">Proceedings of the National Academy of Sciences</text:span></text:span><text:span text:style-name="T1"> </text:span><text:span text:style-name="Strong_20_Emphasis"><text:span text:style-name="T1">108</text:span></text:span><text:span text:style-name="T1">. doi:</text:span><text:a xlink:type="simple" xlink:href="https://doi.org/10.1073/pnas.1109085108" text:style-name="Internet_20_link" text:visited-style-name="Visited_20_Internet_20_Link">10.1073/pnas.1109085108</text:a><text:span text:style-name="T1"> </text:span></text:p>
      </text:section>
      <text:section text:style-name="Sect1" text:name="Section31">
        <text:p text:style-name="P7"><text:span text:style-name="T1">Conzelmann M, Williams EA, Krug K, Franz-Wachtel M, Macek B, Jékely G. 2013. The neuropeptide complement of the marine annelid Platynereis dumerilii. </text:span><text:span text:style-name="Emphasis"><text:span text:style-name="T1">BMC Genomics</text:span></text:span><text:span text:style-name="T1"> </text:span><text:span text:style-name="Strong_20_Emphasis"><text:span text:style-name="T1">14</text:span></text:span><text:span text:style-name="T1">:906. doi:</text:span><text:a xlink:type="simple" xlink:href="https://doi.org/10.1186/1471-2164-14-906" text:style-name="Internet_20_link" text:visited-style-name="Visited_20_Internet_20_Link">10.1186/1471-2164-14-906</text:a><text:span text:style-name="T1"> </text:span></text:p>
      </text:section>
      <text:section text:style-name="Sect1" text:name="Section32">
        <text:p text:style-name="P7"><text:span text:style-name="T1">Cudeiro J, Rivadulla C. 1999. Sight and insight on the physiological role of nitric oxide in the visual system. </text:span><text:span text:style-name="Emphasis"><text:span text:style-name="T1">Trends in Neurosciences</text:span></text:span><text:span text:style-name="T1"> </text:span><text:span text:style-name="Strong_20_Emphasis"><text:span text:style-name="T1">22</text:span></text:span><text:span text:style-name="T1">:109–116. doi:</text:span><text:a xlink:type="simple" xlink:href="https://doi.org/10.1016/s0166-2236(98)01299-5" text:style-name="Internet_20_link" text:visited-style-name="Visited_20_Internet_20_Link">10.1016/s0166-2236(98)01299-5</text:a><text:span text:style-name="T1"> </text:span></text:p>
      </text:section>
      <text:section text:style-name="Sect1" text:name="Section33">
        <text:p text:style-name="P7"><text:span text:style-name="T1">Frickey T, Lupas A. 2004. CLANS: a Java application for visualizing protein families based on pairwise similarity. </text:span><text:span text:style-name="Emphasis"><text:span text:style-name="T1">Bioinformatics</text:span></text:span><text:span text:style-name="T1"> </text:span><text:span text:style-name="Strong_20_Emphasis"><text:span text:style-name="T1">20</text:span></text:span><text:span text:style-name="T1">:3702–3704. doi:</text:span><text:a xlink:type="simple" xlink:href="https://doi.org/10.1093/bioinformatics/bth444" text:style-name="Internet_20_link" text:visited-style-name="Visited_20_Internet_20_Link">10.1093/bioinformatics/bth444</text:a><text:span text:style-name="T1"> </text:span></text:p>
      </text:section>
      <text:section text:style-name="Sect1" text:name="Section34">
        <text:p text:style-name="P7"><text:span text:style-name="T1">Fu L, Niu B, Zhu Z, Wu S, Li W. 2012. CD-HIT: accelerated for clustering the next-generation sequencing data. </text:span><text:span text:style-name="Emphasis"><text:span text:style-name="T1">Bioinformatics</text:span></text:span><text:span text:style-name="T1"> </text:span><text:span text:style-name="Strong_20_Emphasis"><text:span text:style-name="T1">28</text:span></text:span><text:span text:style-name="T1">:3150–3152. doi:</text:span><text:a xlink:type="simple" xlink:href="https://doi.org/10.1093/bioinformatics/bts565" text:style-name="Internet_20_link" text:visited-style-name="Visited_20_Internet_20_Link">10.1093/bioinformatics/bts565</text:a><text:span text:style-name="T1"> </text:span></text:p>
      </text:section>
      <text:section text:style-name="Sect1" text:name="Section35">
        <text:p text:style-name="P7"><text:span text:style-name="T1">Garthwaite J. 2015. From synaptically localized to volume transmission by nitric oxide. </text:span><text:span text:style-name="Emphasis"><text:span text:style-name="T1">The Journal of Physiology</text:span></text:span><text:span text:style-name="T1"> </text:span><text:span text:style-name="Strong_20_Emphasis"><text:span text:style-name="T1">594</text:span></text:span><text:span text:style-name="T1">:9–18. doi:</text:span><text:a xlink:type="simple" xlink:href="https://doi.org/10.1113/jp270297" text:style-name="Internet_20_link" text:visited-style-name="Visited_20_Internet_20_Link">10.1113/jp270297</text:a><text:span text:style-name="T1"> </text:span></text:p>
      </text:section>
      <text:section text:style-name="Sect1" text:name="Section36">
        <text:p text:style-name="P7"><text:span text:style-name="T1">Gibbs SM, Truman JW. 1998. Nitric Oxide and Cyclic GMP Regulate Retinal Patterning in the Optic Lobe of Drosophila. </text:span><text:span text:style-name="Emphasis"><text:span text:style-name="T1">Neuron</text:span></text:span><text:span text:style-name="T1"> </text:span><text:span text:style-name="Strong_20_Emphasis"><text:span text:style-name="T1">20</text:span></text:span><text:span text:style-name="T1">:83–93. doi:</text:span><text:a xlink:type="simple" xlink:href="https://doi.org/10.1016/s0896-6273(00)80436-5" text:style-name="Internet_20_link" text:visited-style-name="Visited_20_Internet_20_Link">10.1016/s0896-6273(00)80436-5</text:a><text:span text:style-name="T1"> </text:span></text:p>
      </text:section>
      <text:section text:style-name="Sect1" text:name="Section37">
        <text:p text:style-name="P7"><text:span text:style-name="T1">Hölscher C. 1997. Nitric oxide, the enigmatic neuronal messenger: its role in synaptic plasticity. </text:span><text:span text:style-name="Emphasis"><text:span text:style-name="T1">Trends in Neurosciences</text:span></text:span><text:span text:style-name="T1"> </text:span><text:span text:style-name="Strong_20_Emphasis"><text:span text:style-name="T1">20</text:span></text:span><text:span text:style-name="T1">:298–303. doi:</text:span><text:a xlink:type="simple" xlink:href="https://doi.org/10.1016/s0166-2236(97)01065-5" text:style-name="Internet_20_link" text:visited-style-name="Visited_20_Internet_20_Link">10.1016/s0166-2236(97)01065-5</text:a><text:span text:style-name="T1"> </text:span></text:p>
      </text:section>
      <text:section text:style-name="Sect1" text:name="Section38">
        <text:p text:style-name="P7"><text:span text:style-name="T1">Imambocus BN, Zhou F, Formozov A, Wittich A, Tenedini FM, Hu C, Sauter K, Macarenhas Varela E, Herédia F, Casimiro AP, Macedo A, Schlegel P, Yang C-H, Miguel-Aliaga I, Wiegert JS, Pankratz MJ, Gontijo AM, Cardona A, Soba P. 2022. A neuropeptidergic circuit gates selective escape behavior of Drosophila larvae. </text:span><text:span text:style-name="Emphasis"><text:span text:style-name="T1">Current Biology</text:span></text:span><text:span text:style-name="T1"> </text:span><text:span text:style-name="Strong_20_Emphasis"><text:span text:style-name="T1">32</text:span></text:span><text:span text:style-name="T1">:149–163.e8. doi:</text:span><text:a xlink:type="simple" xlink:href="https://doi.org/10.1016/j.cub.2021.10.069" text:style-name="Internet_20_link" text:visited-style-name="Visited_20_Internet_20_Link">10.1016/j.cub.2021.10.069</text:a><text:span text:style-name="T1"> </text:span></text:p>
      </text:section>
      <text:section text:style-name="Sect1" text:name="Section39">
        <text:p text:style-name="P7"><text:span text:style-name="T1">Jacoby J, Nath A, Jessen ZF, Schwartz GW. 2018. A Self-Regulating Gap Junction Network of Amacrine Cells Controls Nitric Oxide Release in the Retina. </text:span><text:span text:style-name="Emphasis"><text:span text:style-name="T1">Neuron</text:span></text:span><text:span text:style-name="T1"> </text:span><text:span text:style-name="Strong_20_Emphasis"><text:span text:style-name="T1">100</text:span></text:span><text:span text:style-name="T1">:1149–1162.e5. doi:</text:span><text:a xlink:type="simple" xlink:href="https://doi.org/10.1016/j.neuron.2018.09.047" text:style-name="Internet_20_link" text:visited-style-name="Visited_20_Internet_20_Link">10.1016/j.neuron.2018.09.047</text:a><text:span text:style-name="T1"> </text:span></text:p>
      </text:section>
      <text:section text:style-name="Sect1" text:name="Section40">
        <text:p text:style-name="P7"><text:span text:style-name="T1">Kane EA, Gershow M, Afonso B, Larderet I, Klein M, Carter AR, Bivort BL de, Sprecher SG, Samuel ADT. 2013. Sensorimotor structure of </text:span><text:span text:style-name="Emphasis"><text:span text:style-name="T1">Drosophila</text:span></text:span><text:span text:style-name="T1"> larva phototaxis. </text:span><text:span text:style-name="Emphasis"><text:span text:style-name="T1">Proceedings of the National Academy of Sciences</text:span></text:span><text:span text:style-name="T1"> </text:span><text:span text:style-name="Strong_20_Emphasis"><text:span text:style-name="T1">110</text:span></text:span><text:span text:style-name="T1">. doi:</text:span><text:a xlink:type="simple" xlink:href="https://doi.org/10.1073/pnas.1215295110" text:style-name="Internet_20_link" text:visited-style-name="Visited_20_Internet_20_Link">10.1073/pnas.1215295110</text:a><text:span text:style-name="T1"> </text:span></text:p>
      </text:section>
      <text:section text:style-name="Sect1" text:name="Section41">
        <text:p text:style-name="P7"><text:span text:style-name="T1">Kuehn E, Clausen DS, Null RW, Metzger BM, Willis AD, Özpolat BD. 2021. Segment number </text:span><text:soft-page-break/><text:span text:style-name="T1">threshold determines juvenile onset of germline cluster expansion in </text:span><text:span text:style-name="Emphasis"><text:span text:style-name="T1">Platynereis dumerilii</text:span></text:span><text:span text:style-name="T1">. </text:span><text:span text:style-name="Emphasis"><text:span text:style-name="T1">Journal of Experimental Zoology Part B: Molecular and Developmental Evolution</text:span></text:span><text:span text:style-name="T1"> </text:span><text:span text:style-name="Strong_20_Emphasis"><text:span text:style-name="T1">338</text:span></text:span><text:span text:style-name="T1">:225–240. doi:</text:span><text:a xlink:type="simple" xlink:href="https://doi.org/10.1002/jez.b.23100" text:style-name="Internet_20_link" text:visited-style-name="Visited_20_Internet_20_Link">10.1002/jez.b.23100</text:a><text:span text:style-name="T1"> </text:span></text:p>
      </text:section>
      <text:section text:style-name="Sect1" text:name="Section42">
        <text:p text:style-name="P7"><text:span text:style-name="T1">Kuntz S, Poeck B, Strauss R. 2017. Visual Working Memory Requires Permissive and Instructive NO/cGMP Signaling at Presynapses in the Drosophila Central Brain. </text:span><text:span text:style-name="Emphasis"><text:span text:style-name="T1">Current Biology</text:span></text:span><text:span text:style-name="T1"> </text:span><text:span text:style-name="Strong_20_Emphasis"><text:span text:style-name="T1">27</text:span></text:span><text:span text:style-name="T1">:613–623. doi:</text:span><text:a xlink:type="simple" xlink:href="https://doi.org/10.1016/j.cub.2016.12.056" text:style-name="Internet_20_link" text:visited-style-name="Visited_20_Internet_20_Link">10.1016/j.cub.2016.12.056</text:a><text:span text:style-name="T1"> </text:span></text:p>
      </text:section>
      <text:section text:style-name="Sect1" text:name="Section43">
        <text:p text:style-name="P7"><text:span text:style-name="T1">Leise EM, Thavaradhara K, Durham NR, Turner BE. 2001. Serotonin and Nitric Oxide Regulate Metamorphosis in the Marine Snail</text:span><text:span text:style-name="Emphasis"><text:span text:style-name="T1">Ilyanassa obsoleta</text:span></text:span><text:span text:style-name="T1">. </text:span><text:span text:style-name="Emphasis"><text:span text:style-name="T1">American Zoologist</text:span></text:span><text:span text:style-name="T1"> </text:span><text:span text:style-name="Strong_20_Emphasis"><text:span text:style-name="T1">41</text:span></text:span><text:span text:style-name="T1">:258–267. doi:</text:span><text:a xlink:type="simple" xlink:href="https://doi.org/10.1093/icb/41.2.258" text:style-name="Internet_20_link" text:visited-style-name="Visited_20_Internet_20_Link">10.1093/icb/41.2.258</text:a><text:span text:style-name="T1"> </text:span></text:p>
      </text:section>
      <text:section text:style-name="Sect1" text:name="Section44">
        <text:p text:style-name="P7"><text:span text:style-name="T1">Locascio A, Vassalli QA, Castellano I, Palumbo A. 2022. Novel Insights on Nitric Oxide Synthase and NO Signaling in Ascidian Metamorphosis. </text:span><text:span text:style-name="Emphasis"><text:span text:style-name="T1">International Journal of Molecular Sciences</text:span></text:span><text:span text:style-name="T1"> </text:span><text:span text:style-name="Strong_20_Emphasis"><text:span text:style-name="T1">23</text:span></text:span><text:span text:style-name="T1">:3505. doi:</text:span><text:a xlink:type="simple" xlink:href="https://doi.org/10.3390/ijms23073505" text:style-name="Internet_20_link" text:visited-style-name="Visited_20_Internet_20_Link">10.3390/ijms23073505</text:a><text:span text:style-name="T1"> </text:span></text:p>
      </text:section>
      <text:section text:style-name="Sect1" text:name="Section45">
        <text:p text:style-name="P7"><text:span text:style-name="T1">Lundberg JO, Weitzberg E, Shiva S, Gladwin MT. 2011. The nitratenitritenitric oxide pathway in mammals. Humana Press. pp. 21–48. doi:</text:span><text:a xlink:type="simple" xlink:href="https://doi.org/10.1007/978-1-60761-616-0_3" text:style-name="Internet_20_link" text:visited-style-name="Visited_20_Internet_20_Link">10.1007/978-1-60761-616-0_3</text:a><text:span text:style-name="T1"> </text:span></text:p>
      </text:section>
      <text:section text:style-name="Sect1" text:name="Section46">
        <text:p text:style-name="P7"><text:span text:style-name="T1">Matsuda S, Harada K, Ito M, Takizawa M, Wongso D, Tsuboi T, Kitaguchi T. 2016. Generation of a cGMP Indicator with an Expanded Dynamic Range by Optimization of Amino Acid Linkers between a Fluorescent Protein and PDE5? </text:span><text:span text:style-name="Emphasis"><text:span text:style-name="T1">ACS Sensors</text:span></text:span><text:span text:style-name="T1"> </text:span><text:span text:style-name="Strong_20_Emphasis"><text:span text:style-name="T1">2</text:span></text:span><text:span text:style-name="T1">:46–51. doi:</text:span><text:a xlink:type="simple" xlink:href="https://doi.org/10.1021/acssensors.6b00582" text:style-name="Internet_20_link" text:visited-style-name="Visited_20_Internet_20_Link">10.1021/acssensors.6b00582</text:a><text:span text:style-name="T1"> </text:span></text:p>
      </text:section>
      <text:section text:style-name="Sect1" text:name="Section47">
        <text:p text:style-name="P7"><text:span text:style-name="T1">Minh BQ, Schmidt HA, Chernomor O, Schrempf D, Woodhams MD, Haeseler A von, Lanfear R. 2020. IQ-TREE 2: New Models and Efficient Methods for Phylogenetic Inference in the Genomic Era. </text:span><text:span text:style-name="Emphasis"><text:span text:style-name="T1">Molecular Biology and Evolution</text:span></text:span><text:span text:style-name="T1"> </text:span><text:span text:style-name="Strong_20_Emphasis"><text:span text:style-name="T1">37</text:span></text:span><text:span text:style-name="T1">:1530–1534. doi:</text:span><text:a xlink:type="simple" xlink:href="https://doi.org/10.1093/molbev/msaa015" text:style-name="Internet_20_link" text:visited-style-name="Visited_20_Internet_20_Link">10.1093/molbev/msaa015</text:a><text:span text:style-name="T1"> </text:span></text:p>
      </text:section>
      <text:section text:style-name="Sect1" text:name="Section48">
        <text:p text:style-name="P7"><text:span text:style-name="T1">Mobley RB, Ray EJ, Maruska KP. 2022. Expression and localization of neuronal nitric oxide synthase in the brain and sensory tissues of the African cichlid fish </text:span><text:span text:style-name="Emphasis"><text:span text:style-name="T1">Astatotilapia burtoni</text:span></text:span><text:span text:style-name="T1">. </text:span><text:span text:style-name="Emphasis"><text:span text:style-name="T1">Journal of Comparative Neurology</text:span></text:span><text:span text:style-name="T1"> </text:span><text:span text:style-name="Strong_20_Emphasis"><text:span text:style-name="T1">530</text:span></text:span><text:span text:style-name="T1">:2901–2917. doi:</text:span><text:a xlink:type="simple" xlink:href="https://doi.org/10.1002/cne.25383" text:style-name="Internet_20_link" text:visited-style-name="Visited_20_Internet_20_Link">10.1002/cne.25383</text:a><text:span text:style-name="T1"> </text:span></text:p>
      </text:section>
      <text:section text:style-name="Sect1" text:name="Section49">
        <text:p text:style-name="P7"><text:span text:style-name="T1">Möller MN, Rios N, Trujillo M, Radi R, Denicola A, Alvarez B. 2019. Detection and quantification of nitric oxidederived oxidants in biological systems. </text:span><text:span text:style-name="Emphasis"><text:span text:style-name="T1">Journal of Biological Chemistry</text:span></text:span><text:span text:style-name="T1"> </text:span><text:span text:style-name="Strong_20_Emphasis"><text:span text:style-name="T1">294</text:span></text:span><text:span text:style-name="T1">:14776–14802. doi:</text:span><text:a xlink:type="simple" xlink:href="https://doi.org/10.1074/jbc.rev119.006136" text:style-name="Internet_20_link" text:visited-style-name="Visited_20_Internet_20_Link">10.1074/jbc.rev119.006136</text:a><text:span text:style-name="T1"> </text:span></text:p>
      </text:section>
      <text:section text:style-name="Sect1" text:name="Section50">
        <text:p text:style-name="P7"><text:span text:style-name="T1">Moroz LL, Meech RW, Sweedler JV, Mackie GO. 2004. Nitric oxide regulates swimming in the jellyfishAglantha digitale. </text:span><text:span text:style-name="Emphasis"><text:span text:style-name="T1">The Journal of Comparative Neurology</text:span></text:span><text:span text:style-name="T1"> </text:span><text:span text:style-name="Strong_20_Emphasis"><text:span text:style-name="T1">471</text:span></text:span><text:span text:style-name="T1">:26–36. doi:</text:span><text:a xlink:type="simple" xlink:href="https://doi.org/10.1002/cne.20023" text:style-name="Internet_20_link" text:visited-style-name="Visited_20_Internet_20_Link">10.1002/cne.20023</text:a><text:span text:style-name="T1"> </text:span></text:p>
      </text:section>
      <text:section text:style-name="Sect1" text:name="Section51">
        <text:p text:style-name="P7"><text:span text:style-name="T1">Moroz LL, Romanova DY, Nikitin MA, Sohn D, Kohn AB, Neveu E, Varoqueaux F, Fasshauer D. 2020. The diversification and lineage-specific expansion of nitric oxide signaling in Placozoa: insights in the evolution of gaseous transmission. </text:span><text:span text:style-name="Emphasis"><text:span text:style-name="T1">Scientific Reports</text:span></text:span><text:span text:style-name="T1"> </text:span><text:span text:style-name="Strong_20_Emphasis"><text:span text:style-name="T1">10</text:span></text:span><text:span text:style-name="T1">. doi:</text:span><text:a xlink:type="simple" xlink:href="https://doi.org/10.1038/s41598-020-69851-w" text:style-name="Internet_20_link" text:visited-style-name="Visited_20_Internet_20_Link">10.1038/s41598-020-69851-w</text:a><text:span text:style-name="T1"> </text:span></text:p>
      </text:section>
      <text:section text:style-name="Sect1" text:name="Section52">
        <text:p text:style-name="P7"><text:span text:style-name="T1">Ozpolat BD, Randel N, Williams EA, Bezares-Calderón LA, Andreatta G, Balavoine G, Bertucci PY, Ferrier DEK, Gambi MC, Gazave E, Handberg-Thorsager M, Hardege J, Hird C, Hsieh Y-W, Hui J, Mutemi KN, Schneider SQ, Simakov O, Vergara HM, Vervoort M, Jékely G, Tessmar-Raible K, Raible F, Arendt D. 2021. The Nereid on the rise: Platynereis as a model system. </text:span><text:span text:style-name="Emphasis"><text:span text:style-name="T1">Zenodo</text:span></text:span><text:span text:style-name="T1">. doi:</text:span><text:a xlink:type="simple" xlink:href="https://doi.org/10.5281/ZENODO.4907400" text:style-name="Internet_20_link" text:visited-style-name="Visited_20_Internet_20_Link">10.5281/ZENODO.4907400</text:a><text:span text:style-name="T1"> </text:span></text:p>
      </text:section>
      <text:section text:style-name="Sect1" text:name="Section53">
        <text:p text:style-name="P7"><text:soft-page-break/><text:span text:style-name="T1">Randel N, Asadulina A, Bezares-Calderón LA, Verasztó C, Williams EA, Conzelmann M, Shahidi R, Jékely G. 2014. Neuronal connectome of a sensory-motor circuit for visual navigation. </text:span><text:span text:style-name="Emphasis"><text:span text:style-name="T1">eLife</text:span></text:span><text:span text:style-name="T1"> </text:span><text:span text:style-name="Strong_20_Emphasis"><text:span text:style-name="T1">3</text:span></text:span><text:span text:style-name="T1">. doi:</text:span><text:a xlink:type="simple" xlink:href="https://doi.org/10.7554/elife.02730" text:style-name="Internet_20_link" text:visited-style-name="Visited_20_Internet_20_Link">10.7554/elife.02730</text:a><text:span text:style-name="T1"> </text:span></text:p>
      </text:section>
      <text:section text:style-name="Sect1" text:name="Section54">
        <text:p text:style-name="P7"><text:span text:style-name="T1">Santos RM, Lourenço CF, Pomerleau F, Huettl P, Gerhardt GA, Laranjinha J, Barbosa RM. 2011. Brain Nitric Oxide Inactivation Is Governed by the Vasculature. </text:span><text:span text:style-name="Emphasis"><text:span text:style-name="T1">Antioxidants &amp; Redox Signaling</text:span></text:span><text:span text:style-name="T1"> </text:span><text:span text:style-name="Strong_20_Emphasis"><text:span text:style-name="T1">14</text:span></text:span><text:span text:style-name="T1">:1011–1021. doi:</text:span><text:a xlink:type="simple" xlink:href="https://doi.org/10.1089/ars.2010.3297" text:style-name="Internet_20_link" text:visited-style-name="Visited_20_Internet_20_Link">10.1089/ars.2010.3297</text:a><text:span text:style-name="T1"> </text:span></text:p>
      </text:section>
      <text:section text:style-name="Sect1" text:name="Section55">
        <text:p text:style-name="P7"><text:span text:style-name="T1">Shettigar N, Chakravarthy A, Umashankar S, Lakshmanan V, Palakodeti D, Gulyani A. 2021. Discovery of a body-wide photosensory array that matures in an adult-like animal and mediates eyebrain-independent movement and arousal. </text:span><text:span text:style-name="Emphasis"><text:span text:style-name="T1">Proceedings of the National Academy of Sciences</text:span></text:span><text:span text:style-name="T1"> </text:span><text:span text:style-name="Strong_20_Emphasis"><text:span text:style-name="T1">118</text:span></text:span><text:span text:style-name="T1">. doi:</text:span><text:a xlink:type="simple" xlink:href="https://doi.org/10.1073/pnas.2021426118" text:style-name="Internet_20_link" text:visited-style-name="Visited_20_Internet_20_Link">10.1073/pnas.2021426118</text:a><text:span text:style-name="T1"> </text:span></text:p>
      </text:section>
      <text:section text:style-name="Sect1" text:name="Section56">
        <text:p text:style-name="P7"><text:span text:style-name="T1">Shu CJ, Ulrich LE, Zhulin IB. 2003. The NIT domain: a predicted nitrate-responsive module in bacterial sensory receptors. </text:span><text:span text:style-name="Emphasis"><text:span text:style-name="T1">Trends in Biochemical Sciences</text:span></text:span><text:span text:style-name="T1"> </text:span><text:span text:style-name="Strong_20_Emphasis"><text:span text:style-name="T1">28</text:span></text:span><text:span text:style-name="T1">:121–124. doi:</text:span><text:a xlink:type="simple" xlink:href="https://doi.org/10.1016/s0968-0004(03)00032-x" text:style-name="Internet_20_link" text:visited-style-name="Visited_20_Internet_20_Link">10.1016/s0968-0004(03)00032-x</text:a><text:span text:style-name="T1"> </text:span></text:p>
      </text:section>
      <text:section text:style-name="Sect1" text:name="Section57">
        <text:p text:style-name="P7"><text:span text:style-name="T1">Song H, Hewitt OH, Degnan SM. 2021. Arginine Biosynthesis by a Bacterial Symbiont Enables Nitric Oxide Production and Facilitates Larval Settlement in the Marine-Sponge Host. </text:span><text:span text:style-name="Emphasis"><text:span text:style-name="T1">Current Biology</text:span></text:span><text:span text:style-name="T1"> </text:span><text:span text:style-name="Strong_20_Emphasis"><text:span text:style-name="T1">31</text:span></text:span><text:span text:style-name="T1">:433–437.e3. doi:</text:span><text:a xlink:type="simple" xlink:href="https://doi.org/10.1016/j.cub.2020.10.051" text:style-name="Internet_20_link" text:visited-style-name="Visited_20_Internet_20_Link">10.1016/j.cub.2020.10.051</text:a><text:span text:style-name="T1"> </text:span></text:p>
      </text:section>
      <text:section text:style-name="Sect1" text:name="Section58">
        <text:p text:style-name="P7"><text:span text:style-name="T1">Tessmar-Raible K, Steinmetz PRH, Snyman H, Hassel M, Arendt D. 2005. Fluorescent two-color whole mount in situ hybridization in </text:span><text:span text:style-name="Emphasis"><text:span text:style-name="T1">Platynereis dumerilii</text:span></text:span><text:span text:style-name="T1"> (Polychaeta, Annelida), an emerging marine molecular model for evolution and development. </text:span><text:span text:style-name="Emphasis"><text:span text:style-name="T1">BioTechniques</text:span></text:span><text:span text:style-name="T1"> </text:span><text:span text:style-name="Strong_20_Emphasis"><text:span text:style-name="T1">39</text:span></text:span><text:span text:style-name="T1">:460–464. doi:</text:span><text:a xlink:type="simple" xlink:href="https://doi.org/10.2144/000112023" text:style-name="Internet_20_link" text:visited-style-name="Visited_20_Internet_20_Link">10.2144/000112023</text:a><text:span text:style-name="T1"> </text:span></text:p>
      </text:section>
      <text:section text:style-name="Sect1" text:name="Section59">
        <text:p text:style-name="P7"><text:span text:style-name="T1">Thomas DD. 2015. Breathing new life into nitric oxide signaling: A brief overview of the interplay between oxygen and nitric oxide. </text:span><text:span text:style-name="Emphasis"><text:span text:style-name="T1">Redox Biology</text:span></text:span><text:span text:style-name="T1"> </text:span><text:span text:style-name="Strong_20_Emphasis"><text:span text:style-name="T1">5</text:span></text:span><text:span text:style-name="T1">:225–233. doi:</text:span><text:a xlink:type="simple" xlink:href="https://doi.org/10.1016/j.redox.2015.05.002" text:style-name="Internet_20_link" text:visited-style-name="Visited_20_Internet_20_Link">10.1016/j.redox.2015.05.002</text:a><text:span text:style-name="T1"> </text:span></text:p>
      </text:section>
      <text:section text:style-name="Sect1" text:name="Section60">
        <text:p text:style-name="P7"><text:span text:style-name="T1">Tooker RE, Lipin MY, Leuranguer V, Rozsa E, Bramley JR, Harding JL, Reynolds MM, Vigh J. 2013. Nitric Oxide Mediates Activity-Dependent Plasticity of Retinal Bipolar Cell Output via S-Nitrosylation. </text:span><text:span text:style-name="Emphasis"><text:span text:style-name="T1">The Journal of Neuroscience</text:span></text:span><text:span text:style-name="T1"> </text:span><text:span text:style-name="Strong_20_Emphasis"><text:span text:style-name="T1">33</text:span></text:span><text:span text:style-name="T1">:19176–19193. doi:</text:span><text:a xlink:type="simple" xlink:href="https://doi.org/10.1523/jneurosci.2792-13.2013" text:style-name="Internet_20_link" text:visited-style-name="Visited_20_Internet_20_Link">10.1523/jneurosci.2792-13.2013</text:a><text:span text:style-name="T1"> </text:span></text:p>
      </text:section>
      <text:section text:style-name="Sect1" text:name="Section61">
        <text:p text:style-name="P7"><text:span text:style-name="T1">Tosches MA, Bucher D, Vopalensky P, Arendt D. 2014. Melatonin Signaling Controls Circadian Swimming Behavior in Marine Zooplankton. </text:span><text:span text:style-name="Emphasis"><text:span text:style-name="T1">Cell</text:span></text:span><text:span text:style-name="T1"> </text:span><text:span text:style-name="Strong_20_Emphasis"><text:span text:style-name="T1">159</text:span></text:span><text:span text:style-name="T1">:46–57. doi:</text:span><text:a xlink:type="simple" xlink:href="https://doi.org/10.1016/j.cell.2014.07.042" text:style-name="Internet_20_link" text:visited-style-name="Visited_20_Internet_20_Link">10.1016/j.cell.2014.07.042</text:a><text:span text:style-name="T1"> </text:span></text:p>
      </text:section>
      <text:section text:style-name="Sect1" text:name="Section62">
        <text:p text:style-name="P7"><text:span text:style-name="T1">Tsukamoto H, Chen I-S, Kubo Y, Furutani Y. 2017. A ciliary opsin in the brain of a marine annelid zooplankton is ultraviolet-sensitive, and the sensitivity is tuned by a single amino acid residue. </text:span><text:span text:style-name="Emphasis"><text:span text:style-name="T1">Journal of Biological Chemistry</text:span></text:span><text:span text:style-name="T1"> </text:span><text:span text:style-name="Strong_20_Emphasis"><text:span text:style-name="T1">292</text:span></text:span><text:span text:style-name="T1">:12971–12980. doi:</text:span><text:a xlink:type="simple" xlink:href="https://doi.org/10.1074/jbc.m117.793539" text:style-name="Internet_20_link" text:visited-style-name="Visited_20_Internet_20_Link">10.1074/jbc.m117.793539</text:a><text:span text:style-name="T1"> </text:span></text:p>
      </text:section>
      <text:section text:style-name="Sect1" text:name="Section63">
        <text:p text:style-name="P7"><text:span text:style-name="T1">Tsukamoto H, Kubo Y. 2023. A self-inactivating invertebrate opsin optically drives biased signaling toward Gβγ-dependent ion channel modulation. </text:span><text:span text:style-name="Emphasis"><text:span text:style-name="T1">Proceedings of the National Academy of Sciences</text:span></text:span><text:span text:style-name="T1"> </text:span><text:span text:style-name="Strong_20_Emphasis"><text:span text:style-name="T1">120</text:span></text:span><text:span text:style-name="T1">. doi:</text:span><text:a xlink:type="simple" xlink:href="https://doi.org/10.1073/pnas.2301269120" text:style-name="Internet_20_link" text:visited-style-name="Visited_20_Internet_20_Link">10.1073/pnas.2301269120</text:a><text:span text:style-name="T1"> </text:span></text:p>
      </text:section>
      <text:section text:style-name="Sect1" text:name="Section64">
        <text:p text:style-name="P7"><text:span text:style-name="T1">Ueda N, Richards GS, Degnan BM, Kranz A, Adamska M, Croll RP, Degnan SM. 2016. An ancient role for nitric oxide in regulating the animal pelagobenthic life cycle: evidence from a marine sponge. </text:span><text:span text:style-name="Emphasis"><text:span text:style-name="T1">Scientific Reports</text:span></text:span><text:span text:style-name="T1"> </text:span><text:span text:style-name="Strong_20_Emphasis"><text:span text:style-name="T1">6</text:span></text:span><text:span text:style-name="T1">. doi:</text:span><text:a xlink:type="simple" xlink:href="https://doi.org/10.1038/srep37546" text:style-name="Internet_20_link" text:visited-style-name="Visited_20_Internet_20_Link">10.1038/srep37546</text:a><text:span text:style-name="T1"> </text:span></text:p>
      </text:section>
      <text:section text:style-name="Sect1" text:name="Section65">
        <text:p text:style-name="P7"><text:span text:style-name="T1">Veedin Rajan VB, Häfker NS, Arboleda E, Poehn B, Gossenreiter T, Gerrard E, Hofbauer M, Mühlestein C, Bileck A, Gerner C, Ribera d’Alcala M, Buia MC, Hartl M, Lucas RJ, Tessmar-</text:span><text:soft-page-break/><text:span text:style-name="T1">Raible K. 2021. Seasonal variation in UVA light drives hormonal and behavioural changes in a marine annelid via a ciliary opsin. </text:span><text:span text:style-name="Emphasis"><text:span text:style-name="T1">Nature Ecology &amp; Evolution</text:span></text:span><text:span text:style-name="T1"> </text:span><text:span text:style-name="Strong_20_Emphasis"><text:span text:style-name="T1">5</text:span></text:span><text:span text:style-name="T1">:204–218. doi:</text:span><text:a xlink:type="simple" xlink:href="https://doi.org/10.1038/s41559-020-01356-1" text:style-name="Internet_20_link" text:visited-style-name="Visited_20_Internet_20_Link">10.1038/s41559-020-01356-1</text:a><text:span text:style-name="T1"> </text:span></text:p>
      </text:section>
      <text:section text:style-name="Sect1" text:name="Section66">
        <text:p text:style-name="P7"><text:span text:style-name="T1">Verasztó C, Gühmann M, Jia H, Rajan VBV, Bezares-Calderón LA, Piñeiro-Lopez C, Randel N, Shahidi R, Michiels NK, Yokoyama S, Tessmar-Raible K, Jékely G. 2018. Ciliary and rhabdomeric photoreceptor-cell circuits form a spectral depth gauge in marine zooplankton. </text:span><text:span text:style-name="Emphasis"><text:span text:style-name="T1">eLife</text:span></text:span><text:span text:style-name="T1"> </text:span><text:span text:style-name="Strong_20_Emphasis"><text:span text:style-name="T1">7</text:span></text:span><text:span text:style-name="T1">. doi:</text:span><text:a xlink:type="simple" xlink:href="https://doi.org/10.7554/elife.36440" text:style-name="Internet_20_link" text:visited-style-name="Visited_20_Internet_20_Link">10.7554/elife.36440</text:a><text:span text:style-name="T1"> </text:span></text:p>
      </text:section>
      <text:section text:style-name="Sect1" text:name="Section67">
        <text:p text:style-name="P7"><text:span text:style-name="T1">Verasztó C, Jasek S, Gühmann M, Shahidi R, Ueda N, Beard JD, Mendes S, Heinz K, Bezares-Calderón LA, Williams E, Jékely G. 2020. </text:span><text:a xlink:type="simple" xlink:href="http://dx.doi.org/10.1101/2020.08.21.260984" text:style-name="Internet_20_link" text:visited-style-name="Visited_20_Internet_20_Link">Whole-animal connectome and cell-type complement of the three-segmented </text:a><text:a xlink:type="simple" xlink:href="http://dx.doi.org/10.1101/2020.08.21.260984" text:style-name="Internet_20_link" text:visited-style-name="Visited_20_Internet_20_Link"><text:span text:style-name="T3">Platynereis dumerilii</text:span></text:a><text:a xlink:type="simple" xlink:href="http://dx.doi.org/10.1101/2020.08.21.260984" text:style-name="Internet_20_link" text:visited-style-name="Visited_20_Internet_20_Link"> larva</text:a><text:span text:style-name="T1">. </text:span></text:p>
      </text:section>
      <text:section text:style-name="Sect1" text:name="Section68">
        <text:p text:style-name="P7"><text:span text:style-name="T1">Verasztó C, Ueda N, Bezares-Calderón LA, Panzera A, Williams EA, Shahidi R, Jékely G. 2017. Ciliomotor circuitry underlying whole-body coordination of ciliary activity in the Platynereis larva. </text:span><text:span text:style-name="Emphasis"><text:span text:style-name="T1">eLife</text:span></text:span><text:span text:style-name="T1"> </text:span><text:span text:style-name="Strong_20_Emphasis"><text:span text:style-name="T1">6</text:span></text:span><text:span text:style-name="T1">. doi:</text:span><text:a xlink:type="simple" xlink:href="https://doi.org/10.7554/elife.26000" text:style-name="Internet_20_link" text:visited-style-name="Visited_20_Internet_20_Link">10.7554/elife.26000</text:a><text:span text:style-name="T1"> </text:span></text:p>
      </text:section>
      <text:section text:style-name="Sect1" text:name="Section69">
        <text:p text:style-name="P7"><text:span text:style-name="T1">Vergara HM, Pape C, Meechan KI, Zinchenko V, Genoud C, Wanner AA, Mutemi KN, Titze B, Templin RM, Bertucci PY, Simakov O, Dürichen W, Machado P, Savage EL, Schermelleh L, Schwab Y, Friedrich RW, Kreshuk A, Tischer C, Arendt D. 2021. Whole-body integration of gene expression and single-cell morphology. </text:span><text:span text:style-name="Emphasis"><text:span text:style-name="T1">Cell</text:span></text:span><text:span text:style-name="T1"> </text:span><text:span text:style-name="Strong_20_Emphasis"><text:span text:style-name="T1">184</text:span></text:span><text:span text:style-name="T1">:4819–4837.e22. doi:</text:span><text:a xlink:type="simple" xlink:href="https://doi.org/10.1016/j.cell.2021.07.017" text:style-name="Internet_20_link" text:visited-style-name="Visited_20_Internet_20_Link">10.1016/j.cell.2021.07.017</text:a><text:span text:style-name="T1"> </text:span></text:p>
      </text:section>
      <text:section text:style-name="Sect1" text:name="Section70">
        <text:p text:style-name="P7"><text:span text:style-name="T1">Vielma AH, Agurto A, Valdés J, Palacios AG, Schmachtenberg O. 2014. Nitric Oxide Modulates the Temporal Properties of the Glutamate Response in Type 4 OFF Bipolar Cells. </text:span><text:span text:style-name="Emphasis"><text:span text:style-name="T1">PLoS ONE</text:span></text:span><text:span text:style-name="T1"> </text:span><text:span text:style-name="Strong_20_Emphasis"><text:span text:style-name="T1">9</text:span></text:span><text:span text:style-name="T1">:e114330. doi:</text:span><text:a xlink:type="simple" xlink:href="https://doi.org/10.1371/journal.pone.0114330" text:style-name="Internet_20_link" text:visited-style-name="Visited_20_Internet_20_Link">10.1371/journal.pone.0114330</text:a><text:span text:style-name="T1"> </text:span></text:p>
      </text:section>
      <text:section text:style-name="Sect1" text:name="Section71">
        <text:p text:style-name="P7"><text:span text:style-name="T1">Wang G-Y, List DA van der, Nemargut JP, Coombs JL, Chalupa LM. 2007. The sensitivity of light-evoked responses of retinal ganglion cells is decreased in nitric oxide synthase gene knockout mice. </text:span><text:span text:style-name="Emphasis"><text:span text:style-name="T1">Journal of Vision</text:span></text:span><text:span text:style-name="T1"> </text:span><text:span text:style-name="Strong_20_Emphasis"><text:span text:style-name="T1">7</text:span></text:span><text:span text:style-name="T1">:7. doi:</text:span><text:a xlink:type="simple" xlink:href="https://doi.org/10.1167/7.14.7" text:style-name="Internet_20_link" text:visited-style-name="Visited_20_Internet_20_Link">10.1167/7.14.7</text:a><text:span text:style-name="T1"> </text:span></text:p>
      </text:section>
      <text:section text:style-name="Sect1" text:name="Section72">
        <text:p text:style-name="P7"><text:span text:style-name="T1">Wei T, Schubert T, Paquet-Durand F, Tanimoto N, Chang L, Koeppen K, Ott T, Griesbeck O, Seeliger MW, Euler T, Wissinger B. 2012. Light-Driven Calcium Signals in Mouse Cone Photoreceptors. </text:span><text:span text:style-name="Emphasis"><text:span text:style-name="T1">Journal of Neuroscience</text:span></text:span><text:span text:style-name="T1"> </text:span><text:span text:style-name="Strong_20_Emphasis"><text:span text:style-name="T1">32</text:span></text:span><text:span text:style-name="T1">:6981–6994. doi:</text:span><text:a xlink:type="simple" xlink:href="https://doi.org/10.1523/jneurosci.6432-11.2012" text:style-name="Internet_20_link" text:visited-style-name="Visited_20_Internet_20_Link">10.1523/jneurosci.6432-11.2012</text:a><text:span text:style-name="T1"> </text:span></text:p>
      </text:section>
      <text:section text:style-name="Sect1" text:name="Section73">
        <text:p text:style-name="P7"><text:span text:style-name="T1">Wildemann B, Bicker G. 1999. Developmental expression of nitric oxide/cyclic GMP synthesizing cells in the nervous system ofDrosophila melanogaster. </text:span><text:span text:style-name="Emphasis"><text:span text:style-name="T1">Journal of Neurobiology</text:span></text:span><text:span text:style-name="T1"> </text:span><text:span text:style-name="Strong_20_Emphasis"><text:span text:style-name="T1">38</text:span></text:span><text:span text:style-name="T1">:1–15. doi:</text:span><text:a xlink:type="simple" xlink:href="https://doi.org/10.1002/(sici)1097-4695(199901)38:1&lt;1::aid-neu1&gt;3.0.co;2-l" text:style-name="Internet_20_link" text:visited-style-name="Visited_20_Internet_20_Link">10.1002/(sici)1097-4695(199901)38:1&lt;1::aid-neu1&gt;3.0.co;2-l</text:a><text:span text:style-name="T1"> </text:span></text:p>
      </text:section>
      <text:section text:style-name="Sect1" text:name="Section74">
        <text:p text:style-name="P7"><text:span text:style-name="T1">Williams EA, Verasztó C, Jasek S, Conzelmann M, Shahidi R, Bauknecht P, Mirabeau O, Jékely G. 2017. Synaptic and peptidergic connectome of a neurosecretory center in the annelid brain. </text:span><text:span text:style-name="Emphasis"><text:span text:style-name="T1">eLife</text:span></text:span><text:span text:style-name="T1"> </text:span><text:span text:style-name="Strong_20_Emphasis"><text:span text:style-name="T1">6</text:span></text:span><text:span text:style-name="T1">. doi:</text:span><text:a xlink:type="simple" xlink:href="https://doi.org/10.7554/elife.26349" text:style-name="Internet_20_link" text:visited-style-name="Visited_20_Internet_20_Link">10.7554/elife.26349</text:a><text:span text:style-name="T1"> </text:span></text:p>
      </text:section>
      <text:section text:style-name="Sect1" text:name="Section75">
        <text:p text:style-name="P7"><text:span text:style-name="T1">Zhang Y, He L-S, Zhang G, Xu Y, Lee O-O, Matsumura K, Qian P-Y. 2012. The regulatory role of the NO/cGMP signal transduction cascade during larval attachment and metamorphosis of the barnacle</text:span><text:span text:style-name="Emphasis"><text:span text:style-name="T1">Balanus (=Amphibalanus) amphitrite</text:span></text:span><text:span text:style-name="T1">. </text:span><text:span text:style-name="Emphasis"><text:span text:style-name="T1">Journal of Experimental Biology</text:span></text:span><text:span text:style-name="T1">. doi:</text:span><text:a xlink:type="simple" xlink:href="https://doi.org/10.1242/jeb.070235" text:style-name="Internet_20_link" text:visited-style-name="Visited_20_Internet_20_Link">10.1242/jeb.070235</text:a><text:span text:style-name="T1"> </text:span></text:p>
      </text:section>
      <text:section text:style-name="Sect1" text:name="Section76">
        <text:list xml:id="list2120596341" text:continue-numbering="true" text:style-name="Outline">
          <text:list-item>
            <text:h text:style-name="P22" text:outline-level="2"><text:soft-page-break/><text:span text:style-name="T1">Figure supplements</text:span></text:h>
          </text:list-item>
        </text:list>
        <text:p text:style-name="P1"><text:span text:style-name="T1"><text:s/></text:span></text:p>
        <text:p text:style-name="P5"><text:span text:style-name="Strong_20_Emphasis"><text:span text:style-name="T1">Figure 1 – figure supplement 1. Maximum-likelihood phylogenetic tree of NOS protein sequences.</text:span></text:span><text:span text:style-name="T1"> </text:span><text:change-start text:change-id="ct140599982927624"/><text:span text:style-name="T1">The </text:span><text:change-end text:change-id="ct140599982927624"/><text:change text:change-id="ct140599982854544"/><text:change-start text:change-id="ct140599982854736"/><text:span text:style-name="T1">i</text:span><text:change-end text:change-id="ct140599982854736"/><text:span text:style-name="T1">ndividual branches are coloured by taxonomy. </text:span><text:change-start text:change-id="ct140599982855120"/><text:span text:style-name="T1"><office:annotation office:name="__Annotation__3436_408615032"><dc:creator>Martin Gühmann</dc:creator><dc:date>2023-06-27T19:37:14</dc:date><textooo:sender-initials>MG</textooo:sender-initials><text:p>We see these values in the figure, so the reader is supposed to know which ones.</text:p></office:annotation></text:span><text:span text:style-name="T1">The </text:span><text:change-end text:change-id="ct140599982855120"/><text:change text:change-id="ct140599982854928"/><text:change-start text:change-id="ct140599982855312"/><text:span text:style-name="T1">s</text:span><text:change-end text:change-id="ct140599982855312"/><text:span text:style-name="T1">upport values</text:span><office:annotation-end office:name="__Annotation__3436_408615032"/><text:span text:style-name="T1"> are </text:span><text:change text:change-id="ct140599982855696"/><text:span text:style-name="T1"><office:annotation office:name="__Annotation__3445_408615032"><dc:creator>Martin Gühmann</dc:creator><dc:date>2023-06-27T19:39:35</dc:date><textooo:sender-initials>MG</textooo:sender-initials><text:p>I assume this is actually in the figure. I assume it is ultrafast boostrap (UFBoot) and aLRT-SH-like values in that order. IQ-Tree2 produces values between 0.0 and 1.0 and has no replicates you can set for IQ-Tree2.</text:p><text:p/><text:p>Of course, how it really was, is only something you can tell me. I can only say that the original doesn’t make any sense.</text:p></office:annotation></text:span><text:span text:style-name="T1">ultrafast bootstrap</text:span><text:change text:change-id="ct140599982855888"/><text:span text:style-name="T1"> aLRT-SH-like </text:span><text:change-start text:change-id="ct140599982856272"/><text:span text:style-name="T1">values based on 1000 replicates.</text:span><text:change-end text:change-id="ct140599982856272"/><office:annotation-end office:name="__Annotation__3445_408615032"/><text:change text:change-id="ct140599982856080"/><text:change text:change-id="ct140599982856848"/></text:p>
        <text:p text:style-name="P1"><text:span text:style-name="T1"><text:s/></text:span></text:p>
        <text:p text:style-name="P2"><text:span text:style-name="Strong_20_Emphasis"><text:span text:style-name="T1">Figure 1 – figure supplement 2. Expression of </text:span></text:span><text:span text:style-name="Emphasis"><text:span text:style-name="T1">NOS</text:span></text:span><text:span text:style-name="Strong_20_Emphasis"><text:span text:style-name="T1"> in three-day-old </text:span></text:span><text:span text:style-name="Emphasis"><text:span text:style-name="T1">Platynereis</text:span></text:span><text:span text:style-name="Strong_20_Emphasis"><text:span text:style-name="T1"> larva.</text:span></text:span><text:span text:style-name="T1"> (</text:span><text:span text:style-name="Strong_20_Emphasis"><text:span text:style-name="T1">A</text:span></text:span><text:span text:style-name="T1">) HCR in situ for </text:span><text:span text:style-name="Emphasis"><text:span text:style-name="T1">NOS</text:span></text:span><text:span text:style-name="T1"> (magenta), dorsal view. (</text:span><text:span text:style-name="Strong_20_Emphasis"><text:span text:style-name="T1">B</text:span></text:span><text:span text:style-name="T1">) HCR in situ for </text:span><text:span text:style-name="Emphasis"><text:span text:style-name="T1">NOS</text:span></text:span><text:span text:style-name="T1"> (magenta), ventral view. </text:span><text:change-start text:change-id="ct140599982855504"/><text:span text:style-name="T1">The </text:span><text:change-end text:change-id="ct140599982855504"/><text:change text:change-id="ct140599982857232"/><text:change-start text:change-id="ct140599982857040"/><text:span text:style-name="T1">i</text:span><text:change-end text:change-id="ct140599982857040"/><text:span text:style-name="T1">nset in (B) shows close-up of two </text:span><text:span text:style-name="Emphasis"><text:span text:style-name="T1">NOS</text:span></text:span><text:span text:style-name="T1">-positive cells (INNOS_dl and INNOS_vl) on the left side. </text:span><text:change-start text:change-id="ct140599982857424"/><text:span text:style-name="T1">The </text:span><text:change-end text:change-id="ct140599982857424"/><text:change text:change-id="ct140599982857616"/><text:change-start text:change-id="ct140599982857808"/><text:span text:style-name="T1">s</text:span><text:change-end text:change-id="ct140599982857808"/><text:span text:style-name="T1">amples were also stained for DAPI (cyan) to label nuclei.</text:span><text:change text:change-id="ct140599982858000"/></text:p>
        <text:p text:style-name="P1"><text:span text:style-name="T1"><text:s/></text:span></text:p>
        <text:p text:style-name="P2"><text:span text:style-name="Strong_20_Emphasis"><text:span text:style-name="T1">Figure 1 – figure supplement 3. Synapse distribution in cPRCs and pos</text:span></text:span><text:change-start text:change-id="ct140599982784536"/><text:span text:style-name="Strong_20_Emphasis"><text:span text:style-name="T1">t</text:span></text:span><text:change-end text:change-id="ct140599982784536"/><text:span text:style-name="Strong_20_Emphasis"><text:span text:style-name="T1">synaptic interneurons</text:span></text:span><text:span text:style-name="T1"> (</text:span><text:span text:style-name="Strong_20_Emphasis"><text:span text:style-name="T1">A</text:span></text:span><text:span text:style-name="T1">) Volume rendering of the four INNOS neurons with incoming and outgoing synapses. (</text:span><text:span text:style-name="Strong_20_Emphasis"><text:span text:style-name="T1">B</text:span></text:span><text:span text:style-name="T1">) Axo-dendritic splitting of the INNOS neurons. (</text:span><text:span text:style-name="Strong_20_Emphasis"><text:span text:style-name="T1">C</text:span></text:span><text:span text:style-name="T1">) Volume rendering of the four INRGW neurons with incoming and outgoing synapses. (</text:span><text:span text:style-name="Strong_20_Emphasis"><text:span text:style-name="T1">D</text:span></text:span><text:span text:style-name="T1">) Volume rendering of the four cPRC neurons with incoming and outgoing synapses. All images are anterior views. </text:span><text:change-start text:change-id="ct140599982784728"/><text:span text:style-name="T1">The </text:span><text:change-end text:change-id="ct140599982784728"/><text:change text:change-id="ct140599982784920"/><text:change-start text:change-id="ct140599982785112"/><text:span text:style-name="T1">a</text:span><text:change-end text:change-id="ct140599982785112"/><text:span text:style-name="T1">sterisk marks the same position across images for reference. </text:span><text:change-start text:change-id="ct140599982785304"/><text:span text:style-name="T1">The </text:span><text:change-end text:change-id="ct140599982785304"/><text:change text:change-id="ct140599982785496"/><text:change-start text:change-id="ct140599982785688"/><text:span text:style-name="T1">g</text:span><text:change-end text:change-id="ct140599982785688"/><text:span text:style-name="T1">rey </text:span><text:change text:change-id="ct140599982785880"/><text:change-start text:change-id="ct140599982786072"/><text:span text:style-name="T6">spheres</text:span><text:change-end text:change-id="ct140599982786072"/><text:span text:style-name="T1"> indicate the position of cell nuclei. NS plexus; neurosecretory plexus. The radius of INNOS nuclei is set to 2 µm for scale.</text:span><text:change text:change-id="ct140599982786264"/></text:p>
        <text:p text:style-name="P1"><text:span text:style-name="T1"><text:s/></text:span></text:p>
        <text:p text:style-name="P5"><text:span text:style-name="Strong_20_Emphasis"><text:span text:style-name="T1">Figure 3 – figure supplement 1. Generation and behavioural characterisation of </text:span></text:span><text:span text:style-name="Emphasis"><text:span text:style-name="T1">NOS</text:span></text:span><text:span text:style-name="Strong_20_Emphasis"><text:span text:style-name="T1"> CRISPR knockouts.</text:span></text:span><text:span text:style-name="T1"> (</text:span><text:span text:style-name="Strong_20_Emphasis"><text:span text:style-name="T1">A</text:span></text:span><text:span text:style-name="T1">) Top: The domain organisation of </text:span><text:span text:style-name="Emphasis"><text:span text:style-name="T1">Platynereis</text:span></text:span><text:span text:style-name="T1"> NOS protein and exon/intron structure of the </text:span><text:span text:style-name="Emphasis"><text:span text:style-name="T1">NOS</text:span></text:span><text:span text:style-name="T1"> gene. Bottom: The genomic locus of </text:span><text:span text:style-name="Emphasis"><text:span text:style-name="T1">NOS</text:span></text:span><text:span text:style-name="T1"> with the CRISPR target site, wild-type and knockout (NOSΔ11, NOSΔ23) sequences and predicted protein sequences. The PAM sequence is shown in grey, stop codons in red. (</text:span><text:span text:style-name="Strong_20_Emphasis"><text:span text:style-name="T1">B</text:span></text:span><text:span text:style-name="T1">) Swimming</text:span><text:change text:change-id="ct140599982786456"/><text:change text:change-id="ct140599982786648"/><text:change-start text:change-id="ct140599982787032"/><text:span text:style-name="T1"> </text:span><text:change-end text:change-id="ct140599982787032"/><text:change-start text:change-id="ct140599982786840"/><text:span text:style-name="T1">paths</text:span><text:change-end text:change-id="ct140599982786840"/><text:span text:style-name="T1"> of wild type (WT, n=37) and </text:span><text:span text:style-name="Emphasis"><text:span text:style-name="T1">NOS</text:span></text:span><text:span text:style-name="T1"> mutant (NOSΔ11/Δ11, n=18 and NOSΔ23/Δ23, n=8) two-day-old larvae. All</text:span><text:change text:change-id="ct140599982787224"/><text:change-start text:change-id="ct140599982787416"/><text:span text:style-name="T1"> paths</text:span><text:change-end text:change-id="ct140599982787416"/><text:span text:style-name="T1"> start at 0 x and y position and time 0 corresponding to 10 sec after the onset of 395 nm stimulation from the side. (</text:span><text:span text:style-name="Strong_20_Emphasis"><text:span text:style-name="T1">C</text:span></text:span><text:span text:style-name="T1">) Vertical displacement in 30 sec bins of wild type and mutant (NOSΔ11 and NOSΔ23) two-day-old larvae stimulated with 395 nm light from the side, 488 nm light from the top and 395 nm light from the top. (</text:span><text:span text:style-name="Strong_20_Emphasis"><text:span text:style-name="T1">D</text:span></text:span><text:span text:style-name="T1">) Vertical position of batches of wild type and mutant two-day-old larvae over time under 395 nm UV stimulation. The starting position of each </text:span><text:change-start text:change-id="ct140599982787608"/><text:span text:style-name="T1">path </text:span><text:change-end text:change-id="ct140599982787608"/><text:change text:change-id="ct140599982787800"/><text:span text:style-name="T1">was set to 0. (</text:span><text:span text:style-name="Strong_20_Emphasis"><text:span text:style-name="T1">E-G</text:span></text:span><text:span text:style-name="T1">) Swimming speed of batches of wild type and mutant two-day old (E) and three-day-old (F) larvae and L-NAME-treated (NOS inhibitor) three-day-old larvae under 395 nm UV stimulation.</text:span><text:change text:change-id="ct140599982787992"/></text:p>
        <text:p text:style-name="P1"><text:span text:style-name="T1"><text:s/></text:span></text:p>
        <text:p text:style-name="P2"><text:span text:style-name="Strong_20_Emphasis"><text:span text:style-name="T1">Figure 4 – figure supplement 1. Cluster analysis of guanylate and adenylate cyclase sequences.</text:span></text:span><text:span text:style-name="T1"> Each node represents one sequence, colour-coded by taxonomy. </text:span><text:change-start text:change-id="ct140599982788184"/><text:span text:style-name="T1">The </text:span><text:change-end text:change-id="ct140599982788184"/><text:change text:change-id="ct140599982788376"/><text:change-start text:change-id="ct140599982792712"/><text:span text:style-name="T1">c</text:span><text:change-end text:change-id="ct140599982792712"/><text:span text:style-name="T1">onnections represent BLAST P-values of &lt;1e-16. NIT-GCs, NIT domain containing guanylate cyclases; membrane-bound GCs, membrane-bound guanylate cyclases; sGCs, soluble </text:span><text:soft-page-break/><text:span text:style-name="T1">guanylate cyclases; ACs, adenylate cyclases. </text:span></text:p>
        <text:p text:style-name="P1"><text:span text:style-name="T1"><office:annotation office:name="__Annotation__3546_408615032"><dc:creator>Martin Gühmann</dc:creator><dc:date>2023-06-30T00:54:52</dc:date><textooo:sender-initials>MG</textooo:sender-initials><text:p>Fragment: Figure out where this goes.</text:p></office:annotation></text:span><text:span text:style-name="T1">Maximum-likelihood phylogenetic tree of NOS protein sequences</text:span><office:annotation-end office:name="__Annotation__3546_408615032"/><text:span text:style-name="T1">.** Individual branches are coloured by taxonomy. Support values are based on 1000 replicates of</text:span><text:span text:style-name="T1"><office:annotation office:name="__Annotation__3551_408615032"><dc:creator>Martin Gühmann</dc:creator><dc:date>2023-06-30T00:53:28</dc:date><textooo:sender-initials>MG</textooo:sender-initials><text:p>Figure out what you did. Ultrafast boostrap, <text:s/>aLRT-SH-like, and aBayes values are three different kind of support values. There are no replicates for eBayes.</text:p></office:annotation></text:span><text:span text:style-name="T1"> ultrafast bootstrap with the aLRT-SH-like and aBayes methods</text:span><office:annotation-end office:name="__Annotation__3551_408615032"/><text:span text:style-name="T1">.</text:span></text:p>
        <text:p text:style-name="P1"><text:span text:style-name="T1"><text:s/></text:span></text:p>
        <text:p text:style-name="P2"><text:span text:style-name="Strong_20_Emphasis"><text:span text:style-name="T1">Figure 4 – figure supplement 2. Maximum-likelihood phylogenetic tree of NIT-domain-containing guanylate cyclases</text:span></text:span><text:span text:style-name="T1"> Membrane-bound and soluble guanylate cyclases (sGC) were included as outgroups. Guanylate cyclases with NIT domains are found in most animal phyla except Porifera, Ctenophora, Urochordata and Chordata. The expression of </text:span><text:span text:style-name="Emphasis"><text:span text:style-name="T1">Platynereis</text:span></text:span><text:span text:style-name="T1"> NIT-GC genes in cPRC, INNOS and INRGW cells is indicated on the right side of the tree. The values represent expression in single-cell sequencing data. </text:span><text:change-start text:change-id="ct140599982792904"/><text:span text:style-name="T1">The </text:span><text:change-end text:change-id="ct140599982792904"/><text:change text:change-id="ct140599983087632"/><text:change-start text:change-id="ct140599982793096"/><text:span text:style-name="T1">d</text:span><text:change-end text:change-id="ct140599982793096"/><text:span text:style-name="T1">ot size indicates specificity (percent of transcripts expressed in the indicated cell across all cells). </text:span><text:change-start text:change-id="ct140599982793480"/><text:span text:style-name="T1">The </text:span><text:change-end text:change-id="ct140599982793480"/><text:change text:change-id="ct140599982793672"/><text:change-start text:change-id="ct140599982793864"/><text:span text:style-name="T1">d</text:span><text:change-end text:change-id="ct140599982793864"/><text:span text:style-name="T1">ot colour represents the logarithm of the number of transcripts in the expressing cells.</text:span><text:change text:change-id="ct140599982794056"/></text:p>
        <text:p text:style-name="P1"><text:span text:style-name="T1"><text:s/></text:span></text:p>
        <text:p text:style-name="P2"><text:span text:style-name="Strong_20_Emphasis"><text:span text:style-name="T1">Figure 4 – figure supplement 3. Expression of NIT-GC1 and NIT-GC2 in the cPRCs</text:span></text:span><text:span text:style-name="T1"> (</text:span><text:span text:style-name="Strong_20_Emphasis"><text:span text:style-name="T1">A</text:span></text:span><text:span text:style-name="T1">) HCR co-expression analysis of </text:span><text:span text:style-name="Emphasis"><text:span text:style-name="T1">NIT-GC1</text:span></text:span><text:span text:style-name="T1"> (magenta) and </text:span><text:span text:style-name="Emphasis"><text:span text:style-name="T1">MLD/pedal-peptide-2 proneuropeptide</text:span></text:span><text:span text:style-name="T1"> (green). Anterior view of a two-day-old larva. </text:span><text:change-start text:change-id="ct140599982794248"/><text:span text:style-name="T1">The </text:span><text:change-end text:change-id="ct140599982794248"/><text:change text:change-id="ct140599982794824"/><text:change-start text:change-id="ct140599982794440"/><text:span text:style-name="T1">n</text:span><text:change-end text:change-id="ct140599982794440"/><text:span text:style-name="T1">uclei were stained with DAPI (cyan). </text:span><text:span text:style-name="Strong_20_Emphasis"><text:span text:style-name="T1">(B, C)</text:span></text:span><text:span text:style-name="T1"> Expression of </text:span><text:span text:style-name="Emphasis"><text:span text:style-name="T1">NIT-GC2</text:span></text:span><text:span text:style-name="T1"> (magenta) detected by in situ HCR. Anterior (B) and ventral (C) views of a three-day-old larva. </text:span><text:change-start text:change-id="ct140599982794632"/><text:span text:style-name="T1">The </text:span><text:change-end text:change-id="ct140599982794632"/><text:change text:change-id="ct140599982795016"/><text:change-start text:change-id="ct140599982795208"/><text:span text:style-name="T1">n</text:span><text:change-end text:change-id="ct140599982795208"/><text:span text:style-name="T1">uclei were stained with DAPI (cyan). (</text:span><text:span text:style-name="Strong_20_Emphasis"><text:span text:style-name="T1">D</text:span></text:span><text:span text:style-name="T1">) Immunostaining for NIT-GC1 (magenta) and NOS (green). Anterior view of a two-day-old larva. Acetylated α-tubulin staining (blue) highlights the neuropil and cPRC cilia. </text:span><text:span text:style-name="Strong_20_Emphasis"><text:span text:style-name="T1">(E, F)</text:span></text:span><text:span text:style-name="T1"> Immunostaining for NIT-GC1 (E) and NIT-GC2 (F) antibodies in larvae injected with NIT-GC1 (E) or NIT-GC2 (F) morpholinos. Acetylated α-tubulin staining (green) highlights the neuropil and cPRC cilia. Anterior view of a two-day-old larva.</text:span><text:change text:change-id="ct140599982795400"/></text:p>
        <text:p text:style-name="P1"><text:span text:style-name="T1"><text:s/></text:span></text:p>
        <text:p text:style-name="P2"><text:span text:style-name="Strong_20_Emphasis"><text:span text:style-name="T1">Figure 5 – figure supplement 1. On-slide immunostaining and coexpression</text:span></text:span><text:change text:change-id="ct140599982795592"/><text:span text:style-name="Strong_20_Emphasis"><text:span text:style-name="T1"> of </text:span></text:span><text:span text:style-name="Emphasis"><text:span text:style-name="T1">NOS</text:span></text:span><text:span text:style-name="Strong_20_Emphasis"><text:span text:style-name="T1"> and </text:span></text:span><text:span text:style-name="Emphasis"><text:span text:style-name="T1">RYamide proneuropeptide</text:span></text:span><text:span text:style-name="Strong_20_Emphasis"><text:span text:style-name="T1"> </text:span></text:span><text:span text:style-name="T1">(</text:span><text:span text:style-name="Strong_20_Emphasis"><text:span text:style-name="T1">A</text:span></text:span><text:span text:style-name="T1">) Schematic diagram of the on-slide immunostaining procedure after calcium imaging.(</text:span><text:span text:style-name="Strong_20_Emphasis"><text:span text:style-name="T1">B-D</text:span></text:span><text:span text:style-name="T1">) Co-expression</text:span><text:change text:change-id="ct140599982795976"/><text:span text:style-name="T1"><office:annotation office:name="__Annotation__3610_408615032"><dc:creator>Martin Gühmann</dc:creator><dc:date>2023-06-30T00:59:20</dc:date><textooo:sender-initials>MG</textooo:sender-initials><text:p>You don’t analyse here anything, you put things together!</text:p></office:annotation></text:span><text:span text:style-name="T1"> </text:span><office:annotation-end office:name="__Annotation__3610_408615032"/><text:span text:style-name="T1">by HCR in situ of </text:span><text:span text:style-name="Emphasis"><text:span text:style-name="T1">NOS</text:span></text:span><text:span text:style-name="T1"> (magenta) and </text:span><text:span text:style-name="Emphasis"><text:span text:style-name="T1">RYamide proneuropeptide</text:span></text:span><text:span text:style-name="T1"> (green). Anterior view of a two-day-old larva. Nuceli were stained by DAPI (cyan).</text:span><text:change text:change-id="ct140599982795784"/></text:p>
        <text:p text:style-name="P6"><text:change text:change-id="ct140599982796360"/><text:span text:style-name="T1"/></text:p>
        <text:p text:style-name="P7"><text:span text:style-name="Strong_20_Emphasis"><text:span text:style-name="T1">Figure 6 – figure supplement 1. Simulated Ca</text:span></text:span><text:span text:style-name="Strong_20_Emphasis"><text:span text:style-name="T5">2+</text:span></text:span><text:span text:style-name="Strong_20_Emphasis"><text:span text:style-name="T1"> trajectories for parameter sets fitted to individual Ca</text:span></text:span><text:span text:style-name="Strong_20_Emphasis"><text:span text:style-name="T5">2+</text:span></text:span><text:span text:style-name="Strong_20_Emphasis"><text:span text:style-name="T1">-recordings collected in wild type, </text:span></text:span><text:span text:style-name="Emphasis"><text:span text:style-name="T1">NOS</text:span></text:span><text:span text:style-name="Strong_20_Emphasis"><text:span text:style-name="T1"> knockout, and </text:span></text:span><text:span text:style-name="Emphasis"><text:span text:style-name="T1">NIT-GC2</text:span></text:span><text:span text:style-name="Strong_20_Emphasis"><text:span text:style-name="T1"> morphant larvae.</text:span></text:span><text:span text:style-name="T1"> (</text:span><text:span text:style-name="Strong_20_Emphasis"><text:span text:style-name="T1">A-C</text:span></text:span><text:span text:style-name="T1">) Simulated </text:span><text:span text:style-name="T1"><office:annotation office:name="__Annotation__3635_408615032"><dc:creator>Martin Gühmann</dc:creator><dc:date>2023-06-30T01:00:21</dc:date><textooo:sender-initials>MG</textooo:sender-initials><text:p>Again say what you mean here, “trajectory” is not the right word.</text:p></office:annotation></text:span><text:span text:style-name="T1">Ca</text:span><text:span text:style-name="T5">2+</text:span><text:span text:style-name="T1"> trajectories </text:span><office:annotation-end office:name="__Annotation__3635_408615032"/><text:span text:style-name="T1">in cPRC (A), INNOS (B) and INRGW (C) cells in the wild-type condition. (</text:span><text:span text:style-name="Strong_20_Emphasis"><text:span text:style-name="T1">D-F</text:span></text:span><text:span text:style-name="T1">) Simulated Ca</text:span><text:span text:style-name="T5">2+</text:span><text:span text:style-name="T1"> </text:span><text:span text:style-name="T1"><office:annotation office:name="__Annotation__3644_408615032"><dc:creator>Martin Gühmann</dc:creator><dc:date>2023-06-30T01:01:12</dc:date><textooo:sender-initials>MG</textooo:sender-initials><text:p>Again! Trajectory has not only a Wiktionary entry but even has a Wikipedia article.</text:p></office:annotation></text:span><text:span text:style-name="T1">trajectories</text:span><office:annotation-end office:name="__Annotation__3644_408615032"/><text:span text:style-name="T1"> in cPRC (D), INNOS (E) and INRGW (F) cells in the </text:span><text:span text:style-name="Emphasis"><text:span text:style-name="T1">NOS</text:span></text:span><text:span text:style-name="T1">-knockout condition. (</text:span><text:span text:style-name="Strong_20_Emphasis"><text:span text:style-name="T1">G-I</text:span></text:span><text:span text:style-name="T1">) Simulated Ca</text:span><text:span text:style-name="T5">2+</text:span><text:span text:style-name="T1"> </text:span><text:span text:style-name="T1"><office:annotation office:name="__Annotation__3655_408615032"><dc:creator>Martin Gühmann</dc:creator><dc:date>2023-06-30T01:02:42</dc:date><textooo:sender-initials>MG</textooo:sender-initials><text:p>Again</text:p></office:annotation></text:span><text:span text:style-name="T1">trajectories</text:span><office:annotation-end office:name="__Annotation__3655_408615032"/><text:span text:style-name="T1"> in cPRC (G), INNOS (H) and INRGW (I) cells in the </text:span><text:span text:style-name="Emphasis"><text:span text:style-name="T1">NIT-GC2</text:span></text:span><text:span text:style-name="T1">-morphant condition. </text:span><text:change-start text:change-id="ct140599982793288"/><text:span text:style-name="T1">The </text:span><text:change-end text:change-id="ct140599982793288"/><text:change text:change-id="ct140599982796168"/><text:change-start text:change-id="ct140599982841872"/><text:span text:style-name="T1">t</text:span><text:change-end text:change-id="ct140599982841872"/><text:span text:style-name="T1">hin coloured curves indicate individual recordings (cPRC - purple, INNOS - blue and INRGW - green), </text:span><text:change-start text:change-id="ct140599982796552"/><text:span text:style-name="T1">the </text:span><text:change-end text:change-id="ct140599982796552"/><text:span text:style-name="T1">thin grey curves </text:span><text:soft-page-break/><text:span text:style-name="T1">indicate simulated Ca</text:span><text:span text:style-name="T5">2+</text:span><text:span text:style-name="T1"> trajectories based on model parameters fitted to the individual recording, </text:span><text:change-start text:change-id="ct140599982842064"/><text:span text:style-name="T1">the </text:span><text:change-end text:change-id="ct140599982842064"/><text:span text:style-name="T1">thick coloured curves indicate averages of the recordings</text:span><text:change-start text:change-id="ct140599982842832"/><text:span text:style-name="T1">,</text:span><text:change-end text:change-id="ct140599982842832"/><text:span text:style-name="T1"> and </text:span><text:change-start text:change-id="ct140599982843024"/><text:span text:style-name="T1">the </text:span><text:change-end text:change-id="ct140599982843024"/><text:span text:style-name="T1">thick black curves represent the average of the fits.</text:span></text:p>
        <text:p text:style-name="P6"><text:change text:change-id="ct140599982843216"/><text:span text:style-name="T1"/></text:p>
        <text:p text:style-name="P7"><text:span text:style-name="Strong_20_Emphasis"><text:span text:style-name="T1"><office:annotation office:name="__Annotation__3677_408615032"><dc:creator>Martin Gühmann</dc:creator><dc:date>2023-06-30T01:09:51</dc:date><textooo:sender-initials>MG</textooo:sender-initials><text:p>Not mentioned in the text</text:p></office:annotation></text:span></text:span><text:span text:style-name="Strong_20_Emphasis"><text:span text:style-name="T1">Figure 6</text:span></text:span><office:annotation-end office:name="__Annotation__3677_408615032"/><text:span text:style-name="Strong_20_Emphasis"><text:span text:style-name="T1"> – figure supplement 2. Comparison of fits with different fixed parameter sets when fitting the WT model to individual recordings from the WT INRGW cells.</text:span></text:span><text:span text:style-name="T1"> Panels A-B, D-E, G-H (column fixed parameters) show simulated trajectories of the Ca</text:span><text:span text:style-name="T5">2+</text:span><text:span text:style-name="T1"> levels in cPRC and INNOS cells produced by different fixed parameter sets. Panels C, F and I show individual recordings fitted to the data from INRGW cells.</text:span></text:p>
        <text:p text:style-name="P6"><text:change text:change-id="ct140599982843408"/><text:span text:style-name="T1"/></text:p>
        <text:p text:style-name="P7"><text:span text:style-name="Strong_20_Emphasis"><text:span text:style-name="T1"><office:annotation office:name="__Annotation__3686_408615032"><dc:creator>Martin Gühmann</dc:creator><dc:date>2023-06-30T01:10:07</dc:date><textooo:sender-initials>MG</textooo:sender-initials><text:p>Not mentioned in the text</text:p></office:annotation></text:span></text:span><text:span text:style-name="Strong_20_Emphasis"><text:span text:style-name="T1">Figure 6</text:span></text:span><office:annotation-end office:name="__Annotation__3686_408615032"/><text:span text:style-name="Strong_20_Emphasis"><text:span text:style-name="T1"> – figure supplement 3. Comparison of fits to the cPRC recordings from NIT-GC2 morphant larvae</text:span></text:span><text:change text:change-id="ct140599982843792"/><text:change-start text:change-id="ct140599982843984"/><text:span text:style-name="Strong_20_Emphasis"><text:span text:style-name="T1"> between</text:span></text:span><text:change-end text:change-id="ct140599982843984"/><text:span text:style-name="Strong_20_Emphasis"><text:span text:style-name="T1"> the NIT-GC2 morpholino model or the NOS-knockout model.</text:span></text:span><text:span text:style-name="T1"> </text:span><text:change-start text:change-id="ct140599982843600"/><text:span text:style-name="T1">The </text:span><text:change-end text:change-id="ct140599982843600"/><text:change text:change-id="ct140599982844176"/><text:change-start text:change-id="ct140599982844368"/><text:span text:style-name="T1">t</text:span><text:change-end text:change-id="ct140599982844368"/><text:span text:style-name="T1">hin coloured curves indicate individual recordings, </text:span><text:change-start text:change-id="ct140599982844560"/><text:span text:style-name="T1">the </text:span><text:change-end text:change-id="ct140599982844560"/><text:span text:style-name="T1">thin grey curves are simulated Ca</text:span><text:span text:style-name="T5">2+</text:span><text:span text:style-name="T1"> trajectories, </text:span><text:change-start text:change-id="ct140599982844752"/><text:span text:style-name="T1">the </text:span><text:change-end text:change-id="ct140599982844752"/><text:span text:style-name="T1">thick coloured curves indicate averages of the recordings</text:span><text:change-start text:change-id="ct140599982844944"/><text:span text:style-name="T1">,</text:span><text:change-end text:change-id="ct140599982844944"/><text:span text:style-name="T1"> and</text:span><text:change-start text:change-id="ct140599982845136"/><text:span text:style-name="T1"> the</text:span><text:change-end text:change-id="ct140599982845136"/><text:span text:style-name="T1"> thick black curves represent the mean of the fits.</text:span></text:p>
        <text:p text:style-name="P6"><text:change text:change-id="ct140599982845328"/><text:span text:style-name="T1"/></text:p>
        <text:p text:style-name="P7"><text:span text:style-name="Strong_20_Emphasis"><text:span text:style-name="T1"><office:annotation office:name="__Annotation__3710_408615032"><dc:creator>Martin Gühmann</dc:creator><dc:date>2023-06-30T01:14:48</dc:date><textooo:sender-initials>MG</textooo:sender-initials><text:p>Can’t find this in the text, either.</text:p></office:annotation></text:span></text:span><text:span text:style-name="Strong_20_Emphasis"><text:span text:style-name="T1">Figure 6 – figure supplement 4</text:span></text:span><office:annotation-end office:name="__Annotation__3710_408615032"/><text:span text:style-name="Strong_20_Emphasis"><text:span text:style-name="T1">. Distributions of the parameter values fitted to the cPRC recordings.</text:span></text:span><text:span text:style-name="T1"> Violin plots (grey lines) are kernel density estimates of the underlying distributions; computed using the Matlab function </text:span><text:span text:style-name="Emphasis"><text:span text:style-name="T1">ksdensity</text:span></text:span><text:span text:style-name="T1"> with default settings, i.e., using normal kernel function, plots are trimmed to the observed range of data. Markers represent individual parameter values, white markers indicate medians, vertical grey bars indicate interquartile range (Q25 to Q75), and the dashed line indicates the value 1. Where violin plots are not shown, these parameters are associated with terms/equations that are excluded from the fitting procedure (see Methods for details).</text:span></text:p>
        <text:p text:style-name="P6"><text:change text:change-id="ct140599982845520"/><text:span text:style-name="T1"/></text:p>
        <text:p text:style-name="P7"><text:span text:style-name="Strong_20_Emphasis"><text:span text:style-name="T1"><office:annotation office:name="__Annotation__3719_408615032"><dc:creator>Martin Gühmann</dc:creator><dc:date>2023-06-30T01:15:25</dc:date><textooo:sender-initials>MG</textooo:sender-initials><text:p>Not in the text, either.</text:p></office:annotation></text:span></text:span><text:span text:style-name="Strong_20_Emphasis"><text:span text:style-name="T1">Figure 6 </text:span></text:span><office:annotation-end office:name="__Annotation__3719_408615032"/><text:span text:style-name="Strong_20_Emphasis"><text:span text:style-name="T1">– figure supplement 5. Pairwise correlations between parameters of the WT model fitted to WT cPRC recordings</text:span></text:span><text:span text:style-name="T1"> Parameters associated with the \(C_R\) equation are not included (see Methods for details). </text:span><text:change-start text:change-id="ct140599982747672"/><text:span text:style-name="T1">The </text:span><text:change-end text:change-id="ct140599982747672"/><text:change text:change-id="ct140599982747864"/><text:change-start text:change-id="ct140599982845712"/><text:span text:style-name="T1">p</text:span><text:change-end text:change-id="ct140599982845712"/><text:span text:style-name="T1">anels on the diagonal show kernel density estimates of the distributions of the individual parameters</text:span><text:change text:change-id="ct140599982748056"/><text:change-start text:change-id="ct140599982748248"/><text:span text:style-name="T1">,</text:span><text:change-end text:change-id="ct140599982748248"/><text:span text:style-name="T1"> computed </text:span><text:change text:change-id="ct140599982748440"/><text:change-start text:change-id="ct140599982748632"/><text:span text:style-name="T1">with </text:span><text:change-end text:change-id="ct140599982748632"/><text:span text:style-name="T1">Matlab function </text:span><text:span text:style-name="Emphasis"><text:span text:style-name="T1">ksdensity</text:span></text:span><text:span text:style-name="T1"> with default settings, i.e., using normal kernel function</text:span><text:change-start text:change-id="ct140599982748824"/><text:span text:style-name="T1">.</text:span><text:change-end text:change-id="ct140599982748824"/><text:change text:change-id="ct140599982749016"/><text:span text:style-name="T1"> </text:span><text:change-start text:change-id="ct140599982749208"/><text:span text:style-name="T1">T</text:span><text:change-end text:change-id="ct140599982749208"/><text:change-start text:change-id="ct140599982749400"/><text:span text:style-name="T1">he </text:span><text:change-end text:change-id="ct140599982749400"/><text:span text:style-name="T1">plots are trimmed to the observed range of data. The other panels show kernel density estimates of bivariate distributions of pairs of parameters (heatmaps; darker colours indicate higher density). Also shown</text:span><text:change text:change-id="ct140599982749592"/><text:change-start text:change-id="ct140599982749784"/><text:span text:style-name="T1"> with</text:span><text:change-end text:change-id="ct140599982749784"/><text:span text:style-name="T1"> markers are the values of the individual parameter combinations.</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ymbol" svg:font-family="Symbol"/>
    <style:font-face style:name="Noto Sans Devanagari1" svg:font-family="'Noto Sans Devanagari'" style:font-family-generic="swiss"/>
    <style:font-face style:name="Ubuntu" svg:font-family="Ubuntu" style:font-family-generic="swiss"/>
    <style:font-face style:name="monospace" svg:font-family="monospace, monospace"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inherit" svg:font-family="inherit"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Sans Pro" svg:font-family="'Source Sans Pro', 'Helvetica Neue', Helvetica, Arial, sans-serif" style:font-family-generic="system" style:font-pitch="variable"/>
    <style:font-face style:name="Symbol1" svg:font-family="Symbol" style:font-family-generic="system" style:font-pitch="variable"/>
    <style:font-face style:name="inherit1" svg:font-family="inherit"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40%" fo:text-align="start" style:justify-single-word="false" fo:orphans="0" fo:widows="0" fo:hyphenation-ladder-count="no-limit" style:punctuation-wrap="simple" style:writing-mode="lr-tb"/>
      <style:text-properties fo:color="#000000" style:font-name="Arial" fo:font-size="12pt" fo:language="en" fo:country="US" style:letter-kerning="true" style:font-name-asian="Source Sans Pro" style:font-size-asian="12pt" style:language-asian="zh" style:country-asian="CN" style:font-name-complex="Source Sans Pro" style:font-size-complex="10.5pt" style:language-complex="hi" style:country-complex="IN"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default-outline-level="" style:list-style-name="" style:class="text">
      <style:paragraph-properties fo:margin-top="0in" fo:margin-bottom="0.1043in" fo:line-height="115%"/>
    </style:style>
    <style:style style:name="List" style:family="paragraph" style:parent-style-name="Text_20_body" style:default-outline-level="" style:list-style-name="" style:class="list">
      <style:text-properties style:font-name-complex="Noto Sans Devanagari1"/>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Noto Sans Devanagari1"/>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text-properties style:font-name="Liberation Serif1" fo:font-size="25.5pt" fo:font-weight="bold" style:font-name-asian="Noto Serif CJK SC" style:font-size-asian="25.5pt" style:font-weight-asian="bold" style:font-name-complex="Noto Sans Devanagari" style:font-size-complex="25.5pt"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text-properties style:font-name="Liberation Serif1" fo:font-size="22.5pt" fo:font-weight="bold" style:font-name-asian="Noto Serif CJK SC" style:font-size-asian="22.5pt" style:font-weight-asian="bold" style:font-name-complex="Noto Sans Devanagari" style:font-size-complex="22.5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083in" fo:margin-bottom="0.1043in"/>
      <style:text-properties style:font-name="Liberation Serif1" fo:font-size="18pt" fo:font-weight="bold" style:font-name-asian="Noto Serif CJK SC" style:font-size-asian="18pt" style:font-weight-asian="bold" style:font-name-complex="Noto Sans Devanagari" style:font-size-complex="18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text-properties style:font-name="Liberation Serif1" fo:font-size="13.5pt" fo:font-weight="bold" style:font-name-asian="Noto Serif CJK SC" style:font-size-asian="13.5pt" style:font-weight-asian="bold" style:font-name-complex="Noto Sans Devanagari" style:font-size-complex="13.5pt"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style:text-properties style:font-name="Liberation Serif1" fo:font-size="12pt" fo:font-weight="bold" style:font-name-asian="Noto Serif CJK SC" style:font-size-asian="12pt" style:font-weight-asian="bold" style:font-name-complex="Noto Sans Devanagari" style:font-size-complex="12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43in" fo:margin-bottom="0.1043in" fo:line-height="110%"/>
      <style:text-properties fo:color="#333333" style:font-name="inherit" fo:font-size="9pt" fo:font-weight="normal" style:font-name-asian="inherit1" style:font-size-asian="9pt" style:font-weight-asian="normal" style:font-name-complex="inherit1" style:font-size-complex="9pt" style:font-weight-complex="normal"/>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monospace" fo:font-size="10pt" style:font-name-asian="monospace" style:font-size-asian="10pt" style:font-name-complex="monospace" style:font-size-complex="10pt"/>
    </style:style>
    <style:style style:name="List_20_Heading" style:display-name="List Heading" style:family="paragraph" style:parent-style-name="Standard" style:next-style-name="List_20_Contents" style:default-outline-level="" style:list-style-name="" style:class="html">
      <style:paragraph-properties fo:margin-left="0in" fo:margin-right="0in" fo:line-height="140%" fo:text-indent="0in" style:auto-text-indent="false"/>
      <style:text-properties fo:font-weight="bold" style:font-weight-asian="bold" style:font-weight-complex="bold"/>
    </style:style>
    <style:style style:name="List_20_Contents" style:display-name="List Contents" style:family="paragraph" style:parent-style-name="Standard" style:default-outline-level="" style:list-style-name="" style:class="html">
      <style:paragraph-properties fo:margin-left="0.3937in" fo:margin-right="0in" fo:line-height="140%" fo:text-indent="0in" style:auto-text-indent="false"/>
    </style:style>
    <style:style style:name="Quotations" style:family="paragraph" style:parent-style-name="Standard" style:default-outline-level="" style:list-style-name="" style:class="html">
      <style:paragraph-properties fo:margin-left="0.3937in" fo:margin-right="0.3937in" fo:margin-top="0in" fo:margin-bottom="0.2083in" fo:text-indent="0in" style:auto-text-indent="false" fo:padding-left="0.2083in" fo:padding-right="0in" fo:padding-top="0in" fo:padding-bottom="0in" fo:border-left="0.052in solid #eeeeee" fo:border-right="none" fo:border-top="none" fo:border-bottom="none"/>
      <style:text-properties fo:font-size="13pt" style:font-size-asian="13pt" style:font-size-complex="13pt"/>
    </style:style>
    <style:style style:name="Quotations.pull-right" style:family="paragraph" style:parent-style-name="Quotations" style:default-outline-level="" style:list-style-name="">
      <style:paragraph-properties fo:text-align="end" style:justify-single-word="false" fo:padding-left="0in" fo:padding-right="0.1528in" fo:padding-top="0in" fo:padding-bottom="0in" fo:border-left="none" fo:border-right="0.052in solid #eeeeee" fo:border-top="none" fo:border-bottom="none"/>
    </style:style>
    <style:style style:name="Heading_20_1.title" style:display-name="Heading 1.title" style:family="paragraph" style:parent-style-name="Heading_20_1" style:default-outline-level="" style:list-style-name="">
      <style:text-properties fo:font-size="28.5pt" style:font-size-asian="28.5pt" style:font-size-complex="28.5pt"/>
    </style:style>
    <style:style style:name="Sender" style:family="paragraph" style:parent-style-name="Standard" style:default-outline-level="" style:list-style-name="" style:class="extra">
      <style:paragraph-properties fo:margin-top="0in" fo:margin-bottom="0.0417in" text:number-lines="false" text:line-number="0"/>
      <style:text-properties fo:font-style="normal" style:font-style-asian="normal" style:font-style-complex="italic"/>
    </style:style>
    <style:style style:name="Table_20_Contents" style:display-name="Table Contents" style:family="paragraph" style:parent-style-name="Standard" style:default-outline-level="" style:list-style-name="" style:class="extra">
      <style:paragraph-properties fo:orphans="0" fo:widows="0"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style:font-name="monospace" style:font-name-asian="monospace" style:font-name-complex="monospace"/>
    </style:style>
    <style:style style:name="User_20_Entry" style:display-name="User Entry" style:family="text">
      <style:text-properties style:font-name="monospace" style:font-name-asian="monospace" style:font-name-complex="monospace"/>
    </style:style>
    <style:style style:name="Example" style:family="text">
      <style:text-properties style:font-name="monospace" style:font-name-asian="monospace" style:font-name-complex="monospace"/>
    </style:style>
    <style:style style:name="Emphasis" style:family="text">
      <style:text-properties fo:font-style="italic" style:font-style-asian="italic" style:font-style-complex="italic"/>
    </style:style>
    <style:style style:name="Internet_20_link" style:display-name="Internet link" style:family="text">
      <style:text-properties fo:color="#158cba" style:text-line-through-style="none" fo:language="zxx" fo:country="none" style:text-underline-style="none" style:text-blinking="false" style:language-asian="zxx" style:country-asian="none" style:language-complex="zxx" style:country-complex="none"/>
    </style:style>
    <style:style style:name="FollowedHyperlink" style:family="text">
      <style:text-properties fo:color="#158cba" style:text-line-through-style="none" style:text-underline-style="none" style:text-blinking="fals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ListLabel_20_1" style:display-name="ListLabel 1" style:family="text">
      <style:text-properties style:font-name-complex="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7874in" fo:margin-right="0.3937in" style:writing-mode="lr-tb" style:layout-grid-color="#c0c0c0" style:layout-grid-lines="26" style:layout-grid-base-height="0.278in" style:layout-grid-ruby-height="0.13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3"/>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3"/>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3"/>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3"/>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3"/>
    <style:master-page style:name="Converted85" style:page-layout-name="Mpm2"/>
    <style:master-page style:name="Converted86" style:page-layout-name="Mpm2"/>
    <style:master-page style:name="Converted87" style:page-layout-name="Mpm3"/>
    <style:master-page style:name="Converted88" style:page-layout-name="Mpm2"/>
    <style:master-page style:name="Converted89" style:page-layout-name="Mpm2"/>
    <style:master-page style:name="Converted90" style:page-layout-name="Mpm3"/>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Converted99" style:page-layout-name="Mpm2"/>
    <style:master-page style:name="Converted100" style:page-layout-name="Mpm2"/>
    <style:master-page style:name="Converted10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language>de-DE</dc:language>
    <dc:creator>Martin Gühmann</dc:creator>
    <dc:date>2023-07-02T13:35:36</dc:date>
    <meta:editing-cycles>249</meta:editing-cycles>
    <dc:title>Nitric oxide feedback to ciliary photoreceptor cells gates a UV avoidance circuit</dc:title>
    <meta:editing-duration>PT43M28S</meta:editing-duration>
    <meta:generator>OpenOffice/4.1.10$Unix OpenOffice.org_project/4110m2$Build-9807</meta:generator>
    <meta:document-statistic meta:table-count="1" meta:image-count="0" meta:object-count="0" meta:page-count="39" meta:paragraph-count="808" meta:word-count="15970" meta:character-count="108881"/>
    <meta:user-defined meta:name="AppVersion">15.0000</meta:user-defined>
  </office:meta>
</office:document-meta>
</file>